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4.013cm"/>
    </style:style>
    <style:style style:name="co9" style:family="table-column">
      <style:table-column-properties fo:break-before="auto" style:column-width="3.406cm"/>
    </style:style>
    <style:style style:name="co10" style:family="table-column">
      <style:table-column-properties fo:break-before="auto" style:column-width="2.409cm"/>
    </style:style>
    <style:style style:name="co11" style:family="table-column">
      <style:table-column-properties fo:break-before="auto" style:column-width="2.847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3b3b3" fo:border="0.06pt solid 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999999"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b3b3b3" fo:border="0.06pt solid #0000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9999" fo:border="0.06pt solid #000000"/>
      <style:text-properties fo:font-weight="normal" style:font-weight-asian="normal" style:font-weight-complex="normal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q-Paralle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2" table:number-rows-spanned="2">
            <text:p>Fichier ex_500_res7854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Parallel</text:p>
          </table:table-cell>
          <table:covered-table-cell table:style-name="ce6"/>
        </table:table-row>
        <table:table-row table:style-name="ro1">
          <table:table-cell table:number-columns-repeated="2"/>
          <table:table-cell table:style-name="ce3" office:value-type="string" calcext:value-type="string">
            <text:p>Naive</text:p>
          </table:table-cell>
          <table:table-cell table:style-name="ce6" office:value-type="string" calcext:value-type="string">
            <text:p>Enhanced</text:p>
          </table:table-cell>
          <table:table-cell table:style-name="ce6" office:value-type="string" calcext:value-type="string">
            <text:p>Naive</text:p>
          </table:table-cell>
          <table:table-cell table:style-name="ce6" office:value-type="string" calcext:value-type="string">
            <text:p>Enhanced</text:p>
          </table:table-cell>
        </table:table-row>
        <table:table-row table:style-name="ro1">
          <table:table-cell table:number-columns-repeated="2"/>
          <table:table-cell table:style-name="ce3" table:formula="of:=SUM([.C5:.C104])/100" office:value-type="float" office:value="0.020806682" calcext:value-type="float">
            <text:p>0,020806682</text:p>
          </table:table-cell>
          <table:table-cell table:style-name="ce7" table:formula="of:=SUM([.D5:.D104])/100" office:value-type="float" office:value="0.00017741218" calcext:value-type="float">
            <text:p>0,0001774122</text:p>
          </table:table-cell>
          <table:table-cell table:style-name="ce6" table:formula="of:=SUM([.E5:.E104])/100" office:value-type="float" office:value="0.014676888" calcext:value-type="float">
            <text:p>0,014676888</text:p>
          </table:table-cell>
          <table:table-cell table:style-name="ce7" table:formula="of:=SUM([.F5:.F104])/100" office:value-type="float" office:value="0.0003209567" calcext:value-type="float">
            <text:p>0,0003209567</text:p>
          </table:table-cell>
        </table:table-row>
        <table:table-row table:style-name="ro1">
          <table:table-cell table:number-columns-repeated="2"/>
          <table:table-cell table:style-name="ce4" office:value-type="float" office:value="0.021508" calcext:value-type="float">
            <text:p>0,021508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7481" calcext:value-type="float">
            <text:p>0,0147481</text:p>
          </table:table-cell>
          <table:table-cell table:style-name="ce8" office:value-type="float" office:value="0.000738859" calcext:value-type="float">
            <text:p>0,000738859</text:p>
          </table:table-cell>
        </table:table-row>
        <table:table-row table:style-name="ro1">
          <table:table-cell table:number-columns-repeated="2"/>
          <table:table-cell table:style-name="ce4" office:value-type="float" office:value="0.0207481" calcext:value-type="float">
            <text:p>0,0207481</text:p>
          </table:table-cell>
          <table:table-cell table:style-name="ce8" office:value-type="float" office:value="0.000164032" calcext:value-type="float">
            <text:p>0,000164032</text:p>
          </table:table-cell>
          <table:table-cell table:style-name="ce10" office:value-type="float" office:value="0.0157981" calcext:value-type="float">
            <text:p>0,0157981</text:p>
          </table:table-cell>
          <table:table-cell table:style-name="ce8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4" office:value-type="float" office:value="0.0207798" calcext:value-type="float">
            <text:p>0,0207798</text:p>
          </table:table-cell>
          <table:table-cell table:style-name="ce8" office:value-type="float" office:value="0.000259161" calcext:value-type="float">
            <text:p>0,000259161</text:p>
          </table:table-cell>
          <table:table-cell table:style-name="ce10" office:value-type="float" office:value="0.0143821" calcext:value-type="float">
            <text:p>0,0143821</text:p>
          </table:table-cell>
          <table:table-cell table:style-name="ce8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4" office:value-type="float" office:value="0.020716" calcext:value-type="float">
            <text:p>0,020716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3652" calcext:value-type="float">
            <text:p>0,0143652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6652" calcext:value-type="float">
            <text:p>0,0206652</text:p>
          </table:table-cell>
          <table:table-cell table:style-name="ce8" office:value-type="float" office:value="0.000169039" calcext:value-type="float">
            <text:p>0,000169039</text:p>
          </table:table-cell>
          <table:table-cell table:style-name="ce10" office:value-type="float" office:value="0.0143461" calcext:value-type="float">
            <text:p>0,0143461</text:p>
          </table:table-cell>
          <table:table-cell table:style-name="ce8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4" office:value-type="float" office:value="0.0207541" calcext:value-type="float">
            <text:p>0,0207541</text:p>
          </table:table-cell>
          <table:table-cell table:style-name="ce8" office:value-type="float" office:value="0.000163078" calcext:value-type="float">
            <text:p>0,000163078</text:p>
          </table:table-cell>
          <table:table-cell table:style-name="ce10" office:value-type="float" office:value="0.0143261" calcext:value-type="float">
            <text:p>0,0143261</text:p>
          </table:table-cell>
          <table:table-cell table:style-name="ce8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4" office:value-type="float" office:value="0.020679" calcext:value-type="float">
            <text:p>0,02067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5252" calcext:value-type="float">
            <text:p>0,0145252</text:p>
          </table:table-cell>
          <table:table-cell table:style-name="ce8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4" office:value-type="float" office:value="0.020715" calcext:value-type="float">
            <text:p>0,020715</text:p>
          </table:table-cell>
          <table:table-cell table:style-name="ce8" office:value-type="float" office:value="0.000194073" calcext:value-type="float">
            <text:p>0,000194073</text:p>
          </table:table-cell>
          <table:table-cell table:style-name="ce10" office:value-type="float" office:value="0.0146451" calcext:value-type="float">
            <text:p>0,0146451</text:p>
          </table:table-cell>
          <table:table-cell table:style-name="ce8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4" office:value-type="float" office:value="0.0211358" calcext:value-type="float">
            <text:p>0,0211358</text:p>
          </table:table-cell>
          <table:table-cell table:style-name="ce8" office:value-type="float" office:value="0.000208855" calcext:value-type="float">
            <text:p>0,000208855</text:p>
          </table:table-cell>
          <table:table-cell table:style-name="ce10" office:value-type="float" office:value="0.0146501" calcext:value-type="float">
            <text:p>0,0146501</text:p>
          </table:table-cell>
          <table:table-cell table:style-name="ce8" office:value-type="float" office:value="0.000316143" calcext:value-type="float">
            <text:p>0,000316143</text:p>
          </table:table-cell>
        </table:table-row>
        <table:table-row table:style-name="ro1">
          <table:table-cell table:number-columns-repeated="2"/>
          <table:table-cell table:style-name="ce4" office:value-type="float" office:value="0.021255" calcext:value-type="float">
            <text:p>0,021255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704" calcext:value-type="float">
            <text:p>0,014704</text:p>
          </table:table-cell>
          <table:table-cell table:style-name="ce8" office:value-type="float" office:value="0.000293016" calcext:value-type="float">
            <text:p>0,000293016</text:p>
          </table:table-cell>
        </table:table-row>
        <table:table-row table:style-name="ro1">
          <table:table-cell table:number-columns-repeated="2"/>
          <table:table-cell table:style-name="ce4" office:value-type="float" office:value="0.020905" calcext:value-type="float">
            <text:p>0,020905</text:p>
          </table:table-cell>
          <table:table-cell table:style-name="ce8" office:value-type="float" office:value="0.000211" calcext:value-type="float">
            <text:p>0,000211</text:p>
          </table:table-cell>
          <table:table-cell table:style-name="ce10" office:value-type="float" office:value="0.014617" calcext:value-type="float">
            <text:p>0,014617</text:p>
          </table:table-cell>
          <table:table-cell table:style-name="ce8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4" office:value-type="float" office:value="0.0209239" calcext:value-type="float">
            <text:p>0,0209239</text:p>
          </table:table-cell>
          <table:table-cell table:style-name="ce8" office:value-type="float" office:value="0.000144958" calcext:value-type="float">
            <text:p>0,000144958</text:p>
          </table:table-cell>
          <table:table-cell table:style-name="ce10" office:value-type="float" office:value="0.0143838" calcext:value-type="float">
            <text:p>0,0143838</text:p>
          </table:table-cell>
          <table:table-cell table:style-name="ce8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4" office:value-type="float" office:value="0.0206959" calcext:value-type="float">
            <text:p>0,0206959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4429" calcext:value-type="float">
            <text:p>0,0144429</text:p>
          </table:table-cell>
          <table:table-cell table:style-name="ce8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4" office:value-type="float" office:value="0.0207298" calcext:value-type="float">
            <text:p>0,0207298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7069" calcext:value-type="float">
            <text:p>0,0147069</text:p>
          </table:table-cell>
          <table:table-cell table:style-name="ce8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4" office:value-type="float" office:value="0.020664" calcext:value-type="float">
            <text:p>0,020664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72038" calcext:value-type="float">
            <text:p>0,0172038</text:p>
          </table:table-cell>
          <table:table-cell table:style-name="ce8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4" office:value-type="float" office:value="0.020695" calcext:value-type="float">
            <text:p>0,020695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652" calcext:value-type="float">
            <text:p>0,0143652</text:p>
          </table:table-cell>
          <table:table-cell table:style-name="ce8" office:value-type="float" office:value="0.000323772" calcext:value-type="float">
            <text:p>0,000323772</text:p>
          </table:table-cell>
        </table:table-row>
        <table:table-row table:style-name="ro1">
          <table:table-cell table:number-columns-repeated="2"/>
          <table:table-cell table:style-name="ce4" office:value-type="float" office:value="0.0207689" calcext:value-type="float">
            <text:p>0,020768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3981" calcext:value-type="float">
            <text:p>0,0143981</text:p>
          </table:table-cell>
          <table:table-cell table:style-name="ce8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4" office:value-type="float" office:value="0.021066" calcext:value-type="float">
            <text:p>0,021066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888" calcext:value-type="float">
            <text:p>0,0143888</text:p>
          </table:table-cell>
          <table:table-cell table:style-name="ce8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4" office:value-type="float" office:value="0.0213089" calcext:value-type="float">
            <text:p>0,0213089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3609" calcext:value-type="float">
            <text:p>0,0143609</text:p>
          </table:table-cell>
          <table:table-cell table:style-name="ce8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4" office:value-type="float" office:value="0.0213299" calcext:value-type="float">
            <text:p>0,021329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411" calcext:value-type="float">
            <text:p>0,0143411</text:p>
          </table:table-cell>
          <table:table-cell table:style-name="ce8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4" office:value-type="float" office:value="0.0208969" calcext:value-type="float">
            <text:p>0,0208969</text:p>
          </table:table-cell>
          <table:table-cell table:style-name="ce8" office:value-type="float" office:value="0.000163078" calcext:value-type="float">
            <text:p>0,000163078</text:p>
          </table:table-cell>
          <table:table-cell table:style-name="ce10" office:value-type="float" office:value="0.014369" calcext:value-type="float">
            <text:p>0,014369</text:p>
          </table:table-cell>
          <table:table-cell table:style-name="ce8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4" office:value-type="float" office:value="0.0209458" calcext:value-type="float">
            <text:p>0,0209458</text:p>
          </table:table-cell>
          <table:table-cell table:style-name="ce8" office:value-type="float" office:value="0.000210047" calcext:value-type="float">
            <text:p>0,000210047</text:p>
          </table:table-cell>
          <table:table-cell table:style-name="ce10" office:value-type="float" office:value="0.014957" calcext:value-type="float">
            <text:p>0,014957</text:p>
          </table:table-cell>
          <table:table-cell table:style-name="ce8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4" office:value-type="float" office:value="0.0207169" calcext:value-type="float">
            <text:p>0,0207169</text:p>
          </table:table-cell>
          <table:table-cell table:style-name="ce8" office:value-type="float" office:value="0.000145912" calcext:value-type="float">
            <text:p>0,000145912</text:p>
          </table:table-cell>
          <table:table-cell table:style-name="ce10" office:value-type="float" office:value="0.0143371" calcext:value-type="float">
            <text:p>0,0143371</text:p>
          </table:table-cell>
          <table:table-cell table:style-name="ce8" office:value-type="float" office:value="0.000310898" calcext:value-type="float">
            <text:p>0,000310898</text:p>
          </table:table-cell>
        </table:table-row>
        <table:table-row table:style-name="ro1">
          <table:table-cell table:number-columns-repeated="2"/>
          <table:table-cell table:style-name="ce4" office:value-type="float" office:value="0.0207479" calcext:value-type="float">
            <text:p>0,0207479</text:p>
          </table:table-cell>
          <table:table-cell table:style-name="ce8" office:value-type="float" office:value="0.000163078" calcext:value-type="float">
            <text:p>0,000163078</text:p>
          </table:table-cell>
          <table:table-cell table:style-name="ce10" office:value-type="float" office:value="0.014668" calcext:value-type="float">
            <text:p>0,014668</text:p>
          </table:table-cell>
          <table:table-cell table:style-name="ce8" office:value-type="float" office:value="0.000312805" calcext:value-type="float">
            <text:p>0,000312805</text:p>
          </table:table-cell>
        </table:table-row>
        <table:table-row table:style-name="ro1">
          <table:table-cell table:number-columns-repeated="2"/>
          <table:table-cell table:style-name="ce4" office:value-type="float" office:value="0.0206361" calcext:value-type="float">
            <text:p>0,0206361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586" calcext:value-type="float">
            <text:p>0,014586</text:p>
          </table:table-cell>
          <table:table-cell table:style-name="ce8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4" office:value-type="float" office:value="0.0207779" calcext:value-type="float">
            <text:p>0,020777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609" calcext:value-type="float">
            <text:p>0,0143609</text:p>
          </table:table-cell>
          <table:table-cell table:style-name="ce8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4" office:value-type="float" office:value="0.020838" calcext:value-type="float">
            <text:p>0,020838</text:p>
          </table:table-cell>
          <table:table-cell table:style-name="ce8" office:value-type="float" office:value="0.000287056" calcext:value-type="float">
            <text:p>0,000287056</text:p>
          </table:table-cell>
          <table:table-cell table:style-name="ce10" office:value-type="float" office:value="0.014364" calcext:value-type="float">
            <text:p>0,014364</text:p>
          </table:table-cell>
          <table:table-cell table:style-name="ce8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4" office:value-type="float" office:value="0.0207238" calcext:value-type="float">
            <text:p>0,0207238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6561" calcext:value-type="float">
            <text:p>0,0146561</text:p>
          </table:table-cell>
          <table:table-cell table:style-name="ce8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4" office:value-type="float" office:value="0.0206921" calcext:value-type="float">
            <text:p>0,0206921</text:p>
          </table:table-cell>
          <table:table-cell table:style-name="ce8" office:value-type="float" office:value="0.000145912" calcext:value-type="float">
            <text:p>0,000145912</text:p>
          </table:table-cell>
          <table:table-cell table:style-name="ce10" office:value-type="float" office:value="0.014719" calcext:value-type="float">
            <text:p>0,014719</text:p>
          </table:table-cell>
          <table:table-cell table:style-name="ce8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4" office:value-type="float" office:value="0.0206649" calcext:value-type="float">
            <text:p>0,0206649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684" calcext:value-type="float">
            <text:p>0,014684</text:p>
          </table:table-cell>
          <table:table-cell table:style-name="ce8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4" office:value-type="float" office:value="0.020721" calcext:value-type="float">
            <text:p>0,020721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698" calcext:value-type="float">
            <text:p>0,014698</text:p>
          </table:table-cell>
          <table:table-cell table:style-name="ce8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4" office:value-type="float" office:value="0.020853" calcext:value-type="float">
            <text:p>0,020853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6852" calcext:value-type="float">
            <text:p>0,0146852</text:p>
          </table:table-cell>
          <table:table-cell table:style-name="ce8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4" office:value-type="float" office:value="0.0207469" calcext:value-type="float">
            <text:p>0,0207469</text:p>
          </table:table-cell>
          <table:table-cell table:style-name="ce8" office:value-type="float" office:value="0.000164032" calcext:value-type="float">
            <text:p>0,000164032</text:p>
          </table:table-cell>
          <table:table-cell table:style-name="ce10" office:value-type="float" office:value="0.0149548" calcext:value-type="float">
            <text:p>0,0149548</text:p>
          </table:table-cell>
          <table:table-cell table:style-name="ce8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4" office:value-type="float" office:value="0.0207398" calcext:value-type="float">
            <text:p>0,0207398</text:p>
          </table:table-cell>
          <table:table-cell table:style-name="ce8" office:value-type="float" office:value="0.000235796" calcext:value-type="float">
            <text:p>0,000235796</text:p>
          </table:table-cell>
          <table:table-cell table:style-name="ce10" office:value-type="float" office:value="0.0149779" calcext:value-type="float">
            <text:p>0,0149779</text:p>
          </table:table-cell>
          <table:table-cell table:style-name="ce8" office:value-type="float" office:value="0.000306845" calcext:value-type="float">
            <text:p>0,000306845</text:p>
          </table:table-cell>
        </table:table-row>
        <table:table-row table:style-name="ro1">
          <table:table-cell table:number-columns-repeated="2"/>
          <table:table-cell table:style-name="ce4" office:value-type="float" office:value="0.0207341" calcext:value-type="float">
            <text:p>0,0207341</text:p>
          </table:table-cell>
          <table:table-cell table:style-name="ce8" office:value-type="float" office:value="0.000225067" calcext:value-type="float">
            <text:p>0,000225067</text:p>
          </table:table-cell>
          <table:table-cell table:style-name="ce10" office:value-type="float" office:value="0.0150089" calcext:value-type="float">
            <text:p>0,0150089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632" calcext:value-type="float">
            <text:p>0,020632</text:p>
          </table:table-cell>
          <table:table-cell table:style-name="ce8" office:value-type="float" office:value="0.000221014" calcext:value-type="float">
            <text:p>0,000221014</text:p>
          </table:table-cell>
          <table:table-cell table:style-name="ce10" office:value-type="float" office:value="0.0143831" calcext:value-type="float">
            <text:p>0,0143831</text:p>
          </table:table-cell>
          <table:table-cell table:style-name="ce8" office:value-type="float" office:value="0.00031209" calcext:value-type="float">
            <text:p>0,00031209</text:p>
          </table:table-cell>
        </table:table-row>
        <table:table-row table:style-name="ro1">
          <table:table-cell table:number-columns-repeated="2"/>
          <table:table-cell table:style-name="ce4" office:value-type="float" office:value="0.020674" calcext:value-type="float">
            <text:p>0,020674</text:p>
          </table:table-cell>
          <table:table-cell table:style-name="ce8" office:value-type="float" office:value="0.000167131" calcext:value-type="float">
            <text:p>0,000167131</text:p>
          </table:table-cell>
          <table:table-cell table:style-name="ce10" office:value-type="float" office:value="0.0144181" calcext:value-type="float">
            <text:p>0,0144181</text:p>
          </table:table-cell>
          <table:table-cell table:style-name="ce8" office:value-type="float" office:value="0.000310183" calcext:value-type="float">
            <text:p>0,000310183</text:p>
          </table:table-cell>
        </table:table-row>
        <table:table-row table:style-name="ro1">
          <table:table-cell table:number-columns-repeated="2"/>
          <table:table-cell table:style-name="ce4" office:value-type="float" office:value="0.0208628" calcext:value-type="float">
            <text:p>0,0208628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689" calcext:value-type="float">
            <text:p>0,014689</text:p>
          </table:table-cell>
          <table:table-cell table:style-name="ce8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4" office:value-type="float" office:value="0.0212882" calcext:value-type="float">
            <text:p>0,0212882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606" calcext:value-type="float">
            <text:p>0,014606</text:p>
          </table:table-cell>
          <table:table-cell table:style-name="ce8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4" office:value-type="float" office:value="0.020786" calcext:value-type="float">
            <text:p>0,020786</text:p>
          </table:table-cell>
          <table:table-cell table:style-name="ce8" office:value-type="float" office:value="0.000258923" calcext:value-type="float">
            <text:p>0,000258923</text:p>
          </table:table-cell>
          <table:table-cell table:style-name="ce10" office:value-type="float" office:value="0.014415" calcext:value-type="float">
            <text:p>0,014415</text:p>
          </table:table-cell>
          <table:table-cell table:style-name="ce8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4" office:value-type="float" office:value="0.0209119" calcext:value-type="float">
            <text:p>0,0209119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50061" calcext:value-type="float">
            <text:p>0,0150061</text:p>
          </table:table-cell>
          <table:table-cell table:style-name="ce8" office:value-type="float" office:value="0.000309944" calcext:value-type="float">
            <text:p>0,000309944</text:p>
          </table:table-cell>
        </table:table-row>
        <table:table-row table:style-name="ro1">
          <table:table-cell table:number-columns-repeated="2"/>
          <table:table-cell table:style-name="ce4" office:value-type="float" office:value="0.0209451" calcext:value-type="float">
            <text:p>0,020945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9651" calcext:value-type="float">
            <text:p>0,0149651</text:p>
          </table:table-cell>
          <table:table-cell table:style-name="ce8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4" office:value-type="float" office:value="0.0206771" calcext:value-type="float">
            <text:p>0,0206771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9529" calcext:value-type="float">
            <text:p>0,0149529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7989" calcext:value-type="float">
            <text:p>0,0207989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961" calcext:value-type="float">
            <text:p>0,014961</text:p>
          </table:table-cell>
          <table:table-cell table:style-name="ce8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4" office:value-type="float" office:value="0.020714" calcext:value-type="float">
            <text:p>0,020714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9879" calcext:value-type="float">
            <text:p>0,0149879</text:p>
          </table:table-cell>
          <table:table-cell table:style-name="ce8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4" office:value-type="float" office:value="0.0206969" calcext:value-type="float">
            <text:p>0,020696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93" calcext:value-type="float">
            <text:p>0,014693</text:p>
          </table:table-cell>
          <table:table-cell table:style-name="ce8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4" office:value-type="float" office:value="0.0207422" calcext:value-type="float">
            <text:p>0,0207422</text:p>
          </table:table-cell>
          <table:table-cell table:style-name="ce8" office:value-type="float" office:value="0.000247955" calcext:value-type="float">
            <text:p>0,000247955</text:p>
          </table:table-cell>
          <table:table-cell table:style-name="ce10" office:value-type="float" office:value="0.0146711" calcext:value-type="float">
            <text:p>0,0146711</text:p>
          </table:table-cell>
          <table:table-cell table:style-name="ce8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4" office:value-type="float" office:value="0.0206859" calcext:value-type="float">
            <text:p>0,0206859</text:p>
          </table:table-cell>
          <table:table-cell table:style-name="ce8" office:value-type="float" office:value="0.000231028" calcext:value-type="float">
            <text:p>0,000231028</text:p>
          </table:table-cell>
          <table:table-cell table:style-name="ce10" office:value-type="float" office:value="0.0146351" calcext:value-type="float">
            <text:p>0,0146351</text:p>
          </table:table-cell>
          <table:table-cell table:style-name="ce8" office:value-type="float" office:value="0.000310898" calcext:value-type="float">
            <text:p>0,000310898</text:p>
          </table:table-cell>
        </table:table-row>
        <table:table-row table:style-name="ro1">
          <table:table-cell table:number-columns-repeated="2"/>
          <table:table-cell table:style-name="ce4" office:value-type="float" office:value="0.020735" calcext:value-type="float">
            <text:p>0,020735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48" calcext:value-type="float">
            <text:p>0,014648</text:p>
          </table:table-cell>
          <table:table-cell table:style-name="ce8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4" office:value-type="float" office:value="0.020813" calcext:value-type="float">
            <text:p>0,020813</text:p>
          </table:table-cell>
          <table:table-cell table:style-name="ce8" office:value-type="float" office:value="0.000307083" calcext:value-type="float">
            <text:p>0,000307083</text:p>
          </table:table-cell>
          <table:table-cell table:style-name="ce10" office:value-type="float" office:value="0.0149641" calcext:value-type="float">
            <text:p>0,0149641</text:p>
          </table:table-cell>
          <table:table-cell table:style-name="ce8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4" office:value-type="float" office:value="0.0208161" calcext:value-type="float">
            <text:p>0,020816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4799" calcext:value-type="float">
            <text:p>0,0144799</text:p>
          </table:table-cell>
          <table:table-cell table:style-name="ce8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4" office:value-type="float" office:value="0.0209899" calcext:value-type="float">
            <text:p>0,0209899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405" calcext:value-type="float">
            <text:p>0,014405</text:p>
          </table:table-cell>
          <table:table-cell table:style-name="ce8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4" office:value-type="float" office:value="0.0207682" calcext:value-type="float">
            <text:p>0,0207682</text:p>
          </table:table-cell>
          <table:table-cell table:style-name="ce8" office:value-type="float" office:value="0.000153065" calcext:value-type="float">
            <text:p>0,000153065</text:p>
          </table:table-cell>
          <table:table-cell table:style-name="ce10" office:value-type="float" office:value="0.014421" calcext:value-type="float">
            <text:p>0,014421</text:p>
          </table:table-cell>
          <table:table-cell table:style-name="ce8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4" office:value-type="float" office:value="0.0207062" calcext:value-type="float">
            <text:p>0,0207062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95" calcext:value-type="float">
            <text:p>0,014395</text:p>
          </table:table-cell>
          <table:table-cell table:style-name="ce8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4" office:value-type="float" office:value="0.020735" calcext:value-type="float">
            <text:p>0,020735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7" calcext:value-type="float">
            <text:p>0,01437</text:p>
          </table:table-cell>
          <table:table-cell table:style-name="ce8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4" office:value-type="float" office:value="0.020906" calcext:value-type="float">
            <text:p>0,020906</text:p>
          </table:table-cell>
          <table:table-cell table:style-name="ce8" office:value-type="float" office:value="0.000164986" calcext:value-type="float">
            <text:p>0,000164986</text:p>
          </table:table-cell>
          <table:table-cell table:style-name="ce10" office:value-type="float" office:value="0.0144598" calcext:value-type="float">
            <text:p>0,0144598</text:p>
          </table:table-cell>
          <table:table-cell table:style-name="ce8" office:value-type="float" office:value="0.000326157" calcext:value-type="float">
            <text:p>0,000326157</text:p>
          </table:table-cell>
        </table:table-row>
        <table:table-row table:style-name="ro1">
          <table:table-cell table:number-columns-repeated="2"/>
          <table:table-cell table:style-name="ce4" office:value-type="float" office:value="0.0206201" calcext:value-type="float">
            <text:p>0,0206201</text:p>
          </table:table-cell>
          <table:table-cell table:style-name="ce8" office:value-type="float" office:value="0.000188112" calcext:value-type="float">
            <text:p>0,000188112</text:p>
          </table:table-cell>
          <table:table-cell table:style-name="ce10" office:value-type="float" office:value="0.014349" calcext:value-type="float">
            <text:p>0,014349</text:p>
          </table:table-cell>
          <table:table-cell table:style-name="ce8" office:value-type="float" office:value="0.000300884" calcext:value-type="float">
            <text:p>0,000300884</text:p>
          </table:table-cell>
        </table:table-row>
        <table:table-row table:style-name="ro1">
          <table:table-cell table:number-columns-repeated="2"/>
          <table:table-cell table:style-name="ce4" office:value-type="float" office:value="0.0206971" calcext:value-type="float">
            <text:p>0,0206971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6151" calcext:value-type="float">
            <text:p>0,0146151</text:p>
          </table:table-cell>
          <table:table-cell table:style-name="ce8" office:value-type="float" office:value="0.00029397" calcext:value-type="float">
            <text:p>0,00029397</text:p>
          </table:table-cell>
        </table:table-row>
        <table:table-row table:style-name="ro1">
          <table:table-cell table:number-columns-repeated="2"/>
          <table:table-cell table:style-name="ce4" office:value-type="float" office:value="0.020751" calcext:value-type="float">
            <text:p>0,020751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488" calcext:value-type="float">
            <text:p>0,014488</text:p>
          </table:table-cell>
          <table:table-cell table:style-name="ce8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4" office:value-type="float" office:value="0.0207779" calcext:value-type="float">
            <text:p>0,0207779</text:p>
          </table:table-cell>
          <table:table-cell table:style-name="ce8" office:value-type="float" office:value="0.000236988" calcext:value-type="float">
            <text:p>0,000236988</text:p>
          </table:table-cell>
          <table:table-cell table:style-name="ce10" office:value-type="float" office:value="0.0143969" calcext:value-type="float">
            <text:p>0,0143969</text:p>
          </table:table-cell>
          <table:table-cell table:style-name="ce8" office:value-type="float" office:value="0.000329018" calcext:value-type="float">
            <text:p>0,000329018</text:p>
          </table:table-cell>
        </table:table-row>
        <table:table-row table:style-name="ro1">
          <table:table-cell table:number-columns-repeated="2"/>
          <table:table-cell table:style-name="ce4" office:value-type="float" office:value="0.0208242" calcext:value-type="float">
            <text:p>0,0208242</text:p>
          </table:table-cell>
          <table:table-cell table:style-name="ce8" office:value-type="float" office:value="0.000253201" calcext:value-type="float">
            <text:p>0,000253201</text:p>
          </table:table-cell>
          <table:table-cell table:style-name="ce10" office:value-type="float" office:value="0.0150199" calcext:value-type="float">
            <text:p>0,0150199</text:p>
          </table:table-cell>
          <table:table-cell table:style-name="ce8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4" office:value-type="float" office:value="0.0212119" calcext:value-type="float">
            <text:p>0,021211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473" calcext:value-type="float">
            <text:p>0,014473</text:p>
          </table:table-cell>
          <table:table-cell table:style-name="ce8" office:value-type="float" office:value="0.000324011" calcext:value-type="float">
            <text:p>0,000324011</text:p>
          </table:table-cell>
        </table:table-row>
        <table:table-row table:style-name="ro1">
          <table:table-cell table:number-columns-repeated="2"/>
          <table:table-cell table:style-name="ce4" office:value-type="float" office:value="0.0206981" calcext:value-type="float">
            <text:p>0,0206981</text:p>
          </table:table-cell>
          <table:table-cell table:style-name="ce8" office:value-type="float" office:value="0.000164986" calcext:value-type="float">
            <text:p>0,000164986</text:p>
          </table:table-cell>
          <table:table-cell table:style-name="ce10" office:value-type="float" office:value="0.0144019" calcext:value-type="float">
            <text:p>0,0144019</text:p>
          </table:table-cell>
          <table:table-cell table:style-name="ce8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4" office:value-type="float" office:value="0.020751" calcext:value-type="float">
            <text:p>0,02075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4751" calcext:value-type="float">
            <text:p>0,0144751</text:p>
          </table:table-cell>
          <table:table-cell table:style-name="ce8" office:value-type="float" office:value="0.000303984" calcext:value-type="float">
            <text:p>0,000303984</text:p>
          </table:table-cell>
        </table:table-row>
        <table:table-row table:style-name="ro1">
          <table:table-cell table:number-columns-repeated="2"/>
          <table:table-cell table:style-name="ce4" office:value-type="float" office:value="0.0206521" calcext:value-type="float">
            <text:p>0,0206521</text:p>
          </table:table-cell>
          <table:table-cell table:style-name="ce8" office:value-type="float" office:value="0.000153065" calcext:value-type="float">
            <text:p>0,000153065</text:p>
          </table:table-cell>
          <table:table-cell table:style-name="ce10" office:value-type="float" office:value="0.0143991" calcext:value-type="float">
            <text:p>0,0143991</text:p>
          </table:table-cell>
          <table:table-cell table:style-name="ce8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4" office:value-type="float" office:value="0.020695" calcext:value-type="float">
            <text:p>0,020695</text:p>
          </table:table-cell>
          <table:table-cell table:style-name="ce8" office:value-type="float" office:value="0.000165939" calcext:value-type="float">
            <text:p>0,000165939</text:p>
          </table:table-cell>
          <table:table-cell table:style-name="ce10" office:value-type="float" office:value="0.0153279" calcext:value-type="float">
            <text:p>0,0153279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659" calcext:value-type="float">
            <text:p>0,02065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58281" calcext:value-type="float">
            <text:p>0,0158281</text:p>
          </table:table-cell>
          <table:table-cell table:style-name="ce8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4" office:value-type="float" office:value="0.0207069" calcext:value-type="float">
            <text:p>0,020706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4939" calcext:value-type="float">
            <text:p>0,0144939</text:p>
          </table:table-cell>
          <table:table-cell table:style-name="ce8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4" office:value-type="float" office:value="0.0206561" calcext:value-type="float">
            <text:p>0,0206561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3731" calcext:value-type="float">
            <text:p>0,0143731</text:p>
          </table:table-cell>
          <table:table-cell table:style-name="ce8" office:value-type="float" office:value="0.000316858" calcext:value-type="float">
            <text:p>0,000316858</text:p>
          </table:table-cell>
        </table:table-row>
        <table:table-row table:style-name="ro1">
          <table:table-cell table:number-columns-repeated="2"/>
          <table:table-cell table:style-name="ce4" office:value-type="float" office:value="0.0207579" calcext:value-type="float">
            <text:p>0,020757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699" calcext:value-type="float">
            <text:p>0,0146699</text:p>
          </table:table-cell>
          <table:table-cell table:style-name="ce8" office:value-type="float" office:value="0.000306129" calcext:value-type="float">
            <text:p>0,000306129</text:p>
          </table:table-cell>
        </table:table-row>
        <table:table-row table:style-name="ro1">
          <table:table-cell table:number-columns-repeated="2"/>
          <table:table-cell table:style-name="ce4" office:value-type="float" office:value="0.020803" calcext:value-type="float">
            <text:p>0,020803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439" calcext:value-type="float">
            <text:p>0,0146439</text:p>
          </table:table-cell>
          <table:table-cell table:style-name="ce8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4" office:value-type="float" office:value="0.0213521" calcext:value-type="float">
            <text:p>0,021352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651" calcext:value-type="float">
            <text:p>0,0146651</text:p>
          </table:table-cell>
          <table:table-cell table:style-name="ce8" office:value-type="float" office:value="0.000328064" calcext:value-type="float">
            <text:p>0,000328064</text:p>
          </table:table-cell>
        </table:table-row>
        <table:table-row table:style-name="ro1">
          <table:table-cell table:number-columns-repeated="2"/>
          <table:table-cell table:style-name="ce4" office:value-type="float" office:value="0.020716" calcext:value-type="float">
            <text:p>0,020716</text:p>
          </table:table-cell>
          <table:table-cell table:style-name="ce8" office:value-type="float" office:value="0.000231028" calcext:value-type="float">
            <text:p>0,000231028</text:p>
          </table:table-cell>
          <table:table-cell table:style-name="ce10" office:value-type="float" office:value="0.0149739" calcext:value-type="float">
            <text:p>0,0149739</text:p>
          </table:table-cell>
          <table:table-cell table:style-name="ce8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4" office:value-type="float" office:value="0.0207551" calcext:value-type="float">
            <text:p>0,0207551</text:p>
          </table:table-cell>
          <table:table-cell table:style-name="ce8" office:value-type="float" office:value="0.00023222" calcext:value-type="float">
            <text:p>0,00023222</text:p>
          </table:table-cell>
          <table:table-cell table:style-name="ce10" office:value-type="float" office:value="0.0150089" calcext:value-type="float">
            <text:p>0,0150089</text:p>
          </table:table-cell>
          <table:table-cell table:style-name="ce8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4" office:value-type="float" office:value="0.0207069" calcext:value-type="float">
            <text:p>0,020706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9841" calcext:value-type="float">
            <text:p>0,0149841</text:p>
          </table:table-cell>
          <table:table-cell table:style-name="ce8" office:value-type="float" office:value="0.000335932" calcext:value-type="float">
            <text:p>0,000335932</text:p>
          </table:table-cell>
        </table:table-row>
        <table:table-row table:style-name="ro1">
          <table:table-cell table:number-columns-repeated="2"/>
          <table:table-cell table:style-name="ce4" office:value-type="float" office:value="0.0206921" calcext:value-type="float">
            <text:p>0,0206921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50239" calcext:value-type="float">
            <text:p>0,0150239</text:p>
          </table:table-cell>
          <table:table-cell table:style-name="ce8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4" office:value-type="float" office:value="0.0207231" calcext:value-type="float">
            <text:p>0,0207231</text:p>
          </table:table-cell>
          <table:table-cell table:style-name="ce8" office:value-type="float" office:value="0.000251055" calcext:value-type="float">
            <text:p>0,000251055</text:p>
          </table:table-cell>
          <table:table-cell table:style-name="ce10" office:value-type="float" office:value="0.014653" calcext:value-type="float">
            <text:p>0,014653</text:p>
          </table:table-cell>
          <table:table-cell table:style-name="ce8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4" office:value-type="float" office:value="0.0209579" calcext:value-type="float">
            <text:p>0,0209579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7281" calcext:value-type="float">
            <text:p>0,0147281</text:p>
          </table:table-cell>
          <table:table-cell table:style-name="ce8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4" office:value-type="float" office:value="0.020858" calcext:value-type="float">
            <text:p>0,020858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7679" calcext:value-type="float">
            <text:p>0,0147679</text:p>
          </table:table-cell>
          <table:table-cell table:style-name="ce8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4" office:value-type="float" office:value="0.020678" calcext:value-type="float">
            <text:p>0,020678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72" calcext:value-type="float">
            <text:p>0,014672</text:p>
          </table:table-cell>
          <table:table-cell table:style-name="ce8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4" office:value-type="float" office:value="0.0207229" calcext:value-type="float">
            <text:p>0,020722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4961" calcext:value-type="float">
            <text:p>0,0144961</text:p>
          </table:table-cell>
          <table:table-cell table:style-name="ce8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4" office:value-type="float" office:value="0.0209281" calcext:value-type="float">
            <text:p>0,020928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411" calcext:value-type="float">
            <text:p>0,014411</text:p>
          </table:table-cell>
          <table:table-cell table:style-name="ce8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4" office:value-type="float" office:value="0.020757" calcext:value-type="float">
            <text:p>0,020757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4279" calcext:value-type="float">
            <text:p>0,0144279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756" calcext:value-type="float">
            <text:p>0,020756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642" calcext:value-type="float">
            <text:p>0,014642</text:p>
          </table:table-cell>
          <table:table-cell table:style-name="ce8" office:value-type="float" office:value="0.000307083" calcext:value-type="float">
            <text:p>0,000307083</text:p>
          </table:table-cell>
        </table:table-row>
        <table:table-row table:style-name="ro1">
          <table:table-cell table:number-columns-repeated="2"/>
          <table:table-cell table:style-name="ce4" office:value-type="float" office:value="0.0206761" calcext:value-type="float">
            <text:p>0,0206761</text:p>
          </table:table-cell>
          <table:table-cell table:style-name="ce8" office:value-type="float" office:value="0.000166178" calcext:value-type="float">
            <text:p>0,000166178</text:p>
          </table:table-cell>
          <table:table-cell table:style-name="ce10" office:value-type="float" office:value="0.014544" calcext:value-type="float">
            <text:p>0,014544</text:p>
          </table:table-cell>
          <table:table-cell table:style-name="ce8" office:value-type="float" office:value="0.000316858" calcext:value-type="float">
            <text:p>0,000316858</text:p>
          </table:table-cell>
        </table:table-row>
        <table:table-row table:style-name="ro1">
          <table:table-cell table:number-columns-repeated="2"/>
          <table:table-cell table:style-name="ce4" office:value-type="float" office:value="0.0207479" calcext:value-type="float">
            <text:p>0,0207479</text:p>
          </table:table-cell>
          <table:table-cell table:style-name="ce8" office:value-type="float" office:value="0.000221014" calcext:value-type="float">
            <text:p>0,000221014</text:p>
          </table:table-cell>
          <table:table-cell table:style-name="ce10" office:value-type="float" office:value="0.0147262" calcext:value-type="float">
            <text:p>0,0147262</text:p>
          </table:table-cell>
          <table:table-cell table:style-name="ce8" office:value-type="float" office:value="0.00030303" calcext:value-type="float">
            <text:p>0,00030303</text:p>
          </table:table-cell>
        </table:table-row>
        <table:table-row table:style-name="ro1">
          <table:table-cell table:number-columns-repeated="2"/>
          <table:table-cell table:style-name="ce4" office:value-type="float" office:value="0.02106" calcext:value-type="float">
            <text:p>0,02106</text:p>
          </table:table-cell>
          <table:table-cell table:style-name="ce8" office:value-type="float" office:value="0.000144958" calcext:value-type="float">
            <text:p>0,000144958</text:p>
          </table:table-cell>
          <table:table-cell table:style-name="ce10" office:value-type="float" office:value="0.014673" calcext:value-type="float">
            <text:p>0,014673</text:p>
          </table:table-cell>
          <table:table-cell table:style-name="ce8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4" office:value-type="float" office:value="0.020762" calcext:value-type="float">
            <text:p>0,020762</text:p>
          </table:table-cell>
          <table:table-cell table:style-name="ce8" office:value-type="float" office:value="0.000205994" calcext:value-type="float">
            <text:p>0,000205994</text:p>
          </table:table-cell>
          <table:table-cell table:style-name="ce10" office:value-type="float" office:value="0.0146692" calcext:value-type="float">
            <text:p>0,0146692</text:p>
          </table:table-cell>
          <table:table-cell table:style-name="ce8" office:value-type="float" office:value="0.000309944" calcext:value-type="float">
            <text:p>0,000309944</text:p>
          </table:table-cell>
        </table:table-row>
        <table:table-row table:style-name="ro1">
          <table:table-cell table:number-columns-repeated="2"/>
          <table:table-cell table:style-name="ce4" office:value-type="float" office:value="0.020685" calcext:value-type="float">
            <text:p>0,020685</text:p>
          </table:table-cell>
          <table:table-cell table:style-name="ce8" office:value-type="float" office:value="0.000244856" calcext:value-type="float">
            <text:p>0,000244856</text:p>
          </table:table-cell>
          <table:table-cell table:style-name="ce10" office:value-type="float" office:value="0.0146599" calcext:value-type="float">
            <text:p>0,0146599</text:p>
          </table:table-cell>
          <table:table-cell table:style-name="ce8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4" office:value-type="float" office:value="0.0206659" calcext:value-type="float">
            <text:p>0,0206659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6661" calcext:value-type="float">
            <text:p>0,0146661</text:p>
          </table:table-cell>
          <table:table-cell table:style-name="ce8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4" office:value-type="float" office:value="0.020807" calcext:value-type="float">
            <text:p>0,020807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7429" calcext:value-type="float">
            <text:p>0,0147429</text:p>
          </table:table-cell>
          <table:table-cell table:style-name="ce8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4" office:value-type="float" office:value="0.0214119" calcext:value-type="float">
            <text:p>0,021411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931" calcext:value-type="float">
            <text:p>0,0143931</text:p>
          </table:table-cell>
          <table:table-cell table:style-name="ce8" office:value-type="float" office:value="0.000307083" calcext:value-type="float">
            <text:p>0,000307083</text:p>
          </table:table-cell>
        </table:table-row>
        <table:table-row table:style-name="ro1">
          <table:table-cell table:number-columns-repeated="2"/>
          <table:table-cell table:style-name="ce4" office:value-type="float" office:value="0.0207341" calcext:value-type="float">
            <text:p>0,0207341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5161" calcext:value-type="float">
            <text:p>0,0145161</text:p>
          </table:table-cell>
          <table:table-cell table:style-name="ce8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4" office:value-type="float" office:value="0.0207109" calcext:value-type="float">
            <text:p>0,020710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7419" calcext:value-type="float">
            <text:p>0,0147419</text:p>
          </table:table-cell>
          <table:table-cell table:style-name="ce8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4" office:value-type="float" office:value="0.0207241" calcext:value-type="float">
            <text:p>0,020724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88" calcext:value-type="float">
            <text:p>0,014688</text:p>
          </table:table-cell>
          <table:table-cell table:style-name="ce8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4" office:value-type="float" office:value="0.0206652" calcext:value-type="float">
            <text:p>0,0206652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735" calcext:value-type="float">
            <text:p>0,014735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7281" calcext:value-type="float">
            <text:p>0,0207281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992" calcext:value-type="float">
            <text:p>0,014992</text:p>
          </table:table-cell>
          <table:table-cell table:style-name="ce8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4" office:value-type="float" office:value="0.020664" calcext:value-type="float">
            <text:p>0,020664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9949" calcext:value-type="float">
            <text:p>0,0149949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7238" calcext:value-type="float">
            <text:p>0,0207238</text:p>
          </table:table-cell>
          <table:table-cell table:style-name="ce8" office:value-type="float" office:value="0.000210047" calcext:value-type="float">
            <text:p>0,000210047</text:p>
          </table:table-cell>
          <table:table-cell table:style-name="ce10" office:value-type="float" office:value="0.014957" calcext:value-type="float">
            <text:p>0,014957</text:p>
          </table:table-cell>
          <table:table-cell table:style-name="ce8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4" office:value-type="float" office:value="0.0206749" calcext:value-type="float">
            <text:p>0,0206749</text:p>
          </table:table-cell>
          <table:table-cell table:style-name="ce8" office:value-type="float" office:value="0.000145912" calcext:value-type="float">
            <text:p>0,000145912</text:p>
          </table:table-cell>
          <table:table-cell table:style-name="ce10" office:value-type="float" office:value="0.0143301" calcext:value-type="float">
            <text:p>0,0143301</text:p>
          </table:table-cell>
          <table:table-cell table:style-name="ce8" office:value-type="float" office:value="0.00031805" calcext:value-type="float">
            <text:p>0,00031805</text:p>
          </table:table-cell>
        </table:table-row>
        <table:table-row table:style-name="ro1" table:number-rows-repeated="10484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allel" table:style-name="ta1">
        <table:shapes>
          <draw:frame draw:z-index="0" draw:style-name="gr1" draw:text-style-name="P1" svg:width="16.005cm" svg:height="9.004cm" svg:x="65.969cm" svg:y="3.345cm">
            <draw:object draw:notify-on-update-of-ranges="Parallel.X4:Parallel.X4 Parallel.Y4:Parallel.AI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5"/>
        <table:table-column table:style-name="co7" table:default-cell-style-name="ce14"/>
        <table:table-column table:style-name="co1" table:number-columns-repeated="4" table:default-cell-style-name="ce14"/>
        <table:table-column table:style-name="co1" table:number-columns-repeated="1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998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9" office:value-type="string" calcext:value-type="string">
            <text:p>Nombre de points</text:p>
          </table:table-cell>
          <table:table-cell table:style-name="ce16" office:value-type="float" office:value="5000" calcext:value-type="float" table:number-columns-spanned="2" table:number-rows-spanned="1">
            <text:p>5000</text:p>
          </table:table-cell>
          <table:covered-table-cell table:style-name="ce9"/>
          <table:table-cell table:style-name="ce16" office:value-type="float" office:value="100000" calcext:value-type="float" table:number-columns-spanned="2" table:number-rows-spanned="1">
            <text:p>100000</text:p>
          </table:table-cell>
          <table:covered-table-cell table:style-name="ce9"/>
          <table:table-cell table:style-name="ce16" office:value-type="float" office:value="32768" calcext:value-type="float" table:number-columns-spanned="4" table:number-rows-spanned="1">
            <text:p>32768</text:p>
          </table:table-cell>
          <table:covered-table-cell table:number-columns-repeated="3" table:style-name="ce6"/>
          <table:table-cell table:style-name="ce16" office:value-type="float" office:value="65536" calcext:value-type="float" table:number-columns-spanned="4" table:number-rows-spanned="1">
            <text:p>65536</text:p>
          </table:table-cell>
          <table:covered-table-cell table:number-columns-repeated="3" table:style-name="ce6"/>
          <table:table-cell table:style-name="ce9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6"/>
          <table:table-cell table:style-name="ce6"/>
          <table:table-cell table:style-name="ce21" office:value-type="float" office:value="262144" calcext:value-type="float" table:number-columns-spanned="4" table:number-rows-spanned="1">
            <text:p>262144</text:p>
          </table:table-cell>
          <table:covered-table-cell table:number-columns-repeated="3" table:style-name="ce6"/>
          <table:table-cell/>
          <table:table-cell table:style-name="ce9" office:value-type="string" calcext:value-type="string">
            <text:p>Nombre de points</text:p>
          </table:table-cell>
          <table:table-cell table:style-name="ce22" office:value-type="float" office:value="32768" calcext:value-type="float" table:number-columns-spanned="4" table:number-rows-spanned="1">
            <text:p>32768</text:p>
          </table:table-cell>
          <table:covered-table-cell table:number-columns-repeated="3" table:style-name="ce25"/>
          <table:table-cell table:style-name="ce22" office:value-type="float" office:value="65536" calcext:value-type="float" table:number-columns-spanned="4" table:number-rows-spanned="1">
            <text:p>65536</text:p>
          </table:table-cell>
          <table:covered-table-cell table:number-columns-repeated="3" table:style-name="ce25"/>
          <table:table-cell table:style-name="ce22" office:value-type="float" office:value="100000" calcext:value-type="float" table:number-columns-spanned="4" table:number-rows-spanned="1">
            <text:p>100000</text:p>
          </table:table-cell>
          <table:covered-table-cell table:number-columns-repeated="3" table:style-name="ce25"/>
          <table:table-cell table:number-columns-repeated="988"/>
        </table:table-row>
        <table:table-row table:style-name="ro1">
          <table:table-cell table:style-name="ce11"/>
          <table:table-cell table:style-name="ce9" office:value-type="string" calcext:value-type="string">
            <text:p>OMP_NUM_THREADS</text:p>
          </table:table-cell>
          <table:table-cell table:style-name="ce17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7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17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string" calcext:value-type="string">
            <text:p>OMP_NUM_THREADS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11"/>
          <table:table-cell table:style-name="ce9" office:value-type="string" calcext:value-type="string">
            <text:p>Moyenne</text:p>
          </table:table-cell>
          <table:table-cell table:style-name="ce18" table:formula="of:=SUM([.C5:.C104])/100" office:value-type="float" office:value="0.0054704785" calcext:value-type="float">
            <text:p>0,0054704785</text:p>
          </table:table-cell>
          <table:table-cell table:style-name="ce6" table:formula="of:=SUM([.D5:.D104])/100" office:value-type="float" office:value="0.0043399189" calcext:value-type="float">
            <text:p>0,0043399189</text:p>
          </table:table-cell>
          <table:table-cell table:style-name="ce18" table:formula="of:=SUM([.E5:.E104])/100" office:value-type="float" office:value="0.020182263" calcext:value-type="float">
            <text:p>0,020182263</text:p>
          </table:table-cell>
          <table:table-cell table:style-name="ce6" table:formula="of:=SUM([.F5:.F104])/100" office:value-type="float" office:value="0.015911306" calcext:value-type="float">
            <text:p>0,015911306</text:p>
          </table:table-cell>
          <table:table-cell table:style-name="ce18" table:formula="of:=SUM([.G5:.G104])/100" office:value-type="float" office:value="0.48560337" calcext:value-type="float">
            <text:p>0,48560337</text:p>
          </table:table-cell>
          <table:table-cell table:style-name="ce6" table:formula="of:=SUM([.H5:.H104])/100" office:value-type="float" office:value="0.28015928" calcext:value-type="float">
            <text:p>0,28015928</text:p>
          </table:table-cell>
          <table:table-cell table:style-name="ce18" table:formula="of:=SUM([.I5:.I104])/100" office:value-type="float" office:value="0.2084058" calcext:value-type="float">
            <text:p>0,2084058</text:p>
          </table:table-cell>
          <table:table-cell table:style-name="ce6" table:formula="of:=SUM([.J5:.J104])/100" office:value-type="float" office:value="0.17020033" calcext:value-type="float">
            <text:p>0,17020033</text:p>
          </table:table-cell>
          <table:table-cell table:style-name="ce18" table:formula="of:=SUM([.K5:.K104])/100" office:value-type="float" office:value="1.9341955" calcext:value-type="float">
            <text:p>1,9341955</text:p>
          </table:table-cell>
          <table:table-cell table:style-name="ce6" table:formula="of:=SUM([.L5:.L104])/100" office:value-type="float" office:value="1.1337527" calcext:value-type="float">
            <text:p>1,1337527</text:p>
          </table:table-cell>
          <table:table-cell table:style-name="ce18" table:formula="of:=SUM([.M5:.M104])/100" office:value-type="float" office:value="0.83875256" calcext:value-type="float">
            <text:p>0,83875256</text:p>
          </table:table-cell>
          <table:table-cell table:style-name="ce6" table:formula="of:=SUM([.N5:.N104])/100" office:value-type="float" office:value="0.66066207" calcext:value-type="float">
            <text:p>0,66066207</text:p>
          </table:table-cell>
          <table:table-cell table:style-name="ce18" table:formula="of:=SUM([.O5:.O104])/100" office:value-type="float" office:value="4.4822631" calcext:value-type="float">
            <text:p>4,4822631</text:p>
          </table:table-cell>
          <table:table-cell table:style-name="ce6" table:formula="of:=SUM([.P5:.P104])/100" office:value-type="float" office:value="2.560626" calcext:value-type="float">
            <text:p>2,560626</text:p>
          </table:table-cell>
          <table:table-cell table:style-name="ce18" table:formula="of:=SUM([.Q5:.Q104])/100" office:value-type="float" office:value="1.919896" calcext:value-type="float">
            <text:p>1,919896</text:p>
          </table:table-cell>
          <table:table-cell table:style-name="ce6" table:formula="of:=SUM([.R5:.R104])/100" office:value-type="float" office:value="1.5537526" calcext:value-type="float">
            <text:p>1,5537526</text:p>
          </table:table-cell>
          <table:table-cell table:style-name="ce18" table:formula="of:=SUM([.S5:.S104])/10" office:value-type="float" office:value="38.15671" calcext:value-type="float">
            <text:p>38,15671</text:p>
          </table:table-cell>
          <table:table-cell table:style-name="ce6" table:formula="of:=SUM([.T5:.T104])/10" office:value-type="float" office:value="23.3046" calcext:value-type="float">
            <text:p>23,3046</text:p>
          </table:table-cell>
          <table:table-cell table:style-name="ce18" table:formula="of:=SUM([.U5:.U104])/100" office:value-type="float" office:value="17.460396" calcext:value-type="float">
            <text:p>17,460396</text:p>
          </table:table-cell>
          <table:table-cell table:style-name="ce6" table:formula="of:=SUM([.V5:.V104])/100" office:value-type="float" office:value="14.129823" calcext:value-type="float">
            <text:p>14,129823</text:p>
          </table:table-cell>
          <table:table-cell/>
          <table:table-cell table:style-name="ce9" office:value-type="string" calcext:value-type="string">
            <text:p>Moyenne (s)</text:p>
          </table:table-cell>
          <table:table-cell table:style-name="ce24" table:formula="of:=[.G4]" office:value-type="float" office:value="0.48560337" calcext:value-type="float">
            <text:p>0,48560337</text:p>
          </table:table-cell>
          <table:table-cell table:style-name="ce25" table:formula="of:=[.H4]" office:value-type="float" office:value="0.28015928" calcext:value-type="float">
            <text:p>0,28015928</text:p>
          </table:table-cell>
          <table:table-cell table:style-name="ce24" table:formula="of:=[.I4]" office:value-type="float" office:value="0.2084058" calcext:value-type="float">
            <text:p>0,2084058</text:p>
          </table:table-cell>
          <table:table-cell table:style-name="ce6" table:formula="of:=[.J4]" office:value-type="float" office:value="0.17020033" calcext:value-type="float">
            <text:p>0,17020033</text:p>
          </table:table-cell>
          <table:table-cell table:style-name="ce28" table:formula="of:=[.K4]" office:value-type="float" office:value="1.9341955" calcext:value-type="float">
            <text:p>1,9341955</text:p>
          </table:table-cell>
          <table:table-cell table:style-name="ce25" table:formula="of:=[.L4]" office:value-type="float" office:value="1.1337527" calcext:value-type="float">
            <text:p>1,1337527</text:p>
          </table:table-cell>
          <table:table-cell table:style-name="ce28" table:formula="of:=[.M4]" office:value-type="float" office:value="0.83875256" calcext:value-type="float">
            <text:p>0,83875256</text:p>
          </table:table-cell>
          <table:table-cell table:style-name="ce6" table:formula="of:=[.N4]" office:value-type="float" office:value="0.66066207" calcext:value-type="float">
            <text:p>0,66066207</text:p>
          </table:table-cell>
          <table:table-cell table:style-name="ce24" table:formula="of:=[.O4]" office:value-type="float" office:value="4.4822631" calcext:value-type="float">
            <text:p>4,4822631</text:p>
          </table:table-cell>
          <table:table-cell table:style-name="ce25" table:formula="of:=[.P4]" office:value-type="float" office:value="2.560626" calcext:value-type="float">
            <text:p>2,560626</text:p>
          </table:table-cell>
          <table:table-cell table:style-name="ce24" table:formula="of:=[.Q4]" office:value-type="float" office:value="1.919896" calcext:value-type="float">
            <text:p>1,919896</text:p>
          </table:table-cell>
          <table:table-cell table:style-name="ce6" table:formula="of:=[.R4]" office:value-type="float" office:value="1.5537526" calcext:value-type="float">
            <text:p>1,5537526</text:p>
          </table:table-cell>
          <table:table-cell table:number-columns-repeated="988"/>
        </table:table-row>
        <table:table-row table:style-name="ro1">
          <table:table-cell table:style-name="ce12" table:number-columns-spanned="1" table:number-rows-spanned="100"/>
          <table:table-cell table:style-name="ce15" table:formula="of:=1" office:value-type="float" office:value="1" calcext:value-type="float">
            <text:p>1</text:p>
          </table:table-cell>
          <table:table-cell table:style-name="ce19" office:value-type="float" office:value="0.00826383" calcext:value-type="float">
            <text:p>0,00826383</text:p>
          </table:table-cell>
          <table:table-cell table:style-name="ce15" office:value-type="float" office:value="0.00410891" calcext:value-type="float">
            <text:p>0,00410891</text:p>
          </table:table-cell>
          <table:table-cell table:style-name="ce19" office:value-type="float" office:value="0.019897" calcext:value-type="float">
            <text:p>0,019897</text:p>
          </table:table-cell>
          <table:table-cell table:style-name="ce15" office:value-type="float" office:value="0.0160389" calcext:value-type="float">
            <text:p>0,0160389</text:p>
          </table:table-cell>
          <table:table-cell table:style-name="ce20" office:value-type="float" office:value="0.465669" calcext:value-type="float">
            <text:p>0,465669</text:p>
          </table:table-cell>
          <table:table-cell table:style-name="ce10" office:value-type="float" office:value="0.272896" calcext:value-type="float">
            <text:p>0,272896</text:p>
          </table:table-cell>
          <table:table-cell table:style-name="ce20" office:value-type="float" office:value="0.206615" calcext:value-type="float">
            <text:p>0,206615</text:p>
          </table:table-cell>
          <table:table-cell table:style-name="ce10" office:value-type="float" office:value="0.167112" calcext:value-type="float">
            <text:p>0,167112</text:p>
          </table:table-cell>
          <table:table-cell table:style-name="ce20" office:value-type="float" office:value="1.85625" calcext:value-type="float">
            <text:p>1,85625</text:p>
          </table:table-cell>
          <table:table-cell table:style-name="ce10" office:value-type="float" office:value="1.12465" calcext:value-type="float">
            <text:p>1,12465</text:p>
          </table:table-cell>
          <table:table-cell table:style-name="ce20" office:value-type="float" office:value="0.813438" calcext:value-type="float">
            <text:p>0,813438</text:p>
          </table:table-cell>
          <table:table-cell table:style-name="ce10" office:value-type="float" office:value="0.616254" calcext:value-type="float">
            <text:p>0,616254</text:p>
          </table:table-cell>
          <table:table-cell table:style-name="ce20" office:value-type="float" office:value="4.32325" calcext:value-type="float">
            <text:p>4,32325</text:p>
          </table:table-cell>
          <table:table-cell table:style-name="ce10" office:value-type="float" office:value="2.56498" calcext:value-type="float">
            <text:p>2,56498</text:p>
          </table:table-cell>
          <table:table-cell table:style-name="ce20" office:value-type="float" office:value="2.00801" calcext:value-type="float">
            <text:p>2,00801</text:p>
          </table:table-cell>
          <table:table-cell table:style-name="ce10" office:value-type="float" office:value="1.47308" calcext:value-type="float">
            <text:p>1,47308</text:p>
          </table:table-cell>
          <table:table-cell table:style-name="ce20" office:value-type="float" office:value="36.2772" calcext:value-type="float">
            <text:p>36,2772</text:p>
          </table:table-cell>
          <table:table-cell table:style-name="ce10" office:value-type="float" office:value="22.6069" calcext:value-type="float">
            <text:p>22,6069</text:p>
          </table:table-cell>
          <table:table-cell table:style-name="ce20" office:value-type="float" office:value="18.0905" calcext:value-type="float">
            <text:p>18,0905</text:p>
          </table:table-cell>
          <table:table-cell table:style-name="ce10" office:value-type="float" office:value="13.8751" calcext:value-type="float">
            <text:p>13,875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]+1" office:value-type="float" office:value="2" calcext:value-type="float">
            <text:p>2</text:p>
          </table:table-cell>
          <table:table-cell table:style-name="ce19" office:value-type="float" office:value="0.0054338" calcext:value-type="float">
            <text:p>0,0054338</text:p>
          </table:table-cell>
          <table:table-cell table:style-name="ce15" office:value-type="float" office:value="0.00413203" calcext:value-type="float">
            <text:p>0,00413203</text:p>
          </table:table-cell>
          <table:table-cell table:style-name="ce19" office:value-type="float" office:value="0.0203452" calcext:value-type="float">
            <text:p>0,0203452</text:p>
          </table:table-cell>
          <table:table-cell table:style-name="ce15" office:value-type="float" office:value="0.0147879" calcext:value-type="float">
            <text:p>0,0147879</text:p>
          </table:table-cell>
          <table:table-cell table:style-name="ce20" office:value-type="float" office:value="0.465433" calcext:value-type="float">
            <text:p>0,465433</text:p>
          </table:table-cell>
          <table:table-cell table:style-name="ce10" office:value-type="float" office:value="0.275244" calcext:value-type="float">
            <text:p>0,275244</text:p>
          </table:table-cell>
          <table:table-cell table:style-name="ce20" office:value-type="float" office:value="0.211996" calcext:value-type="float">
            <text:p>0,211996</text:p>
          </table:table-cell>
          <table:table-cell table:style-name="ce10" office:value-type="float" office:value="0.163846" calcext:value-type="float">
            <text:p>0,163846</text:p>
          </table:table-cell>
          <table:table-cell table:style-name="ce20" office:value-type="float" office:value="1.8589" calcext:value-type="float">
            <text:p>1,8589</text:p>
          </table:table-cell>
          <table:table-cell table:style-name="ce10" office:value-type="float" office:value="1.16432" calcext:value-type="float">
            <text:p>1,16432</text:p>
          </table:table-cell>
          <table:table-cell table:style-name="ce20" office:value-type="float" office:value="0.905571" calcext:value-type="float">
            <text:p>0,905571</text:p>
          </table:table-cell>
          <table:table-cell table:style-name="ce10" office:value-type="float" office:value="0.642693" calcext:value-type="float">
            <text:p>0,642693</text:p>
          </table:table-cell>
          <table:table-cell table:style-name="ce20" office:value-type="float" office:value="4.31667" calcext:value-type="float">
            <text:p>4,31667</text:p>
          </table:table-cell>
          <table:table-cell table:style-name="ce10" office:value-type="float" office:value="2.57189" calcext:value-type="float">
            <text:p>2,57189</text:p>
          </table:table-cell>
          <table:table-cell table:style-name="ce20" office:value-type="float" office:value="1.93156" calcext:value-type="float">
            <text:p>1,93156</text:p>
          </table:table-cell>
          <table:table-cell table:style-name="ce10" office:value-type="float" office:value="1.41455" calcext:value-type="float">
            <text:p>1,41455</text:p>
          </table:table-cell>
          <table:table-cell table:style-name="ce20" office:value-type="float" office:value="38.2556" calcext:value-type="float">
            <text:p>38,2556</text:p>
          </table:table-cell>
          <table:table-cell table:style-name="ce10" office:value-type="float" office:value="22.5759" calcext:value-type="float">
            <text:p>22,5759</text:p>
          </table:table-cell>
          <table:table-cell table:style-name="ce20" office:value-type="float" office:value="17.0685" calcext:value-type="float">
            <text:p>17,0685</text:p>
          </table:table-cell>
          <table:table-cell table:style-name="ce10" office:value-type="float" office:value="13.3207" calcext:value-type="float">
            <text:p>13,3207</text:p>
          </table:table-cell>
          <table:table-cell/>
          <table:table-cell table:style-name="ce9" office:value-type="string" calcext:value-type="string">
            <text:p>OMP_NUM_THREADS</text:p>
          </table:table-cell>
          <table:table-cell table:style-name="ce9" office:value-type="string" calcext:value-type="string">
            <text:p>Nombre de points</text:p>
          </table:table-cell>
          <table:table-cell table:style-name="ce9" office:value-type="string" calcext:value-type="string">
            <text:p>Moyenne (s)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6]+1" office:value-type="float" office:value="3" calcext:value-type="float">
            <text:p>3</text:p>
          </table:table-cell>
          <table:table-cell table:style-name="ce19" office:value-type="float" office:value="0.00541687" calcext:value-type="float">
            <text:p>0,00541687</text:p>
          </table:table-cell>
          <table:table-cell table:style-name="ce15" office:value-type="float" office:value="0.00403404" calcext:value-type="float">
            <text:p>0,00403404</text:p>
          </table:table-cell>
          <table:table-cell table:style-name="ce19" office:value-type="float" office:value="0.0201471" calcext:value-type="float">
            <text:p>0,0201471</text:p>
          </table:table-cell>
          <table:table-cell table:style-name="ce15" office:value-type="float" office:value="0.0150361" calcext:value-type="float">
            <text:p>0,0150361</text:p>
          </table:table-cell>
          <table:table-cell table:style-name="ce20" office:value-type="float" office:value="0.466465" calcext:value-type="float">
            <text:p>0,466465</text:p>
          </table:table-cell>
          <table:table-cell table:style-name="ce10" office:value-type="float" office:value="0.279098" calcext:value-type="float">
            <text:p>0,279098</text:p>
          </table:table-cell>
          <table:table-cell table:style-name="ce20" office:value-type="float" office:value="0.208346" calcext:value-type="float">
            <text:p>0,208346</text:p>
          </table:table-cell>
          <table:table-cell table:style-name="ce10" office:value-type="float" office:value="0.167241" calcext:value-type="float">
            <text:p>0,167241</text:p>
          </table:table-cell>
          <table:table-cell table:style-name="ce20" office:value-type="float" office:value="1.85898" calcext:value-type="float">
            <text:p>1,85898</text:p>
          </table:table-cell>
          <table:table-cell table:style-name="ce10" office:value-type="float" office:value="1.20349" calcext:value-type="float">
            <text:p>1,20349</text:p>
          </table:table-cell>
          <table:table-cell table:style-name="ce20" office:value-type="float" office:value="0.837159" calcext:value-type="float">
            <text:p>0,837159</text:p>
          </table:table-cell>
          <table:table-cell table:style-name="ce10" office:value-type="float" office:value="0.688017" calcext:value-type="float">
            <text:p>0,688017</text:p>
          </table:table-cell>
          <table:table-cell table:style-name="ce20" office:value-type="float" office:value="4.31232" calcext:value-type="float">
            <text:p>4,31232</text:p>
          </table:table-cell>
          <table:table-cell table:style-name="ce10" office:value-type="float" office:value="2.82971" calcext:value-type="float">
            <text:p>2,82971</text:p>
          </table:table-cell>
          <table:table-cell table:style-name="ce20" office:value-type="float" office:value="1.93715" calcext:value-type="float">
            <text:p>1,93715</text:p>
          </table:table-cell>
          <table:table-cell table:style-name="ce10" office:value-type="float" office:value="1.5404" calcext:value-type="float">
            <text:p>1,5404</text:p>
          </table:table-cell>
          <table:table-cell table:style-name="ce20" office:value-type="float" office:value="38.7282" calcext:value-type="float">
            <text:p>38,7282</text:p>
          </table:table-cell>
          <table:table-cell table:style-name="ce10" office:value-type="float" office:value="22.6871" calcext:value-type="float">
            <text:p>22,6871</text:p>
          </table:table-cell>
          <table:table-cell table:style-name="ce20" office:value-type="float" office:value="15.3586" calcext:value-type="float">
            <text:p>15,3586</text:p>
          </table:table-cell>
          <table:table-cell table:style-name="ce10" office:value-type="float" office:value="14.1554" calcext:value-type="float">
            <text:p>14,1554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2768" calcext:value-type="float">
            <text:p>32768</text:p>
          </table:table-cell>
          <table:table-cell table:style-name="ce10" table:formula="of:=[.G4]" office:value-type="float" office:value="0.48560337" calcext:value-type="float">
            <text:p>0,48560337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7]+1" office:value-type="float" office:value="4" calcext:value-type="float">
            <text:p>4</text:p>
          </table:table-cell>
          <table:table-cell table:style-name="ce19" office:value-type="float" office:value="0.00544715" calcext:value-type="float">
            <text:p>0,00544715</text:p>
          </table:table-cell>
          <table:table-cell table:style-name="ce15" office:value-type="float" office:value="0.004632" calcext:value-type="float">
            <text:p>0,004632</text:p>
          </table:table-cell>
          <table:table-cell table:style-name="ce19" office:value-type="float" office:value="0.019896" calcext:value-type="float">
            <text:p>0,019896</text:p>
          </table:table-cell>
          <table:table-cell table:style-name="ce15" office:value-type="float" office:value="0.0158648" calcext:value-type="float">
            <text:p>0,0158648</text:p>
          </table:table-cell>
          <table:table-cell table:style-name="ce20" office:value-type="float" office:value="0.466364" calcext:value-type="float">
            <text:p>0,466364</text:p>
          </table:table-cell>
          <table:table-cell table:style-name="ce10" office:value-type="float" office:value="0.331106" calcext:value-type="float">
            <text:p>0,331106</text:p>
          </table:table-cell>
          <table:table-cell table:style-name="ce20" office:value-type="float" office:value="0.207697" calcext:value-type="float">
            <text:p>0,207697</text:p>
          </table:table-cell>
          <table:table-cell table:style-name="ce10" office:value-type="float" office:value="0.169659" calcext:value-type="float">
            <text:p>0,169659</text:p>
          </table:table-cell>
          <table:table-cell table:style-name="ce20" office:value-type="float" office:value="1.85633" calcext:value-type="float">
            <text:p>1,85633</text:p>
          </table:table-cell>
          <table:table-cell table:style-name="ce10" office:value-type="float" office:value="1.17742" calcext:value-type="float">
            <text:p>1,17742</text:p>
          </table:table-cell>
          <table:table-cell table:style-name="ce20" office:value-type="float" office:value="0.834048" calcext:value-type="float">
            <text:p>0,834048</text:p>
          </table:table-cell>
          <table:table-cell table:style-name="ce10" office:value-type="float" office:value="0.694663" calcext:value-type="float">
            <text:p>0,694663</text:p>
          </table:table-cell>
          <table:table-cell table:style-name="ce20" office:value-type="float" office:value="4.31399" calcext:value-type="float">
            <text:p>4,31399</text:p>
          </table:table-cell>
          <table:table-cell table:style-name="ce10" office:value-type="float" office:value="2.53739" calcext:value-type="float">
            <text:p>2,53739</text:p>
          </table:table-cell>
          <table:table-cell table:style-name="ce20" office:value-type="float" office:value="1.72841" calcext:value-type="float">
            <text:p>1,72841</text:p>
          </table:table-cell>
          <table:table-cell table:style-name="ce10" office:value-type="float" office:value="1.51709" calcext:value-type="float">
            <text:p>1,51709</text:p>
          </table:table-cell>
          <table:table-cell table:style-name="ce20" office:value-type="float" office:value="37.1802" calcext:value-type="float">
            <text:p>37,1802</text:p>
          </table:table-cell>
          <table:table-cell table:style-name="ce10" office:value-type="float" office:value="22.8353" calcext:value-type="float">
            <text:p>22,8353</text:p>
          </table:table-cell>
          <table:table-cell table:style-name="ce20" office:value-type="float" office:value="17.777" calcext:value-type="float">
            <text:p>17,777</text:p>
          </table:table-cell>
          <table:table-cell table:style-name="ce10" office:value-type="float" office:value="14.5616" calcext:value-type="float">
            <text:p>14,56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table:formula="of:=[.Y7]" office:value-type="float" office:value="32768" calcext:value-type="float">
            <text:p>32768</text:p>
          </table:table-cell>
          <table:table-cell table:style-name="ce8" table:formula="of:=[.H4]" office:value-type="float" office:value="0.28015928" calcext:value-type="float">
            <text:p>0,28015928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8]+1" office:value-type="float" office:value="5" calcext:value-type="float">
            <text:p>5</text:p>
          </table:table-cell>
          <table:table-cell table:style-name="ce19" office:value-type="float" office:value="0.00545096" calcext:value-type="float">
            <text:p>0,00545096</text:p>
          </table:table-cell>
          <table:table-cell table:style-name="ce15" office:value-type="float" office:value="0.0038321" calcext:value-type="float">
            <text:p>0,0038321</text:p>
          </table:table-cell>
          <table:table-cell table:style-name="ce19" office:value-type="float" office:value="0.019938" calcext:value-type="float">
            <text:p>0,019938</text:p>
          </table:table-cell>
          <table:table-cell table:style-name="ce15" office:value-type="float" office:value="0.0145869" calcext:value-type="float">
            <text:p>0,0145869</text:p>
          </table:table-cell>
          <table:table-cell table:style-name="ce20" office:value-type="float" office:value="0.466705" calcext:value-type="float">
            <text:p>0,466705</text:p>
          </table:table-cell>
          <table:table-cell table:style-name="ce10" office:value-type="float" office:value="0.315161" calcext:value-type="float">
            <text:p>0,315161</text:p>
          </table:table-cell>
          <table:table-cell table:style-name="ce20" office:value-type="float" office:value="0.206351" calcext:value-type="float">
            <text:p>0,206351</text:p>
          </table:table-cell>
          <table:table-cell table:style-name="ce10" office:value-type="float" office:value="0.172586" calcext:value-type="float">
            <text:p>0,172586</text:p>
          </table:table-cell>
          <table:table-cell table:style-name="ce20" office:value-type="float" office:value="1.8594" calcext:value-type="float">
            <text:p>1,8594</text:p>
          </table:table-cell>
          <table:table-cell table:style-name="ce10" office:value-type="float" office:value="1.09565" calcext:value-type="float">
            <text:p>1,09565</text:p>
          </table:table-cell>
          <table:table-cell table:style-name="ce20" office:value-type="float" office:value="0.82888" calcext:value-type="float">
            <text:p>0,82888</text:p>
          </table:table-cell>
          <table:table-cell table:style-name="ce10" office:value-type="float" office:value="0.65341" calcext:value-type="float">
            <text:p>0,65341</text:p>
          </table:table-cell>
          <table:table-cell table:style-name="ce20" office:value-type="float" office:value="4.32804" calcext:value-type="float">
            <text:p>4,32804</text:p>
          </table:table-cell>
          <table:table-cell table:style-name="ce10" office:value-type="float" office:value="2.55325" calcext:value-type="float">
            <text:p>2,55325</text:p>
          </table:table-cell>
          <table:table-cell table:style-name="ce20" office:value-type="float" office:value="1.93049" calcext:value-type="float">
            <text:p>1,93049</text:p>
          </table:table-cell>
          <table:table-cell table:style-name="ce10" office:value-type="float" office:value="1.54415" calcext:value-type="float">
            <text:p>1,54415</text:p>
          </table:table-cell>
          <table:table-cell table:style-name="ce20" office:value-type="float" office:value="37.1462" calcext:value-type="float">
            <text:p>37,1462</text:p>
          </table:table-cell>
          <table:table-cell table:style-name="ce10" office:value-type="float" office:value="23.5479" calcext:value-type="float">
            <text:p>23,5479</text:p>
          </table:table-cell>
          <table:table-cell table:style-name="ce20" office:value-type="float" office:value="16.6641" calcext:value-type="float">
            <text:p>16,6641</text:p>
          </table:table-cell>
          <table:table-cell table:style-name="ce10" office:value-type="float" office:value="13.7042" calcext:value-type="float">
            <text:p>13,7042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formula="of:=[.Y8]" office:value-type="float" office:value="32768" calcext:value-type="float">
            <text:p>32768</text:p>
          </table:table-cell>
          <table:table-cell table:style-name="ce10" table:formula="of:=[.I4]" office:value-type="float" office:value="0.2084058" calcext:value-type="float">
            <text:p>0,2084058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9]+1" office:value-type="float" office:value="6" calcext:value-type="float">
            <text:p>6</text:p>
          </table:table-cell>
          <table:table-cell table:style-name="ce19" office:value-type="float" office:value="0.00541306" calcext:value-type="float">
            <text:p>0,00541306</text:p>
          </table:table-cell>
          <table:table-cell table:style-name="ce15" office:value-type="float" office:value="0.004251" calcext:value-type="float">
            <text:p>0,004251</text:p>
          </table:table-cell>
          <table:table-cell table:style-name="ce19" office:value-type="float" office:value="0.0199089" calcext:value-type="float">
            <text:p>0,0199089</text:p>
          </table:table-cell>
          <table:table-cell table:style-name="ce15" office:value-type="float" office:value="0.0169961" calcext:value-type="float">
            <text:p>0,0169961</text:p>
          </table:table-cell>
          <table:table-cell table:style-name="ce20" office:value-type="float" office:value="0.467189" calcext:value-type="float">
            <text:p>0,467189</text:p>
          </table:table-cell>
          <table:table-cell table:style-name="ce10" office:value-type="float" office:value="0.272706" calcext:value-type="float">
            <text:p>0,272706</text:p>
          </table:table-cell>
          <table:table-cell table:style-name="ce20" office:value-type="float" office:value="0.207545" calcext:value-type="float">
            <text:p>0,207545</text:p>
          </table:table-cell>
          <table:table-cell table:style-name="ce10" office:value-type="float" office:value="0.161789" calcext:value-type="float">
            <text:p>0,161789</text:p>
          </table:table-cell>
          <table:table-cell table:style-name="ce20" office:value-type="float" office:value="1.85933" calcext:value-type="float">
            <text:p>1,85933</text:p>
          </table:table-cell>
          <table:table-cell table:style-name="ce10" office:value-type="float" office:value="1.10292" calcext:value-type="float">
            <text:p>1,10292</text:p>
          </table:table-cell>
          <table:table-cell table:style-name="ce20" office:value-type="float" office:value="0.836237" calcext:value-type="float">
            <text:p>0,836237</text:p>
          </table:table-cell>
          <table:table-cell table:style-name="ce10" office:value-type="float" office:value="0.635758" calcext:value-type="float">
            <text:p>0,635758</text:p>
          </table:table-cell>
          <table:table-cell table:style-name="ce20" office:value-type="float" office:value="4.31884" calcext:value-type="float">
            <text:p>4,31884</text:p>
          </table:table-cell>
          <table:table-cell table:style-name="ce10" office:value-type="float" office:value="2.63959" calcext:value-type="float">
            <text:p>2,63959</text:p>
          </table:table-cell>
          <table:table-cell table:style-name="ce20" office:value-type="float" office:value="2.31797" calcext:value-type="float">
            <text:p>2,31797</text:p>
          </table:table-cell>
          <table:table-cell table:style-name="ce10" office:value-type="float" office:value="1.49505" calcext:value-type="float">
            <text:p>1,49505</text:p>
          </table:table-cell>
          <table:table-cell table:style-name="ce20" office:value-type="float" office:value="37.1852" calcext:value-type="float">
            <text:p>37,1852</text:p>
          </table:table-cell>
          <table:table-cell table:style-name="ce10" office:value-type="float" office:value="23.17" calcext:value-type="float">
            <text:p>23,17</text:p>
          </table:table-cell>
          <table:table-cell table:style-name="ce20" office:value-type="float" office:value="17.4246" calcext:value-type="float">
            <text:p>17,4246</text:p>
          </table:table-cell>
          <table:table-cell table:style-name="ce10" office:value-type="float" office:value="13.9224" calcext:value-type="float">
            <text:p>13,9224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0" table:formula="of:=[.Y9]" office:value-type="float" office:value="32768" calcext:value-type="float">
            <text:p>32768</text:p>
          </table:table-cell>
          <table:table-cell table:style-name="ce20" table:formula="of:=[.J4]" office:value-type="float" office:value="0.17020033" calcext:value-type="float">
            <text:p>0,17020033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0]+1" office:value-type="float" office:value="7" calcext:value-type="float">
            <text:p>7</text:p>
          </table:table-cell>
          <table:table-cell table:style-name="ce19" office:value-type="float" office:value="0.00546384" calcext:value-type="float">
            <text:p>0,00546384</text:p>
          </table:table-cell>
          <table:table-cell table:style-name="ce15" office:value-type="float" office:value="0.00403595" calcext:value-type="float">
            <text:p>0,00403595</text:p>
          </table:table-cell>
          <table:table-cell table:style-name="ce19" office:value-type="float" office:value="0.0204351" calcext:value-type="float">
            <text:p>0,0204351</text:p>
          </table:table-cell>
          <table:table-cell table:style-name="ce15" office:value-type="float" office:value="0.0153069" calcext:value-type="float">
            <text:p>0,0153069</text:p>
          </table:table-cell>
          <table:table-cell table:style-name="ce20" office:value-type="float" office:value="0.466237" calcext:value-type="float">
            <text:p>0,466237</text:p>
          </table:table-cell>
          <table:table-cell table:style-name="ce10" office:value-type="float" office:value="0.272965" calcext:value-type="float">
            <text:p>0,272965</text:p>
          </table:table-cell>
          <table:table-cell table:style-name="ce20" office:value-type="float" office:value="0.20788" calcext:value-type="float">
            <text:p>0,20788</text:p>
          </table:table-cell>
          <table:table-cell table:style-name="ce10" office:value-type="float" office:value="0.16546" calcext:value-type="float">
            <text:p>0,16546</text:p>
          </table:table-cell>
          <table:table-cell table:style-name="ce20" office:value-type="float" office:value="1.86077" calcext:value-type="float">
            <text:p>1,86077</text:p>
          </table:table-cell>
          <table:table-cell table:style-name="ce10" office:value-type="float" office:value="1.10772" calcext:value-type="float">
            <text:p>1,10772</text:p>
          </table:table-cell>
          <table:table-cell table:style-name="ce20" office:value-type="float" office:value="0.828123" calcext:value-type="float">
            <text:p>0,828123</text:p>
          </table:table-cell>
          <table:table-cell table:style-name="ce10" office:value-type="float" office:value="0.646005" calcext:value-type="float">
            <text:p>0,646005</text:p>
          </table:table-cell>
          <table:table-cell table:style-name="ce20" office:value-type="float" office:value="4.31469" calcext:value-type="float">
            <text:p>4,31469</text:p>
          </table:table-cell>
          <table:table-cell table:style-name="ce10" office:value-type="float" office:value="2.72522" calcext:value-type="float">
            <text:p>2,72522</text:p>
          </table:table-cell>
          <table:table-cell table:style-name="ce20" office:value-type="float" office:value="1.94152" calcext:value-type="float">
            <text:p>1,94152</text:p>
          </table:table-cell>
          <table:table-cell table:style-name="ce10" office:value-type="float" office:value="1.56896" calcext:value-type="float">
            <text:p>1,56896</text:p>
          </table:table-cell>
          <table:table-cell table:style-name="ce20" office:value-type="float" office:value="36.1043" calcext:value-type="float">
            <text:p>36,1043</text:p>
          </table:table-cell>
          <table:table-cell table:style-name="ce10" office:value-type="float" office:value="22.3742" calcext:value-type="float">
            <text:p>22,3742</text:p>
          </table:table-cell>
          <table:table-cell table:style-name="ce20" office:value-type="float" office:value="19.331" calcext:value-type="float">
            <text:p>19,331</text:p>
          </table:table-cell>
          <table:table-cell table:style-name="ce10" office:value-type="float" office:value="13.2379" calcext:value-type="float">
            <text:p>13,2379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65536" calcext:value-type="float">
            <text:p>65536</text:p>
          </table:table-cell>
          <table:table-cell table:style-name="ce10" table:formula="of:=[.K4]" office:value-type="float" office:value="1.9341955" calcext:value-type="float">
            <text:p>1,9341955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1]+1" office:value-type="float" office:value="8" calcext:value-type="float">
            <text:p>8</text:p>
          </table:table-cell>
          <table:table-cell table:style-name="ce19" office:value-type="float" office:value="0.00545311" calcext:value-type="float">
            <text:p>0,00545311</text:p>
          </table:table-cell>
          <table:table-cell table:style-name="ce15" office:value-type="float" office:value="0.00409985" calcext:value-type="float">
            <text:p>0,00409985</text:p>
          </table:table-cell>
          <table:table-cell table:style-name="ce19" office:value-type="float" office:value="0.0201099" calcext:value-type="float">
            <text:p>0,0201099</text:p>
          </table:table-cell>
          <table:table-cell table:style-name="ce15" office:value-type="float" office:value="0.0147619" calcext:value-type="float">
            <text:p>0,0147619</text:p>
          </table:table-cell>
          <table:table-cell table:style-name="ce20" office:value-type="float" office:value="0.468485" calcext:value-type="float">
            <text:p>0,468485</text:p>
          </table:table-cell>
          <table:table-cell table:style-name="ce10" office:value-type="float" office:value="0.271127" calcext:value-type="float">
            <text:p>0,271127</text:p>
          </table:table-cell>
          <table:table-cell table:style-name="ce20" office:value-type="float" office:value="0.207755" calcext:value-type="float">
            <text:p>0,207755</text:p>
          </table:table-cell>
          <table:table-cell table:style-name="ce10" office:value-type="float" office:value="0.167076" calcext:value-type="float">
            <text:p>0,167076</text:p>
          </table:table-cell>
          <table:table-cell table:style-name="ce20" office:value-type="float" office:value="1.85853" calcext:value-type="float">
            <text:p>1,85853</text:p>
          </table:table-cell>
          <table:table-cell table:style-name="ce10" office:value-type="float" office:value="1.09841" calcext:value-type="float">
            <text:p>1,09841</text:p>
          </table:table-cell>
          <table:table-cell table:style-name="ce20" office:value-type="float" office:value="0.826505" calcext:value-type="float">
            <text:p>0,826505</text:p>
          </table:table-cell>
          <table:table-cell table:style-name="ce10" office:value-type="float" office:value="0.664197" calcext:value-type="float">
            <text:p>0,664197</text:p>
          </table:table-cell>
          <table:table-cell table:style-name="ce20" office:value-type="float" office:value="4.31651" calcext:value-type="float">
            <text:p>4,31651</text:p>
          </table:table-cell>
          <table:table-cell table:style-name="ce10" office:value-type="float" office:value="2.52943" calcext:value-type="float">
            <text:p>2,52943</text:p>
          </table:table-cell>
          <table:table-cell table:style-name="ce20" office:value-type="float" office:value="1.9401" calcext:value-type="float">
            <text:p>1,9401</text:p>
          </table:table-cell>
          <table:table-cell table:style-name="ce10" office:value-type="float" office:value="1.49689" calcext:value-type="float">
            <text:p>1,49689</text:p>
          </table:table-cell>
          <table:table-cell table:style-name="ce20" office:value-type="float" office:value="36.4938" calcext:value-type="float">
            <text:p>36,4938</text:p>
          </table:table-cell>
          <table:table-cell table:style-name="ce10" office:value-type="float" office:value="24.5651" calcext:value-type="float">
            <text:p>24,5651</text:p>
          </table:table-cell>
          <table:table-cell table:style-name="ce20" office:value-type="float" office:value="18.4043" calcext:value-type="float">
            <text:p>18,4043</text:p>
          </table:table-cell>
          <table:table-cell table:style-name="ce10" office:value-type="float" office:value="14.0961" calcext:value-type="float">
            <text:p>14,0961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0" table:formula="of:=[.Y11]" office:value-type="float" office:value="65536" calcext:value-type="float">
            <text:p>65536</text:p>
          </table:table-cell>
          <table:table-cell table:style-name="ce20" table:formula="of:=[.L4]" office:value-type="float" office:value="1.1337527" calcext:value-type="float">
            <text:p>1,1337527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2]+1" office:value-type="float" office:value="9" calcext:value-type="float">
            <text:p>9</text:p>
          </table:table-cell>
          <table:table-cell table:style-name="ce19" office:value-type="float" office:value="0.0054462" calcext:value-type="float">
            <text:p>0,0054462</text:p>
          </table:table-cell>
          <table:table-cell table:style-name="ce15" office:value-type="float" office:value="0.00399399" calcext:value-type="float">
            <text:p>0,00399399</text:p>
          </table:table-cell>
          <table:table-cell table:style-name="ce19" office:value-type="float" office:value="0.0199358" calcext:value-type="float">
            <text:p>0,0199358</text:p>
          </table:table-cell>
          <table:table-cell table:style-name="ce15" office:value-type="float" office:value="0.0160642" calcext:value-type="float">
            <text:p>0,0160642</text:p>
          </table:table-cell>
          <table:table-cell table:style-name="ce20" office:value-type="float" office:value="0.468333" calcext:value-type="float">
            <text:p>0,468333</text:p>
          </table:table-cell>
          <table:table-cell table:style-name="ce10" office:value-type="float" office:value="0.271372" calcext:value-type="float">
            <text:p>0,271372</text:p>
          </table:table-cell>
          <table:table-cell table:style-name="ce20" office:value-type="float" office:value="0.208797" calcext:value-type="float">
            <text:p>0,208797</text:p>
          </table:table-cell>
          <table:table-cell table:style-name="ce10" office:value-type="float" office:value="0.159252" calcext:value-type="float">
            <text:p>0,159252</text:p>
          </table:table-cell>
          <table:table-cell table:style-name="ce20" office:value-type="float" office:value="1.85797" calcext:value-type="float">
            <text:p>1,85797</text:p>
          </table:table-cell>
          <table:table-cell table:style-name="ce10" office:value-type="float" office:value="1.09505" calcext:value-type="float">
            <text:p>1,09505</text:p>
          </table:table-cell>
          <table:table-cell table:style-name="ce20" office:value-type="float" office:value="0.835115" calcext:value-type="float">
            <text:p>0,835115</text:p>
          </table:table-cell>
          <table:table-cell table:style-name="ce10" office:value-type="float" office:value="0.625484" calcext:value-type="float">
            <text:p>0,625484</text:p>
          </table:table-cell>
          <table:table-cell table:style-name="ce20" office:value-type="float" office:value="4.3108" calcext:value-type="float">
            <text:p>4,3108</text:p>
          </table:table-cell>
          <table:table-cell table:style-name="ce10" office:value-type="float" office:value="2.52921" calcext:value-type="float">
            <text:p>2,52921</text:p>
          </table:table-cell>
          <table:table-cell table:style-name="ce20" office:value-type="float" office:value="1.6097" calcext:value-type="float">
            <text:p>1,6097</text:p>
          </table:table-cell>
          <table:table-cell table:style-name="ce10" office:value-type="float" office:value="1.60097" calcext:value-type="float">
            <text:p>1,60097</text:p>
          </table:table-cell>
          <table:table-cell table:style-name="ce20" office:value-type="float" office:value="35.4715" calcext:value-type="float">
            <text:p>35,4715</text:p>
          </table:table-cell>
          <table:table-cell table:style-name="ce10" office:value-type="float" office:value="24.3886" calcext:value-type="float">
            <text:p>24,3886</text:p>
          </table:table-cell>
          <table:table-cell table:style-name="ce20" office:value-type="float" office:value="17.4642" calcext:value-type="float">
            <text:p>17,4642</text:p>
          </table:table-cell>
          <table:table-cell table:style-name="ce10" office:value-type="float" office:value="14.2464" calcext:value-type="float">
            <text:p>14,2464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formula="of:=[.Y12]" office:value-type="float" office:value="65536" calcext:value-type="float">
            <text:p>65536</text:p>
          </table:table-cell>
          <table:table-cell table:style-name="ce10" table:formula="of:=[.M4]" office:value-type="float" office:value="0.83875256" calcext:value-type="float">
            <text:p>0,83875256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3]+1" office:value-type="float" office:value="10" calcext:value-type="float">
            <text:p>10</text:p>
          </table:table-cell>
          <table:table-cell table:style-name="ce19" office:value-type="float" office:value="0.005445" calcext:value-type="float">
            <text:p>0,005445</text:p>
          </table:table-cell>
          <table:table-cell table:style-name="ce15" office:value-type="float" office:value="0.00550508" calcext:value-type="float">
            <text:p>0,00550508</text:p>
          </table:table-cell>
          <table:table-cell table:style-name="ce19" office:value-type="float" office:value="0.0201919" calcext:value-type="float">
            <text:p>0,0201919</text:p>
          </table:table-cell>
          <table:table-cell table:style-name="ce15" office:value-type="float" office:value="0.0162621" calcext:value-type="float">
            <text:p>0,0162621</text:p>
          </table:table-cell>
          <table:table-cell table:style-name="ce20" office:value-type="float" office:value="0.467297" calcext:value-type="float">
            <text:p>0,467297</text:p>
          </table:table-cell>
          <table:table-cell table:style-name="ce10" office:value-type="float" office:value="0.271329" calcext:value-type="float">
            <text:p>0,271329</text:p>
          </table:table-cell>
          <table:table-cell table:style-name="ce20" office:value-type="float" office:value="0.20847" calcext:value-type="float">
            <text:p>0,20847</text:p>
          </table:table-cell>
          <table:table-cell table:style-name="ce10" office:value-type="float" office:value="0.156126" calcext:value-type="float">
            <text:p>0,156126</text:p>
          </table:table-cell>
          <table:table-cell table:style-name="ce20" office:value-type="float" office:value="1.85717" calcext:value-type="float">
            <text:p>1,85717</text:p>
          </table:table-cell>
          <table:table-cell table:style-name="ce10" office:value-type="float" office:value="1.10224" calcext:value-type="float">
            <text:p>1,10224</text:p>
          </table:table-cell>
          <table:table-cell table:style-name="ce20" office:value-type="float" office:value="0.995807" calcext:value-type="float">
            <text:p>0,995807</text:p>
          </table:table-cell>
          <table:table-cell table:style-name="ce10" office:value-type="float" office:value="0.686793" calcext:value-type="float">
            <text:p>0,686793</text:p>
          </table:table-cell>
          <table:table-cell table:style-name="ce20" office:value-type="float" office:value="4.32234" calcext:value-type="float">
            <text:p>4,32234</text:p>
          </table:table-cell>
          <table:table-cell table:style-name="ce10" office:value-type="float" office:value="2.52292" calcext:value-type="float">
            <text:p>2,52292</text:p>
          </table:table-cell>
          <table:table-cell table:style-name="ce20" office:value-type="float" office:value="2.00498" calcext:value-type="float">
            <text:p>2,00498</text:p>
          </table:table-cell>
          <table:table-cell table:style-name="ce10" office:value-type="float" office:value="1.52028" calcext:value-type="float">
            <text:p>1,52028</text:p>
          </table:table-cell>
          <table:table-cell table:style-name="ce20" office:value-type="float" office:value="48.7249" calcext:value-type="float">
            <text:p>48,7249</text:p>
          </table:table-cell>
          <table:table-cell table:style-name="ce10" office:value-type="float" office:value="24.295" calcext:value-type="float">
            <text:p>24,295</text:p>
          </table:table-cell>
          <table:table-cell table:style-name="ce20" office:value-type="float" office:value="16.1683" calcext:value-type="float">
            <text:p>16,1683</text:p>
          </table:table-cell>
          <table:table-cell table:style-name="ce10" office:value-type="float" office:value="14.4592" calcext:value-type="float">
            <text:p>14,4592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0" table:formula="of:=[.Y13]" office:value-type="float" office:value="65536" calcext:value-type="float">
            <text:p>65536</text:p>
          </table:table-cell>
          <table:table-cell table:style-name="ce20" table:formula="of:=[.N4]" office:value-type="float" office:value="0.66066207" calcext:value-type="float">
            <text:p>0,66066207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4]+1" office:value-type="float" office:value="11" calcext:value-type="float">
            <text:p>11</text:p>
          </table:table-cell>
          <table:table-cell table:style-name="ce19" office:value-type="float" office:value="0.0054369" calcext:value-type="float">
            <text:p>0,0054369</text:p>
          </table:table-cell>
          <table:table-cell table:style-name="ce15" office:value-type="float" office:value="0.00490189" calcext:value-type="float">
            <text:p>0,00490189</text:p>
          </table:table-cell>
          <table:table-cell table:style-name="ce19" office:value-type="float" office:value="0.020067" calcext:value-type="float">
            <text:p>0,020067</text:p>
          </table:table-cell>
          <table:table-cell table:style-name="ce15" office:value-type="float" office:value="0.01616" calcext:value-type="float">
            <text:p>0,01616</text:p>
          </table:table-cell>
          <table:table-cell table:style-name="ce20" office:value-type="float" office:value="0.505522" calcext:value-type="float">
            <text:p>0,505522</text:p>
          </table:table-cell>
          <table:table-cell table:style-name="ce10" office:value-type="float" office:value="0.272886" calcext:value-type="float">
            <text:p>0,272886</text:p>
          </table:table-cell>
          <table:table-cell table:style-name="ce20" office:value-type="float" office:value="0.207559" calcext:value-type="float">
            <text:p>0,207559</text:p>
          </table:table-cell>
          <table:table-cell table:style-name="ce10" office:value-type="float" office:value="0.165809" calcext:value-type="float">
            <text:p>0,165809</text:p>
          </table:table-cell>
          <table:table-cell table:style-name="ce20" office:value-type="float" office:value="1.92485" calcext:value-type="float">
            <text:p>1,92485</text:p>
          </table:table-cell>
          <table:table-cell table:style-name="ce10" office:value-type="float" office:value="1.32788" calcext:value-type="float">
            <text:p>1,32788</text:p>
          </table:table-cell>
          <table:table-cell table:style-name="ce20" office:value-type="float" office:value="0.75875" calcext:value-type="float">
            <text:p>0,75875</text:p>
          </table:table-cell>
          <table:table-cell table:style-name="ce10" office:value-type="float" office:value="0.715784" calcext:value-type="float">
            <text:p>0,715784</text:p>
          </table:table-cell>
          <table:table-cell table:style-name="ce20" office:value-type="float" office:value="4.63762" calcext:value-type="float">
            <text:p>4,63762</text:p>
          </table:table-cell>
          <table:table-cell table:style-name="ce10" office:value-type="float" office:value="2.56655" calcext:value-type="float">
            <text:p>2,56655</text:p>
          </table:table-cell>
          <table:table-cell table:style-name="ce20" office:value-type="float" office:value="1.61871" calcext:value-type="float">
            <text:p>1,61871</text:p>
          </table:table-cell>
          <table:table-cell table:style-name="ce10" office:value-type="float" office:value="1.5025" calcext:value-type="float">
            <text:p>1,5025</text:p>
          </table:table-cell>
          <table:table-cell table:style-name="ce20"/>
          <table:table-cell table:style-name="ce10"/>
          <table:table-cell table:style-name="ce20" office:value-type="float" office:value="16.7799" calcext:value-type="float">
            <text:p>16,7799</text:p>
          </table:table-cell>
          <table:table-cell table:style-name="ce10" office:value-type="float" office:value="14.4883" calcext:value-type="float">
            <text:p>14,4883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O4]" office:value-type="float" office:value="4.4822631" calcext:value-type="float">
            <text:p>4,4822631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5]+1" office:value-type="float" office:value="12" calcext:value-type="float">
            <text:p>12</text:p>
          </table:table-cell>
          <table:table-cell table:style-name="ce19" office:value-type="float" office:value="0.00546193" calcext:value-type="float">
            <text:p>0,00546193</text:p>
          </table:table-cell>
          <table:table-cell table:style-name="ce15" office:value-type="float" office:value="0.004879" calcext:value-type="float">
            <text:p>0,004879</text:p>
          </table:table-cell>
          <table:table-cell table:style-name="ce19" office:value-type="float" office:value="0.0202861" calcext:value-type="float">
            <text:p>0,0202861</text:p>
          </table:table-cell>
          <table:table-cell table:style-name="ce15" office:value-type="float" office:value="0.015877" calcext:value-type="float">
            <text:p>0,015877</text:p>
          </table:table-cell>
          <table:table-cell table:style-name="ce20" office:value-type="float" office:value="0.545261" calcext:value-type="float">
            <text:p>0,545261</text:p>
          </table:table-cell>
          <table:table-cell table:style-name="ce10" office:value-type="float" office:value="0.334439" calcext:value-type="float">
            <text:p>0,334439</text:p>
          </table:table-cell>
          <table:table-cell table:style-name="ce20" office:value-type="float" office:value="0.208612" calcext:value-type="float">
            <text:p>0,208612</text:p>
          </table:table-cell>
          <table:table-cell table:style-name="ce10" office:value-type="float" office:value="0.19699" calcext:value-type="float">
            <text:p>0,19699</text:p>
          </table:table-cell>
          <table:table-cell table:style-name="ce20" office:value-type="float" office:value="2.05184" calcext:value-type="float">
            <text:p>2,05184</text:p>
          </table:table-cell>
          <table:table-cell table:style-name="ce10" office:value-type="float" office:value="1.19844" calcext:value-type="float">
            <text:p>1,19844</text:p>
          </table:table-cell>
          <table:table-cell table:style-name="ce20" office:value-type="float" office:value="0.832313" calcext:value-type="float">
            <text:p>0,832313</text:p>
          </table:table-cell>
          <table:table-cell table:style-name="ce10" office:value-type="float" office:value="0.615325" calcext:value-type="float">
            <text:p>0,615325</text:p>
          </table:table-cell>
          <table:table-cell table:style-name="ce20" office:value-type="float" office:value="4.33596" calcext:value-type="float">
            <text:p>4,33596</text:p>
          </table:table-cell>
          <table:table-cell table:style-name="ce10" office:value-type="float" office:value="2.5544" calcext:value-type="float">
            <text:p>2,5544</text:p>
          </table:table-cell>
          <table:table-cell table:style-name="ce20" office:value-type="float" office:value="1.93428" calcext:value-type="float">
            <text:p>1,93428</text:p>
          </table:table-cell>
          <table:table-cell table:style-name="ce10" office:value-type="float" office:value="1.45785" calcext:value-type="float">
            <text:p>1,45785</text:p>
          </table:table-cell>
          <table:table-cell table:style-name="ce20"/>
          <table:table-cell table:style-name="ce10"/>
          <table:table-cell table:style-name="ce20" office:value-type="float" office:value="17.4819" calcext:value-type="float">
            <text:p>17,4819</text:p>
          </table:table-cell>
          <table:table-cell table:style-name="ce10" office:value-type="float" office:value="14.0212" calcext:value-type="float">
            <text:p>14,021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table:formula="of:=[.Y15]" office:value-type="float" office:value="100000" calcext:value-type="float">
            <text:p>100000</text:p>
          </table:table-cell>
          <table:table-cell table:style-name="ce8" table:formula="of:=[.P4]" office:value-type="float" office:value="2.560626" calcext:value-type="float">
            <text:p>2,560626</text:p>
          </table:table-cell>
          <table:table-cell table:number-columns-repeated="998"/>
        </table:table-row>
        <table:table-row table:style-name="ro1">
          <table:covered-table-cell table:style-name="ce13"/>
          <table:table-cell table:style-name="ce15" table:formula="of:=[.B16]+1" office:value-type="float" office:value="13" calcext:value-type="float">
            <text:p>13</text:p>
          </table:table-cell>
          <table:table-cell table:style-name="ce19" office:value-type="float" office:value="0.00541401" calcext:value-type="float">
            <text:p>0,00541401</text:p>
          </table:table-cell>
          <table:table-cell table:style-name="ce15" office:value-type="float" office:value="0.00442195" calcext:value-type="float">
            <text:p>0,00442195</text:p>
          </table:table-cell>
          <table:table-cell table:style-name="ce19" office:value-type="float" office:value="0.0202711" calcext:value-type="float">
            <text:p>0,0202711</text:p>
          </table:table-cell>
          <table:table-cell table:style-name="ce15" office:value-type="float" office:value="0.016243" calcext:value-type="float">
            <text:p>0,016243</text:p>
          </table:table-cell>
          <table:table-cell table:style-name="ce20" office:value-type="float" office:value="0.471043" calcext:value-type="float">
            <text:p>0,471043</text:p>
          </table:table-cell>
          <table:table-cell table:style-name="ce10" office:value-type="float" office:value="0.334834" calcext:value-type="float">
            <text:p>0,334834</text:p>
          </table:table-cell>
          <table:table-cell table:style-name="ce20" office:value-type="float" office:value="0.206257" calcext:value-type="float">
            <text:p>0,206257</text:p>
          </table:table-cell>
          <table:table-cell table:style-name="ce10" office:value-type="float" office:value="0.161434" calcext:value-type="float">
            <text:p>0,161434</text:p>
          </table:table-cell>
          <table:table-cell table:style-name="ce20" office:value-type="float" office:value="1.97707" calcext:value-type="float">
            <text:p>1,97707</text:p>
          </table:table-cell>
          <table:table-cell table:style-name="ce10" office:value-type="float" office:value="1.29015" calcext:value-type="float">
            <text:p>1,29015</text:p>
          </table:table-cell>
          <table:table-cell table:style-name="ce20" office:value-type="float" office:value="0.832851" calcext:value-type="float">
            <text:p>0,832851</text:p>
          </table:table-cell>
          <table:table-cell table:style-name="ce10" office:value-type="float" office:value="0.642938" calcext:value-type="float">
            <text:p>0,642938</text:p>
          </table:table-cell>
          <table:table-cell table:style-name="ce20" office:value-type="float" office:value="4.36955" calcext:value-type="float">
            <text:p>4,36955</text:p>
          </table:table-cell>
          <table:table-cell table:style-name="ce10" office:value-type="float" office:value="2.538" calcext:value-type="float">
            <text:p>2,538</text:p>
          </table:table-cell>
          <table:table-cell table:style-name="ce20" office:value-type="float" office:value="1.73279" calcext:value-type="float">
            <text:p>1,73279</text:p>
          </table:table-cell>
          <table:table-cell table:style-name="ce10" office:value-type="float" office:value="1.50404" calcext:value-type="float">
            <text:p>1,50404</text:p>
          </table:table-cell>
          <table:table-cell table:style-name="ce20"/>
          <table:table-cell table:style-name="ce10"/>
          <table:table-cell table:style-name="ce20" office:value-type="float" office:value="17.0853" calcext:value-type="float">
            <text:p>17,0853</text:p>
          </table:table-cell>
          <table:table-cell table:style-name="ce10" office:value-type="float" office:value="13.7015" calcext:value-type="float">
            <text:p>13,7015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formula="of:=[.Y16]" office:value-type="float" office:value="100000" calcext:value-type="float">
            <text:p>100000</text:p>
          </table:table-cell>
          <table:table-cell table:style-name="ce10" table:formula="of:=[.Q4]" office:value-type="float" office:value="1.919896" calcext:value-type="float">
            <text:p>1,919896</text:p>
          </table:table-cell>
          <table:table-cell table:number-columns-repeated="998"/>
        </table:table-row>
        <table:table-row table:style-name="ro1">
          <table:covered-table-cell table:style-name="ce13"/>
          <table:table-cell table:style-name="ce15" table:formula="of:=[.B17]+1" office:value-type="float" office:value="14" calcext:value-type="float">
            <text:p>14</text:p>
          </table:table-cell>
          <table:table-cell table:style-name="ce19" office:value-type="float" office:value="0.00542593" calcext:value-type="float">
            <text:p>0,00542593</text:p>
          </table:table-cell>
          <table:table-cell table:style-name="ce15" office:value-type="float" office:value="0.00481796" calcext:value-type="float">
            <text:p>0,00481796</text:p>
          </table:table-cell>
          <table:table-cell table:style-name="ce19" office:value-type="float" office:value="0.0201352" calcext:value-type="float">
            <text:p>0,0201352</text:p>
          </table:table-cell>
          <table:table-cell table:style-name="ce15" office:value-type="float" office:value="0.015753" calcext:value-type="float">
            <text:p>0,015753</text:p>
          </table:table-cell>
          <table:table-cell table:style-name="ce20" office:value-type="float" office:value="0.468256" calcext:value-type="float">
            <text:p>0,468256</text:p>
          </table:table-cell>
          <table:table-cell table:style-name="ce10" office:value-type="float" office:value="0.335082" calcext:value-type="float">
            <text:p>0,335082</text:p>
          </table:table-cell>
          <table:table-cell table:style-name="ce20" office:value-type="float" office:value="0.20796" calcext:value-type="float">
            <text:p>0,20796</text:p>
          </table:table-cell>
          <table:table-cell table:style-name="ce10" office:value-type="float" office:value="0.158038" calcext:value-type="float">
            <text:p>0,158038</text:p>
          </table:table-cell>
          <table:table-cell table:style-name="ce20" office:value-type="float" office:value="1.86408" calcext:value-type="float">
            <text:p>1,86408</text:p>
          </table:table-cell>
          <table:table-cell table:style-name="ce10" office:value-type="float" office:value="1.25487" calcext:value-type="float">
            <text:p>1,25487</text:p>
          </table:table-cell>
          <table:table-cell table:style-name="ce20" office:value-type="float" office:value="0.832272" calcext:value-type="float">
            <text:p>0,832272</text:p>
          </table:table-cell>
          <table:table-cell table:style-name="ce10" office:value-type="float" office:value="0.637742" calcext:value-type="float">
            <text:p>0,637742</text:p>
          </table:table-cell>
          <table:table-cell table:style-name="ce20" office:value-type="float" office:value="4.33214" calcext:value-type="float">
            <text:p>4,33214</text:p>
          </table:table-cell>
          <table:table-cell table:style-name="ce10" office:value-type="float" office:value="2.53842" calcext:value-type="float">
            <text:p>2,53842</text:p>
          </table:table-cell>
          <table:table-cell table:style-name="ce20" office:value-type="float" office:value="1.94222" calcext:value-type="float">
            <text:p>1,94222</text:p>
          </table:table-cell>
          <table:table-cell table:style-name="ce10" office:value-type="float" office:value="1.48324" calcext:value-type="float">
            <text:p>1,48324</text:p>
          </table:table-cell>
          <table:table-cell table:style-name="ce20"/>
          <table:table-cell table:style-name="ce10"/>
          <table:table-cell table:style-name="ce20" office:value-type="float" office:value="17.6982" calcext:value-type="float">
            <text:p>17,6982</text:p>
          </table:table-cell>
          <table:table-cell table:style-name="ce10" office:value-type="float" office:value="13.8793" calcext:value-type="float">
            <text:p>13,8793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0" table:formula="of:=[.Y17]" office:value-type="float" office:value="100000" calcext:value-type="float">
            <text:p>100000</text:p>
          </table:table-cell>
          <table:table-cell table:style-name="ce20" table:formula="of:=[.R4]" office:value-type="float" office:value="1.5537526" calcext:value-type="float">
            <text:p>1,5537526</text:p>
          </table:table-cell>
          <table:table-cell table:number-columns-repeated="998"/>
        </table:table-row>
        <table:table-row table:style-name="ro1">
          <table:covered-table-cell table:style-name="ce13"/>
          <table:table-cell table:style-name="ce15" table:formula="of:=[.B18]+1" office:value-type="float" office:value="15" calcext:value-type="float">
            <text:p>15</text:p>
          </table:table-cell>
          <table:table-cell table:style-name="ce19" office:value-type="float" office:value="0.00545979" calcext:value-type="float">
            <text:p>0,00545979</text:p>
          </table:table-cell>
          <table:table-cell table:style-name="ce15" office:value-type="float" office:value="0.00388813" calcext:value-type="float">
            <text:p>0,00388813</text:p>
          </table:table-cell>
          <table:table-cell table:style-name="ce19" office:value-type="float" office:value="0.020102" calcext:value-type="float">
            <text:p>0,020102</text:p>
          </table:table-cell>
          <table:table-cell table:style-name="ce15" office:value-type="float" office:value="0.0158482" calcext:value-type="float">
            <text:p>0,0158482</text:p>
          </table:table-cell>
          <table:table-cell table:style-name="ce20" office:value-type="float" office:value="0.466046" calcext:value-type="float">
            <text:p>0,466046</text:p>
          </table:table-cell>
          <table:table-cell table:style-name="ce10" office:value-type="float" office:value="0.271138" calcext:value-type="float">
            <text:p>0,271138</text:p>
          </table:table-cell>
          <table:table-cell table:style-name="ce20" office:value-type="float" office:value="0.206106" calcext:value-type="float">
            <text:p>0,206106</text:p>
          </table:table-cell>
          <table:table-cell table:style-name="ce10" office:value-type="float" office:value="0.157301" calcext:value-type="float">
            <text:p>0,157301</text:p>
          </table:table-cell>
          <table:table-cell table:style-name="ce20" office:value-type="float" office:value="1.85855" calcext:value-type="float">
            <text:p>1,85855</text:p>
          </table:table-cell>
          <table:table-cell table:style-name="ce10" office:value-type="float" office:value="1.12175" calcext:value-type="float">
            <text:p>1,12175</text:p>
          </table:table-cell>
          <table:table-cell table:style-name="ce20" office:value-type="float" office:value="0.827201" calcext:value-type="float">
            <text:p>0,827201</text:p>
          </table:table-cell>
          <table:table-cell table:style-name="ce10" office:value-type="float" office:value="0.643839" calcext:value-type="float">
            <text:p>0,643839</text:p>
          </table:table-cell>
          <table:table-cell table:style-name="ce20" office:value-type="float" office:value="4.31734" calcext:value-type="float">
            <text:p>4,31734</text:p>
          </table:table-cell>
          <table:table-cell table:style-name="ce10" office:value-type="float" office:value="2.54651" calcext:value-type="float">
            <text:p>2,54651</text:p>
          </table:table-cell>
          <table:table-cell table:style-name="ce20" office:value-type="float" office:value="1.94543" calcext:value-type="float">
            <text:p>1,94543</text:p>
          </table:table-cell>
          <table:table-cell table:style-name="ce10" office:value-type="float" office:value="1.58905" calcext:value-type="float">
            <text:p>1,58905</text:p>
          </table:table-cell>
          <table:table-cell table:style-name="ce20"/>
          <table:table-cell table:style-name="ce10"/>
          <table:table-cell table:style-name="ce20" office:value-type="float" office:value="16.5551" calcext:value-type="float">
            <text:p>16,5551</text:p>
          </table:table-cell>
          <table:table-cell table:style-name="ce10" office:value-type="float" office:value="14.4206" calcext:value-type="float">
            <text:p>14,420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19]+1" office:value-type="float" office:value="16" calcext:value-type="float">
            <text:p>16</text:p>
          </table:table-cell>
          <table:table-cell table:style-name="ce19" office:value-type="float" office:value="0.00542092" calcext:value-type="float">
            <text:p>0,00542092</text:p>
          </table:table-cell>
          <table:table-cell table:style-name="ce15" office:value-type="float" office:value="0.00419211" calcext:value-type="float">
            <text:p>0,00419211</text:p>
          </table:table-cell>
          <table:table-cell table:style-name="ce19" office:value-type="float" office:value="0.0200789" calcext:value-type="float">
            <text:p>0,0200789</text:p>
          </table:table-cell>
          <table:table-cell table:style-name="ce15" office:value-type="float" office:value="0.0179899" calcext:value-type="float">
            <text:p>0,0179899</text:p>
          </table:table-cell>
          <table:table-cell table:style-name="ce20" office:value-type="float" office:value="0.463506" calcext:value-type="float">
            <text:p>0,463506</text:p>
          </table:table-cell>
          <table:table-cell table:style-name="ce10" office:value-type="float" office:value="0.273133" calcext:value-type="float">
            <text:p>0,273133</text:p>
          </table:table-cell>
          <table:table-cell table:style-name="ce20" office:value-type="float" office:value="0.206982" calcext:value-type="float">
            <text:p>0,206982</text:p>
          </table:table-cell>
          <table:table-cell table:style-name="ce10" office:value-type="float" office:value="0.172834" calcext:value-type="float">
            <text:p>0,172834</text:p>
          </table:table-cell>
          <table:table-cell table:style-name="ce20" office:value-type="float" office:value="1.86199" calcext:value-type="float">
            <text:p>1,86199</text:p>
          </table:table-cell>
          <table:table-cell table:style-name="ce10" office:value-type="float" office:value="1.23529" calcext:value-type="float">
            <text:p>1,23529</text:p>
          </table:table-cell>
          <table:table-cell table:style-name="ce20" office:value-type="float" office:value="0.833433" calcext:value-type="float">
            <text:p>0,833433</text:p>
          </table:table-cell>
          <table:table-cell table:style-name="ce10" office:value-type="float" office:value="0.681673" calcext:value-type="float">
            <text:p>0,681673</text:p>
          </table:table-cell>
          <table:table-cell table:style-name="ce20" office:value-type="float" office:value="4.32402" calcext:value-type="float">
            <text:p>4,32402</text:p>
          </table:table-cell>
          <table:table-cell table:style-name="ce10" office:value-type="float" office:value="2.86973" calcext:value-type="float">
            <text:p>2,86973</text:p>
          </table:table-cell>
          <table:table-cell table:style-name="ce20" office:value-type="float" office:value="2.04969" calcext:value-type="float">
            <text:p>2,04969</text:p>
          </table:table-cell>
          <table:table-cell table:style-name="ce10" office:value-type="float" office:value="1.49468" calcext:value-type="float">
            <text:p>1,49468</text:p>
          </table:table-cell>
          <table:table-cell table:style-name="ce20"/>
          <table:table-cell table:style-name="ce10"/>
          <table:table-cell table:style-name="ce20" office:value-type="float" office:value="18.2919" calcext:value-type="float">
            <text:p>18,2919</text:p>
          </table:table-cell>
          <table:table-cell table:style-name="ce10" office:value-type="float" office:value="14.6722" calcext:value-type="float">
            <text:p>14,672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0]+1" office:value-type="float" office:value="17" calcext:value-type="float">
            <text:p>17</text:p>
          </table:table-cell>
          <table:table-cell table:style-name="ce19" office:value-type="float" office:value="0.00545192" calcext:value-type="float">
            <text:p>0,00545192</text:p>
          </table:table-cell>
          <table:table-cell table:style-name="ce15" office:value-type="float" office:value="0.00459599" calcext:value-type="float">
            <text:p>0,00459599</text:p>
          </table:table-cell>
          <table:table-cell table:style-name="ce19" office:value-type="float" office:value="0.0200551" calcext:value-type="float">
            <text:p>0,0200551</text:p>
          </table:table-cell>
          <table:table-cell table:style-name="ce15" office:value-type="float" office:value="0.015789" calcext:value-type="float">
            <text:p>0,015789</text:p>
          </table:table-cell>
          <table:table-cell table:style-name="ce20" office:value-type="float" office:value="0.466813" calcext:value-type="float">
            <text:p>0,466813</text:p>
          </table:table-cell>
          <table:table-cell table:style-name="ce10" office:value-type="float" office:value="0.335206" calcext:value-type="float">
            <text:p>0,335206</text:p>
          </table:table-cell>
          <table:table-cell table:style-name="ce20" office:value-type="float" office:value="0.206729" calcext:value-type="float">
            <text:p>0,206729</text:p>
          </table:table-cell>
          <table:table-cell table:style-name="ce10" office:value-type="float" office:value="0.172266" calcext:value-type="float">
            <text:p>0,172266</text:p>
          </table:table-cell>
          <table:table-cell table:style-name="ce20" office:value-type="float" office:value="1.85975" calcext:value-type="float">
            <text:p>1,85975</text:p>
          </table:table-cell>
          <table:table-cell table:style-name="ce10" office:value-type="float" office:value="1.14639" calcext:value-type="float">
            <text:p>1,14639</text:p>
          </table:table-cell>
          <table:table-cell table:style-name="ce20" office:value-type="float" office:value="0.831003" calcext:value-type="float">
            <text:p>0,831003</text:p>
          </table:table-cell>
          <table:table-cell table:style-name="ce10" office:value-type="float" office:value="0.65949" calcext:value-type="float">
            <text:p>0,65949</text:p>
          </table:table-cell>
          <table:table-cell table:style-name="ce20" office:value-type="float" office:value="4.32003" calcext:value-type="float">
            <text:p>4,32003</text:p>
          </table:table-cell>
          <table:table-cell table:style-name="ce10" office:value-type="float" office:value="2.52896" calcext:value-type="float">
            <text:p>2,52896</text:p>
          </table:table-cell>
          <table:table-cell table:style-name="ce20" office:value-type="float" office:value="1.94023" calcext:value-type="float">
            <text:p>1,94023</text:p>
          </table:table-cell>
          <table:table-cell table:style-name="ce10" office:value-type="float" office:value="1.53335" calcext:value-type="float">
            <text:p>1,53335</text:p>
          </table:table-cell>
          <table:table-cell table:style-name="ce20"/>
          <table:table-cell table:style-name="ce10"/>
          <table:table-cell table:style-name="ce20" office:value-type="float" office:value="17.1538" calcext:value-type="float">
            <text:p>17,1538</text:p>
          </table:table-cell>
          <table:table-cell table:style-name="ce10" office:value-type="float" office:value="13.2358" calcext:value-type="float">
            <text:p>13,2358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covered-table-cell table:style-name="ce13"/>
          <table:table-cell table:style-name="ce15" table:formula="of:=[.B21]+1" office:value-type="float" office:value="18" calcext:value-type="float">
            <text:p>18</text:p>
          </table:table-cell>
          <table:table-cell table:style-name="ce19" office:value-type="float" office:value="0.00544596" calcext:value-type="float">
            <text:p>0,00544596</text:p>
          </table:table-cell>
          <table:table-cell table:style-name="ce15" office:value-type="float" office:value="0.00386" calcext:value-type="float">
            <text:p>0,00386</text:p>
          </table:table-cell>
          <table:table-cell table:style-name="ce19" office:value-type="float" office:value="0.0202079" calcext:value-type="float">
            <text:p>0,0202079</text:p>
          </table:table-cell>
          <table:table-cell table:style-name="ce15" office:value-type="float" office:value="0.014482" calcext:value-type="float">
            <text:p>0,014482</text:p>
          </table:table-cell>
          <table:table-cell table:style-name="ce20" office:value-type="float" office:value="0.46678" calcext:value-type="float">
            <text:p>0,46678</text:p>
          </table:table-cell>
          <table:table-cell table:style-name="ce10" office:value-type="float" office:value="0.275279" calcext:value-type="float">
            <text:p>0,275279</text:p>
          </table:table-cell>
          <table:table-cell table:style-name="ce20" office:value-type="float" office:value="0.208239" calcext:value-type="float">
            <text:p>0,208239</text:p>
          </table:table-cell>
          <table:table-cell table:style-name="ce10" office:value-type="float" office:value="0.164284" calcext:value-type="float">
            <text:p>0,164284</text:p>
          </table:table-cell>
          <table:table-cell table:style-name="ce20" office:value-type="float" office:value="1.86127" calcext:value-type="float">
            <text:p>1,86127</text:p>
          </table:table-cell>
          <table:table-cell table:style-name="ce10" office:value-type="float" office:value="1.11438" calcext:value-type="float">
            <text:p>1,11438</text:p>
          </table:table-cell>
          <table:table-cell table:style-name="ce20" office:value-type="float" office:value="0.831878" calcext:value-type="float">
            <text:p>0,831878</text:p>
          </table:table-cell>
          <table:table-cell table:style-name="ce10" office:value-type="float" office:value="0.722477" calcext:value-type="float">
            <text:p>0,722477</text:p>
          </table:table-cell>
          <table:table-cell table:style-name="ce20" office:value-type="float" office:value="4.31676" calcext:value-type="float">
            <text:p>4,31676</text:p>
          </table:table-cell>
          <table:table-cell table:style-name="ce10" office:value-type="float" office:value="2.54938" calcext:value-type="float">
            <text:p>2,54938</text:p>
          </table:table-cell>
          <table:table-cell table:style-name="ce20" office:value-type="float" office:value="1.85795" calcext:value-type="float">
            <text:p>1,85795</text:p>
          </table:table-cell>
          <table:table-cell table:style-name="ce10" office:value-type="float" office:value="1.64139" calcext:value-type="float">
            <text:p>1,64139</text:p>
          </table:table-cell>
          <table:table-cell table:style-name="ce20"/>
          <table:table-cell table:style-name="ce10"/>
          <table:table-cell table:style-name="ce20" office:value-type="float" office:value="20.1539" calcext:value-type="float">
            <text:p>20,1539</text:p>
          </table:table-cell>
          <table:table-cell table:style-name="ce10" office:value-type="float" office:value="14.7838" calcext:value-type="float">
            <text:p>14,783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2]+1" office:value-type="float" office:value="19" calcext:value-type="float">
            <text:p>19</text:p>
          </table:table-cell>
          <table:table-cell table:style-name="ce19" office:value-type="float" office:value="0.00542212" calcext:value-type="float">
            <text:p>0,00542212</text:p>
          </table:table-cell>
          <table:table-cell table:style-name="ce15" office:value-type="float" office:value="0.00408387" calcext:value-type="float">
            <text:p>0,00408387</text:p>
          </table:table-cell>
          <table:table-cell table:style-name="ce19" office:value-type="float" office:value="0.0202911" calcext:value-type="float">
            <text:p>0,0202911</text:p>
          </table:table-cell>
          <table:table-cell table:style-name="ce15" office:value-type="float" office:value="0.016526" calcext:value-type="float">
            <text:p>0,016526</text:p>
          </table:table-cell>
          <table:table-cell table:style-name="ce20" office:value-type="float" office:value="0.466285" calcext:value-type="float">
            <text:p>0,466285</text:p>
          </table:table-cell>
          <table:table-cell table:style-name="ce10" office:value-type="float" office:value="0.335014" calcext:value-type="float">
            <text:p>0,335014</text:p>
          </table:table-cell>
          <table:table-cell table:style-name="ce20" office:value-type="float" office:value="0.208016" calcext:value-type="float">
            <text:p>0,208016</text:p>
          </table:table-cell>
          <table:table-cell table:style-name="ce10" office:value-type="float" office:value="0.174042" calcext:value-type="float">
            <text:p>0,174042</text:p>
          </table:table-cell>
          <table:table-cell table:style-name="ce20" office:value-type="float" office:value="1.8617" calcext:value-type="float">
            <text:p>1,8617</text:p>
          </table:table-cell>
          <table:table-cell table:style-name="ce10" office:value-type="float" office:value="1.14498" calcext:value-type="float">
            <text:p>1,14498</text:p>
          </table:table-cell>
          <table:table-cell table:style-name="ce20" office:value-type="float" office:value="0.831122" calcext:value-type="float">
            <text:p>0,831122</text:p>
          </table:table-cell>
          <table:table-cell table:style-name="ce10" office:value-type="float" office:value="0.639392" calcext:value-type="float">
            <text:p>0,639392</text:p>
          </table:table-cell>
          <table:table-cell table:style-name="ce20" office:value-type="float" office:value="4.31719" calcext:value-type="float">
            <text:p>4,31719</text:p>
          </table:table-cell>
          <table:table-cell table:style-name="ce10" office:value-type="float" office:value="2.76976" calcext:value-type="float">
            <text:p>2,76976</text:p>
          </table:table-cell>
          <table:table-cell table:style-name="ce20" office:value-type="float" office:value="1.93489" calcext:value-type="float">
            <text:p>1,93489</text:p>
          </table:table-cell>
          <table:table-cell table:style-name="ce10" office:value-type="float" office:value="1.59732" calcext:value-type="float">
            <text:p>1,59732</text:p>
          </table:table-cell>
          <table:table-cell table:style-name="ce20"/>
          <table:table-cell table:style-name="ce10"/>
          <table:table-cell table:style-name="ce20" office:value-type="float" office:value="17.7009" calcext:value-type="float">
            <text:p>17,7009</text:p>
          </table:table-cell>
          <table:table-cell table:style-name="ce10" office:value-type="float" office:value="13.9384" calcext:value-type="float">
            <text:p>13,938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3]+1" office:value-type="float" office:value="20" calcext:value-type="float">
            <text:p>20</text:p>
          </table:table-cell>
          <table:table-cell table:style-name="ce19" office:value-type="float" office:value="0.00537801" calcext:value-type="float">
            <text:p>0,00537801</text:p>
          </table:table-cell>
          <table:table-cell table:style-name="ce15" office:value-type="float" office:value="0.00409007" calcext:value-type="float">
            <text:p>0,00409007</text:p>
          </table:table-cell>
          <table:table-cell table:style-name="ce19" office:value-type="float" office:value="0.0201221" calcext:value-type="float">
            <text:p>0,0201221</text:p>
          </table:table-cell>
          <table:table-cell table:style-name="ce15" office:value-type="float" office:value="0.015507" calcext:value-type="float">
            <text:p>0,015507</text:p>
          </table:table-cell>
          <table:table-cell table:style-name="ce20" office:value-type="float" office:value="0.464756" calcext:value-type="float">
            <text:p>0,464756</text:p>
          </table:table-cell>
          <table:table-cell table:style-name="ce10" office:value-type="float" office:value="0.270627" calcext:value-type="float">
            <text:p>0,270627</text:p>
          </table:table-cell>
          <table:table-cell table:style-name="ce20" office:value-type="float" office:value="0.206192" calcext:value-type="float">
            <text:p>0,206192</text:p>
          </table:table-cell>
          <table:table-cell table:style-name="ce10" office:value-type="float" office:value="0.172824" calcext:value-type="float">
            <text:p>0,172824</text:p>
          </table:table-cell>
          <table:table-cell table:style-name="ce20" office:value-type="float" office:value="1.85529" calcext:value-type="float">
            <text:p>1,85529</text:p>
          </table:table-cell>
          <table:table-cell table:style-name="ce10" office:value-type="float" office:value="1.10993" calcext:value-type="float">
            <text:p>1,10993</text:p>
          </table:table-cell>
          <table:table-cell table:style-name="ce20" office:value-type="float" office:value="0.829456" calcext:value-type="float">
            <text:p>0,829456</text:p>
          </table:table-cell>
          <table:table-cell table:style-name="ce10" office:value-type="float" office:value="0.636237" calcext:value-type="float">
            <text:p>0,636237</text:p>
          </table:table-cell>
          <table:table-cell table:style-name="ce20" office:value-type="float" office:value="4.3262" calcext:value-type="float">
            <text:p>4,3262</text:p>
          </table:table-cell>
          <table:table-cell table:style-name="ce10" office:value-type="float" office:value="2.55748" calcext:value-type="float">
            <text:p>2,55748</text:p>
          </table:table-cell>
          <table:table-cell table:style-name="ce20" office:value-type="float" office:value="1.93127" calcext:value-type="float">
            <text:p>1,93127</text:p>
          </table:table-cell>
          <table:table-cell table:style-name="ce10" office:value-type="float" office:value="1.51288" calcext:value-type="float">
            <text:p>1,51288</text:p>
          </table:table-cell>
          <table:table-cell table:style-name="ce20"/>
          <table:table-cell table:style-name="ce10"/>
          <table:table-cell table:style-name="ce20" office:value-type="float" office:value="19.0256" calcext:value-type="float">
            <text:p>19,0256</text:p>
          </table:table-cell>
          <table:table-cell table:style-name="ce10" office:value-type="float" office:value="13.629" calcext:value-type="float">
            <text:p>13,62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4]+1" office:value-type="float" office:value="21" calcext:value-type="float">
            <text:p>21</text:p>
          </table:table-cell>
          <table:table-cell table:style-name="ce19" office:value-type="float" office:value="0.00541806" calcext:value-type="float">
            <text:p>0,00541806</text:p>
          </table:table-cell>
          <table:table-cell table:style-name="ce15" office:value-type="float" office:value="0.0040679" calcext:value-type="float">
            <text:p>0,0040679</text:p>
          </table:table-cell>
          <table:table-cell table:style-name="ce19" office:value-type="float" office:value="0.020318" calcext:value-type="float">
            <text:p>0,020318</text:p>
          </table:table-cell>
          <table:table-cell table:style-name="ce15" office:value-type="float" office:value="0.016505" calcext:value-type="float">
            <text:p>0,016505</text:p>
          </table:table-cell>
          <table:table-cell table:style-name="ce20" office:value-type="float" office:value="0.469436" calcext:value-type="float">
            <text:p>0,469436</text:p>
          </table:table-cell>
          <table:table-cell table:style-name="ce10" office:value-type="float" office:value="0.28121" calcext:value-type="float">
            <text:p>0,28121</text:p>
          </table:table-cell>
          <table:table-cell table:style-name="ce20" office:value-type="float" office:value="0.20874" calcext:value-type="float">
            <text:p>0,20874</text:p>
          </table:table-cell>
          <table:table-cell table:style-name="ce10" office:value-type="float" office:value="0.163543" calcext:value-type="float">
            <text:p>0,163543</text:p>
          </table:table-cell>
          <table:table-cell table:style-name="ce20" office:value-type="float" office:value="1.86036" calcext:value-type="float">
            <text:p>1,86036</text:p>
          </table:table-cell>
          <table:table-cell table:style-name="ce10" office:value-type="float" office:value="1.09295" calcext:value-type="float">
            <text:p>1,09295</text:p>
          </table:table-cell>
          <table:table-cell table:style-name="ce20" office:value-type="float" office:value="0.831119" calcext:value-type="float">
            <text:p>0,831119</text:p>
          </table:table-cell>
          <table:table-cell table:style-name="ce10" office:value-type="float" office:value="0.679744" calcext:value-type="float">
            <text:p>0,679744</text:p>
          </table:table-cell>
          <table:table-cell table:style-name="ce20" office:value-type="float" office:value="4.31628" calcext:value-type="float">
            <text:p>4,31628</text:p>
          </table:table-cell>
          <table:table-cell table:style-name="ce10" office:value-type="float" office:value="2.56029" calcext:value-type="float">
            <text:p>2,56029</text:p>
          </table:table-cell>
          <table:table-cell table:style-name="ce20" office:value-type="float" office:value="1.60407" calcext:value-type="float">
            <text:p>1,60407</text:p>
          </table:table-cell>
          <table:table-cell table:style-name="ce10" office:value-type="float" office:value="1.51241" calcext:value-type="float">
            <text:p>1,51241</text:p>
          </table:table-cell>
          <table:table-cell table:style-name="ce20"/>
          <table:table-cell table:style-name="ce10"/>
          <table:table-cell table:style-name="ce20" office:value-type="float" office:value="17.0233" calcext:value-type="float">
            <text:p>17,0233</text:p>
          </table:table-cell>
          <table:table-cell table:style-name="ce10" office:value-type="float" office:value="14.4031" calcext:value-type="float">
            <text:p>14,403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5]+1" office:value-type="float" office:value="22" calcext:value-type="float">
            <text:p>22</text:p>
          </table:table-cell>
          <table:table-cell table:style-name="ce19" office:value-type="float" office:value="0.00542998" calcext:value-type="float">
            <text:p>0,00542998</text:p>
          </table:table-cell>
          <table:table-cell table:style-name="ce15" office:value-type="float" office:value="0.00413013" calcext:value-type="float">
            <text:p>0,00413013</text:p>
          </table:table-cell>
          <table:table-cell table:style-name="ce19" office:value-type="float" office:value="0.0202229" calcext:value-type="float">
            <text:p>0,0202229</text:p>
          </table:table-cell>
          <table:table-cell table:style-name="ce15" office:value-type="float" office:value="0.0148499" calcext:value-type="float">
            <text:p>0,0148499</text:p>
          </table:table-cell>
          <table:table-cell table:style-name="ce20" office:value-type="float" office:value="0.465029" calcext:value-type="float">
            <text:p>0,465029</text:p>
          </table:table-cell>
          <table:table-cell table:style-name="ce10" office:value-type="float" office:value="0.305376" calcext:value-type="float">
            <text:p>0,305376</text:p>
          </table:table-cell>
          <table:table-cell table:style-name="ce20" office:value-type="float" office:value="0.20724" calcext:value-type="float">
            <text:p>0,20724</text:p>
          </table:table-cell>
          <table:table-cell table:style-name="ce10" office:value-type="float" office:value="0.155889" calcext:value-type="float">
            <text:p>0,155889</text:p>
          </table:table-cell>
          <table:table-cell table:style-name="ce20" office:value-type="float" office:value="1.85592" calcext:value-type="float">
            <text:p>1,85592</text:p>
          </table:table-cell>
          <table:table-cell table:style-name="ce10" office:value-type="float" office:value="1.08999" calcext:value-type="float">
            <text:p>1,08999</text:p>
          </table:table-cell>
          <table:table-cell table:style-name="ce20" office:value-type="float" office:value="0.834693" calcext:value-type="float">
            <text:p>0,834693</text:p>
          </table:table-cell>
          <table:table-cell table:style-name="ce10" office:value-type="float" office:value="0.67556" calcext:value-type="float">
            <text:p>0,67556</text:p>
          </table:table-cell>
          <table:table-cell table:style-name="ce20" office:value-type="float" office:value="4.3214" calcext:value-type="float">
            <text:p>4,3214</text:p>
          </table:table-cell>
          <table:table-cell table:style-name="ce10" office:value-type="float" office:value="2.58092" calcext:value-type="float">
            <text:p>2,58092</text:p>
          </table:table-cell>
          <table:table-cell table:style-name="ce20" office:value-type="float" office:value="1.99641" calcext:value-type="float">
            <text:p>1,99641</text:p>
          </table:table-cell>
          <table:table-cell table:style-name="ce10" office:value-type="float" office:value="1.44594" calcext:value-type="float">
            <text:p>1,44594</text:p>
          </table:table-cell>
          <table:table-cell table:style-name="ce20"/>
          <table:table-cell table:style-name="ce10"/>
          <table:table-cell table:style-name="ce20" office:value-type="float" office:value="17.8984" calcext:value-type="float">
            <text:p>17,8984</text:p>
          </table:table-cell>
          <table:table-cell table:style-name="ce10" office:value-type="float" office:value="13.3125" calcext:value-type="float">
            <text:p>13,312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6]+1" office:value-type="float" office:value="23" calcext:value-type="float">
            <text:p>23</text:p>
          </table:table-cell>
          <table:table-cell table:style-name="ce19" office:value-type="float" office:value="0.00545502" calcext:value-type="float">
            <text:p>0,00545502</text:p>
          </table:table-cell>
          <table:table-cell table:style-name="ce15" office:value-type="float" office:value="0.00402403" calcext:value-type="float">
            <text:p>0,00402403</text:p>
          </table:table-cell>
          <table:table-cell table:style-name="ce19" office:value-type="float" office:value="0.0201161" calcext:value-type="float">
            <text:p>0,0201161</text:p>
          </table:table-cell>
          <table:table-cell table:style-name="ce15" office:value-type="float" office:value="0.015058" calcext:value-type="float">
            <text:p>0,015058</text:p>
          </table:table-cell>
          <table:table-cell table:style-name="ce20" office:value-type="float" office:value="0.466873" calcext:value-type="float">
            <text:p>0,466873</text:p>
          </table:table-cell>
          <table:table-cell table:style-name="ce10" office:value-type="float" office:value="0.273991" calcext:value-type="float">
            <text:p>0,273991</text:p>
          </table:table-cell>
          <table:table-cell table:style-name="ce20" office:value-type="float" office:value="0.207903" calcext:value-type="float">
            <text:p>0,207903</text:p>
          </table:table-cell>
          <table:table-cell table:style-name="ce10" office:value-type="float" office:value="0.175883" calcext:value-type="float">
            <text:p>0,175883</text:p>
          </table:table-cell>
          <table:table-cell table:style-name="ce20" office:value-type="float" office:value="1.86488" calcext:value-type="float">
            <text:p>1,86488</text:p>
          </table:table-cell>
          <table:table-cell table:style-name="ce10" office:value-type="float" office:value="1.0922" calcext:value-type="float">
            <text:p>1,0922</text:p>
          </table:table-cell>
          <table:table-cell table:style-name="ce20" office:value-type="float" office:value="0.832963" calcext:value-type="float">
            <text:p>0,832963</text:p>
          </table:table-cell>
          <table:table-cell table:style-name="ce10" office:value-type="float" office:value="0.642448" calcext:value-type="float">
            <text:p>0,642448</text:p>
          </table:table-cell>
          <table:table-cell table:style-name="ce20" office:value-type="float" office:value="4.31236" calcext:value-type="float">
            <text:p>4,31236</text:p>
          </table:table-cell>
          <table:table-cell table:style-name="ce10" office:value-type="float" office:value="2.54651" calcext:value-type="float">
            <text:p>2,54651</text:p>
          </table:table-cell>
          <table:table-cell table:style-name="ce20" office:value-type="float" office:value="1.60867" calcext:value-type="float">
            <text:p>1,60867</text:p>
          </table:table-cell>
          <table:table-cell table:style-name="ce10" office:value-type="float" office:value="1.5236" calcext:value-type="float">
            <text:p>1,5236</text:p>
          </table:table-cell>
          <table:table-cell table:style-name="ce20"/>
          <table:table-cell table:style-name="ce10"/>
          <table:table-cell table:style-name="ce20" office:value-type="float" office:value="16.3786" calcext:value-type="float">
            <text:p>16,3786</text:p>
          </table:table-cell>
          <table:table-cell table:style-name="ce10" office:value-type="float" office:value="13.2867" calcext:value-type="float">
            <text:p>13,2867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7]+1" office:value-type="float" office:value="24" calcext:value-type="float">
            <text:p>24</text:p>
          </table:table-cell>
          <table:table-cell table:style-name="ce19" office:value-type="float" office:value="0.005409" calcext:value-type="float">
            <text:p>0,005409</text:p>
          </table:table-cell>
          <table:table-cell table:style-name="ce15" office:value-type="float" office:value="0.00390005" calcext:value-type="float">
            <text:p>0,00390005</text:p>
          </table:table-cell>
          <table:table-cell table:style-name="ce19" office:value-type="float" office:value="0.0202088" calcext:value-type="float">
            <text:p>0,0202088</text:p>
          </table:table-cell>
          <table:table-cell table:style-name="ce15" office:value-type="float" office:value="0.014977" calcext:value-type="float">
            <text:p>0,014977</text:p>
          </table:table-cell>
          <table:table-cell table:style-name="ce20" office:value-type="float" office:value="0.466572" calcext:value-type="float">
            <text:p>0,466572</text:p>
          </table:table-cell>
          <table:table-cell table:style-name="ce10" office:value-type="float" office:value="0.273279" calcext:value-type="float">
            <text:p>0,273279</text:p>
          </table:table-cell>
          <table:table-cell table:style-name="ce20" office:value-type="float" office:value="0.2085" calcext:value-type="float">
            <text:p>0,2085</text:p>
          </table:table-cell>
          <table:table-cell table:style-name="ce10" office:value-type="float" office:value="0.161181" calcext:value-type="float">
            <text:p>0,161181</text:p>
          </table:table-cell>
          <table:table-cell table:style-name="ce20" office:value-type="float" office:value="1.86537" calcext:value-type="float">
            <text:p>1,86537</text:p>
          </table:table-cell>
          <table:table-cell table:style-name="ce10" office:value-type="float" office:value="1.10175" calcext:value-type="float">
            <text:p>1,10175</text:p>
          </table:table-cell>
          <table:table-cell table:style-name="ce20" office:value-type="float" office:value="0.714686" calcext:value-type="float">
            <text:p>0,714686</text:p>
          </table:table-cell>
          <table:table-cell table:style-name="ce10" office:value-type="float" office:value="0.63282" calcext:value-type="float">
            <text:p>0,63282</text:p>
          </table:table-cell>
          <table:table-cell table:style-name="ce20" office:value-type="float" office:value="4.32805" calcext:value-type="float">
            <text:p>4,32805</text:p>
          </table:table-cell>
          <table:table-cell table:style-name="ce10" office:value-type="float" office:value="2.54327" calcext:value-type="float">
            <text:p>2,54327</text:p>
          </table:table-cell>
          <table:table-cell table:style-name="ce20" office:value-type="float" office:value="1.90361" calcext:value-type="float">
            <text:p>1,90361</text:p>
          </table:table-cell>
          <table:table-cell table:style-name="ce10" office:value-type="float" office:value="1.50052" calcext:value-type="float">
            <text:p>1,50052</text:p>
          </table:table-cell>
          <table:table-cell table:style-name="ce20"/>
          <table:table-cell table:style-name="ce10"/>
          <table:table-cell table:style-name="ce20" office:value-type="float" office:value="17.1388" calcext:value-type="float">
            <text:p>17,1388</text:p>
          </table:table-cell>
          <table:table-cell table:style-name="ce10" office:value-type="float" office:value="13.5147" calcext:value-type="float">
            <text:p>13,5147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8]+1" office:value-type="float" office:value="25" calcext:value-type="float">
            <text:p>25</text:p>
          </table:table-cell>
          <table:table-cell table:style-name="ce19" office:value-type="float" office:value="0.00543094" calcext:value-type="float">
            <text:p>0,00543094</text:p>
          </table:table-cell>
          <table:table-cell table:style-name="ce15" office:value-type="float" office:value="0.00414801" calcext:value-type="float">
            <text:p>0,00414801</text:p>
          </table:table-cell>
          <table:table-cell table:style-name="ce19" office:value-type="float" office:value="0.0197811" calcext:value-type="float">
            <text:p>0,0197811</text:p>
          </table:table-cell>
          <table:table-cell table:style-name="ce15" office:value-type="float" office:value="0.015538" calcext:value-type="float">
            <text:p>0,015538</text:p>
          </table:table-cell>
          <table:table-cell table:style-name="ce20" office:value-type="float" office:value="0.468134" calcext:value-type="float">
            <text:p>0,468134</text:p>
          </table:table-cell>
          <table:table-cell table:style-name="ce10" office:value-type="float" office:value="0.276058" calcext:value-type="float">
            <text:p>0,276058</text:p>
          </table:table-cell>
          <table:table-cell table:style-name="ce20" office:value-type="float" office:value="0.209354" calcext:value-type="float">
            <text:p>0,209354</text:p>
          </table:table-cell>
          <table:table-cell table:style-name="ce10" office:value-type="float" office:value="0.174898" calcext:value-type="float">
            <text:p>0,174898</text:p>
          </table:table-cell>
          <table:table-cell table:style-name="ce20" office:value-type="float" office:value="1.86152" calcext:value-type="float">
            <text:p>1,86152</text:p>
          </table:table-cell>
          <table:table-cell table:style-name="ce10" office:value-type="float" office:value="1.11334" calcext:value-type="float">
            <text:p>1,11334</text:p>
          </table:table-cell>
          <table:table-cell table:style-name="ce20" office:value-type="float" office:value="0.830189" calcext:value-type="float">
            <text:p>0,830189</text:p>
          </table:table-cell>
          <table:table-cell table:style-name="ce10" office:value-type="float" office:value="0.664789" calcext:value-type="float">
            <text:p>0,664789</text:p>
          </table:table-cell>
          <table:table-cell table:style-name="ce20" office:value-type="float" office:value="4.34049" calcext:value-type="float">
            <text:p>4,34049</text:p>
          </table:table-cell>
          <table:table-cell table:style-name="ce10" office:value-type="float" office:value="2.52716" calcext:value-type="float">
            <text:p>2,52716</text:p>
          </table:table-cell>
          <table:table-cell table:style-name="ce20" office:value-type="float" office:value="1.90036" calcext:value-type="float">
            <text:p>1,90036</text:p>
          </table:table-cell>
          <table:table-cell table:style-name="ce10" office:value-type="float" office:value="1.48027" calcext:value-type="float">
            <text:p>1,48027</text:p>
          </table:table-cell>
          <table:table-cell table:style-name="ce20"/>
          <table:table-cell table:style-name="ce10"/>
          <table:table-cell table:style-name="ce20" office:value-type="float" office:value="18.6977" calcext:value-type="float">
            <text:p>18,6977</text:p>
          </table:table-cell>
          <table:table-cell table:style-name="ce10" office:value-type="float" office:value="13.9719" calcext:value-type="float">
            <text:p>13,971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9]+1" office:value-type="float" office:value="26" calcext:value-type="float">
            <text:p>26</text:p>
          </table:table-cell>
          <table:table-cell table:style-name="ce19" office:value-type="float" office:value="0.00541496" calcext:value-type="float">
            <text:p>0,00541496</text:p>
          </table:table-cell>
          <table:table-cell table:style-name="ce15" office:value-type="float" office:value="0.00434685" calcext:value-type="float">
            <text:p>0,00434685</text:p>
          </table:table-cell>
          <table:table-cell table:style-name="ce19" office:value-type="float" office:value="0.0199921" calcext:value-type="float">
            <text:p>0,0199921</text:p>
          </table:table-cell>
          <table:table-cell table:style-name="ce15" office:value-type="float" office:value="0.016397" calcext:value-type="float">
            <text:p>0,016397</text:p>
          </table:table-cell>
          <table:table-cell table:style-name="ce20" office:value-type="float" office:value="0.465613" calcext:value-type="float">
            <text:p>0,465613</text:p>
          </table:table-cell>
          <table:table-cell table:style-name="ce10" office:value-type="float" office:value="0.271968" calcext:value-type="float">
            <text:p>0,271968</text:p>
          </table:table-cell>
          <table:table-cell table:style-name="ce20" office:value-type="float" office:value="0.207149" calcext:value-type="float">
            <text:p>0,207149</text:p>
          </table:table-cell>
          <table:table-cell table:style-name="ce10" office:value-type="float" office:value="0.157808" calcext:value-type="float">
            <text:p>0,157808</text:p>
          </table:table-cell>
          <table:table-cell table:style-name="ce20" office:value-type="float" office:value="1.94193" calcext:value-type="float">
            <text:p>1,94193</text:p>
          </table:table-cell>
          <table:table-cell table:style-name="ce10" office:value-type="float" office:value="1.11712" calcext:value-type="float">
            <text:p>1,11712</text:p>
          </table:table-cell>
          <table:table-cell table:style-name="ce20" office:value-type="float" office:value="0.832618" calcext:value-type="float">
            <text:p>0,832618</text:p>
          </table:table-cell>
          <table:table-cell table:style-name="ce10" office:value-type="float" office:value="0.642564" calcext:value-type="float">
            <text:p>0,642564</text:p>
          </table:table-cell>
          <table:table-cell table:style-name="ce20" office:value-type="float" office:value="4.31747" calcext:value-type="float">
            <text:p>4,31747</text:p>
          </table:table-cell>
          <table:table-cell table:style-name="ce10" office:value-type="float" office:value="2.53302" calcext:value-type="float">
            <text:p>2,53302</text:p>
          </table:table-cell>
          <table:table-cell table:style-name="ce20" office:value-type="float" office:value="1.70747" calcext:value-type="float">
            <text:p>1,70747</text:p>
          </table:table-cell>
          <table:table-cell table:style-name="ce10" office:value-type="float" office:value="1.49465" calcext:value-type="float">
            <text:p>1,49465</text:p>
          </table:table-cell>
          <table:table-cell table:style-name="ce20"/>
          <table:table-cell table:style-name="ce10"/>
          <table:table-cell table:style-name="ce20" office:value-type="float" office:value="17.4558" calcext:value-type="float">
            <text:p>17,4558</text:p>
          </table:table-cell>
          <table:table-cell table:style-name="ce10" office:value-type="float" office:value="14.053" calcext:value-type="float">
            <text:p>14,05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0]+1" office:value-type="float" office:value="27" calcext:value-type="float">
            <text:p>27</text:p>
          </table:table-cell>
          <table:table-cell table:style-name="ce19" office:value-type="float" office:value="0.00550079" calcext:value-type="float">
            <text:p>0,00550079</text:p>
          </table:table-cell>
          <table:table-cell table:style-name="ce15" office:value-type="float" office:value="0.00419092" calcext:value-type="float">
            <text:p>0,00419092</text:p>
          </table:table-cell>
          <table:table-cell table:style-name="ce19" office:value-type="float" office:value="0.0200081" calcext:value-type="float">
            <text:p>0,0200081</text:p>
          </table:table-cell>
          <table:table-cell table:style-name="ce15" office:value-type="float" office:value="0.0149701" calcext:value-type="float">
            <text:p>0,0149701</text:p>
          </table:table-cell>
          <table:table-cell table:style-name="ce20" office:value-type="float" office:value="0.465305" calcext:value-type="float">
            <text:p>0,465305</text:p>
          </table:table-cell>
          <table:table-cell table:style-name="ce10" office:value-type="float" office:value="0.273279" calcext:value-type="float">
            <text:p>0,273279</text:p>
          </table:table-cell>
          <table:table-cell table:style-name="ce20" office:value-type="float" office:value="0.206853" calcext:value-type="float">
            <text:p>0,206853</text:p>
          </table:table-cell>
          <table:table-cell table:style-name="ce10" office:value-type="float" office:value="0.16322" calcext:value-type="float">
            <text:p>0,16322</text:p>
          </table:table-cell>
          <table:table-cell table:style-name="ce20" office:value-type="float" office:value="1.85705" calcext:value-type="float">
            <text:p>1,85705</text:p>
          </table:table-cell>
          <table:table-cell table:style-name="ce10" office:value-type="float" office:value="1.11386" calcext:value-type="float">
            <text:p>1,11386</text:p>
          </table:table-cell>
          <table:table-cell table:style-name="ce20" office:value-type="float" office:value="0.86274" calcext:value-type="float">
            <text:p>0,86274</text:p>
          </table:table-cell>
          <table:table-cell table:style-name="ce10" office:value-type="float" office:value="0.671159" calcext:value-type="float">
            <text:p>0,671159</text:p>
          </table:table-cell>
          <table:table-cell table:style-name="ce20" office:value-type="float" office:value="4.31459" calcext:value-type="float">
            <text:p>4,31459</text:p>
          </table:table-cell>
          <table:table-cell table:style-name="ce10" office:value-type="float" office:value="2.5827" calcext:value-type="float">
            <text:p>2,5827</text:p>
          </table:table-cell>
          <table:table-cell table:style-name="ce20" office:value-type="float" office:value="1.94451" calcext:value-type="float">
            <text:p>1,94451</text:p>
          </table:table-cell>
          <table:table-cell table:style-name="ce10" office:value-type="float" office:value="1.49532" calcext:value-type="float">
            <text:p>1,49532</text:p>
          </table:table-cell>
          <table:table-cell table:style-name="ce20"/>
          <table:table-cell table:style-name="ce10"/>
          <table:table-cell table:style-name="ce20" office:value-type="float" office:value="16.2023" calcext:value-type="float">
            <text:p>16,2023</text:p>
          </table:table-cell>
          <table:table-cell table:style-name="ce10" office:value-type="float" office:value="13.3458" calcext:value-type="float">
            <text:p>13,345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1]+1" office:value-type="float" office:value="28" calcext:value-type="float">
            <text:p>28</text:p>
          </table:table-cell>
          <table:table-cell table:style-name="ce19" office:value-type="float" office:value="0.00547099" calcext:value-type="float">
            <text:p>0,00547099</text:p>
          </table:table-cell>
          <table:table-cell table:style-name="ce15" office:value-type="float" office:value="0.0040369" calcext:value-type="float">
            <text:p>0,0040369</text:p>
          </table:table-cell>
          <table:table-cell table:style-name="ce19" office:value-type="float" office:value="0.0201859" calcext:value-type="float">
            <text:p>0,0201859</text:p>
          </table:table-cell>
          <table:table-cell table:style-name="ce15" office:value-type="float" office:value="0.017436" calcext:value-type="float">
            <text:p>0,017436</text:p>
          </table:table-cell>
          <table:table-cell table:style-name="ce20" office:value-type="float" office:value="0.466265" calcext:value-type="float">
            <text:p>0,466265</text:p>
          </table:table-cell>
          <table:table-cell table:style-name="ce10" office:value-type="float" office:value="0.283095" calcext:value-type="float">
            <text:p>0,283095</text:p>
          </table:table-cell>
          <table:table-cell table:style-name="ce20" office:value-type="float" office:value="0.208698" calcext:value-type="float">
            <text:p>0,208698</text:p>
          </table:table-cell>
          <table:table-cell table:style-name="ce10" office:value-type="float" office:value="0.166412" calcext:value-type="float">
            <text:p>0,166412</text:p>
          </table:table-cell>
          <table:table-cell table:style-name="ce20" office:value-type="float" office:value="1.86393" calcext:value-type="float">
            <text:p>1,86393</text:p>
          </table:table-cell>
          <table:table-cell table:style-name="ce10" office:value-type="float" office:value="1.10881" calcext:value-type="float">
            <text:p>1,10881</text:p>
          </table:table-cell>
          <table:table-cell table:style-name="ce20" office:value-type="float" office:value="0.833927" calcext:value-type="float">
            <text:p>0,833927</text:p>
          </table:table-cell>
          <table:table-cell table:style-name="ce10" office:value-type="float" office:value="0.694722" calcext:value-type="float">
            <text:p>0,694722</text:p>
          </table:table-cell>
          <table:table-cell table:style-name="ce20" office:value-type="float" office:value="4.32046" calcext:value-type="float">
            <text:p>4,32046</text:p>
          </table:table-cell>
          <table:table-cell table:style-name="ce10" office:value-type="float" office:value="2.52682" calcext:value-type="float">
            <text:p>2,52682</text:p>
          </table:table-cell>
          <table:table-cell table:style-name="ce20" office:value-type="float" office:value="1.94084" calcext:value-type="float">
            <text:p>1,94084</text:p>
          </table:table-cell>
          <table:table-cell table:style-name="ce10" office:value-type="float" office:value="1.52311" calcext:value-type="float">
            <text:p>1,52311</text:p>
          </table:table-cell>
          <table:table-cell table:style-name="ce20"/>
          <table:table-cell table:style-name="ce10"/>
          <table:table-cell table:style-name="ce20" office:value-type="float" office:value="18.3792" calcext:value-type="float">
            <text:p>18,3792</text:p>
          </table:table-cell>
          <table:table-cell table:style-name="ce10" office:value-type="float" office:value="14.3849" calcext:value-type="float">
            <text:p>14,384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2]+1" office:value-type="float" office:value="29" calcext:value-type="float">
            <text:p>29</text:p>
          </table:table-cell>
          <table:table-cell table:style-name="ce19" office:value-type="float" office:value="0.00545812" calcext:value-type="float">
            <text:p>0,00545812</text:p>
          </table:table-cell>
          <table:table-cell table:style-name="ce15" office:value-type="float" office:value="0.00448084" calcext:value-type="float">
            <text:p>0,00448084</text:p>
          </table:table-cell>
          <table:table-cell table:style-name="ce19" office:value-type="float" office:value="0.0199871" calcext:value-type="float">
            <text:p>0,0199871</text:p>
          </table:table-cell>
          <table:table-cell table:style-name="ce15" office:value-type="float" office:value="0.0158529" calcext:value-type="float">
            <text:p>0,0158529</text:p>
          </table:table-cell>
          <table:table-cell table:style-name="ce20" office:value-type="float" office:value="0.466872" calcext:value-type="float">
            <text:p>0,466872</text:p>
          </table:table-cell>
          <table:table-cell table:style-name="ce10" office:value-type="float" office:value="0.275983" calcext:value-type="float">
            <text:p>0,275983</text:p>
          </table:table-cell>
          <table:table-cell table:style-name="ce20" office:value-type="float" office:value="0.207518" calcext:value-type="float">
            <text:p>0,207518</text:p>
          </table:table-cell>
          <table:table-cell table:style-name="ce10" office:value-type="float" office:value="0.162351" calcext:value-type="float">
            <text:p>0,162351</text:p>
          </table:table-cell>
          <table:table-cell table:style-name="ce20" office:value-type="float" office:value="1.85838" calcext:value-type="float">
            <text:p>1,85838</text:p>
          </table:table-cell>
          <table:table-cell table:style-name="ce10" office:value-type="float" office:value="1.15136" calcext:value-type="float">
            <text:p>1,15136</text:p>
          </table:table-cell>
          <table:table-cell table:style-name="ce20" office:value-type="float" office:value="0.833425" calcext:value-type="float">
            <text:p>0,833425</text:p>
          </table:table-cell>
          <table:table-cell table:style-name="ce10" office:value-type="float" office:value="0.625354" calcext:value-type="float">
            <text:p>0,625354</text:p>
          </table:table-cell>
          <table:table-cell table:style-name="ce20" office:value-type="float" office:value="4.31464" calcext:value-type="float">
            <text:p>4,31464</text:p>
          </table:table-cell>
          <table:table-cell table:style-name="ce10" office:value-type="float" office:value="2.59675" calcext:value-type="float">
            <text:p>2,59675</text:p>
          </table:table-cell>
          <table:table-cell table:style-name="ce20" office:value-type="float" office:value="1.93897" calcext:value-type="float">
            <text:p>1,93897</text:p>
          </table:table-cell>
          <table:table-cell table:style-name="ce10" office:value-type="float" office:value="1.53238" calcext:value-type="float">
            <text:p>1,53238</text:p>
          </table:table-cell>
          <table:table-cell table:style-name="ce20"/>
          <table:table-cell table:style-name="ce10"/>
          <table:table-cell table:style-name="ce20" office:value-type="float" office:value="16.493" calcext:value-type="float">
            <text:p>16,493</text:p>
          </table:table-cell>
          <table:table-cell table:style-name="ce10" office:value-type="float" office:value="13.6179" calcext:value-type="float">
            <text:p>13,617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3]+1" office:value-type="float" office:value="30" calcext:value-type="float">
            <text:p>30</text:p>
          </table:table-cell>
          <table:table-cell table:style-name="ce19" office:value-type="float" office:value="0.00544214" calcext:value-type="float">
            <text:p>0,00544214</text:p>
          </table:table-cell>
          <table:table-cell table:style-name="ce15" office:value-type="float" office:value="0.00398803" calcext:value-type="float">
            <text:p>0,00398803</text:p>
          </table:table-cell>
          <table:table-cell table:style-name="ce19" office:value-type="float" office:value="0.0203481" calcext:value-type="float">
            <text:p>0,0203481</text:p>
          </table:table-cell>
          <table:table-cell table:style-name="ce15" office:value-type="float" office:value="0.0152848" calcext:value-type="float">
            <text:p>0,0152848</text:p>
          </table:table-cell>
          <table:table-cell table:style-name="ce20" office:value-type="float" office:value="0.46627" calcext:value-type="float">
            <text:p>0,46627</text:p>
          </table:table-cell>
          <table:table-cell table:style-name="ce10" office:value-type="float" office:value="0.272716" calcext:value-type="float">
            <text:p>0,272716</text:p>
          </table:table-cell>
          <table:table-cell table:style-name="ce20" office:value-type="float" office:value="0.207823" calcext:value-type="float">
            <text:p>0,207823</text:p>
          </table:table-cell>
          <table:table-cell table:style-name="ce10" office:value-type="float" office:value="0.17367" calcext:value-type="float">
            <text:p>0,17367</text:p>
          </table:table-cell>
          <table:table-cell table:style-name="ce20" office:value-type="float" office:value="1.86424" calcext:value-type="float">
            <text:p>1,86424</text:p>
          </table:table-cell>
          <table:table-cell table:style-name="ce10" office:value-type="float" office:value="1.11446" calcext:value-type="float">
            <text:p>1,11446</text:p>
          </table:table-cell>
          <table:table-cell table:style-name="ce20" office:value-type="float" office:value="0.832408" calcext:value-type="float">
            <text:p>0,832408</text:p>
          </table:table-cell>
          <table:table-cell table:style-name="ce10" office:value-type="float" office:value="0.653953" calcext:value-type="float">
            <text:p>0,653953</text:p>
          </table:table-cell>
          <table:table-cell table:style-name="ce20" office:value-type="float" office:value="4.32244" calcext:value-type="float">
            <text:p>4,32244</text:p>
          </table:table-cell>
          <table:table-cell table:style-name="ce10" office:value-type="float" office:value="2.5867" calcext:value-type="float">
            <text:p>2,5867</text:p>
          </table:table-cell>
          <table:table-cell table:style-name="ce20" office:value-type="float" office:value="1.94203" calcext:value-type="float">
            <text:p>1,94203</text:p>
          </table:table-cell>
          <table:table-cell table:style-name="ce10" office:value-type="float" office:value="1.4662" calcext:value-type="float">
            <text:p>1,4662</text:p>
          </table:table-cell>
          <table:table-cell table:style-name="ce20"/>
          <table:table-cell table:style-name="ce10"/>
          <table:table-cell table:style-name="ce20" office:value-type="float" office:value="16.9207" calcext:value-type="float">
            <text:p>16,9207</text:p>
          </table:table-cell>
          <table:table-cell table:style-name="ce10" office:value-type="float" office:value="13.6196" calcext:value-type="float">
            <text:p>13,619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4]+1" office:value-type="float" office:value="31" calcext:value-type="float">
            <text:p>31</text:p>
          </table:table-cell>
          <table:table-cell table:style-name="ce19" office:value-type="float" office:value="0.00545192" calcext:value-type="float">
            <text:p>0,00545192</text:p>
          </table:table-cell>
          <table:table-cell table:style-name="ce15" office:value-type="float" office:value="0.00451803" calcext:value-type="float">
            <text:p>0,00451803</text:p>
          </table:table-cell>
          <table:table-cell table:style-name="ce19" office:value-type="float" office:value="0.020118" calcext:value-type="float">
            <text:p>0,020118</text:p>
          </table:table-cell>
          <table:table-cell table:style-name="ce15" office:value-type="float" office:value="0.0161281" calcext:value-type="float">
            <text:p>0,0161281</text:p>
          </table:table-cell>
          <table:table-cell table:style-name="ce20" office:value-type="float" office:value="0.467303" calcext:value-type="float">
            <text:p>0,467303</text:p>
          </table:table-cell>
          <table:table-cell table:style-name="ce10" office:value-type="float" office:value="0.272896" calcext:value-type="float">
            <text:p>0,272896</text:p>
          </table:table-cell>
          <table:table-cell table:style-name="ce20" office:value-type="float" office:value="0.209458" calcext:value-type="float">
            <text:p>0,209458</text:p>
          </table:table-cell>
          <table:table-cell table:style-name="ce10" office:value-type="float" office:value="0.160152" calcext:value-type="float">
            <text:p>0,160152</text:p>
          </table:table-cell>
          <table:table-cell table:style-name="ce20" office:value-type="float" office:value="1.86782" calcext:value-type="float">
            <text:p>1,86782</text:p>
          </table:table-cell>
          <table:table-cell table:style-name="ce10" office:value-type="float" office:value="1.11454" calcext:value-type="float">
            <text:p>1,11454</text:p>
          </table:table-cell>
          <table:table-cell table:style-name="ce20" office:value-type="float" office:value="0.76713" calcext:value-type="float">
            <text:p>0,76713</text:p>
          </table:table-cell>
          <table:table-cell table:style-name="ce10" office:value-type="float" office:value="0.636654" calcext:value-type="float">
            <text:p>0,636654</text:p>
          </table:table-cell>
          <table:table-cell table:style-name="ce20" office:value-type="float" office:value="4.32387" calcext:value-type="float">
            <text:p>4,32387</text:p>
          </table:table-cell>
          <table:table-cell table:style-name="ce10" office:value-type="float" office:value="2.53092" calcext:value-type="float">
            <text:p>2,53092</text:p>
          </table:table-cell>
          <table:table-cell table:style-name="ce20" office:value-type="float" office:value="1.74406" calcext:value-type="float">
            <text:p>1,74406</text:p>
          </table:table-cell>
          <table:table-cell table:style-name="ce10" office:value-type="float" office:value="1.55175" calcext:value-type="float">
            <text:p>1,55175</text:p>
          </table:table-cell>
          <table:table-cell table:style-name="ce20"/>
          <table:table-cell table:style-name="ce10"/>
          <table:table-cell table:style-name="ce20" office:value-type="float" office:value="17.8875" calcext:value-type="float">
            <text:p>17,8875</text:p>
          </table:table-cell>
          <table:table-cell table:style-name="ce10" office:value-type="float" office:value="13.4396" calcext:value-type="float">
            <text:p>13,439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5]+1" office:value-type="float" office:value="32" calcext:value-type="float">
            <text:p>32</text:p>
          </table:table-cell>
          <table:table-cell table:style-name="ce19" office:value-type="float" office:value="0.00548196" calcext:value-type="float">
            <text:p>0,00548196</text:p>
          </table:table-cell>
          <table:table-cell table:style-name="ce15" office:value-type="float" office:value="0.00395489" calcext:value-type="float">
            <text:p>0,00395489</text:p>
          </table:table-cell>
          <table:table-cell table:style-name="ce19" office:value-type="float" office:value="0.0201721" calcext:value-type="float">
            <text:p>0,0201721</text:p>
          </table:table-cell>
          <table:table-cell table:style-name="ce15" office:value-type="float" office:value="0.0158122" calcext:value-type="float">
            <text:p>0,0158122</text:p>
          </table:table-cell>
          <table:table-cell table:style-name="ce20" office:value-type="float" office:value="0.466187" calcext:value-type="float">
            <text:p>0,466187</text:p>
          </table:table-cell>
          <table:table-cell table:style-name="ce10" office:value-type="float" office:value="0.273277" calcext:value-type="float">
            <text:p>0,273277</text:p>
          </table:table-cell>
          <table:table-cell table:style-name="ce20" office:value-type="float" office:value="0.207532" calcext:value-type="float">
            <text:p>0,207532</text:p>
          </table:table-cell>
          <table:table-cell table:style-name="ce10" office:value-type="float" office:value="0.176379" calcext:value-type="float">
            <text:p>0,176379</text:p>
          </table:table-cell>
          <table:table-cell table:style-name="ce20" office:value-type="float" office:value="1.86515" calcext:value-type="float">
            <text:p>1,86515</text:p>
          </table:table-cell>
          <table:table-cell table:style-name="ce10" office:value-type="float" office:value="1.1198" calcext:value-type="float">
            <text:p>1,1198</text:p>
          </table:table-cell>
          <table:table-cell table:style-name="ce20" office:value-type="float" office:value="0.830197" calcext:value-type="float">
            <text:p>0,830197</text:p>
          </table:table-cell>
          <table:table-cell table:style-name="ce10" office:value-type="float" office:value="0.667957" calcext:value-type="float">
            <text:p>0,667957</text:p>
          </table:table-cell>
          <table:table-cell table:style-name="ce20" office:value-type="float" office:value="4.32346" calcext:value-type="float">
            <text:p>4,32346</text:p>
          </table:table-cell>
          <table:table-cell table:style-name="ce10" office:value-type="float" office:value="2.53735" calcext:value-type="float">
            <text:p>2,53735</text:p>
          </table:table-cell>
          <table:table-cell table:style-name="ce20" office:value-type="float" office:value="1.81732" calcext:value-type="float">
            <text:p>1,81732</text:p>
          </table:table-cell>
          <table:table-cell table:style-name="ce10" office:value-type="float" office:value="1.55301" calcext:value-type="float">
            <text:p>1,55301</text:p>
          </table:table-cell>
          <table:table-cell table:style-name="ce20"/>
          <table:table-cell table:style-name="ce10"/>
          <table:table-cell table:style-name="ce20" office:value-type="float" office:value="16.5308" calcext:value-type="float">
            <text:p>16,5308</text:p>
          </table:table-cell>
          <table:table-cell table:style-name="ce10" office:value-type="float" office:value="14.0585" calcext:value-type="float">
            <text:p>14,058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6]+1" office:value-type="float" office:value="33" calcext:value-type="float">
            <text:p>33</text:p>
          </table:table-cell>
          <table:table-cell table:style-name="ce19" office:value-type="float" office:value="0.0054419" calcext:value-type="float">
            <text:p>0,0054419</text:p>
          </table:table-cell>
          <table:table-cell table:style-name="ce15" office:value-type="float" office:value="0.00457287" calcext:value-type="float">
            <text:p>0,00457287</text:p>
          </table:table-cell>
          <table:table-cell table:style-name="ce19" office:value-type="float" office:value="0.020371" calcext:value-type="float">
            <text:p>0,020371</text:p>
          </table:table-cell>
          <table:table-cell table:style-name="ce15" office:value-type="float" office:value="0.0168779" calcext:value-type="float">
            <text:p>0,0168779</text:p>
          </table:table-cell>
          <table:table-cell table:style-name="ce20" office:value-type="float" office:value="0.470049" calcext:value-type="float">
            <text:p>0,470049</text:p>
          </table:table-cell>
          <table:table-cell table:style-name="ce10" office:value-type="float" office:value="0.272862" calcext:value-type="float">
            <text:p>0,272862</text:p>
          </table:table-cell>
          <table:table-cell table:style-name="ce20" office:value-type="float" office:value="0.207393" calcext:value-type="float">
            <text:p>0,207393</text:p>
          </table:table-cell>
          <table:table-cell table:style-name="ce10" office:value-type="float" office:value="0.164211" calcext:value-type="float">
            <text:p>0,164211</text:p>
          </table:table-cell>
          <table:table-cell table:style-name="ce20" office:value-type="float" office:value="1.86855" calcext:value-type="float">
            <text:p>1,86855</text:p>
          </table:table-cell>
          <table:table-cell table:style-name="ce10" office:value-type="float" office:value="1.12601" calcext:value-type="float">
            <text:p>1,12601</text:p>
          </table:table-cell>
          <table:table-cell table:style-name="ce20" office:value-type="float" office:value="0.828019" calcext:value-type="float">
            <text:p>0,828019</text:p>
          </table:table-cell>
          <table:table-cell table:style-name="ce10" office:value-type="float" office:value="0.675958" calcext:value-type="float">
            <text:p>0,675958</text:p>
          </table:table-cell>
          <table:table-cell table:style-name="ce20" office:value-type="float" office:value="4.31949" calcext:value-type="float">
            <text:p>4,31949</text:p>
          </table:table-cell>
          <table:table-cell table:style-name="ce10" office:value-type="float" office:value="2.57413" calcext:value-type="float">
            <text:p>2,57413</text:p>
          </table:table-cell>
          <table:table-cell table:style-name="ce20" office:value-type="float" office:value="1.99521" calcext:value-type="float">
            <text:p>1,99521</text:p>
          </table:table-cell>
          <table:table-cell table:style-name="ce10" office:value-type="float" office:value="1.58973" calcext:value-type="float">
            <text:p>1,58973</text:p>
          </table:table-cell>
          <table:table-cell table:style-name="ce20"/>
          <table:table-cell table:style-name="ce10"/>
          <table:table-cell table:style-name="ce20" office:value-type="float" office:value="15.7225" calcext:value-type="float">
            <text:p>15,7225</text:p>
          </table:table-cell>
          <table:table-cell table:style-name="ce10" office:value-type="float" office:value="13.6115" calcext:value-type="float">
            <text:p>13,611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7]+1" office:value-type="float" office:value="34" calcext:value-type="float">
            <text:p>34</text:p>
          </table:table-cell>
          <table:table-cell table:style-name="ce19" office:value-type="float" office:value="0.00544786" calcext:value-type="float">
            <text:p>0,00544786</text:p>
          </table:table-cell>
          <table:table-cell table:style-name="ce15" office:value-type="float" office:value="0.00403404" calcext:value-type="float">
            <text:p>0,00403404</text:p>
          </table:table-cell>
          <table:table-cell table:style-name="ce19" office:value-type="float" office:value="0.020117" calcext:value-type="float">
            <text:p>0,020117</text:p>
          </table:table-cell>
          <table:table-cell table:style-name="ce15" office:value-type="float" office:value="0.015753" calcext:value-type="float">
            <text:p>0,015753</text:p>
          </table:table-cell>
          <table:table-cell table:style-name="ce20" office:value-type="float" office:value="0.467039" calcext:value-type="float">
            <text:p>0,467039</text:p>
          </table:table-cell>
          <table:table-cell table:style-name="ce10" office:value-type="float" office:value="0.278865" calcext:value-type="float">
            <text:p>0,278865</text:p>
          </table:table-cell>
          <table:table-cell table:style-name="ce20" office:value-type="float" office:value="0.210278" calcext:value-type="float">
            <text:p>0,210278</text:p>
          </table:table-cell>
          <table:table-cell table:style-name="ce10" office:value-type="float" office:value="0.155839" calcext:value-type="float">
            <text:p>0,155839</text:p>
          </table:table-cell>
          <table:table-cell table:style-name="ce20" office:value-type="float" office:value="1.86562" calcext:value-type="float">
            <text:p>1,86562</text:p>
          </table:table-cell>
          <table:table-cell table:style-name="ce10" office:value-type="float" office:value="1.12123" calcext:value-type="float">
            <text:p>1,12123</text:p>
          </table:table-cell>
          <table:table-cell table:style-name="ce20" office:value-type="float" office:value="0.834684" calcext:value-type="float">
            <text:p>0,834684</text:p>
          </table:table-cell>
          <table:table-cell table:style-name="ce10" office:value-type="float" office:value="0.735831" calcext:value-type="float">
            <text:p>0,735831</text:p>
          </table:table-cell>
          <table:table-cell table:style-name="ce20" office:value-type="float" office:value="4.31523" calcext:value-type="float">
            <text:p>4,31523</text:p>
          </table:table-cell>
          <table:table-cell table:style-name="ce10" office:value-type="float" office:value="2.5439" calcext:value-type="float">
            <text:p>2,5439</text:p>
          </table:table-cell>
          <table:table-cell table:style-name="ce20" office:value-type="float" office:value="1.55343" calcext:value-type="float">
            <text:p>1,55343</text:p>
          </table:table-cell>
          <table:table-cell table:style-name="ce10" office:value-type="float" office:value="1.66824" calcext:value-type="float">
            <text:p>1,66824</text:p>
          </table:table-cell>
          <table:table-cell table:style-name="ce20"/>
          <table:table-cell table:style-name="ce10"/>
          <table:table-cell table:style-name="ce20" office:value-type="float" office:value="20.1731" calcext:value-type="float">
            <text:p>20,1731</text:p>
          </table:table-cell>
          <table:table-cell table:style-name="ce10" office:value-type="float" office:value="14.9622" calcext:value-type="float">
            <text:p>14,962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8]+1" office:value-type="float" office:value="35" calcext:value-type="float">
            <text:p>35</text:p>
          </table:table-cell>
          <table:table-cell table:style-name="ce19" office:value-type="float" office:value="0.00541592" calcext:value-type="float">
            <text:p>0,00541592</text:p>
          </table:table-cell>
          <table:table-cell table:style-name="ce15" office:value-type="float" office:value="0.00434113" calcext:value-type="float">
            <text:p>0,00434113</text:p>
          </table:table-cell>
          <table:table-cell table:style-name="ce19" office:value-type="float" office:value="0.0201149" calcext:value-type="float">
            <text:p>0,0201149</text:p>
          </table:table-cell>
          <table:table-cell table:style-name="ce15" office:value-type="float" office:value="0.014782" calcext:value-type="float">
            <text:p>0,014782</text:p>
          </table:table-cell>
          <table:table-cell table:style-name="ce20" office:value-type="float" office:value="0.469585" calcext:value-type="float">
            <text:p>0,469585</text:p>
          </table:table-cell>
          <table:table-cell table:style-name="ce10" office:value-type="float" office:value="0.334899" calcext:value-type="float">
            <text:p>0,334899</text:p>
          </table:table-cell>
          <table:table-cell table:style-name="ce20" office:value-type="float" office:value="0.206992" calcext:value-type="float">
            <text:p>0,206992</text:p>
          </table:table-cell>
          <table:table-cell table:style-name="ce10" office:value-type="float" office:value="0.162441" calcext:value-type="float">
            <text:p>0,162441</text:p>
          </table:table-cell>
          <table:table-cell table:style-name="ce20" office:value-type="float" office:value="1.8612" calcext:value-type="float">
            <text:p>1,8612</text:p>
          </table:table-cell>
          <table:table-cell table:style-name="ce10" office:value-type="float" office:value="1.29887" calcext:value-type="float">
            <text:p>1,29887</text:p>
          </table:table-cell>
          <table:table-cell table:style-name="ce20" office:value-type="float" office:value="0.830315" calcext:value-type="float">
            <text:p>0,830315</text:p>
          </table:table-cell>
          <table:table-cell table:style-name="ce10" office:value-type="float" office:value="0.690637" calcext:value-type="float">
            <text:p>0,690637</text:p>
          </table:table-cell>
          <table:table-cell table:style-name="ce20" office:value-type="float" office:value="4.31584" calcext:value-type="float">
            <text:p>4,31584</text:p>
          </table:table-cell>
          <table:table-cell table:style-name="ce10" office:value-type="float" office:value="2.58081" calcext:value-type="float">
            <text:p>2,58081</text:p>
          </table:table-cell>
          <table:table-cell table:style-name="ce20" office:value-type="float" office:value="1.94244" calcext:value-type="float">
            <text:p>1,94244</text:p>
          </table:table-cell>
          <table:table-cell table:style-name="ce10" office:value-type="float" office:value="1.55014" calcext:value-type="float">
            <text:p>1,55014</text:p>
          </table:table-cell>
          <table:table-cell table:style-name="ce20"/>
          <table:table-cell table:style-name="ce10"/>
          <table:table-cell table:style-name="ce20" office:value-type="float" office:value="17.7173" calcext:value-type="float">
            <text:p>17,7173</text:p>
          </table:table-cell>
          <table:table-cell table:style-name="ce10" office:value-type="float" office:value="13.4565" calcext:value-type="float">
            <text:p>13,456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9]+1" office:value-type="float" office:value="36" calcext:value-type="float">
            <text:p>36</text:p>
          </table:table-cell>
          <table:table-cell table:style-name="ce19" office:value-type="float" office:value="0.00541115" calcext:value-type="float">
            <text:p>0,00541115</text:p>
          </table:table-cell>
          <table:table-cell table:style-name="ce15" office:value-type="float" office:value="0.00433707" calcext:value-type="float">
            <text:p>0,00433707</text:p>
          </table:table-cell>
          <table:table-cell table:style-name="ce19" office:value-type="float" office:value="0.0202899" calcext:value-type="float">
            <text:p>0,0202899</text:p>
          </table:table-cell>
          <table:table-cell table:style-name="ce15" office:value-type="float" office:value="0.014446" calcext:value-type="float">
            <text:p>0,014446</text:p>
          </table:table-cell>
          <table:table-cell table:style-name="ce20" office:value-type="float" office:value="0.467269" calcext:value-type="float">
            <text:p>0,467269</text:p>
          </table:table-cell>
          <table:table-cell table:style-name="ce10" office:value-type="float" office:value="0.273497" calcext:value-type="float">
            <text:p>0,273497</text:p>
          </table:table-cell>
          <table:table-cell table:style-name="ce20" office:value-type="float" office:value="0.20754" calcext:value-type="float">
            <text:p>0,20754</text:p>
          </table:table-cell>
          <table:table-cell table:style-name="ce10" office:value-type="float" office:value="0.18025" calcext:value-type="float">
            <text:p>0,18025</text:p>
          </table:table-cell>
          <table:table-cell table:style-name="ce20" office:value-type="float" office:value="1.86076" calcext:value-type="float">
            <text:p>1,86076</text:p>
          </table:table-cell>
          <table:table-cell table:style-name="ce10" office:value-type="float" office:value="1.11188" calcext:value-type="float">
            <text:p>1,11188</text:p>
          </table:table-cell>
          <table:table-cell table:style-name="ce20" office:value-type="float" office:value="0.835103" calcext:value-type="float">
            <text:p>0,835103</text:p>
          </table:table-cell>
          <table:table-cell table:style-name="ce10" office:value-type="float" office:value="0.62447" calcext:value-type="float">
            <text:p>0,62447</text:p>
          </table:table-cell>
          <table:table-cell table:style-name="ce20" office:value-type="float" office:value="4.31943" calcext:value-type="float">
            <text:p>4,31943</text:p>
          </table:table-cell>
          <table:table-cell table:style-name="ce10" office:value-type="float" office:value="2.53191" calcext:value-type="float">
            <text:p>2,53191</text:p>
          </table:table-cell>
          <table:table-cell table:style-name="ce20" office:value-type="float" office:value="1.6137" calcext:value-type="float">
            <text:p>1,6137</text:p>
          </table:table-cell>
          <table:table-cell table:style-name="ce10" office:value-type="float" office:value="1.558" calcext:value-type="float">
            <text:p>1,558</text:p>
          </table:table-cell>
          <table:table-cell table:style-name="ce20"/>
          <table:table-cell table:style-name="ce10"/>
          <table:table-cell table:style-name="ce20" office:value-type="float" office:value="16.7402" calcext:value-type="float">
            <text:p>16,7402</text:p>
          </table:table-cell>
          <table:table-cell table:style-name="ce10" office:value-type="float" office:value="13.8348" calcext:value-type="float">
            <text:p>13,834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0]+1" office:value-type="float" office:value="37" calcext:value-type="float">
            <text:p>37</text:p>
          </table:table-cell>
          <table:table-cell table:style-name="ce19" office:value-type="float" office:value="0.00546384" calcext:value-type="float">
            <text:p>0,00546384</text:p>
          </table:table-cell>
          <table:table-cell table:style-name="ce15" office:value-type="float" office:value="0.00439978" calcext:value-type="float">
            <text:p>0,00439978</text:p>
          </table:table-cell>
          <table:table-cell table:style-name="ce19" office:value-type="float" office:value="0.020272" calcext:value-type="float">
            <text:p>0,020272</text:p>
          </table:table-cell>
          <table:table-cell table:style-name="ce15" office:value-type="float" office:value="0.0147641" calcext:value-type="float">
            <text:p>0,0147641</text:p>
          </table:table-cell>
          <table:table-cell table:style-name="ce20" office:value-type="float" office:value="0.466218" calcext:value-type="float">
            <text:p>0,466218</text:p>
          </table:table-cell>
          <table:table-cell table:style-name="ce10" office:value-type="float" office:value="0.271999" calcext:value-type="float">
            <text:p>0,271999</text:p>
          </table:table-cell>
          <table:table-cell table:style-name="ce20" office:value-type="float" office:value="0.206877" calcext:value-type="float">
            <text:p>0,206877</text:p>
          </table:table-cell>
          <table:table-cell table:style-name="ce10" office:value-type="float" office:value="0.163531" calcext:value-type="float">
            <text:p>0,163531</text:p>
          </table:table-cell>
          <table:table-cell table:style-name="ce20" office:value-type="float" office:value="1.84888" calcext:value-type="float">
            <text:p>1,84888</text:p>
          </table:table-cell>
          <table:table-cell table:style-name="ce10" office:value-type="float" office:value="1.1059" calcext:value-type="float">
            <text:p>1,1059</text:p>
          </table:table-cell>
          <table:table-cell table:style-name="ce20" office:value-type="float" office:value="0.835551" calcext:value-type="float">
            <text:p>0,835551</text:p>
          </table:table-cell>
          <table:table-cell table:style-name="ce10" office:value-type="float" office:value="0.635257" calcext:value-type="float">
            <text:p>0,635257</text:p>
          </table:table-cell>
          <table:table-cell table:style-name="ce20" office:value-type="float" office:value="4.31511" calcext:value-type="float">
            <text:p>4,31511</text:p>
          </table:table-cell>
          <table:table-cell table:style-name="ce10" office:value-type="float" office:value="2.52739" calcext:value-type="float">
            <text:p>2,52739</text:p>
          </table:table-cell>
          <table:table-cell table:style-name="ce20" office:value-type="float" office:value="1.94219" calcext:value-type="float">
            <text:p>1,94219</text:p>
          </table:table-cell>
          <table:table-cell table:style-name="ce10" office:value-type="float" office:value="1.61528" calcext:value-type="float">
            <text:p>1,61528</text:p>
          </table:table-cell>
          <table:table-cell table:style-name="ce20"/>
          <table:table-cell table:style-name="ce10"/>
          <table:table-cell table:style-name="ce20" office:value-type="float" office:value="20.3596" calcext:value-type="float">
            <text:p>20,3596</text:p>
          </table:table-cell>
          <table:table-cell table:style-name="ce10" office:value-type="float" office:value="15.1264" calcext:value-type="float">
            <text:p>15,126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1]+1" office:value-type="float" office:value="38" calcext:value-type="float">
            <text:p>38</text:p>
          </table:table-cell>
          <table:table-cell table:style-name="ce19" office:value-type="float" office:value="0.00545001" calcext:value-type="float">
            <text:p>0,00545001</text:p>
          </table:table-cell>
          <table:table-cell table:style-name="ce15" office:value-type="float" office:value="0.00471592" calcext:value-type="float">
            <text:p>0,00471592</text:p>
          </table:table-cell>
          <table:table-cell table:style-name="ce19" office:value-type="float" office:value="0.0201111" calcext:value-type="float">
            <text:p>0,0201111</text:p>
          </table:table-cell>
          <table:table-cell table:style-name="ce15" office:value-type="float" office:value="0.0164471" calcext:value-type="float">
            <text:p>0,0164471</text:p>
          </table:table-cell>
          <table:table-cell table:style-name="ce20" office:value-type="float" office:value="0.466466" calcext:value-type="float">
            <text:p>0,466466</text:p>
          </table:table-cell>
          <table:table-cell table:style-name="ce10" office:value-type="float" office:value="0.273393" calcext:value-type="float">
            <text:p>0,273393</text:p>
          </table:table-cell>
          <table:table-cell table:style-name="ce20" office:value-type="float" office:value="0.207768" calcext:value-type="float">
            <text:p>0,207768</text:p>
          </table:table-cell>
          <table:table-cell table:style-name="ce10" office:value-type="float" office:value="0.16881" calcext:value-type="float">
            <text:p>0,16881</text:p>
          </table:table-cell>
          <table:table-cell table:style-name="ce20" office:value-type="float" office:value="1.85764" calcext:value-type="float">
            <text:p>1,85764</text:p>
          </table:table-cell>
          <table:table-cell table:style-name="ce10" office:value-type="float" office:value="1.08669" calcext:value-type="float">
            <text:p>1,08669</text:p>
          </table:table-cell>
          <table:table-cell table:style-name="ce20" office:value-type="float" office:value="0.82848" calcext:value-type="float">
            <text:p>0,82848</text:p>
          </table:table-cell>
          <table:table-cell table:style-name="ce10" office:value-type="float" office:value="0.641436" calcext:value-type="float">
            <text:p>0,641436</text:p>
          </table:table-cell>
          <table:table-cell table:style-name="ce20" office:value-type="float" office:value="4.31681" calcext:value-type="float">
            <text:p>4,31681</text:p>
          </table:table-cell>
          <table:table-cell table:style-name="ce10" office:value-type="float" office:value="2.53165" calcext:value-type="float">
            <text:p>2,53165</text:p>
          </table:table-cell>
          <table:table-cell table:style-name="ce20" office:value-type="float" office:value="1.93645" calcext:value-type="float">
            <text:p>1,93645</text:p>
          </table:table-cell>
          <table:table-cell table:style-name="ce10" office:value-type="float" office:value="1.57234" calcext:value-type="float">
            <text:p>1,57234</text:p>
          </table:table-cell>
          <table:table-cell table:style-name="ce20"/>
          <table:table-cell table:style-name="ce10"/>
          <table:table-cell table:style-name="ce20" office:value-type="float" office:value="16.9687" calcext:value-type="float">
            <text:p>16,9687</text:p>
          </table:table-cell>
          <table:table-cell table:style-name="ce10" office:value-type="float" office:value="14.4172" calcext:value-type="float">
            <text:p>14,417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2]+1" office:value-type="float" office:value="39" calcext:value-type="float">
            <text:p>39</text:p>
          </table:table-cell>
          <table:table-cell table:style-name="ce19" office:value-type="float" office:value="0.00538301" calcext:value-type="float">
            <text:p>0,00538301</text:p>
          </table:table-cell>
          <table:table-cell table:style-name="ce15" office:value-type="float" office:value="0.00425601" calcext:value-type="float">
            <text:p>0,00425601</text:p>
          </table:table-cell>
          <table:table-cell table:style-name="ce19" office:value-type="float" office:value="0.020045" calcext:value-type="float">
            <text:p>0,020045</text:p>
          </table:table-cell>
          <table:table-cell table:style-name="ce15" office:value-type="float" office:value="0.0159299" calcext:value-type="float">
            <text:p>0,0159299</text:p>
          </table:table-cell>
          <table:table-cell table:style-name="ce20" office:value-type="float" office:value="0.468196" calcext:value-type="float">
            <text:p>0,468196</text:p>
          </table:table-cell>
          <table:table-cell table:style-name="ce10" office:value-type="float" office:value="0.271266" calcext:value-type="float">
            <text:p>0,271266</text:p>
          </table:table-cell>
          <table:table-cell table:style-name="ce20" office:value-type="float" office:value="0.207646" calcext:value-type="float">
            <text:p>0,207646</text:p>
          </table:table-cell>
          <table:table-cell table:style-name="ce10" office:value-type="float" office:value="0.17101" calcext:value-type="float">
            <text:p>0,17101</text:p>
          </table:table-cell>
          <table:table-cell table:style-name="ce20" office:value-type="float" office:value="1.86061" calcext:value-type="float">
            <text:p>1,86061</text:p>
          </table:table-cell>
          <table:table-cell table:style-name="ce10" office:value-type="float" office:value="1.11923" calcext:value-type="float">
            <text:p>1,11923</text:p>
          </table:table-cell>
          <table:table-cell table:style-name="ce20" office:value-type="float" office:value="0.83979" calcext:value-type="float">
            <text:p>0,83979</text:p>
          </table:table-cell>
          <table:table-cell table:style-name="ce10" office:value-type="float" office:value="0.701443" calcext:value-type="float">
            <text:p>0,701443</text:p>
          </table:table-cell>
          <table:table-cell table:style-name="ce20" office:value-type="float" office:value="4.34986" calcext:value-type="float">
            <text:p>4,34986</text:p>
          </table:table-cell>
          <table:table-cell table:style-name="ce10" office:value-type="float" office:value="2.56294" calcext:value-type="float">
            <text:p>2,56294</text:p>
          </table:table-cell>
          <table:table-cell table:style-name="ce20" office:value-type="float" office:value="1.94332" calcext:value-type="float">
            <text:p>1,94332</text:p>
          </table:table-cell>
          <table:table-cell table:style-name="ce10" office:value-type="float" office:value="1.45492" calcext:value-type="float">
            <text:p>1,45492</text:p>
          </table:table-cell>
          <table:table-cell table:style-name="ce20"/>
          <table:table-cell table:style-name="ce10"/>
          <table:table-cell table:style-name="ce20" office:value-type="float" office:value="16.5261" calcext:value-type="float">
            <text:p>16,5261</text:p>
          </table:table-cell>
          <table:table-cell table:style-name="ce10" office:value-type="float" office:value="13.2798" calcext:value-type="float">
            <text:p>13,279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3]+1" office:value-type="float" office:value="40" calcext:value-type="float">
            <text:p>40</text:p>
          </table:table-cell>
          <table:table-cell table:style-name="ce19" office:value-type="float" office:value="0.00550699" calcext:value-type="float">
            <text:p>0,00550699</text:p>
          </table:table-cell>
          <table:table-cell table:style-name="ce15" office:value-type="float" office:value="0.00444317" calcext:value-type="float">
            <text:p>0,00444317</text:p>
          </table:table-cell>
          <table:table-cell table:style-name="ce19" office:value-type="float" office:value="0.0201969" calcext:value-type="float">
            <text:p>0,0201969</text:p>
          </table:table-cell>
          <table:table-cell table:style-name="ce15" office:value-type="float" office:value="0.01613" calcext:value-type="float">
            <text:p>0,01613</text:p>
          </table:table-cell>
          <table:table-cell table:style-name="ce20" office:value-type="float" office:value="0.468127" calcext:value-type="float">
            <text:p>0,468127</text:p>
          </table:table-cell>
          <table:table-cell table:style-name="ce10" office:value-type="float" office:value="0.273843" calcext:value-type="float">
            <text:p>0,273843</text:p>
          </table:table-cell>
          <table:table-cell table:style-name="ce20" office:value-type="float" office:value="0.207981" calcext:value-type="float">
            <text:p>0,207981</text:p>
          </table:table-cell>
          <table:table-cell table:style-name="ce10" office:value-type="float" office:value="0.163621" calcext:value-type="float">
            <text:p>0,163621</text:p>
          </table:table-cell>
          <table:table-cell table:style-name="ce20" office:value-type="float" office:value="1.86132" calcext:value-type="float">
            <text:p>1,86132</text:p>
          </table:table-cell>
          <table:table-cell table:style-name="ce10" office:value-type="float" office:value="1.12026" calcext:value-type="float">
            <text:p>1,12026</text:p>
          </table:table-cell>
          <table:table-cell table:style-name="ce20" office:value-type="float" office:value="0.833632" calcext:value-type="float">
            <text:p>0,833632</text:p>
          </table:table-cell>
          <table:table-cell table:style-name="ce10" office:value-type="float" office:value="0.663709" calcext:value-type="float">
            <text:p>0,663709</text:p>
          </table:table-cell>
          <table:table-cell table:style-name="ce20" office:value-type="float" office:value="4.31856" calcext:value-type="float">
            <text:p>4,31856</text:p>
          </table:table-cell>
          <table:table-cell table:style-name="ce10" office:value-type="float" office:value="2.5381" calcext:value-type="float">
            <text:p>2,5381</text:p>
          </table:table-cell>
          <table:table-cell table:style-name="ce20" office:value-type="float" office:value="1.94993" calcext:value-type="float">
            <text:p>1,94993</text:p>
          </table:table-cell>
          <table:table-cell table:style-name="ce10" office:value-type="float" office:value="1.61993" calcext:value-type="float">
            <text:p>1,61993</text:p>
          </table:table-cell>
          <table:table-cell table:style-name="ce20"/>
          <table:table-cell table:style-name="ce10"/>
          <table:table-cell table:style-name="ce20" office:value-type="float" office:value="17.0429" calcext:value-type="float">
            <text:p>17,0429</text:p>
          </table:table-cell>
          <table:table-cell table:style-name="ce10" office:value-type="float" office:value="13.4688" calcext:value-type="float">
            <text:p>13,468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4]+1" office:value-type="float" office:value="41" calcext:value-type="float">
            <text:p>41</text:p>
          </table:table-cell>
          <table:table-cell table:style-name="ce19" office:value-type="float" office:value="0.00539589" calcext:value-type="float">
            <text:p>0,00539589</text:p>
          </table:table-cell>
          <table:table-cell table:style-name="ce15" office:value-type="float" office:value="0.00422287" calcext:value-type="float">
            <text:p>0,00422287</text:p>
          </table:table-cell>
          <table:table-cell table:style-name="ce19" office:value-type="float" office:value="0.0207078" calcext:value-type="float">
            <text:p>0,0207078</text:p>
          </table:table-cell>
          <table:table-cell table:style-name="ce15" office:value-type="float" office:value="0.015377" calcext:value-type="float">
            <text:p>0,015377</text:p>
          </table:table-cell>
          <table:table-cell table:style-name="ce20" office:value-type="float" office:value="0.467605" calcext:value-type="float">
            <text:p>0,467605</text:p>
          </table:table-cell>
          <table:table-cell table:style-name="ce10" office:value-type="float" office:value="0.275457" calcext:value-type="float">
            <text:p>0,275457</text:p>
          </table:table-cell>
          <table:table-cell table:style-name="ce20" office:value-type="float" office:value="0.20844" calcext:value-type="float">
            <text:p>0,20844</text:p>
          </table:table-cell>
          <table:table-cell table:style-name="ce10" office:value-type="float" office:value="0.174387" calcext:value-type="float">
            <text:p>0,174387</text:p>
          </table:table-cell>
          <table:table-cell table:style-name="ce20" office:value-type="float" office:value="1.86614" calcext:value-type="float">
            <text:p>1,86614</text:p>
          </table:table-cell>
          <table:table-cell table:style-name="ce10" office:value-type="float" office:value="1.12113" calcext:value-type="float">
            <text:p>1,12113</text:p>
          </table:table-cell>
          <table:table-cell table:style-name="ce20" office:value-type="float" office:value="0.833738" calcext:value-type="float">
            <text:p>0,833738</text:p>
          </table:table-cell>
          <table:table-cell table:style-name="ce10" office:value-type="float" office:value="0.640116" calcext:value-type="float">
            <text:p>0,640116</text:p>
          </table:table-cell>
          <table:table-cell table:style-name="ce20" office:value-type="float" office:value="4.32414" calcext:value-type="float">
            <text:p>4,32414</text:p>
          </table:table-cell>
          <table:table-cell table:style-name="ce10" office:value-type="float" office:value="2.59732" calcext:value-type="float">
            <text:p>2,59732</text:p>
          </table:table-cell>
          <table:table-cell table:style-name="ce20" office:value-type="float" office:value="1.93976" calcext:value-type="float">
            <text:p>1,93976</text:p>
          </table:table-cell>
          <table:table-cell table:style-name="ce10" office:value-type="float" office:value="1.59504" calcext:value-type="float">
            <text:p>1,59504</text:p>
          </table:table-cell>
          <table:table-cell table:style-name="ce20"/>
          <table:table-cell table:style-name="ce10"/>
          <table:table-cell table:style-name="ce20" office:value-type="float" office:value="15.7838" calcext:value-type="float">
            <text:p>15,7838</text:p>
          </table:table-cell>
          <table:table-cell table:style-name="ce10" office:value-type="float" office:value="13.9528" calcext:value-type="float">
            <text:p>13,952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5]+1" office:value-type="float" office:value="42" calcext:value-type="float">
            <text:p>42</text:p>
          </table:table-cell>
          <table:table-cell table:style-name="ce19" office:value-type="float" office:value="0.00547004" calcext:value-type="float">
            <text:p>0,00547004</text:p>
          </table:table-cell>
          <table:table-cell table:style-name="ce15" office:value-type="float" office:value="0.00394106" calcext:value-type="float">
            <text:p>0,00394106</text:p>
          </table:table-cell>
          <table:table-cell table:style-name="ce19" office:value-type="float" office:value="0.020324" calcext:value-type="float">
            <text:p>0,020324</text:p>
          </table:table-cell>
          <table:table-cell table:style-name="ce15" office:value-type="float" office:value="0.0157239" calcext:value-type="float">
            <text:p>0,0157239</text:p>
          </table:table-cell>
          <table:table-cell table:style-name="ce20" office:value-type="float" office:value="0.467623" calcext:value-type="float">
            <text:p>0,467623</text:p>
          </table:table-cell>
          <table:table-cell table:style-name="ce10" office:value-type="float" office:value="0.271258" calcext:value-type="float">
            <text:p>0,271258</text:p>
          </table:table-cell>
          <table:table-cell table:style-name="ce20" office:value-type="float" office:value="0.207431" calcext:value-type="float">
            <text:p>0,207431</text:p>
          </table:table-cell>
          <table:table-cell table:style-name="ce10" office:value-type="float" office:value="0.162185" calcext:value-type="float">
            <text:p>0,162185</text:p>
          </table:table-cell>
          <table:table-cell table:style-name="ce20" office:value-type="float" office:value="1.86764" calcext:value-type="float">
            <text:p>1,86764</text:p>
          </table:table-cell>
          <table:table-cell table:style-name="ce10" office:value-type="float" office:value="1.22891" calcext:value-type="float">
            <text:p>1,22891</text:p>
          </table:table-cell>
          <table:table-cell table:style-name="ce20" office:value-type="float" office:value="0.797497" calcext:value-type="float">
            <text:p>0,797497</text:p>
          </table:table-cell>
          <table:table-cell table:style-name="ce10" office:value-type="float" office:value="0.624479" calcext:value-type="float">
            <text:p>0,624479</text:p>
          </table:table-cell>
          <table:table-cell table:style-name="ce20" office:value-type="float" office:value="4.32055" calcext:value-type="float">
            <text:p>4,32055</text:p>
          </table:table-cell>
          <table:table-cell table:style-name="ce10" office:value-type="float" office:value="2.8037" calcext:value-type="float">
            <text:p>2,8037</text:p>
          </table:table-cell>
          <table:table-cell table:style-name="ce20" office:value-type="float" office:value="1.94682" calcext:value-type="float">
            <text:p>1,94682</text:p>
          </table:table-cell>
          <table:table-cell table:style-name="ce10" office:value-type="float" office:value="1.50577" calcext:value-type="float">
            <text:p>1,50577</text:p>
          </table:table-cell>
          <table:table-cell table:style-name="ce20"/>
          <table:table-cell table:style-name="ce10"/>
          <table:table-cell table:style-name="ce20" office:value-type="float" office:value="17.4506" calcext:value-type="float">
            <text:p>17,4506</text:p>
          </table:table-cell>
          <table:table-cell table:style-name="ce10" office:value-type="float" office:value="14.0822" calcext:value-type="float">
            <text:p>14,082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6]+1" office:value-type="float" office:value="43" calcext:value-type="float">
            <text:p>43</text:p>
          </table:table-cell>
          <table:table-cell table:style-name="ce19" office:value-type="float" office:value="0.00542998" calcext:value-type="float">
            <text:p>0,00542998</text:p>
          </table:table-cell>
          <table:table-cell table:style-name="ce15" office:value-type="float" office:value="0.00392604" calcext:value-type="float">
            <text:p>0,00392604</text:p>
          </table:table-cell>
          <table:table-cell table:style-name="ce19" office:value-type="float" office:value="0.0200269" calcext:value-type="float">
            <text:p>0,0200269</text:p>
          </table:table-cell>
          <table:table-cell table:style-name="ce15" office:value-type="float" office:value="0.0146461" calcext:value-type="float">
            <text:p>0,0146461</text:p>
          </table:table-cell>
          <table:table-cell table:style-name="ce20" office:value-type="float" office:value="0.466722" calcext:value-type="float">
            <text:p>0,466722</text:p>
          </table:table-cell>
          <table:table-cell table:style-name="ce10" office:value-type="float" office:value="0.272701" calcext:value-type="float">
            <text:p>0,272701</text:p>
          </table:table-cell>
          <table:table-cell table:style-name="ce20" office:value-type="float" office:value="0.207745" calcext:value-type="float">
            <text:p>0,207745</text:p>
          </table:table-cell>
          <table:table-cell table:style-name="ce10" office:value-type="float" office:value="0.173026" calcext:value-type="float">
            <text:p>0,173026</text:p>
          </table:table-cell>
          <table:table-cell table:style-name="ce20" office:value-type="float" office:value="1.85964" calcext:value-type="float">
            <text:p>1,85964</text:p>
          </table:table-cell>
          <table:table-cell table:style-name="ce10" office:value-type="float" office:value="1.12924" calcext:value-type="float">
            <text:p>1,12924</text:p>
          </table:table-cell>
          <table:table-cell table:style-name="ce20" office:value-type="float" office:value="1.00166" calcext:value-type="float">
            <text:p>1,00166</text:p>
          </table:table-cell>
          <table:table-cell table:style-name="ce10" office:value-type="float" office:value="0.660929" calcext:value-type="float">
            <text:p>0,660929</text:p>
          </table:table-cell>
          <table:table-cell table:style-name="ce20" office:value-type="float" office:value="4.31793" calcext:value-type="float">
            <text:p>4,31793</text:p>
          </table:table-cell>
          <table:table-cell table:style-name="ce10" office:value-type="float" office:value="2.55434" calcext:value-type="float">
            <text:p>2,55434</text:p>
          </table:table-cell>
          <table:table-cell table:style-name="ce20" office:value-type="float" office:value="1.96801" calcext:value-type="float">
            <text:p>1,96801</text:p>
          </table:table-cell>
          <table:table-cell table:style-name="ce10" office:value-type="float" office:value="1.59601" calcext:value-type="float">
            <text:p>1,59601</text:p>
          </table:table-cell>
          <table:table-cell table:style-name="ce20"/>
          <table:table-cell table:style-name="ce10"/>
          <table:table-cell table:style-name="ce20" office:value-type="float" office:value="17.327" calcext:value-type="float">
            <text:p>17,327</text:p>
          </table:table-cell>
          <table:table-cell table:style-name="ce10" office:value-type="float" office:value="14.3041" calcext:value-type="float">
            <text:p>14,304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7]+1" office:value-type="float" office:value="44" calcext:value-type="float">
            <text:p>44</text:p>
          </table:table-cell>
          <table:table-cell table:style-name="ce19" office:value-type="float" office:value="0.00548291" calcext:value-type="float">
            <text:p>0,00548291</text:p>
          </table:table-cell>
          <table:table-cell table:style-name="ce15" office:value-type="float" office:value="0.00469708" calcext:value-type="float">
            <text:p>0,00469708</text:p>
          </table:table-cell>
          <table:table-cell table:style-name="ce19" office:value-type="float" office:value="0.0198431" calcext:value-type="float">
            <text:p>0,0198431</text:p>
          </table:table-cell>
          <table:table-cell table:style-name="ce15" office:value-type="float" office:value="0.016077" calcext:value-type="float">
            <text:p>0,016077</text:p>
          </table:table-cell>
          <table:table-cell table:style-name="ce20" office:value-type="float" office:value="0.468273" calcext:value-type="float">
            <text:p>0,468273</text:p>
          </table:table-cell>
          <table:table-cell table:style-name="ce10" office:value-type="float" office:value="0.274214" calcext:value-type="float">
            <text:p>0,274214</text:p>
          </table:table-cell>
          <table:table-cell table:style-name="ce20" office:value-type="float" office:value="0.207857" calcext:value-type="float">
            <text:p>0,207857</text:p>
          </table:table-cell>
          <table:table-cell table:style-name="ce10" office:value-type="float" office:value="0.162282" calcext:value-type="float">
            <text:p>0,162282</text:p>
          </table:table-cell>
          <table:table-cell table:style-name="ce20" office:value-type="float" office:value="1.85887" calcext:value-type="float">
            <text:p>1,85887</text:p>
          </table:table-cell>
          <table:table-cell table:style-name="ce10" office:value-type="float" office:value="1.12146" calcext:value-type="float">
            <text:p>1,12146</text:p>
          </table:table-cell>
          <table:table-cell table:style-name="ce20" office:value-type="float" office:value="0.862318" calcext:value-type="float">
            <text:p>0,862318</text:p>
          </table:table-cell>
          <table:table-cell table:style-name="ce10" office:value-type="float" office:value="0.666226" calcext:value-type="float">
            <text:p>0,666226</text:p>
          </table:table-cell>
          <table:table-cell table:style-name="ce20" office:value-type="float" office:value="4.31933" calcext:value-type="float">
            <text:p>4,31933</text:p>
          </table:table-cell>
          <table:table-cell table:style-name="ce10" office:value-type="float" office:value="2.54105" calcext:value-type="float">
            <text:p>2,54105</text:p>
          </table:table-cell>
          <table:table-cell table:style-name="ce20" office:value-type="float" office:value="1.94124" calcext:value-type="float">
            <text:p>1,94124</text:p>
          </table:table-cell>
          <table:table-cell table:style-name="ce10" office:value-type="float" office:value="1.48637" calcext:value-type="float">
            <text:p>1,48637</text:p>
          </table:table-cell>
          <table:table-cell table:style-name="ce20"/>
          <table:table-cell table:style-name="ce10"/>
          <table:table-cell table:style-name="ce20" office:value-type="float" office:value="16.4903" calcext:value-type="float">
            <text:p>16,4903</text:p>
          </table:table-cell>
          <table:table-cell table:style-name="ce10" office:value-type="float" office:value="14.4935" calcext:value-type="float">
            <text:p>14,493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8]+1" office:value-type="float" office:value="45" calcext:value-type="float">
            <text:p>45</text:p>
          </table:table-cell>
          <table:table-cell table:style-name="ce19" office:value-type="float" office:value="0.005481" calcext:value-type="float">
            <text:p>0,005481</text:p>
          </table:table-cell>
          <table:table-cell table:style-name="ce15" office:value-type="float" office:value="0.00423288" calcext:value-type="float">
            <text:p>0,00423288</text:p>
          </table:table-cell>
          <table:table-cell table:style-name="ce19" office:value-type="float" office:value="0.0203729" calcext:value-type="float">
            <text:p>0,0203729</text:p>
          </table:table-cell>
          <table:table-cell table:style-name="ce15" office:value-type="float" office:value="0.016355" calcext:value-type="float">
            <text:p>0,016355</text:p>
          </table:table-cell>
          <table:table-cell table:style-name="ce20" office:value-type="float" office:value="0.471206" calcext:value-type="float">
            <text:p>0,471206</text:p>
          </table:table-cell>
          <table:table-cell table:style-name="ce10" office:value-type="float" office:value="0.27603" calcext:value-type="float">
            <text:p>0,27603</text:p>
          </table:table-cell>
          <table:table-cell table:style-name="ce20" office:value-type="float" office:value="0.207712" calcext:value-type="float">
            <text:p>0,207712</text:p>
          </table:table-cell>
          <table:table-cell table:style-name="ce10" office:value-type="float" office:value="0.160385" calcext:value-type="float">
            <text:p>0,160385</text:p>
          </table:table-cell>
          <table:table-cell table:style-name="ce20" office:value-type="float" office:value="1.86041" calcext:value-type="float">
            <text:p>1,86041</text:p>
          </table:table-cell>
          <table:table-cell table:style-name="ce10" office:value-type="float" office:value="1.10504" calcext:value-type="float">
            <text:p>1,10504</text:p>
          </table:table-cell>
          <table:table-cell table:style-name="ce20" office:value-type="float" office:value="0.830237" calcext:value-type="float">
            <text:p>0,830237</text:p>
          </table:table-cell>
          <table:table-cell table:style-name="ce10" office:value-type="float" office:value="0.626234" calcext:value-type="float">
            <text:p>0,626234</text:p>
          </table:table-cell>
          <table:table-cell table:style-name="ce20" office:value-type="float" office:value="4.31718" calcext:value-type="float">
            <text:p>4,31718</text:p>
          </table:table-cell>
          <table:table-cell table:style-name="ce10" office:value-type="float" office:value="2.53267" calcext:value-type="float">
            <text:p>2,53267</text:p>
          </table:table-cell>
          <table:table-cell table:style-name="ce20" office:value-type="float" office:value="1.94324" calcext:value-type="float">
            <text:p>1,94324</text:p>
          </table:table-cell>
          <table:table-cell table:style-name="ce10" office:value-type="float" office:value="1.50954" calcext:value-type="float">
            <text:p>1,50954</text:p>
          </table:table-cell>
          <table:table-cell table:style-name="ce20"/>
          <table:table-cell table:style-name="ce10"/>
          <table:table-cell table:style-name="ce20" office:value-type="float" office:value="18.6517" calcext:value-type="float">
            <text:p>18,6517</text:p>
          </table:table-cell>
          <table:table-cell table:style-name="ce10" office:value-type="float" office:value="14.0423" calcext:value-type="float">
            <text:p>14,042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9]+1" office:value-type="float" office:value="46" calcext:value-type="float">
            <text:p>46</text:p>
          </table:table-cell>
          <table:table-cell table:style-name="ce19" office:value-type="float" office:value="0.00543618" calcext:value-type="float">
            <text:p>0,00543618</text:p>
          </table:table-cell>
          <table:table-cell table:style-name="ce15" office:value-type="float" office:value="0.00447702" calcext:value-type="float">
            <text:p>0,00447702</text:p>
          </table:table-cell>
          <table:table-cell table:style-name="ce19" office:value-type="float" office:value="0.0200639" calcext:value-type="float">
            <text:p>0,0200639</text:p>
          </table:table-cell>
          <table:table-cell table:style-name="ce15" office:value-type="float" office:value="0.0144291" calcext:value-type="float">
            <text:p>0,0144291</text:p>
          </table:table-cell>
          <table:table-cell table:style-name="ce20" office:value-type="float" office:value="0.466716" calcext:value-type="float">
            <text:p>0,466716</text:p>
          </table:table-cell>
          <table:table-cell table:style-name="ce10" office:value-type="float" office:value="0.276413" calcext:value-type="float">
            <text:p>0,276413</text:p>
          </table:table-cell>
          <table:table-cell table:style-name="ce20" office:value-type="float" office:value="0.207912" calcext:value-type="float">
            <text:p>0,207912</text:p>
          </table:table-cell>
          <table:table-cell table:style-name="ce10" office:value-type="float" office:value="0.162611" calcext:value-type="float">
            <text:p>0,162611</text:p>
          </table:table-cell>
          <table:table-cell table:style-name="ce20" office:value-type="float" office:value="1.85873" calcext:value-type="float">
            <text:p>1,85873</text:p>
          </table:table-cell>
          <table:table-cell table:style-name="ce10" office:value-type="float" office:value="1.12284" calcext:value-type="float">
            <text:p>1,12284</text:p>
          </table:table-cell>
          <table:table-cell table:style-name="ce20" office:value-type="float" office:value="0.83116" calcext:value-type="float">
            <text:p>0,83116</text:p>
          </table:table-cell>
          <table:table-cell table:style-name="ce10" office:value-type="float" office:value="0.67088" calcext:value-type="float">
            <text:p>0,67088</text:p>
          </table:table-cell>
          <table:table-cell table:style-name="ce20" office:value-type="float" office:value="4.3176" calcext:value-type="float">
            <text:p>4,3176</text:p>
          </table:table-cell>
          <table:table-cell table:style-name="ce10" office:value-type="float" office:value="2.53116" calcext:value-type="float">
            <text:p>2,53116</text:p>
          </table:table-cell>
          <table:table-cell table:style-name="ce20" office:value-type="float" office:value="1.92597" calcext:value-type="float">
            <text:p>1,92597</text:p>
          </table:table-cell>
          <table:table-cell table:style-name="ce10" office:value-type="float" office:value="1.66987" calcext:value-type="float">
            <text:p>1,66987</text:p>
          </table:table-cell>
          <table:table-cell table:style-name="ce20"/>
          <table:table-cell table:style-name="ce10"/>
          <table:table-cell table:style-name="ce20" office:value-type="float" office:value="16.7758" calcext:value-type="float">
            <text:p>16,7758</text:p>
          </table:table-cell>
          <table:table-cell table:style-name="ce10" office:value-type="float" office:value="14.7283" calcext:value-type="float">
            <text:p>14,728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0]+1" office:value-type="float" office:value="47" calcext:value-type="float">
            <text:p>47</text:p>
          </table:table-cell>
          <table:table-cell table:style-name="ce19" office:value-type="float" office:value="0.0054462" calcext:value-type="float">
            <text:p>0,0054462</text:p>
          </table:table-cell>
          <table:table-cell table:style-name="ce15" office:value-type="float" office:value="0.00457001" calcext:value-type="float">
            <text:p>0,00457001</text:p>
          </table:table-cell>
          <table:table-cell table:style-name="ce19" office:value-type="float" office:value="0.019918" calcext:value-type="float">
            <text:p>0,019918</text:p>
          </table:table-cell>
          <table:table-cell table:style-name="ce15" office:value-type="float" office:value="0.016674" calcext:value-type="float">
            <text:p>0,016674</text:p>
          </table:table-cell>
          <table:table-cell table:style-name="ce20" office:value-type="float" office:value="0.467275" calcext:value-type="float">
            <text:p>0,467275</text:p>
          </table:table-cell>
          <table:table-cell table:style-name="ce10" office:value-type="float" office:value="0.271699" calcext:value-type="float">
            <text:p>0,271699</text:p>
          </table:table-cell>
          <table:table-cell table:style-name="ce20" office:value-type="float" office:value="0.20901" calcext:value-type="float">
            <text:p>0,20901</text:p>
          </table:table-cell>
          <table:table-cell table:style-name="ce10" office:value-type="float" office:value="0.190813" calcext:value-type="float">
            <text:p>0,190813</text:p>
          </table:table-cell>
          <table:table-cell table:style-name="ce20" office:value-type="float" office:value="1.85957" calcext:value-type="float">
            <text:p>1,85957</text:p>
          </table:table-cell>
          <table:table-cell table:style-name="ce10" office:value-type="float" office:value="1.09064" calcext:value-type="float">
            <text:p>1,09064</text:p>
          </table:table-cell>
          <table:table-cell table:style-name="ce20" office:value-type="float" office:value="0.832814" calcext:value-type="float">
            <text:p>0,832814</text:p>
          </table:table-cell>
          <table:table-cell table:style-name="ce10" office:value-type="float" office:value="0.702415" calcext:value-type="float">
            <text:p>0,702415</text:p>
          </table:table-cell>
          <table:table-cell table:style-name="ce20" office:value-type="float" office:value="4.31571" calcext:value-type="float">
            <text:p>4,31571</text:p>
          </table:table-cell>
          <table:table-cell table:style-name="ce10" office:value-type="float" office:value="2.54954" calcext:value-type="float">
            <text:p>2,54954</text:p>
          </table:table-cell>
          <table:table-cell table:style-name="ce20" office:value-type="float" office:value="1.94725" calcext:value-type="float">
            <text:p>1,94725</text:p>
          </table:table-cell>
          <table:table-cell table:style-name="ce10" office:value-type="float" office:value="1.6726" calcext:value-type="float">
            <text:p>1,6726</text:p>
          </table:table-cell>
          <table:table-cell table:style-name="ce20"/>
          <table:table-cell table:style-name="ce10"/>
          <table:table-cell table:style-name="ce20" office:value-type="float" office:value="17.1922" calcext:value-type="float">
            <text:p>17,1922</text:p>
          </table:table-cell>
          <table:table-cell table:style-name="ce10" office:value-type="float" office:value="14.8608" calcext:value-type="float">
            <text:p>14,860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1]+1" office:value-type="float" office:value="48" calcext:value-type="float">
            <text:p>48</text:p>
          </table:table-cell>
          <table:table-cell table:style-name="ce19" office:value-type="float" office:value="0.00545788" calcext:value-type="float">
            <text:p>0,00545788</text:p>
          </table:table-cell>
          <table:table-cell table:style-name="ce15" office:value-type="float" office:value="0.00435901" calcext:value-type="float">
            <text:p>0,00435901</text:p>
          </table:table-cell>
          <table:table-cell table:style-name="ce19" office:value-type="float" office:value="0.0202332" calcext:value-type="float">
            <text:p>0,0202332</text:p>
          </table:table-cell>
          <table:table-cell table:style-name="ce15" office:value-type="float" office:value="0.0160201" calcext:value-type="float">
            <text:p>0,0160201</text:p>
          </table:table-cell>
          <table:table-cell table:style-name="ce20" office:value-type="float" office:value="0.467829" calcext:value-type="float">
            <text:p>0,467829</text:p>
          </table:table-cell>
          <table:table-cell table:style-name="ce10" office:value-type="float" office:value="0.273563" calcext:value-type="float">
            <text:p>0,273563</text:p>
          </table:table-cell>
          <table:table-cell table:style-name="ce20" office:value-type="float" office:value="0.208313" calcext:value-type="float">
            <text:p>0,208313</text:p>
          </table:table-cell>
          <table:table-cell table:style-name="ce10" office:value-type="float" office:value="0.172154" calcext:value-type="float">
            <text:p>0,172154</text:p>
          </table:table-cell>
          <table:table-cell table:style-name="ce20" office:value-type="float" office:value="1.85947" calcext:value-type="float">
            <text:p>1,85947</text:p>
          </table:table-cell>
          <table:table-cell table:style-name="ce10" office:value-type="float" office:value="1.12501" calcext:value-type="float">
            <text:p>1,12501</text:p>
          </table:table-cell>
          <table:table-cell table:style-name="ce20" office:value-type="float" office:value="0.833502" calcext:value-type="float">
            <text:p>0,833502</text:p>
          </table:table-cell>
          <table:table-cell table:style-name="ce10" office:value-type="float" office:value="0.661506" calcext:value-type="float">
            <text:p>0,661506</text:p>
          </table:table-cell>
          <table:table-cell table:style-name="ce20" office:value-type="float" office:value="4.32524" calcext:value-type="float">
            <text:p>4,32524</text:p>
          </table:table-cell>
          <table:table-cell table:style-name="ce10" office:value-type="float" office:value="2.56206" calcext:value-type="float">
            <text:p>2,56206</text:p>
          </table:table-cell>
          <table:table-cell table:style-name="ce20" office:value-type="float" office:value="1.94152" calcext:value-type="float">
            <text:p>1,94152</text:p>
          </table:table-cell>
          <table:table-cell table:style-name="ce10" office:value-type="float" office:value="1.62584" calcext:value-type="float">
            <text:p>1,62584</text:p>
          </table:table-cell>
          <table:table-cell table:style-name="ce20"/>
          <table:table-cell table:style-name="ce10"/>
          <table:table-cell table:style-name="ce20" office:value-type="float" office:value="18.5077" calcext:value-type="float">
            <text:p>18,5077</text:p>
          </table:table-cell>
          <table:table-cell table:style-name="ce10" office:value-type="float" office:value="14.356" calcext:value-type="float">
            <text:p>14,35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2]+1" office:value-type="float" office:value="49" calcext:value-type="float">
            <text:p>49</text:p>
          </table:table-cell>
          <table:table-cell table:style-name="ce19" office:value-type="float" office:value="0.00542402" calcext:value-type="float">
            <text:p>0,00542402</text:p>
          </table:table-cell>
          <table:table-cell table:style-name="ce15" office:value-type="float" office:value="0.00436401" calcext:value-type="float">
            <text:p>0,00436401</text:p>
          </table:table-cell>
          <table:table-cell table:style-name="ce19" office:value-type="float" office:value="0.020184" calcext:value-type="float">
            <text:p>0,020184</text:p>
          </table:table-cell>
          <table:table-cell table:style-name="ce15" office:value-type="float" office:value="0.0179141" calcext:value-type="float">
            <text:p>0,0179141</text:p>
          </table:table-cell>
          <table:table-cell table:style-name="ce20" office:value-type="float" office:value="0.467276" calcext:value-type="float">
            <text:p>0,467276</text:p>
          </table:table-cell>
          <table:table-cell table:style-name="ce10" office:value-type="float" office:value="0.271692" calcext:value-type="float">
            <text:p>0,271692</text:p>
          </table:table-cell>
          <table:table-cell table:style-name="ce20" office:value-type="float" office:value="0.207402" calcext:value-type="float">
            <text:p>0,207402</text:p>
          </table:table-cell>
          <table:table-cell table:style-name="ce10" office:value-type="float" office:value="0.161873" calcext:value-type="float">
            <text:p>0,161873</text:p>
          </table:table-cell>
          <table:table-cell table:style-name="ce20" office:value-type="float" office:value="1.85738" calcext:value-type="float">
            <text:p>1,85738</text:p>
          </table:table-cell>
          <table:table-cell table:style-name="ce10" office:value-type="float" office:value="1.09692" calcext:value-type="float">
            <text:p>1,09692</text:p>
          </table:table-cell>
          <table:table-cell table:style-name="ce20" office:value-type="float" office:value="0.833583" calcext:value-type="float">
            <text:p>0,833583</text:p>
          </table:table-cell>
          <table:table-cell table:style-name="ce10" office:value-type="float" office:value="0.636093" calcext:value-type="float">
            <text:p>0,636093</text:p>
          </table:table-cell>
          <table:table-cell table:style-name="ce20" office:value-type="float" office:value="4.32289" calcext:value-type="float">
            <text:p>4,32289</text:p>
          </table:table-cell>
          <table:table-cell table:style-name="ce10" office:value-type="float" office:value="2.5232" calcext:value-type="float">
            <text:p>2,5232</text:p>
          </table:table-cell>
          <table:table-cell table:style-name="ce20" office:value-type="float" office:value="1.86598" calcext:value-type="float">
            <text:p>1,86598</text:p>
          </table:table-cell>
          <table:table-cell table:style-name="ce10" office:value-type="float" office:value="1.60222" calcext:value-type="float">
            <text:p>1,60222</text:p>
          </table:table-cell>
          <table:table-cell table:style-name="ce20"/>
          <table:table-cell table:style-name="ce10"/>
          <table:table-cell table:style-name="ce20" office:value-type="float" office:value="16.4593" calcext:value-type="float">
            <text:p>16,4593</text:p>
          </table:table-cell>
          <table:table-cell table:style-name="ce10" office:value-type="float" office:value="14.649" calcext:value-type="float">
            <text:p>14,64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3]+1" office:value-type="float" office:value="50" calcext:value-type="float">
            <text:p>50</text:p>
          </table:table-cell>
          <table:table-cell table:style-name="ce19" office:value-type="float" office:value="0.00546598" calcext:value-type="float">
            <text:p>0,00546598</text:p>
          </table:table-cell>
          <table:table-cell table:style-name="ce15" office:value-type="float" office:value="0.00427389" calcext:value-type="float">
            <text:p>0,00427389</text:p>
          </table:table-cell>
          <table:table-cell table:style-name="ce19" office:value-type="float" office:value="0.0200849" calcext:value-type="float">
            <text:p>0,0200849</text:p>
          </table:table-cell>
          <table:table-cell table:style-name="ce15" office:value-type="float" office:value="0.015856" calcext:value-type="float">
            <text:p>0,015856</text:p>
          </table:table-cell>
          <table:table-cell table:style-name="ce20" office:value-type="float" office:value="0.46602" calcext:value-type="float">
            <text:p>0,46602</text:p>
          </table:table-cell>
          <table:table-cell table:style-name="ce10" office:value-type="float" office:value="0.27768" calcext:value-type="float">
            <text:p>0,27768</text:p>
          </table:table-cell>
          <table:table-cell table:style-name="ce20" office:value-type="float" office:value="0.207725" calcext:value-type="float">
            <text:p>0,207725</text:p>
          </table:table-cell>
          <table:table-cell table:style-name="ce10" office:value-type="float" office:value="0.17142" calcext:value-type="float">
            <text:p>0,17142</text:p>
          </table:table-cell>
          <table:table-cell table:style-name="ce20" office:value-type="float" office:value="1.85647" calcext:value-type="float">
            <text:p>1,85647</text:p>
          </table:table-cell>
          <table:table-cell table:style-name="ce10" office:value-type="float" office:value="1.09956" calcext:value-type="float">
            <text:p>1,09956</text:p>
          </table:table-cell>
          <table:table-cell table:style-name="ce20" office:value-type="float" office:value="0.841149" calcext:value-type="float">
            <text:p>0,841149</text:p>
          </table:table-cell>
          <table:table-cell table:style-name="ce10" office:value-type="float" office:value="0.647478" calcext:value-type="float">
            <text:p>0,647478</text:p>
          </table:table-cell>
          <table:table-cell table:style-name="ce20" office:value-type="float" office:value="4.32451" calcext:value-type="float">
            <text:p>4,32451</text:p>
          </table:table-cell>
          <table:table-cell table:style-name="ce10" office:value-type="float" office:value="2.54139" calcext:value-type="float">
            <text:p>2,54139</text:p>
          </table:table-cell>
          <table:table-cell table:style-name="ce20" office:value-type="float" office:value="1.95805" calcext:value-type="float">
            <text:p>1,95805</text:p>
          </table:table-cell>
          <table:table-cell table:style-name="ce10" office:value-type="float" office:value="1.6086" calcext:value-type="float">
            <text:p>1,6086</text:p>
          </table:table-cell>
          <table:table-cell table:style-name="ce20"/>
          <table:table-cell table:style-name="ce10"/>
          <table:table-cell table:style-name="ce20" office:value-type="float" office:value="18.8122" calcext:value-type="float">
            <text:p>18,8122</text:p>
          </table:table-cell>
          <table:table-cell table:style-name="ce10" office:value-type="float" office:value="15.3666" calcext:value-type="float">
            <text:p>15,366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4]+1" office:value-type="float" office:value="51" calcext:value-type="float">
            <text:p>51</text:p>
          </table:table-cell>
          <table:table-cell table:style-name="ce19" office:value-type="float" office:value="0.00546002" calcext:value-type="float">
            <text:p>0,00546002</text:p>
          </table:table-cell>
          <table:table-cell table:style-name="ce15" office:value-type="float" office:value="0.0058341" calcext:value-type="float">
            <text:p>0,0058341</text:p>
          </table:table-cell>
          <table:table-cell table:style-name="ce19" office:value-type="float" office:value="0.0203521" calcext:value-type="float">
            <text:p>0,0203521</text:p>
          </table:table-cell>
          <table:table-cell table:style-name="ce15" office:value-type="float" office:value="0.016974" calcext:value-type="float">
            <text:p>0,016974</text:p>
          </table:table-cell>
          <table:table-cell table:style-name="ce20" office:value-type="float" office:value="0.470447" calcext:value-type="float">
            <text:p>0,470447</text:p>
          </table:table-cell>
          <table:table-cell table:style-name="ce10" office:value-type="float" office:value="0.282642" calcext:value-type="float">
            <text:p>0,282642</text:p>
          </table:table-cell>
          <table:table-cell table:style-name="ce20" office:value-type="float" office:value="0.211917" calcext:value-type="float">
            <text:p>0,211917</text:p>
          </table:table-cell>
          <table:table-cell table:style-name="ce10" office:value-type="float" office:value="0.169405" calcext:value-type="float">
            <text:p>0,169405</text:p>
          </table:table-cell>
          <table:table-cell table:style-name="ce20" office:value-type="float" office:value="1.85974" calcext:value-type="float">
            <text:p>1,85974</text:p>
          </table:table-cell>
          <table:table-cell table:style-name="ce10" office:value-type="float" office:value="1.12311" calcext:value-type="float">
            <text:p>1,12311</text:p>
          </table:table-cell>
          <table:table-cell table:style-name="ce20" office:value-type="float" office:value="1.0231" calcext:value-type="float">
            <text:p>1,0231</text:p>
          </table:table-cell>
          <table:table-cell table:style-name="ce10" office:value-type="float" office:value="0.694286" calcext:value-type="float">
            <text:p>0,694286</text:p>
          </table:table-cell>
          <table:table-cell table:style-name="ce20" office:value-type="float" office:value="4.3057" calcext:value-type="float">
            <text:p>4,3057</text:p>
          </table:table-cell>
          <table:table-cell table:style-name="ce10" office:value-type="float" office:value="2.63227" calcext:value-type="float">
            <text:p>2,63227</text:p>
          </table:table-cell>
          <table:table-cell table:style-name="ce20" office:value-type="float" office:value="2.20849" calcext:value-type="float">
            <text:p>2,20849</text:p>
          </table:table-cell>
          <table:table-cell table:style-name="ce10" office:value-type="float" office:value="1.55134" calcext:value-type="float">
            <text:p>1,55134</text:p>
          </table:table-cell>
          <table:table-cell table:style-name="ce20"/>
          <table:table-cell table:style-name="ce10"/>
          <table:table-cell table:style-name="ce20" office:value-type="float" office:value="20.486" calcext:value-type="float">
            <text:p>20,486</text:p>
          </table:table-cell>
          <table:table-cell table:style-name="ce10" office:value-type="float" office:value="15.515" calcext:value-type="float">
            <text:p>15,51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5]+1" office:value-type="float" office:value="52" calcext:value-type="float">
            <text:p>52</text:p>
          </table:table-cell>
          <table:table-cell table:style-name="ce19" office:value-type="float" office:value="0.00542212" calcext:value-type="float">
            <text:p>0,00542212</text:p>
          </table:table-cell>
          <table:table-cell table:style-name="ce15" office:value-type="float" office:value="0.00517416" calcext:value-type="float">
            <text:p>0,00517416</text:p>
          </table:table-cell>
          <table:table-cell table:style-name="ce19" office:value-type="float" office:value="0.020138" calcext:value-type="float">
            <text:p>0,020138</text:p>
          </table:table-cell>
          <table:table-cell table:style-name="ce15" office:value-type="float" office:value="0.0152912" calcext:value-type="float">
            <text:p>0,0152912</text:p>
          </table:table-cell>
          <table:table-cell table:style-name="ce20" office:value-type="float" office:value="0.466394" calcext:value-type="float">
            <text:p>0,466394</text:p>
          </table:table-cell>
          <table:table-cell table:style-name="ce10" office:value-type="float" office:value="0.270558" calcext:value-type="float">
            <text:p>0,270558</text:p>
          </table:table-cell>
          <table:table-cell table:style-name="ce20" office:value-type="float" office:value="0.226914" calcext:value-type="float">
            <text:p>0,226914</text:p>
          </table:table-cell>
          <table:table-cell table:style-name="ce10" office:value-type="float" office:value="0.171076" calcext:value-type="float">
            <text:p>0,171076</text:p>
          </table:table-cell>
          <table:table-cell table:style-name="ce20" office:value-type="float" office:value="1.86085" calcext:value-type="float">
            <text:p>1,86085</text:p>
          </table:table-cell>
          <table:table-cell table:style-name="ce10" office:value-type="float" office:value="1.09491" calcext:value-type="float">
            <text:p>1,09491</text:p>
          </table:table-cell>
          <table:table-cell table:style-name="ce20" office:value-type="float" office:value="0.837476" calcext:value-type="float">
            <text:p>0,837476</text:p>
          </table:table-cell>
          <table:table-cell table:style-name="ce10" office:value-type="float" office:value="0.706012" calcext:value-type="float">
            <text:p>0,706012</text:p>
          </table:table-cell>
          <table:table-cell table:style-name="ce20" office:value-type="float" office:value="4.32068" calcext:value-type="float">
            <text:p>4,32068</text:p>
          </table:table-cell>
          <table:table-cell table:style-name="ce10" office:value-type="float" office:value="2.55746" calcext:value-type="float">
            <text:p>2,55746</text:p>
          </table:table-cell>
          <table:table-cell table:style-name="ce20" office:value-type="float" office:value="2.2647" calcext:value-type="float">
            <text:p>2,2647</text:p>
          </table:table-cell>
          <table:table-cell table:style-name="ce10" office:value-type="float" office:value="1.61582" calcext:value-type="float">
            <text:p>1,61582</text:p>
          </table:table-cell>
          <table:table-cell table:style-name="ce20"/>
          <table:table-cell table:style-name="ce10"/>
          <table:table-cell table:style-name="ce20" office:value-type="float" office:value="16.4691" calcext:value-type="float">
            <text:p>16,4691</text:p>
          </table:table-cell>
          <table:table-cell table:style-name="ce10" office:value-type="float" office:value="16.4636" calcext:value-type="float">
            <text:p>16,463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6]+1" office:value-type="float" office:value="53" calcext:value-type="float">
            <text:p>53</text:p>
          </table:table-cell>
          <table:table-cell table:style-name="ce19" office:value-type="float" office:value="0.00547791" calcext:value-type="float">
            <text:p>0,00547791</text:p>
          </table:table-cell>
          <table:table-cell table:style-name="ce15" office:value-type="float" office:value="0.0040729" calcext:value-type="float">
            <text:p>0,0040729</text:p>
          </table:table-cell>
          <table:table-cell table:style-name="ce19" office:value-type="float" office:value="0.020257" calcext:value-type="float">
            <text:p>0,020257</text:p>
          </table:table-cell>
          <table:table-cell table:style-name="ce15" office:value-type="float" office:value="0.0203199" calcext:value-type="float">
            <text:p>0,0203199</text:p>
          </table:table-cell>
          <table:table-cell table:style-name="ce20" office:value-type="float" office:value="0.466416" calcext:value-type="float">
            <text:p>0,466416</text:p>
          </table:table-cell>
          <table:table-cell table:style-name="ce10" office:value-type="float" office:value="0.276056" calcext:value-type="float">
            <text:p>0,276056</text:p>
          </table:table-cell>
          <table:table-cell table:style-name="ce20" office:value-type="float" office:value="0.214149" calcext:value-type="float">
            <text:p>0,214149</text:p>
          </table:table-cell>
          <table:table-cell table:style-name="ce10" office:value-type="float" office:value="0.199258" calcext:value-type="float">
            <text:p>0,199258</text:p>
          </table:table-cell>
          <table:table-cell table:style-name="ce20" office:value-type="float" office:value="1.85521" calcext:value-type="float">
            <text:p>1,85521</text:p>
          </table:table-cell>
          <table:table-cell table:style-name="ce10" office:value-type="float" office:value="1.09174" calcext:value-type="float">
            <text:p>1,09174</text:p>
          </table:table-cell>
          <table:table-cell table:style-name="ce20" office:value-type="float" office:value="0.884245" calcext:value-type="float">
            <text:p>0,884245</text:p>
          </table:table-cell>
          <table:table-cell table:style-name="ce10" office:value-type="float" office:value="0.718693" calcext:value-type="float">
            <text:p>0,718693</text:p>
          </table:table-cell>
          <table:table-cell table:style-name="ce20" office:value-type="float" office:value="4.31652" calcext:value-type="float">
            <text:p>4,31652</text:p>
          </table:table-cell>
          <table:table-cell table:style-name="ce10" office:value-type="float" office:value="2.52396" calcext:value-type="float">
            <text:p>2,52396</text:p>
          </table:table-cell>
          <table:table-cell table:style-name="ce20" office:value-type="float" office:value="1.59843" calcext:value-type="float">
            <text:p>1,59843</text:p>
          </table:table-cell>
          <table:table-cell table:style-name="ce10" office:value-type="float" office:value="1.82807" calcext:value-type="float">
            <text:p>1,82807</text:p>
          </table:table-cell>
          <table:table-cell table:style-name="ce20"/>
          <table:table-cell table:style-name="ce10"/>
          <table:table-cell table:style-name="ce20" office:value-type="float" office:value="16.6698" calcext:value-type="float">
            <text:p>16,6698</text:p>
          </table:table-cell>
          <table:table-cell table:style-name="ce10" office:value-type="float" office:value="16.7279" calcext:value-type="float">
            <text:p>16,727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7]+1" office:value-type="float" office:value="54" calcext:value-type="float">
            <text:p>54</text:p>
          </table:table-cell>
          <table:table-cell table:style-name="ce19" office:value-type="float" office:value="0.00549889" calcext:value-type="float">
            <text:p>0,00549889</text:p>
          </table:table-cell>
          <table:table-cell table:style-name="ce15" office:value-type="float" office:value="0.00402594" calcext:value-type="float">
            <text:p>0,00402594</text:p>
          </table:table-cell>
          <table:table-cell table:style-name="ce19" office:value-type="float" office:value="0.0204239" calcext:value-type="float">
            <text:p>0,0204239</text:p>
          </table:table-cell>
          <table:table-cell table:style-name="ce15" office:value-type="float" office:value="0.023155" calcext:value-type="float">
            <text:p>0,023155</text:p>
          </table:table-cell>
          <table:table-cell table:style-name="ce20" office:value-type="float" office:value="0.469289" calcext:value-type="float">
            <text:p>0,469289</text:p>
          </table:table-cell>
          <table:table-cell table:style-name="ce10" office:value-type="float" office:value="0.27066" calcext:value-type="float">
            <text:p>0,27066</text:p>
          </table:table-cell>
          <table:table-cell table:style-name="ce20" office:value-type="float" office:value="0.20836" calcext:value-type="float">
            <text:p>0,20836</text:p>
          </table:table-cell>
          <table:table-cell table:style-name="ce10" office:value-type="float" office:value="0.210639" calcext:value-type="float">
            <text:p>0,210639</text:p>
          </table:table-cell>
          <table:table-cell table:style-name="ce20" office:value-type="float" office:value="1.90033" calcext:value-type="float">
            <text:p>1,90033</text:p>
          </table:table-cell>
          <table:table-cell table:style-name="ce10" office:value-type="float" office:value="1.09333" calcext:value-type="float">
            <text:p>1,09333</text:p>
          </table:table-cell>
          <table:table-cell table:style-name="ce20" office:value-type="float" office:value="0.846029" calcext:value-type="float">
            <text:p>0,846029</text:p>
          </table:table-cell>
          <table:table-cell table:style-name="ce10" office:value-type="float" office:value="0.75913" calcext:value-type="float">
            <text:p>0,75913</text:p>
          </table:table-cell>
          <table:table-cell table:style-name="ce20" office:value-type="float" office:value="4.55034" calcext:value-type="float">
            <text:p>4,55034</text:p>
          </table:table-cell>
          <table:table-cell table:style-name="ce10" office:value-type="float" office:value="2.52728" calcext:value-type="float">
            <text:p>2,52728</text:p>
          </table:table-cell>
          <table:table-cell table:style-name="ce20" office:value-type="float" office:value="1.84031" calcext:value-type="float">
            <text:p>1,84031</text:p>
          </table:table-cell>
          <table:table-cell table:style-name="ce10" office:value-type="float" office:value="1.82119" calcext:value-type="float">
            <text:p>1,82119</text:p>
          </table:table-cell>
          <table:table-cell table:style-name="ce20"/>
          <table:table-cell table:style-name="ce10"/>
          <table:table-cell table:style-name="ce20" office:value-type="float" office:value="17.8917" calcext:value-type="float">
            <text:p>17,8917</text:p>
          </table:table-cell>
          <table:table-cell table:style-name="ce10" office:value-type="float" office:value="17.2068" calcext:value-type="float">
            <text:p>17,206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8]+1" office:value-type="float" office:value="55" calcext:value-type="float">
            <text:p>55</text:p>
          </table:table-cell>
          <table:table-cell table:style-name="ce19" office:value-type="float" office:value="0.00543904" calcext:value-type="float">
            <text:p>0,00543904</text:p>
          </table:table-cell>
          <table:table-cell table:style-name="ce15" office:value-type="float" office:value="0.00453186" calcext:value-type="float">
            <text:p>0,00453186</text:p>
          </table:table-cell>
          <table:table-cell table:style-name="ce19" office:value-type="float" office:value="0.0212209" calcext:value-type="float">
            <text:p>0,0212209</text:p>
          </table:table-cell>
          <table:table-cell table:style-name="ce15" office:value-type="float" office:value="0.0193551" calcext:value-type="float">
            <text:p>0,0193551</text:p>
          </table:table-cell>
          <table:table-cell table:style-name="ce20" office:value-type="float" office:value="0.476433" calcext:value-type="float">
            <text:p>0,476433</text:p>
          </table:table-cell>
          <table:table-cell table:style-name="ce10" office:value-type="float" office:value="0.273678" calcext:value-type="float">
            <text:p>0,273678</text:p>
          </table:table-cell>
          <table:table-cell table:style-name="ce20" office:value-type="float" office:value="0.209756" calcext:value-type="float">
            <text:p>0,209756</text:p>
          </table:table-cell>
          <table:table-cell table:style-name="ce10" office:value-type="float" office:value="0.190895" calcext:value-type="float">
            <text:p>0,190895</text:p>
          </table:table-cell>
          <table:table-cell table:style-name="ce20" office:value-type="float" office:value="1.88605" calcext:value-type="float">
            <text:p>1,88605</text:p>
          </table:table-cell>
          <table:table-cell table:style-name="ce10" office:value-type="float" office:value="1.2002" calcext:value-type="float">
            <text:p>1,2002</text:p>
          </table:table-cell>
          <table:table-cell table:style-name="ce20" office:value-type="float" office:value="1.0472" calcext:value-type="float">
            <text:p>1,0472</text:p>
          </table:table-cell>
          <table:table-cell table:style-name="ce10" office:value-type="float" office:value="0.785869" calcext:value-type="float">
            <text:p>0,785869</text:p>
          </table:table-cell>
          <table:table-cell table:style-name="ce20" office:value-type="float" office:value="4.34289" calcext:value-type="float">
            <text:p>4,34289</text:p>
          </table:table-cell>
          <table:table-cell table:style-name="ce10" office:value-type="float" office:value="2.55372" calcext:value-type="float">
            <text:p>2,55372</text:p>
          </table:table-cell>
          <table:table-cell table:style-name="ce20" office:value-type="float" office:value="1.93889" calcext:value-type="float">
            <text:p>1,93889</text:p>
          </table:table-cell>
          <table:table-cell table:style-name="ce10" office:value-type="float" office:value="1.87366" calcext:value-type="float">
            <text:p>1,87366</text:p>
          </table:table-cell>
          <table:table-cell table:style-name="ce20"/>
          <table:table-cell table:style-name="ce10"/>
          <table:table-cell table:style-name="ce20" office:value-type="float" office:value="16.6062" calcext:value-type="float">
            <text:p>16,6062</text:p>
          </table:table-cell>
          <table:table-cell table:style-name="ce10" office:value-type="float" office:value="15.7605" calcext:value-type="float">
            <text:p>15,760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9]+1" office:value-type="float" office:value="56" calcext:value-type="float">
            <text:p>56</text:p>
          </table:table-cell>
          <table:table-cell table:style-name="ce19" office:value-type="float" office:value="0.00548983" calcext:value-type="float">
            <text:p>0,00548983</text:p>
          </table:table-cell>
          <table:table-cell table:style-name="ce15" office:value-type="float" office:value="0.004987" calcext:value-type="float">
            <text:p>0,004987</text:p>
          </table:table-cell>
          <table:table-cell table:style-name="ce19" office:value-type="float" office:value="0.0202589" calcext:value-type="float">
            <text:p>0,0202589</text:p>
          </table:table-cell>
          <table:table-cell table:style-name="ce15" office:value-type="float" office:value="0.019907" calcext:value-type="float">
            <text:p>0,019907</text:p>
          </table:table-cell>
          <table:table-cell table:style-name="ce20" office:value-type="float" office:value="0.479197" calcext:value-type="float">
            <text:p>0,479197</text:p>
          </table:table-cell>
          <table:table-cell table:style-name="ce10" office:value-type="float" office:value="0.271447" calcext:value-type="float">
            <text:p>0,271447</text:p>
          </table:table-cell>
          <table:table-cell table:style-name="ce20" office:value-type="float" office:value="0.243412" calcext:value-type="float">
            <text:p>0,243412</text:p>
          </table:table-cell>
          <table:table-cell table:style-name="ce10" office:value-type="float" office:value="0.198867" calcext:value-type="float">
            <text:p>0,198867</text:p>
          </table:table-cell>
          <table:table-cell table:style-name="ce20" office:value-type="float" office:value="1.86963" calcext:value-type="float">
            <text:p>1,86963</text:p>
          </table:table-cell>
          <table:table-cell table:style-name="ce10" office:value-type="float" office:value="1.11857" calcext:value-type="float">
            <text:p>1,11857</text:p>
          </table:table-cell>
          <table:table-cell table:style-name="ce20" office:value-type="float" office:value="0.881299" calcext:value-type="float">
            <text:p>0,881299</text:p>
          </table:table-cell>
          <table:table-cell table:style-name="ce10" office:value-type="float" office:value="0.790672" calcext:value-type="float">
            <text:p>0,790672</text:p>
          </table:table-cell>
          <table:table-cell table:style-name="ce20" office:value-type="float" office:value="4.47986" calcext:value-type="float">
            <text:p>4,47986</text:p>
          </table:table-cell>
          <table:table-cell table:style-name="ce10" office:value-type="float" office:value="2.54079" calcext:value-type="float">
            <text:p>2,54079</text:p>
          </table:table-cell>
          <table:table-cell table:style-name="ce20" office:value-type="float" office:value="2.0925" calcext:value-type="float">
            <text:p>2,0925</text:p>
          </table:table-cell>
          <table:table-cell table:style-name="ce10" office:value-type="float" office:value="1.82432" calcext:value-type="float">
            <text:p>1,82432</text:p>
          </table:table-cell>
          <table:table-cell table:style-name="ce20"/>
          <table:table-cell table:style-name="ce10"/>
          <table:table-cell table:style-name="ce20" office:value-type="float" office:value="16.8104" calcext:value-type="float">
            <text:p>16,8104</text:p>
          </table:table-cell>
          <table:table-cell table:style-name="ce10" office:value-type="float" office:value="15.444" calcext:value-type="float">
            <text:p>15,44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0]+1" office:value-type="float" office:value="57" calcext:value-type="float">
            <text:p>57</text:p>
          </table:table-cell>
          <table:table-cell table:style-name="ce19" office:value-type="float" office:value="0.00571012" calcext:value-type="float">
            <text:p>0,00571012</text:p>
          </table:table-cell>
          <table:table-cell table:style-name="ce15" office:value-type="float" office:value="0.00563717" calcext:value-type="float">
            <text:p>0,00563717</text:p>
          </table:table-cell>
          <table:table-cell table:style-name="ce19" office:value-type="float" office:value="0.020148" calcext:value-type="float">
            <text:p>0,020148</text:p>
          </table:table-cell>
          <table:table-cell table:style-name="ce15" office:value-type="float" office:value="0.0192642" calcext:value-type="float">
            <text:p>0,0192642</text:p>
          </table:table-cell>
          <table:table-cell table:style-name="ce20" office:value-type="float" office:value="0.469519" calcext:value-type="float">
            <text:p>0,469519</text:p>
          </table:table-cell>
          <table:table-cell table:style-name="ce10" office:value-type="float" office:value="0.273398" calcext:value-type="float">
            <text:p>0,273398</text:p>
          </table:table-cell>
          <table:table-cell table:style-name="ce20" office:value-type="float" office:value="0.194014" calcext:value-type="float">
            <text:p>0,194014</text:p>
          </table:table-cell>
          <table:table-cell table:style-name="ce10" office:value-type="float" office:value="0.173203" calcext:value-type="float">
            <text:p>0,173203</text:p>
          </table:table-cell>
          <table:table-cell table:style-name="ce20" office:value-type="float" office:value="1.91846" calcext:value-type="float">
            <text:p>1,91846</text:p>
          </table:table-cell>
          <table:table-cell table:style-name="ce10" office:value-type="float" office:value="1.1094" calcext:value-type="float">
            <text:p>1,1094</text:p>
          </table:table-cell>
          <table:table-cell table:style-name="ce20" office:value-type="float" office:value="0.750838" calcext:value-type="float">
            <text:p>0,750838</text:p>
          </table:table-cell>
          <table:table-cell table:style-name="ce10" office:value-type="float" office:value="0.740381" calcext:value-type="float">
            <text:p>0,740381</text:p>
          </table:table-cell>
          <table:table-cell table:style-name="ce20" office:value-type="float" office:value="4.46036" calcext:value-type="float">
            <text:p>4,46036</text:p>
          </table:table-cell>
          <table:table-cell table:style-name="ce10" office:value-type="float" office:value="2.53663" calcext:value-type="float">
            <text:p>2,53663</text:p>
          </table:table-cell>
          <table:table-cell table:style-name="ce20" office:value-type="float" office:value="1.85498" calcext:value-type="float">
            <text:p>1,85498</text:p>
          </table:table-cell>
          <table:table-cell table:style-name="ce10" office:value-type="float" office:value="1.52368" calcext:value-type="float">
            <text:p>1,52368</text:p>
          </table:table-cell>
          <table:table-cell table:style-name="ce20"/>
          <table:table-cell table:style-name="ce10"/>
          <table:table-cell table:style-name="ce20" office:value-type="float" office:value="17.2208" calcext:value-type="float">
            <text:p>17,2208</text:p>
          </table:table-cell>
          <table:table-cell table:style-name="ce10" office:value-type="float" office:value="13.8065" calcext:value-type="float">
            <text:p>13,806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1]+1" office:value-type="float" office:value="58" calcext:value-type="float">
            <text:p>58</text:p>
          </table:table-cell>
          <table:table-cell table:style-name="ce19" office:value-type="float" office:value="0.00544691" calcext:value-type="float">
            <text:p>0,00544691</text:p>
          </table:table-cell>
          <table:table-cell table:style-name="ce15" office:value-type="float" office:value="0.00403214" calcext:value-type="float">
            <text:p>0,00403214</text:p>
          </table:table-cell>
          <table:table-cell table:style-name="ce19" office:value-type="float" office:value="0.020081" calcext:value-type="float">
            <text:p>0,020081</text:p>
          </table:table-cell>
          <table:table-cell table:style-name="ce15" office:value-type="float" office:value="0.0160229" calcext:value-type="float">
            <text:p>0,0160229</text:p>
          </table:table-cell>
          <table:table-cell table:style-name="ce20" office:value-type="float" office:value="0.471834" calcext:value-type="float">
            <text:p>0,471834</text:p>
          </table:table-cell>
          <table:table-cell table:style-name="ce10" office:value-type="float" office:value="0.274988" calcext:value-type="float">
            <text:p>0,274988</text:p>
          </table:table-cell>
          <table:table-cell table:style-name="ce20" office:value-type="float" office:value="0.209922" calcext:value-type="float">
            <text:p>0,209922</text:p>
          </table:table-cell>
          <table:table-cell table:style-name="ce10" office:value-type="float" office:value="0.190175" calcext:value-type="float">
            <text:p>0,190175</text:p>
          </table:table-cell>
          <table:table-cell table:style-name="ce20" office:value-type="float" office:value="1.90838" calcext:value-type="float">
            <text:p>1,90838</text:p>
          </table:table-cell>
          <table:table-cell table:style-name="ce10" office:value-type="float" office:value="1.11314" calcext:value-type="float">
            <text:p>1,11314</text:p>
          </table:table-cell>
          <table:table-cell table:style-name="ce20" office:value-type="float" office:value="0.840513" calcext:value-type="float">
            <text:p>0,840513</text:p>
          </table:table-cell>
          <table:table-cell table:style-name="ce10" office:value-type="float" office:value="0.686299" calcext:value-type="float">
            <text:p>0,686299</text:p>
          </table:table-cell>
          <table:table-cell table:style-name="ce20" office:value-type="float" office:value="4.37979" calcext:value-type="float">
            <text:p>4,37979</text:p>
          </table:table-cell>
          <table:table-cell table:style-name="ce10" office:value-type="float" office:value="2.55099" calcext:value-type="float">
            <text:p>2,55099</text:p>
          </table:table-cell>
          <table:table-cell table:style-name="ce20" office:value-type="float" office:value="1.9333" calcext:value-type="float">
            <text:p>1,9333</text:p>
          </table:table-cell>
          <table:table-cell table:style-name="ce10" office:value-type="float" office:value="1.55657" calcext:value-type="float">
            <text:p>1,55657</text:p>
          </table:table-cell>
          <table:table-cell table:style-name="ce20"/>
          <table:table-cell table:style-name="ce10"/>
          <table:table-cell table:style-name="ce20" office:value-type="float" office:value="16.8152" calcext:value-type="float">
            <text:p>16,8152</text:p>
          </table:table-cell>
          <table:table-cell table:style-name="ce10" office:value-type="float" office:value="13.4994" calcext:value-type="float">
            <text:p>13,499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2]+1" office:value-type="float" office:value="59" calcext:value-type="float">
            <text:p>59</text:p>
          </table:table-cell>
          <table:table-cell table:style-name="ce19" office:value-type="float" office:value="0.00541902" calcext:value-type="float">
            <text:p>0,00541902</text:p>
          </table:table-cell>
          <table:table-cell table:style-name="ce15" office:value-type="float" office:value="0.00415707" calcext:value-type="float">
            <text:p>0,00415707</text:p>
          </table:table-cell>
          <table:table-cell table:style-name="ce19" office:value-type="float" office:value="0.019726" calcext:value-type="float">
            <text:p>0,019726</text:p>
          </table:table-cell>
          <table:table-cell table:style-name="ce15" office:value-type="float" office:value="0.0155091" calcext:value-type="float">
            <text:p>0,0155091</text:p>
          </table:table-cell>
          <table:table-cell table:style-name="ce20" office:value-type="float" office:value="0.472196" calcext:value-type="float">
            <text:p>0,472196</text:p>
          </table:table-cell>
          <table:table-cell table:style-name="ce10" office:value-type="float" office:value="0.273446" calcext:value-type="float">
            <text:p>0,273446</text:p>
          </table:table-cell>
          <table:table-cell table:style-name="ce20" office:value-type="float" office:value="0.208679" calcext:value-type="float">
            <text:p>0,208679</text:p>
          </table:table-cell>
          <table:table-cell table:style-name="ce10" office:value-type="float" office:value="0.177667" calcext:value-type="float">
            <text:p>0,177667</text:p>
          </table:table-cell>
          <table:table-cell table:style-name="ce20" office:value-type="float" office:value="1.85689" calcext:value-type="float">
            <text:p>1,85689</text:p>
          </table:table-cell>
          <table:table-cell table:style-name="ce10" office:value-type="float" office:value="1.10539" calcext:value-type="float">
            <text:p>1,10539</text:p>
          </table:table-cell>
          <table:table-cell table:style-name="ce20" office:value-type="float" office:value="0.830269" calcext:value-type="float">
            <text:p>0,830269</text:p>
          </table:table-cell>
          <table:table-cell table:style-name="ce10" office:value-type="float" office:value="0.64387" calcext:value-type="float">
            <text:p>0,64387</text:p>
          </table:table-cell>
          <table:table-cell table:style-name="ce20" office:value-type="float" office:value="4.42287" calcext:value-type="float">
            <text:p>4,42287</text:p>
          </table:table-cell>
          <table:table-cell table:style-name="ce10" office:value-type="float" office:value="2.54737" calcext:value-type="float">
            <text:p>2,54737</text:p>
          </table:table-cell>
          <table:table-cell table:style-name="ce20" office:value-type="float" office:value="1.9434" calcext:value-type="float">
            <text:p>1,9434</text:p>
          </table:table-cell>
          <table:table-cell table:style-name="ce10" office:value-type="float" office:value="1.50809" calcext:value-type="float">
            <text:p>1,50809</text:p>
          </table:table-cell>
          <table:table-cell table:style-name="ce20"/>
          <table:table-cell table:style-name="ce10"/>
          <table:table-cell table:style-name="ce20" office:value-type="float" office:value="16.804" calcext:value-type="float">
            <text:p>16,804</text:p>
          </table:table-cell>
          <table:table-cell table:style-name="ce10" office:value-type="float" office:value="13.8674" calcext:value-type="float">
            <text:p>13,867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3]+1" office:value-type="float" office:value="60" calcext:value-type="float">
            <text:p>60</text:p>
          </table:table-cell>
          <table:table-cell table:style-name="ce19" office:value-type="float" office:value="0.00539804" calcext:value-type="float">
            <text:p>0,00539804</text:p>
          </table:table-cell>
          <table:table-cell table:style-name="ce15" office:value-type="float" office:value="0.00389385" calcext:value-type="float">
            <text:p>0,00389385</text:p>
          </table:table-cell>
          <table:table-cell table:style-name="ce19" office:value-type="float" office:value="0.020052" calcext:value-type="float">
            <text:p>0,020052</text:p>
          </table:table-cell>
          <table:table-cell table:style-name="ce15" office:value-type="float" office:value="0.0159719" calcext:value-type="float">
            <text:p>0,0159719</text:p>
          </table:table-cell>
          <table:table-cell table:style-name="ce20" office:value-type="float" office:value="0.471397" calcext:value-type="float">
            <text:p>0,471397</text:p>
          </table:table-cell>
          <table:table-cell table:style-name="ce10" office:value-type="float" office:value="0.271608" calcext:value-type="float">
            <text:p>0,271608</text:p>
          </table:table-cell>
          <table:table-cell table:style-name="ce20" office:value-type="float" office:value="0.207044" calcext:value-type="float">
            <text:p>0,207044</text:p>
          </table:table-cell>
          <table:table-cell table:style-name="ce10" office:value-type="float" office:value="0.159712" calcext:value-type="float">
            <text:p>0,159712</text:p>
          </table:table-cell>
          <table:table-cell table:style-name="ce20" office:value-type="float" office:value="1.90626" calcext:value-type="float">
            <text:p>1,90626</text:p>
          </table:table-cell>
          <table:table-cell table:style-name="ce10" office:value-type="float" office:value="1.11599" calcext:value-type="float">
            <text:p>1,11599</text:p>
          </table:table-cell>
          <table:table-cell table:style-name="ce20" office:value-type="float" office:value="0.809364" calcext:value-type="float">
            <text:p>0,809364</text:p>
          </table:table-cell>
          <table:table-cell table:style-name="ce10" office:value-type="float" office:value="0.619832" calcext:value-type="float">
            <text:p>0,619832</text:p>
          </table:table-cell>
          <table:table-cell table:style-name="ce20" office:value-type="float" office:value="4.44392" calcext:value-type="float">
            <text:p>4,44392</text:p>
          </table:table-cell>
          <table:table-cell table:style-name="ce10" office:value-type="float" office:value="2.54096" calcext:value-type="float">
            <text:p>2,54096</text:p>
          </table:table-cell>
          <table:table-cell table:style-name="ce20" office:value-type="float" office:value="1.94422" calcext:value-type="float">
            <text:p>1,94422</text:p>
          </table:table-cell>
          <table:table-cell table:style-name="ce10" office:value-type="float" office:value="1.46472" calcext:value-type="float">
            <text:p>1,46472</text:p>
          </table:table-cell>
          <table:table-cell table:style-name="ce20"/>
          <table:table-cell table:style-name="ce10"/>
          <table:table-cell table:style-name="ce20" office:value-type="float" office:value="16.1487" calcext:value-type="float">
            <text:p>16,1487</text:p>
          </table:table-cell>
          <table:table-cell table:style-name="ce10" office:value-type="float" office:value="13.7066" calcext:value-type="float">
            <text:p>13,706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4]+1" office:value-type="float" office:value="61" calcext:value-type="float">
            <text:p>61</text:p>
          </table:table-cell>
          <table:table-cell table:style-name="ce19" office:value-type="float" office:value="0.005445" calcext:value-type="float">
            <text:p>0,005445</text:p>
          </table:table-cell>
          <table:table-cell table:style-name="ce15" office:value-type="float" office:value="0.00420594" calcext:value-type="float">
            <text:p>0,00420594</text:p>
          </table:table-cell>
          <table:table-cell table:style-name="ce19" office:value-type="float" office:value="0.0202248" calcext:value-type="float">
            <text:p>0,0202248</text:p>
          </table:table-cell>
          <table:table-cell table:style-name="ce15" office:value-type="float" office:value="0.0153201" calcext:value-type="float">
            <text:p>0,0153201</text:p>
          </table:table-cell>
          <table:table-cell table:style-name="ce20" office:value-type="float" office:value="0.491561" calcext:value-type="float">
            <text:p>0,491561</text:p>
          </table:table-cell>
          <table:table-cell table:style-name="ce10" office:value-type="float" office:value="0.27783" calcext:value-type="float">
            <text:p>0,27783</text:p>
          </table:table-cell>
          <table:table-cell table:style-name="ce20" office:value-type="float" office:value="0.208776" calcext:value-type="float">
            <text:p>0,208776</text:p>
          </table:table-cell>
          <table:table-cell table:style-name="ce10" office:value-type="float" office:value="0.168638" calcext:value-type="float">
            <text:p>0,168638</text:p>
          </table:table-cell>
          <table:table-cell table:style-name="ce20" office:value-type="float" office:value="1.86885" calcext:value-type="float">
            <text:p>1,86885</text:p>
          </table:table-cell>
          <table:table-cell table:style-name="ce10" office:value-type="float" office:value="1.12505" calcext:value-type="float">
            <text:p>1,12505</text:p>
          </table:table-cell>
          <table:table-cell table:style-name="ce20" office:value-type="float" office:value="0.831888" calcext:value-type="float">
            <text:p>0,831888</text:p>
          </table:table-cell>
          <table:table-cell table:style-name="ce10" office:value-type="float" office:value="0.65276" calcext:value-type="float">
            <text:p>0,65276</text:p>
          </table:table-cell>
          <table:table-cell table:style-name="ce20" office:value-type="float" office:value="4.48602" calcext:value-type="float">
            <text:p>4,48602</text:p>
          </table:table-cell>
          <table:table-cell table:style-name="ce10" office:value-type="float" office:value="2.54199" calcext:value-type="float">
            <text:p>2,54199</text:p>
          </table:table-cell>
          <table:table-cell table:style-name="ce20" office:value-type="float" office:value="1.93524" calcext:value-type="float">
            <text:p>1,93524</text:p>
          </table:table-cell>
          <table:table-cell table:style-name="ce10" office:value-type="float" office:value="1.53947" calcext:value-type="float">
            <text:p>1,53947</text:p>
          </table:table-cell>
          <table:table-cell table:style-name="ce20"/>
          <table:table-cell table:style-name="ce10"/>
          <table:table-cell table:style-name="ce20" office:value-type="float" office:value="17.129" calcext:value-type="float">
            <text:p>17,129</text:p>
          </table:table-cell>
          <table:table-cell table:style-name="ce10" office:value-type="float" office:value="13.6184" calcext:value-type="float">
            <text:p>13,618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5]+1" office:value-type="float" office:value="62" calcext:value-type="float">
            <text:p>62</text:p>
          </table:table-cell>
          <table:table-cell table:style-name="ce19" office:value-type="float" office:value="0.00540709" calcext:value-type="float">
            <text:p>0,00540709</text:p>
          </table:table-cell>
          <table:table-cell table:style-name="ce15" office:value-type="float" office:value="0.00412607" calcext:value-type="float">
            <text:p>0,00412607</text:p>
          </table:table-cell>
          <table:table-cell table:style-name="ce19" office:value-type="float" office:value="0.020293" calcext:value-type="float">
            <text:p>0,020293</text:p>
          </table:table-cell>
          <table:table-cell table:style-name="ce15" office:value-type="float" office:value="0.016155" calcext:value-type="float">
            <text:p>0,016155</text:p>
          </table:table-cell>
          <table:table-cell table:style-name="ce20" office:value-type="float" office:value="0.477845" calcext:value-type="float">
            <text:p>0,477845</text:p>
          </table:table-cell>
          <table:table-cell table:style-name="ce10" office:value-type="float" office:value="0.279147" calcext:value-type="float">
            <text:p>0,279147</text:p>
          </table:table-cell>
          <table:table-cell table:style-name="ce20" office:value-type="float" office:value="0.207291" calcext:value-type="float">
            <text:p>0,207291</text:p>
          </table:table-cell>
          <table:table-cell table:style-name="ce10" office:value-type="float" office:value="0.170549" calcext:value-type="float">
            <text:p>0,170549</text:p>
          </table:table-cell>
          <table:table-cell table:style-name="ce20" office:value-type="float" office:value="1.88994" calcext:value-type="float">
            <text:p>1,88994</text:p>
          </table:table-cell>
          <table:table-cell table:style-name="ce10" office:value-type="float" office:value="1.097" calcext:value-type="float">
            <text:p>1,097</text:p>
          </table:table-cell>
          <table:table-cell table:style-name="ce20" office:value-type="float" office:value="0.833599" calcext:value-type="float">
            <text:p>0,833599</text:p>
          </table:table-cell>
          <table:table-cell table:style-name="ce10" office:value-type="float" office:value="0.667248" calcext:value-type="float">
            <text:p>0,667248</text:p>
          </table:table-cell>
          <table:table-cell table:style-name="ce20" office:value-type="float" office:value="4.36559" calcext:value-type="float">
            <text:p>4,36559</text:p>
          </table:table-cell>
          <table:table-cell table:style-name="ce10" office:value-type="float" office:value="2.53155" calcext:value-type="float">
            <text:p>2,53155</text:p>
          </table:table-cell>
          <table:table-cell table:style-name="ce20" office:value-type="float" office:value="1.9363" calcext:value-type="float">
            <text:p>1,9363</text:p>
          </table:table-cell>
          <table:table-cell table:style-name="ce10" office:value-type="float" office:value="1.5296" calcext:value-type="float">
            <text:p>1,5296</text:p>
          </table:table-cell>
          <table:table-cell table:style-name="ce20"/>
          <table:table-cell table:style-name="ce10"/>
          <table:table-cell table:style-name="ce20" office:value-type="float" office:value="17.4201" calcext:value-type="float">
            <text:p>17,4201</text:p>
          </table:table-cell>
          <table:table-cell table:style-name="ce10" office:value-type="float" office:value="14.3272" calcext:value-type="float">
            <text:p>14,327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6]+1" office:value-type="float" office:value="63" calcext:value-type="float">
            <text:p>63</text:p>
          </table:table-cell>
          <table:table-cell table:style-name="ce19" office:value-type="float" office:value="0.00537801" calcext:value-type="float">
            <text:p>0,00537801</text:p>
          </table:table-cell>
          <table:table-cell table:style-name="ce15" office:value-type="float" office:value="0.00442982" calcext:value-type="float">
            <text:p>0,00442982</text:p>
          </table:table-cell>
          <table:table-cell table:style-name="ce19" office:value-type="float" office:value="0.0201089" calcext:value-type="float">
            <text:p>0,0201089</text:p>
          </table:table-cell>
          <table:table-cell table:style-name="ce15" office:value-type="float" office:value="0.014704" calcext:value-type="float">
            <text:p>0,014704</text:p>
          </table:table-cell>
          <table:table-cell table:style-name="ce20" office:value-type="float" office:value="0.480169" calcext:value-type="float">
            <text:p>0,480169</text:p>
          </table:table-cell>
          <table:table-cell table:style-name="ce10" office:value-type="float" office:value="0.273963" calcext:value-type="float">
            <text:p>0,273963</text:p>
          </table:table-cell>
          <table:table-cell table:style-name="ce20" office:value-type="float" office:value="0.207545" calcext:value-type="float">
            <text:p>0,207545</text:p>
          </table:table-cell>
          <table:table-cell table:style-name="ce10" office:value-type="float" office:value="0.18513" calcext:value-type="float">
            <text:p>0,18513</text:p>
          </table:table-cell>
          <table:table-cell table:style-name="ce20" office:value-type="float" office:value="1.89514" calcext:value-type="float">
            <text:p>1,89514</text:p>
          </table:table-cell>
          <table:table-cell table:style-name="ce10" office:value-type="float" office:value="1.11084" calcext:value-type="float">
            <text:p>1,11084</text:p>
          </table:table-cell>
          <table:table-cell table:style-name="ce20" office:value-type="float" office:value="0.834697" calcext:value-type="float">
            <text:p>0,834697</text:p>
          </table:table-cell>
          <table:table-cell table:style-name="ce10" office:value-type="float" office:value="0.639511" calcext:value-type="float">
            <text:p>0,639511</text:p>
          </table:table-cell>
          <table:table-cell table:style-name="ce20" office:value-type="float" office:value="4.45073" calcext:value-type="float">
            <text:p>4,45073</text:p>
          </table:table-cell>
          <table:table-cell table:style-name="ce10" office:value-type="float" office:value="2.53184" calcext:value-type="float">
            <text:p>2,53184</text:p>
          </table:table-cell>
          <table:table-cell table:style-name="ce20" office:value-type="float" office:value="1.92048" calcext:value-type="float">
            <text:p>1,92048</text:p>
          </table:table-cell>
          <table:table-cell table:style-name="ce10" office:value-type="float" office:value="1.52624" calcext:value-type="float">
            <text:p>1,52624</text:p>
          </table:table-cell>
          <table:table-cell table:style-name="ce20"/>
          <table:table-cell table:style-name="ce10"/>
          <table:table-cell table:style-name="ce20" office:value-type="float" office:value="20.1391" calcext:value-type="float">
            <text:p>20,1391</text:p>
          </table:table-cell>
          <table:table-cell table:style-name="ce10" office:value-type="float" office:value="13.3003" calcext:value-type="float">
            <text:p>13,300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7]+1" office:value-type="float" office:value="64" calcext:value-type="float">
            <text:p>64</text:p>
          </table:table-cell>
          <table:table-cell table:style-name="ce19" office:value-type="float" office:value="0.00543618" calcext:value-type="float">
            <text:p>0,00543618</text:p>
          </table:table-cell>
          <table:table-cell table:style-name="ce15" office:value-type="float" office:value="0.00486183" calcext:value-type="float">
            <text:p>0,00486183</text:p>
          </table:table-cell>
          <table:table-cell table:style-name="ce19" office:value-type="float" office:value="0.0200629" calcext:value-type="float">
            <text:p>0,0200629</text:p>
          </table:table-cell>
          <table:table-cell table:style-name="ce15" office:value-type="float" office:value="0.0148518" calcext:value-type="float">
            <text:p>0,0148518</text:p>
          </table:table-cell>
          <table:table-cell table:style-name="ce20" office:value-type="float" office:value="0.472487" calcext:value-type="float">
            <text:p>0,472487</text:p>
          </table:table-cell>
          <table:table-cell table:style-name="ce10" office:value-type="float" office:value="0.272639" calcext:value-type="float">
            <text:p>0,272639</text:p>
          </table:table-cell>
          <table:table-cell table:style-name="ce20" office:value-type="float" office:value="0.209604" calcext:value-type="float">
            <text:p>0,209604</text:p>
          </table:table-cell>
          <table:table-cell table:style-name="ce10" office:value-type="float" office:value="0.159937" calcext:value-type="float">
            <text:p>0,159937</text:p>
          </table:table-cell>
          <table:table-cell table:style-name="ce20" office:value-type="float" office:value="1.96526" calcext:value-type="float">
            <text:p>1,96526</text:p>
          </table:table-cell>
          <table:table-cell table:style-name="ce10" office:value-type="float" office:value="1.10891" calcext:value-type="float">
            <text:p>1,10891</text:p>
          </table:table-cell>
          <table:table-cell table:style-name="ce20" office:value-type="float" office:value="0.82962" calcext:value-type="float">
            <text:p>0,82962</text:p>
          </table:table-cell>
          <table:table-cell table:style-name="ce10" office:value-type="float" office:value="0.651697" calcext:value-type="float">
            <text:p>0,651697</text:p>
          </table:table-cell>
          <table:table-cell table:style-name="ce20" office:value-type="float" office:value="4.50742" calcext:value-type="float">
            <text:p>4,50742</text:p>
          </table:table-cell>
          <table:table-cell table:style-name="ce10" office:value-type="float" office:value="2.57598" calcext:value-type="float">
            <text:p>2,57598</text:p>
          </table:table-cell>
          <table:table-cell table:style-name="ce20" office:value-type="float" office:value="1.82752" calcext:value-type="float">
            <text:p>1,82752</text:p>
          </table:table-cell>
          <table:table-cell table:style-name="ce10" office:value-type="float" office:value="1.57794" calcext:value-type="float">
            <text:p>1,57794</text:p>
          </table:table-cell>
          <table:table-cell table:style-name="ce20"/>
          <table:table-cell table:style-name="ce10"/>
          <table:table-cell table:style-name="ce20" office:value-type="float" office:value="16.8117" calcext:value-type="float">
            <text:p>16,8117</text:p>
          </table:table-cell>
          <table:table-cell table:style-name="ce10" office:value-type="float" office:value="13.5746" calcext:value-type="float">
            <text:p>13,574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8]+1" office:value-type="float" office:value="65" calcext:value-type="float">
            <text:p>65</text:p>
          </table:table-cell>
          <table:table-cell table:style-name="ce19" office:value-type="float" office:value="0.00543284" calcext:value-type="float">
            <text:p>0,00543284</text:p>
          </table:table-cell>
          <table:table-cell table:style-name="ce15" office:value-type="float" office:value="0.00462604" calcext:value-type="float">
            <text:p>0,00462604</text:p>
          </table:table-cell>
          <table:table-cell table:style-name="ce19" office:value-type="float" office:value="0.0201371" calcext:value-type="float">
            <text:p>0,0201371</text:p>
          </table:table-cell>
          <table:table-cell table:style-name="ce15" office:value-type="float" office:value="0.0149179" calcext:value-type="float">
            <text:p>0,0149179</text:p>
          </table:table-cell>
          <table:table-cell table:style-name="ce20" office:value-type="float" office:value="0.487492" calcext:value-type="float">
            <text:p>0,487492</text:p>
          </table:table-cell>
          <table:table-cell table:style-name="ce10" office:value-type="float" office:value="0.272026" calcext:value-type="float">
            <text:p>0,272026</text:p>
          </table:table-cell>
          <table:table-cell table:style-name="ce20" office:value-type="float" office:value="0.209174" calcext:value-type="float">
            <text:p>0,209174</text:p>
          </table:table-cell>
          <table:table-cell table:style-name="ce10" office:value-type="float" office:value="0.171991" calcext:value-type="float">
            <text:p>0,171991</text:p>
          </table:table-cell>
          <table:table-cell table:style-name="ce20" office:value-type="float" office:value="1.91245" calcext:value-type="float">
            <text:p>1,91245</text:p>
          </table:table-cell>
          <table:table-cell table:style-name="ce10" office:value-type="float" office:value="1.10662" calcext:value-type="float">
            <text:p>1,10662</text:p>
          </table:table-cell>
          <table:table-cell table:style-name="ce20" office:value-type="float" office:value="0.834688" calcext:value-type="float">
            <text:p>0,834688</text:p>
          </table:table-cell>
          <table:table-cell table:style-name="ce10" office:value-type="float" office:value="0.657634" calcext:value-type="float">
            <text:p>0,657634</text:p>
          </table:table-cell>
          <table:table-cell table:style-name="ce20" office:value-type="float" office:value="4.41667" calcext:value-type="float">
            <text:p>4,41667</text:p>
          </table:table-cell>
          <table:table-cell table:style-name="ce10" office:value-type="float" office:value="2.52489" calcext:value-type="float">
            <text:p>2,52489</text:p>
          </table:table-cell>
          <table:table-cell table:style-name="ce20" office:value-type="float" office:value="2.05109" calcext:value-type="float">
            <text:p>2,05109</text:p>
          </table:table-cell>
          <table:table-cell table:style-name="ce10" office:value-type="float" office:value="1.61753" calcext:value-type="float">
            <text:p>1,61753</text:p>
          </table:table-cell>
          <table:table-cell table:style-name="ce20"/>
          <table:table-cell table:style-name="ce10"/>
          <table:table-cell table:style-name="ce20" office:value-type="float" office:value="17.1913" calcext:value-type="float">
            <text:p>17,1913</text:p>
          </table:table-cell>
          <table:table-cell table:style-name="ce10" office:value-type="float" office:value="13.7478" calcext:value-type="float">
            <text:p>13,747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9]+1" office:value-type="float" office:value="66" calcext:value-type="float">
            <text:p>66</text:p>
          </table:table-cell>
          <table:table-cell table:style-name="ce19" office:value-type="float" office:value="0.00538397" calcext:value-type="float">
            <text:p>0,00538397</text:p>
          </table:table-cell>
          <table:table-cell table:style-name="ce15" office:value-type="float" office:value="0.00456309" calcext:value-type="float">
            <text:p>0,00456309</text:p>
          </table:table-cell>
          <table:table-cell table:style-name="ce19" office:value-type="float" office:value="0.0200429" calcext:value-type="float">
            <text:p>0,0200429</text:p>
          </table:table-cell>
          <table:table-cell table:style-name="ce15" office:value-type="float" office:value="0.015357" calcext:value-type="float">
            <text:p>0,015357</text:p>
          </table:table-cell>
          <table:table-cell table:style-name="ce20" office:value-type="float" office:value="0.470398" calcext:value-type="float">
            <text:p>0,470398</text:p>
          </table:table-cell>
          <table:table-cell table:style-name="ce10" office:value-type="float" office:value="0.274874" calcext:value-type="float">
            <text:p>0,274874</text:p>
          </table:table-cell>
          <table:table-cell table:style-name="ce20" office:value-type="float" office:value="0.207878" calcext:value-type="float">
            <text:p>0,207878</text:p>
          </table:table-cell>
          <table:table-cell table:style-name="ce10" office:value-type="float" office:value="0.164375" calcext:value-type="float">
            <text:p>0,164375</text:p>
          </table:table-cell>
          <table:table-cell table:style-name="ce20" office:value-type="float" office:value="1.90096" calcext:value-type="float">
            <text:p>1,90096</text:p>
          </table:table-cell>
          <table:table-cell table:style-name="ce10" office:value-type="float" office:value="1.09798" calcext:value-type="float">
            <text:p>1,09798</text:p>
          </table:table-cell>
          <table:table-cell table:style-name="ce20" office:value-type="float" office:value="0.836386" calcext:value-type="float">
            <text:p>0,836386</text:p>
          </table:table-cell>
          <table:table-cell table:style-name="ce10" office:value-type="float" office:value="0.616443" calcext:value-type="float">
            <text:p>0,616443</text:p>
          </table:table-cell>
          <table:table-cell table:style-name="ce20" office:value-type="float" office:value="4.49094" calcext:value-type="float">
            <text:p>4,49094</text:p>
          </table:table-cell>
          <table:table-cell table:style-name="ce10" office:value-type="float" office:value="2.54704" calcext:value-type="float">
            <text:p>2,54704</text:p>
          </table:table-cell>
          <table:table-cell table:style-name="ce20" office:value-type="float" office:value="1.94514" calcext:value-type="float">
            <text:p>1,94514</text:p>
          </table:table-cell>
          <table:table-cell table:style-name="ce10" office:value-type="float" office:value="1.49169" calcext:value-type="float">
            <text:p>1,49169</text:p>
          </table:table-cell>
          <table:table-cell table:style-name="ce20"/>
          <table:table-cell table:style-name="ce10"/>
          <table:table-cell table:style-name="ce20" office:value-type="float" office:value="16.9134" calcext:value-type="float">
            <text:p>16,9134</text:p>
          </table:table-cell>
          <table:table-cell table:style-name="ce10" office:value-type="float" office:value="13.4318" calcext:value-type="float">
            <text:p>13,431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0]+1" office:value-type="float" office:value="67" calcext:value-type="float">
            <text:p>67</text:p>
          </table:table-cell>
          <table:table-cell table:style-name="ce19" office:value-type="float" office:value="0.00539207" calcext:value-type="float">
            <text:p>0,00539207</text:p>
          </table:table-cell>
          <table:table-cell table:style-name="ce15" office:value-type="float" office:value="0.00462103" calcext:value-type="float">
            <text:p>0,00462103</text:p>
          </table:table-cell>
          <table:table-cell table:style-name="ce19" office:value-type="float" office:value="0.019896" calcext:value-type="float">
            <text:p>0,019896</text:p>
          </table:table-cell>
          <table:table-cell table:style-name="ce15" office:value-type="float" office:value="0.014528" calcext:value-type="float">
            <text:p>0,014528</text:p>
          </table:table-cell>
          <table:table-cell table:style-name="ce20" office:value-type="float" office:value="0.468278" calcext:value-type="float">
            <text:p>0,468278</text:p>
          </table:table-cell>
          <table:table-cell table:style-name="ce10" office:value-type="float" office:value="0.274201" calcext:value-type="float">
            <text:p>0,274201</text:p>
          </table:table-cell>
          <table:table-cell table:style-name="ce20" office:value-type="float" office:value="0.207619" calcext:value-type="float">
            <text:p>0,207619</text:p>
          </table:table-cell>
          <table:table-cell table:style-name="ce10" office:value-type="float" office:value="0.165677" calcext:value-type="float">
            <text:p>0,165677</text:p>
          </table:table-cell>
          <table:table-cell table:style-name="ce20" office:value-type="float" office:value="1.86939" calcext:value-type="float">
            <text:p>1,86939</text:p>
          </table:table-cell>
          <table:table-cell table:style-name="ce10" office:value-type="float" office:value="1.12479" calcext:value-type="float">
            <text:p>1,12479</text:p>
          </table:table-cell>
          <table:table-cell table:style-name="ce20" office:value-type="float" office:value="0.83321" calcext:value-type="float">
            <text:p>0,83321</text:p>
          </table:table-cell>
          <table:table-cell table:style-name="ce10" office:value-type="float" office:value="0.642486" calcext:value-type="float">
            <text:p>0,642486</text:p>
          </table:table-cell>
          <table:table-cell table:style-name="ce20" office:value-type="float" office:value="4.53538" calcext:value-type="float">
            <text:p>4,53538</text:p>
          </table:table-cell>
          <table:table-cell table:style-name="ce10" office:value-type="float" office:value="2.54248" calcext:value-type="float">
            <text:p>2,54248</text:p>
          </table:table-cell>
          <table:table-cell table:style-name="ce20" office:value-type="float" office:value="1.93827" calcext:value-type="float">
            <text:p>1,93827</text:p>
          </table:table-cell>
          <table:table-cell table:style-name="ce10" office:value-type="float" office:value="1.49652" calcext:value-type="float">
            <text:p>1,49652</text:p>
          </table:table-cell>
          <table:table-cell table:style-name="ce20"/>
          <table:table-cell table:style-name="ce10"/>
          <table:table-cell table:style-name="ce20" office:value-type="float" office:value="19.8193" calcext:value-type="float">
            <text:p>19,8193</text:p>
          </table:table-cell>
          <table:table-cell table:style-name="ce10" office:value-type="float" office:value="14.622" calcext:value-type="float">
            <text:p>14,62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1]+1" office:value-type="float" office:value="68" calcext:value-type="float">
            <text:p>68</text:p>
          </table:table-cell>
          <table:table-cell table:style-name="ce19" office:value-type="float" office:value="0.00539923" calcext:value-type="float">
            <text:p>0,00539923</text:p>
          </table:table-cell>
          <table:table-cell table:style-name="ce15" office:value-type="float" office:value="0.00421906" calcext:value-type="float">
            <text:p>0,00421906</text:p>
          </table:table-cell>
          <table:table-cell table:style-name="ce19" office:value-type="float" office:value="0.0200479" calcext:value-type="float">
            <text:p>0,0200479</text:p>
          </table:table-cell>
          <table:table-cell table:style-name="ce15" office:value-type="float" office:value="0.0156629" calcext:value-type="float">
            <text:p>0,0156629</text:p>
          </table:table-cell>
          <table:table-cell table:style-name="ce20" office:value-type="float" office:value="0.472436" calcext:value-type="float">
            <text:p>0,472436</text:p>
          </table:table-cell>
          <table:table-cell table:style-name="ce10" office:value-type="float" office:value="0.271702" calcext:value-type="float">
            <text:p>0,271702</text:p>
          </table:table-cell>
          <table:table-cell table:style-name="ce20" office:value-type="float" office:value="0.208036" calcext:value-type="float">
            <text:p>0,208036</text:p>
          </table:table-cell>
          <table:table-cell table:style-name="ce10" office:value-type="float" office:value="0.169052" calcext:value-type="float">
            <text:p>0,169052</text:p>
          </table:table-cell>
          <table:table-cell table:style-name="ce20" office:value-type="float" office:value="1.86836" calcext:value-type="float">
            <text:p>1,86836</text:p>
          </table:table-cell>
          <table:table-cell table:style-name="ce10" office:value-type="float" office:value="1.12098" calcext:value-type="float">
            <text:p>1,12098</text:p>
          </table:table-cell>
          <table:table-cell table:style-name="ce20" office:value-type="float" office:value="0.830891" calcext:value-type="float">
            <text:p>0,830891</text:p>
          </table:table-cell>
          <table:table-cell table:style-name="ce10" office:value-type="float" office:value="0.665276" calcext:value-type="float">
            <text:p>0,665276</text:p>
          </table:table-cell>
          <table:table-cell table:style-name="ce20" office:value-type="float" office:value="4.48198" calcext:value-type="float">
            <text:p>4,48198</text:p>
          </table:table-cell>
          <table:table-cell table:style-name="ce10" office:value-type="float" office:value="2.52538" calcext:value-type="float">
            <text:p>2,52538</text:p>
          </table:table-cell>
          <table:table-cell table:style-name="ce20" office:value-type="float" office:value="1.94121" calcext:value-type="float">
            <text:p>1,94121</text:p>
          </table:table-cell>
          <table:table-cell table:style-name="ce10" office:value-type="float" office:value="1.5401" calcext:value-type="float">
            <text:p>1,5401</text:p>
          </table:table-cell>
          <table:table-cell table:style-name="ce20"/>
          <table:table-cell table:style-name="ce10"/>
          <table:table-cell table:style-name="ce20" office:value-type="float" office:value="17.2685" calcext:value-type="float">
            <text:p>17,2685</text:p>
          </table:table-cell>
          <table:table-cell table:style-name="ce10" office:value-type="float" office:value="13.8483" calcext:value-type="float">
            <text:p>13,848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2]+1" office:value-type="float" office:value="69" calcext:value-type="float">
            <text:p>69</text:p>
          </table:table-cell>
          <table:table-cell table:style-name="ce19" office:value-type="float" office:value="0.005481" calcext:value-type="float">
            <text:p>0,005481</text:p>
          </table:table-cell>
          <table:table-cell table:style-name="ce15" office:value-type="float" office:value="0.0038681" calcext:value-type="float">
            <text:p>0,0038681</text:p>
          </table:table-cell>
          <table:table-cell table:style-name="ce19" office:value-type="float" office:value="0.0200551" calcext:value-type="float">
            <text:p>0,0200551</text:p>
          </table:table-cell>
          <table:table-cell table:style-name="ce15" office:value-type="float" office:value="0.01702" calcext:value-type="float">
            <text:p>0,01702</text:p>
          </table:table-cell>
          <table:table-cell table:style-name="ce20" office:value-type="float" office:value="0.475881" calcext:value-type="float">
            <text:p>0,475881</text:p>
          </table:table-cell>
          <table:table-cell table:style-name="ce10" office:value-type="float" office:value="0.271544" calcext:value-type="float">
            <text:p>0,271544</text:p>
          </table:table-cell>
          <table:table-cell table:style-name="ce20" office:value-type="float" office:value="0.20846" calcext:value-type="float">
            <text:p>0,20846</text:p>
          </table:table-cell>
          <table:table-cell table:style-name="ce10" office:value-type="float" office:value="0.158023" calcext:value-type="float">
            <text:p>0,158023</text:p>
          </table:table-cell>
          <table:table-cell table:style-name="ce20" office:value-type="float" office:value="1.87343" calcext:value-type="float">
            <text:p>1,87343</text:p>
          </table:table-cell>
          <table:table-cell table:style-name="ce10" office:value-type="float" office:value="1.12522" calcext:value-type="float">
            <text:p>1,12522</text:p>
          </table:table-cell>
          <table:table-cell table:style-name="ce20" office:value-type="float" office:value="0.834488" calcext:value-type="float">
            <text:p>0,834488</text:p>
          </table:table-cell>
          <table:table-cell table:style-name="ce10" office:value-type="float" office:value="0.637802" calcext:value-type="float">
            <text:p>0,637802</text:p>
          </table:table-cell>
          <table:table-cell table:style-name="ce20" office:value-type="float" office:value="4.33189" calcext:value-type="float">
            <text:p>4,33189</text:p>
          </table:table-cell>
          <table:table-cell table:style-name="ce10" office:value-type="float" office:value="2.56295" calcext:value-type="float">
            <text:p>2,56295</text:p>
          </table:table-cell>
          <table:table-cell table:style-name="ce20" office:value-type="float" office:value="1.93518" calcext:value-type="float">
            <text:p>1,93518</text:p>
          </table:table-cell>
          <table:table-cell table:style-name="ce10" office:value-type="float" office:value="1.5116" calcext:value-type="float">
            <text:p>1,5116</text:p>
          </table:table-cell>
          <table:table-cell table:style-name="ce20"/>
          <table:table-cell table:style-name="ce10"/>
          <table:table-cell table:style-name="ce20" office:value-type="float" office:value="16.6565" calcext:value-type="float">
            <text:p>16,6565</text:p>
          </table:table-cell>
          <table:table-cell table:style-name="ce10" office:value-type="float" office:value="13.8428" calcext:value-type="float">
            <text:p>13,842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3]+1" office:value-type="float" office:value="70" calcext:value-type="float">
            <text:p>70</text:p>
          </table:table-cell>
          <table:table-cell table:style-name="ce19" office:value-type="float" office:value="0.00545287" calcext:value-type="float">
            <text:p>0,00545287</text:p>
          </table:table-cell>
          <table:table-cell table:style-name="ce15" office:value-type="float" office:value="0.00406599" calcext:value-type="float">
            <text:p>0,00406599</text:p>
          </table:table-cell>
          <table:table-cell table:style-name="ce19" office:value-type="float" office:value="0.020118" calcext:value-type="float">
            <text:p>0,020118</text:p>
          </table:table-cell>
          <table:table-cell table:style-name="ce15" office:value-type="float" office:value="0.0165219" calcext:value-type="float">
            <text:p>0,0165219</text:p>
          </table:table-cell>
          <table:table-cell table:style-name="ce20" office:value-type="float" office:value="0.464819" calcext:value-type="float">
            <text:p>0,464819</text:p>
          </table:table-cell>
          <table:table-cell table:style-name="ce10" office:value-type="float" office:value="0.276718" calcext:value-type="float">
            <text:p>0,276718</text:p>
          </table:table-cell>
          <table:table-cell table:style-name="ce20" office:value-type="float" office:value="0.208916" calcext:value-type="float">
            <text:p>0,208916</text:p>
          </table:table-cell>
          <table:table-cell table:style-name="ce10" office:value-type="float" office:value="0.171088" calcext:value-type="float">
            <text:p>0,171088</text:p>
          </table:table-cell>
          <table:table-cell table:style-name="ce20" office:value-type="float" office:value="1.90543" calcext:value-type="float">
            <text:p>1,90543</text:p>
          </table:table-cell>
          <table:table-cell table:style-name="ce10" office:value-type="float" office:value="1.12452" calcext:value-type="float">
            <text:p>1,12452</text:p>
          </table:table-cell>
          <table:table-cell table:style-name="ce20" office:value-type="float" office:value="0.875444" calcext:value-type="float">
            <text:p>0,875444</text:p>
          </table:table-cell>
          <table:table-cell table:style-name="ce10" office:value-type="float" office:value="0.617986" calcext:value-type="float">
            <text:p>0,617986</text:p>
          </table:table-cell>
          <table:table-cell table:style-name="ce20" office:value-type="float" office:value="4.43902" calcext:value-type="float">
            <text:p>4,43902</text:p>
          </table:table-cell>
          <table:table-cell table:style-name="ce10" office:value-type="float" office:value="2.53562" calcext:value-type="float">
            <text:p>2,53562</text:p>
          </table:table-cell>
          <table:table-cell table:style-name="ce20" office:value-type="float" office:value="1.94785" calcext:value-type="float">
            <text:p>1,94785</text:p>
          </table:table-cell>
          <table:table-cell table:style-name="ce10" office:value-type="float" office:value="1.50626" calcext:value-type="float">
            <text:p>1,50626</text:p>
          </table:table-cell>
          <table:table-cell table:style-name="ce20"/>
          <table:table-cell table:style-name="ce10"/>
          <table:table-cell table:style-name="ce20" office:value-type="float" office:value="16.9302" calcext:value-type="float">
            <text:p>16,9302</text:p>
          </table:table-cell>
          <table:table-cell table:style-name="ce10" office:value-type="float" office:value="14.1563" calcext:value-type="float">
            <text:p>14,156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4]+1" office:value-type="float" office:value="71" calcext:value-type="float">
            <text:p>71</text:p>
          </table:table-cell>
          <table:table-cell table:style-name="ce19" office:value-type="float" office:value="0.00543499" calcext:value-type="float">
            <text:p>0,00543499</text:p>
          </table:table-cell>
          <table:table-cell table:style-name="ce15" office:value-type="float" office:value="0.00396609" calcext:value-type="float">
            <text:p>0,00396609</text:p>
          </table:table-cell>
          <table:table-cell table:style-name="ce19" office:value-type="float" office:value="0.0203049" calcext:value-type="float">
            <text:p>0,0203049</text:p>
          </table:table-cell>
          <table:table-cell table:style-name="ce15" office:value-type="float" office:value="0.0161021" calcext:value-type="float">
            <text:p>0,0161021</text:p>
          </table:table-cell>
          <table:table-cell table:style-name="ce20" office:value-type="float" office:value="0.468295" calcext:value-type="float">
            <text:p>0,468295</text:p>
          </table:table-cell>
          <table:table-cell table:style-name="ce10" office:value-type="float" office:value="0.277269" calcext:value-type="float">
            <text:p>0,277269</text:p>
          </table:table-cell>
          <table:table-cell table:style-name="ce20" office:value-type="float" office:value="0.208323" calcext:value-type="float">
            <text:p>0,208323</text:p>
          </table:table-cell>
          <table:table-cell table:style-name="ce10" office:value-type="float" office:value="0.170502" calcext:value-type="float">
            <text:p>0,170502</text:p>
          </table:table-cell>
          <table:table-cell table:style-name="ce20" office:value-type="float" office:value="1.85612" calcext:value-type="float">
            <text:p>1,85612</text:p>
          </table:table-cell>
          <table:table-cell table:style-name="ce10" office:value-type="float" office:value="1.12673" calcext:value-type="float">
            <text:p>1,12673</text:p>
          </table:table-cell>
          <table:table-cell table:style-name="ce20" office:value-type="float" office:value="0.828508" calcext:value-type="float">
            <text:p>0,828508</text:p>
          </table:table-cell>
          <table:table-cell table:style-name="ce10" office:value-type="float" office:value="0.638674" calcext:value-type="float">
            <text:p>0,638674</text:p>
          </table:table-cell>
          <table:table-cell table:style-name="ce20" office:value-type="float" office:value="4.36297" calcext:value-type="float">
            <text:p>4,36297</text:p>
          </table:table-cell>
          <table:table-cell table:style-name="ce10" office:value-type="float" office:value="2.52591" calcext:value-type="float">
            <text:p>2,52591</text:p>
          </table:table-cell>
          <table:table-cell table:style-name="ce20" office:value-type="float" office:value="1.95143" calcext:value-type="float">
            <text:p>1,95143</text:p>
          </table:table-cell>
          <table:table-cell table:style-name="ce10" office:value-type="float" office:value="1.49284" calcext:value-type="float">
            <text:p>1,49284</text:p>
          </table:table-cell>
          <table:table-cell table:style-name="ce20"/>
          <table:table-cell table:style-name="ce10"/>
          <table:table-cell table:style-name="ce20" office:value-type="float" office:value="16.5063" calcext:value-type="float">
            <text:p>16,5063</text:p>
          </table:table-cell>
          <table:table-cell table:style-name="ce10" office:value-type="float" office:value="13.6931" calcext:value-type="float">
            <text:p>13,693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5]+1" office:value-type="float" office:value="72" calcext:value-type="float">
            <text:p>72</text:p>
          </table:table-cell>
          <table:table-cell table:style-name="ce19" office:value-type="float" office:value="0.00541401" calcext:value-type="float">
            <text:p>0,00541401</text:p>
          </table:table-cell>
          <table:table-cell table:style-name="ce15" office:value-type="float" office:value="0.00425696" calcext:value-type="float">
            <text:p>0,00425696</text:p>
          </table:table-cell>
          <table:table-cell table:style-name="ce19" office:value-type="float" office:value="0.0201879" calcext:value-type="float">
            <text:p>0,0201879</text:p>
          </table:table-cell>
          <table:table-cell table:style-name="ce15" office:value-type="float" office:value="0.0176079" calcext:value-type="float">
            <text:p>0,0176079</text:p>
          </table:table-cell>
          <table:table-cell table:style-name="ce20" office:value-type="float" office:value="0.472934" calcext:value-type="float">
            <text:p>0,472934</text:p>
          </table:table-cell>
          <table:table-cell table:style-name="ce10" office:value-type="float" office:value="0.275489" calcext:value-type="float">
            <text:p>0,275489</text:p>
          </table:table-cell>
          <table:table-cell table:style-name="ce20" office:value-type="float" office:value="0.207417" calcext:value-type="float">
            <text:p>0,207417</text:p>
          </table:table-cell>
          <table:table-cell table:style-name="ce10" office:value-type="float" office:value="0.189148" calcext:value-type="float">
            <text:p>0,189148</text:p>
          </table:table-cell>
          <table:table-cell table:style-name="ce20" office:value-type="float" office:value="1.88845" calcext:value-type="float">
            <text:p>1,88845</text:p>
          </table:table-cell>
          <table:table-cell table:style-name="ce10" office:value-type="float" office:value="1.12416" calcext:value-type="float">
            <text:p>1,12416</text:p>
          </table:table-cell>
          <table:table-cell table:style-name="ce20" office:value-type="float" office:value="0.834938" calcext:value-type="float">
            <text:p>0,834938</text:p>
          </table:table-cell>
          <table:table-cell table:style-name="ce10" office:value-type="float" office:value="0.707685" calcext:value-type="float">
            <text:p>0,707685</text:p>
          </table:table-cell>
          <table:table-cell table:style-name="ce20" office:value-type="float" office:value="4.37218" calcext:value-type="float">
            <text:p>4,37218</text:p>
          </table:table-cell>
          <table:table-cell table:style-name="ce10" office:value-type="float" office:value="2.60049" calcext:value-type="float">
            <text:p>2,60049</text:p>
          </table:table-cell>
          <table:table-cell table:style-name="ce20" office:value-type="float" office:value="1.86115" calcext:value-type="float">
            <text:p>1,86115</text:p>
          </table:table-cell>
          <table:table-cell table:style-name="ce10" office:value-type="float" office:value="1.58264" calcext:value-type="float">
            <text:p>1,58264</text:p>
          </table:table-cell>
          <table:table-cell table:style-name="ce20"/>
          <table:table-cell table:style-name="ce10"/>
          <table:table-cell table:style-name="ce20" office:value-type="float" office:value="16.3121" calcext:value-type="float">
            <text:p>16,3121</text:p>
          </table:table-cell>
          <table:table-cell table:style-name="ce10" office:value-type="float" office:value="13.6826" calcext:value-type="float">
            <text:p>13,682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6]+1" office:value-type="float" office:value="73" calcext:value-type="float">
            <text:p>73</text:p>
          </table:table-cell>
          <table:table-cell table:style-name="ce19" office:value-type="float" office:value="0.00543785" calcext:value-type="float">
            <text:p>0,00543785</text:p>
          </table:table-cell>
          <table:table-cell table:style-name="ce15" office:value-type="float" office:value="0.00438404" calcext:value-type="float">
            <text:p>0,00438404</text:p>
          </table:table-cell>
          <table:table-cell table:style-name="ce19" office:value-type="float" office:value="0.0201032" calcext:value-type="float">
            <text:p>0,0201032</text:p>
          </table:table-cell>
          <table:table-cell table:style-name="ce15" office:value-type="float" office:value="0.0156369" calcext:value-type="float">
            <text:p>0,0156369</text:p>
          </table:table-cell>
          <table:table-cell table:style-name="ce20" office:value-type="float" office:value="0.472123" calcext:value-type="float">
            <text:p>0,472123</text:p>
          </table:table-cell>
          <table:table-cell table:style-name="ce10" office:value-type="float" office:value="0.275033" calcext:value-type="float">
            <text:p>0,275033</text:p>
          </table:table-cell>
          <table:table-cell table:style-name="ce20" office:value-type="float" office:value="0.207624" calcext:value-type="float">
            <text:p>0,207624</text:p>
          </table:table-cell>
          <table:table-cell table:style-name="ce10" office:value-type="float" office:value="0.179617" calcext:value-type="float">
            <text:p>0,179617</text:p>
          </table:table-cell>
          <table:table-cell table:style-name="ce20" office:value-type="float" office:value="1.87027" calcext:value-type="float">
            <text:p>1,87027</text:p>
          </table:table-cell>
          <table:table-cell table:style-name="ce10" office:value-type="float" office:value="1.12788" calcext:value-type="float">
            <text:p>1,12788</text:p>
          </table:table-cell>
          <table:table-cell table:style-name="ce20" office:value-type="float" office:value="0.83057" calcext:value-type="float">
            <text:p>0,83057</text:p>
          </table:table-cell>
          <table:table-cell table:style-name="ce10" office:value-type="float" office:value="0.667364" calcext:value-type="float">
            <text:p>0,667364</text:p>
          </table:table-cell>
          <table:table-cell table:style-name="ce20" office:value-type="float" office:value="4.34226" calcext:value-type="float">
            <text:p>4,34226</text:p>
          </table:table-cell>
          <table:table-cell table:style-name="ce10" office:value-type="float" office:value="2.52496" calcext:value-type="float">
            <text:p>2,52496</text:p>
          </table:table-cell>
          <table:table-cell table:style-name="ce20" office:value-type="float" office:value="1.94277" calcext:value-type="float">
            <text:p>1,94277</text:p>
          </table:table-cell>
          <table:table-cell table:style-name="ce10" office:value-type="float" office:value="1.52837" calcext:value-type="float">
            <text:p>1,52837</text:p>
          </table:table-cell>
          <table:table-cell table:style-name="ce20"/>
          <table:table-cell table:style-name="ce10"/>
          <table:table-cell table:style-name="ce20" office:value-type="float" office:value="17.3442" calcext:value-type="float">
            <text:p>17,3442</text:p>
          </table:table-cell>
          <table:table-cell table:style-name="ce10" office:value-type="float" office:value="14.2532" calcext:value-type="float">
            <text:p>14,253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7]+1" office:value-type="float" office:value="74" calcext:value-type="float">
            <text:p>74</text:p>
          </table:table-cell>
          <table:table-cell table:style-name="ce19" office:value-type="float" office:value="0.005445" calcext:value-type="float">
            <text:p>0,005445</text:p>
          </table:table-cell>
          <table:table-cell table:style-name="ce15" office:value-type="float" office:value="0.00410199" calcext:value-type="float">
            <text:p>0,00410199</text:p>
          </table:table-cell>
          <table:table-cell table:style-name="ce19" office:value-type="float" office:value="0.020083" calcext:value-type="float">
            <text:p>0,020083</text:p>
          </table:table-cell>
          <table:table-cell table:style-name="ce15" office:value-type="float" office:value="0.0151799" calcext:value-type="float">
            <text:p>0,0151799</text:p>
          </table:table-cell>
          <table:table-cell table:style-name="ce20" office:value-type="float" office:value="0.480177" calcext:value-type="float">
            <text:p>0,480177</text:p>
          </table:table-cell>
          <table:table-cell table:style-name="ce10" office:value-type="float" office:value="0.278105" calcext:value-type="float">
            <text:p>0,278105</text:p>
          </table:table-cell>
          <table:table-cell table:style-name="ce20" office:value-type="float" office:value="0.20777" calcext:value-type="float">
            <text:p>0,20777</text:p>
          </table:table-cell>
          <table:table-cell table:style-name="ce10" office:value-type="float" office:value="0.160425" calcext:value-type="float">
            <text:p>0,160425</text:p>
          </table:table-cell>
          <table:table-cell table:style-name="ce20" office:value-type="float" office:value="1.89548" calcext:value-type="float">
            <text:p>1,89548</text:p>
          </table:table-cell>
          <table:table-cell table:style-name="ce10" office:value-type="float" office:value="1.0983" calcext:value-type="float">
            <text:p>1,0983</text:p>
          </table:table-cell>
          <table:table-cell table:style-name="ce20" office:value-type="float" office:value="0.832259" calcext:value-type="float">
            <text:p>0,832259</text:p>
          </table:table-cell>
          <table:table-cell table:style-name="ce10" office:value-type="float" office:value="0.654579" calcext:value-type="float">
            <text:p>0,654579</text:p>
          </table:table-cell>
          <table:table-cell table:style-name="ce20" office:value-type="float" office:value="4.35442" calcext:value-type="float">
            <text:p>4,35442</text:p>
          </table:table-cell>
          <table:table-cell table:style-name="ce10" office:value-type="float" office:value="2.52591" calcext:value-type="float">
            <text:p>2,52591</text:p>
          </table:table-cell>
          <table:table-cell table:style-name="ce20" office:value-type="float" office:value="1.93964" calcext:value-type="float">
            <text:p>1,93964</text:p>
          </table:table-cell>
          <table:table-cell table:style-name="ce10" office:value-type="float" office:value="1.56677" calcext:value-type="float">
            <text:p>1,56677</text:p>
          </table:table-cell>
          <table:table-cell table:style-name="ce20"/>
          <table:table-cell table:style-name="ce10"/>
          <table:table-cell table:style-name="ce20" office:value-type="float" office:value="17.0268" calcext:value-type="float">
            <text:p>17,0268</text:p>
          </table:table-cell>
          <table:table-cell table:style-name="ce10" office:value-type="float" office:value="13.8399" calcext:value-type="float">
            <text:p>13,839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8]+1" office:value-type="float" office:value="75" calcext:value-type="float">
            <text:p>75</text:p>
          </table:table-cell>
          <table:table-cell table:style-name="ce19" office:value-type="float" office:value="0.00543213" calcext:value-type="float">
            <text:p>0,00543213</text:p>
          </table:table-cell>
          <table:table-cell table:style-name="ce15" office:value-type="float" office:value="0.00448608" calcext:value-type="float">
            <text:p>0,00448608</text:p>
          </table:table-cell>
          <table:table-cell table:style-name="ce19" office:value-type="float" office:value="0.0198491" calcext:value-type="float">
            <text:p>0,0198491</text:p>
          </table:table-cell>
          <table:table-cell table:style-name="ce15" office:value-type="float" office:value="0.0151501" calcext:value-type="float">
            <text:p>0,0151501</text:p>
          </table:table-cell>
          <table:table-cell table:style-name="ce20" office:value-type="float" office:value="0.485856" calcext:value-type="float">
            <text:p>0,485856</text:p>
          </table:table-cell>
          <table:table-cell table:style-name="ce10" office:value-type="float" office:value="0.272912" calcext:value-type="float">
            <text:p>0,272912</text:p>
          </table:table-cell>
          <table:table-cell table:style-name="ce20" office:value-type="float" office:value="0.208134" calcext:value-type="float">
            <text:p>0,208134</text:p>
          </table:table-cell>
          <table:table-cell table:style-name="ce10" office:value-type="float" office:value="0.162701" calcext:value-type="float">
            <text:p>0,162701</text:p>
          </table:table-cell>
          <table:table-cell table:style-name="ce20" office:value-type="float" office:value="1.87458" calcext:value-type="float">
            <text:p>1,87458</text:p>
          </table:table-cell>
          <table:table-cell table:style-name="ce10" office:value-type="float" office:value="1.33886" calcext:value-type="float">
            <text:p>1,33886</text:p>
          </table:table-cell>
          <table:table-cell table:style-name="ce20" office:value-type="float" office:value="0.831598" calcext:value-type="float">
            <text:p>0,831598</text:p>
          </table:table-cell>
          <table:table-cell table:style-name="ce10" office:value-type="float" office:value="0.660199" calcext:value-type="float">
            <text:p>0,660199</text:p>
          </table:table-cell>
          <table:table-cell table:style-name="ce20" office:value-type="float" office:value="4.44054" calcext:value-type="float">
            <text:p>4,44054</text:p>
          </table:table-cell>
          <table:table-cell table:style-name="ce10" office:value-type="float" office:value="2.62703" calcext:value-type="float">
            <text:p>2,62703</text:p>
          </table:table-cell>
          <table:table-cell table:style-name="ce20" office:value-type="float" office:value="1.93241" calcext:value-type="float">
            <text:p>1,93241</text:p>
          </table:table-cell>
          <table:table-cell table:style-name="ce10" office:value-type="float" office:value="1.63591" calcext:value-type="float">
            <text:p>1,63591</text:p>
          </table:table-cell>
          <table:table-cell table:style-name="ce20"/>
          <table:table-cell table:style-name="ce10"/>
          <table:table-cell table:style-name="ce20" office:value-type="float" office:value="20.1481" calcext:value-type="float">
            <text:p>20,1481</text:p>
          </table:table-cell>
          <table:table-cell table:style-name="ce10" office:value-type="float" office:value="14.009" calcext:value-type="float">
            <text:p>14,00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9]+1" office:value-type="float" office:value="76" calcext:value-type="float">
            <text:p>76</text:p>
          </table:table-cell>
          <table:table-cell table:style-name="ce19" office:value-type="float" office:value="0.00546384" calcext:value-type="float">
            <text:p>0,00546384</text:p>
          </table:table-cell>
          <table:table-cell table:style-name="ce15" office:value-type="float" office:value="0.00427079" calcext:value-type="float">
            <text:p>0,00427079</text:p>
          </table:table-cell>
          <table:table-cell table:style-name="ce19" office:value-type="float" office:value="0.0198531" calcext:value-type="float">
            <text:p>0,0198531</text:p>
          </table:table-cell>
          <table:table-cell table:style-name="ce15" office:value-type="float" office:value="0.0160458" calcext:value-type="float">
            <text:p>0,0160458</text:p>
          </table:table-cell>
          <table:table-cell table:style-name="ce20" office:value-type="float" office:value="0.55825" calcext:value-type="float">
            <text:p>0,55825</text:p>
          </table:table-cell>
          <table:table-cell table:style-name="ce10" office:value-type="float" office:value="0.270883" calcext:value-type="float">
            <text:p>0,270883</text:p>
          </table:table-cell>
          <table:table-cell table:style-name="ce20" office:value-type="float" office:value="0.207096" calcext:value-type="float">
            <text:p>0,207096</text:p>
          </table:table-cell>
          <table:table-cell table:style-name="ce10" office:value-type="float" office:value="0.171651" calcext:value-type="float">
            <text:p>0,171651</text:p>
          </table:table-cell>
          <table:table-cell table:style-name="ce20" office:value-type="float" office:value="1.97919" calcext:value-type="float">
            <text:p>1,97919</text:p>
          </table:table-cell>
          <table:table-cell table:style-name="ce10" office:value-type="float" office:value="1.0964" calcext:value-type="float">
            <text:p>1,0964</text:p>
          </table:table-cell>
          <table:table-cell table:style-name="ce20" office:value-type="float" office:value="0.836421" calcext:value-type="float">
            <text:p>0,836421</text:p>
          </table:table-cell>
          <table:table-cell table:style-name="ce10" office:value-type="float" office:value="0.608749" calcext:value-type="float">
            <text:p>0,608749</text:p>
          </table:table-cell>
          <table:table-cell table:style-name="ce20" office:value-type="float" office:value="4.39965" calcext:value-type="float">
            <text:p>4,39965</text:p>
          </table:table-cell>
          <table:table-cell table:style-name="ce10" office:value-type="float" office:value="2.52523" calcext:value-type="float">
            <text:p>2,52523</text:p>
          </table:table-cell>
          <table:table-cell table:style-name="ce20" office:value-type="float" office:value="1.9352" calcext:value-type="float">
            <text:p>1,9352</text:p>
          </table:table-cell>
          <table:table-cell table:style-name="ce10" office:value-type="float" office:value="1.5194" calcext:value-type="float">
            <text:p>1,5194</text:p>
          </table:table-cell>
          <table:table-cell table:style-name="ce20"/>
          <table:table-cell table:style-name="ce10"/>
          <table:table-cell table:style-name="ce20" office:value-type="float" office:value="20.523" calcext:value-type="float">
            <text:p>20,523</text:p>
          </table:table-cell>
          <table:table-cell table:style-name="ce10" office:value-type="float" office:value="13.8441" calcext:value-type="float">
            <text:p>13,844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0]+1" office:value-type="float" office:value="77" calcext:value-type="float">
            <text:p>77</text:p>
          </table:table-cell>
          <table:table-cell table:style-name="ce19" office:value-type="float" office:value="0.00546408" calcext:value-type="float">
            <text:p>0,00546408</text:p>
          </table:table-cell>
          <table:table-cell table:style-name="ce15" office:value-type="float" office:value="0.00500107" calcext:value-type="float">
            <text:p>0,00500107</text:p>
          </table:table-cell>
          <table:table-cell table:style-name="ce19" office:value-type="float" office:value="0.020144" calcext:value-type="float">
            <text:p>0,020144</text:p>
          </table:table-cell>
          <table:table-cell table:style-name="ce15" office:value-type="float" office:value="0.014792" calcext:value-type="float">
            <text:p>0,014792</text:p>
          </table:table-cell>
          <table:table-cell table:style-name="ce20" office:value-type="float" office:value="0.475767" calcext:value-type="float">
            <text:p>0,475767</text:p>
          </table:table-cell>
          <table:table-cell table:style-name="ce10" office:value-type="float" office:value="0.27319" calcext:value-type="float">
            <text:p>0,27319</text:p>
          </table:table-cell>
          <table:table-cell table:style-name="ce20" office:value-type="float" office:value="0.207907" calcext:value-type="float">
            <text:p>0,207907</text:p>
          </table:table-cell>
          <table:table-cell table:style-name="ce10" office:value-type="float" office:value="0.162706" calcext:value-type="float">
            <text:p>0,162706</text:p>
          </table:table-cell>
          <table:table-cell table:style-name="ce20" office:value-type="float" office:value="1.88307" calcext:value-type="float">
            <text:p>1,88307</text:p>
          </table:table-cell>
          <table:table-cell table:style-name="ce10" office:value-type="float" office:value="1.12284" calcext:value-type="float">
            <text:p>1,12284</text:p>
          </table:table-cell>
          <table:table-cell table:style-name="ce20" office:value-type="float" office:value="0.834216" calcext:value-type="float">
            <text:p>0,834216</text:p>
          </table:table-cell>
          <table:table-cell table:style-name="ce10" office:value-type="float" office:value="0.68167" calcext:value-type="float">
            <text:p>0,68167</text:p>
          </table:table-cell>
          <table:table-cell table:style-name="ce20" office:value-type="float" office:value="4.48248" calcext:value-type="float">
            <text:p>4,48248</text:p>
          </table:table-cell>
          <table:table-cell table:style-name="ce10" office:value-type="float" office:value="2.57431" calcext:value-type="float">
            <text:p>2,57431</text:p>
          </table:table-cell>
          <table:table-cell table:style-name="ce20" office:value-type="float" office:value="1.93487" calcext:value-type="float">
            <text:p>1,93487</text:p>
          </table:table-cell>
          <table:table-cell table:style-name="ce10" office:value-type="float" office:value="1.52304" calcext:value-type="float">
            <text:p>1,52304</text:p>
          </table:table-cell>
          <table:table-cell table:style-name="ce20"/>
          <table:table-cell table:style-name="ce10"/>
          <table:table-cell table:style-name="ce20" office:value-type="float" office:value="17.1864" calcext:value-type="float">
            <text:p>17,1864</text:p>
          </table:table-cell>
          <table:table-cell table:style-name="ce10" office:value-type="float" office:value="14.5049" calcext:value-type="float">
            <text:p>14,504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1]+1" office:value-type="float" office:value="78" calcext:value-type="float">
            <text:p>78</text:p>
          </table:table-cell>
          <table:table-cell table:style-name="ce19" office:value-type="float" office:value="0.00542688" calcext:value-type="float">
            <text:p>0,00542688</text:p>
          </table:table-cell>
          <table:table-cell table:style-name="ce15" office:value-type="float" office:value="0.00436616" calcext:value-type="float">
            <text:p>0,00436616</text:p>
          </table:table-cell>
          <table:table-cell table:style-name="ce19" office:value-type="float" office:value="0.020251" calcext:value-type="float">
            <text:p>0,020251</text:p>
          </table:table-cell>
          <table:table-cell table:style-name="ce15" office:value-type="float" office:value="0.0145769" calcext:value-type="float">
            <text:p>0,0145769</text:p>
          </table:table-cell>
          <table:table-cell table:style-name="ce20" office:value-type="float" office:value="0.474373" calcext:value-type="float">
            <text:p>0,474373</text:p>
          </table:table-cell>
          <table:table-cell table:style-name="ce10" office:value-type="float" office:value="0.276524" calcext:value-type="float">
            <text:p>0,276524</text:p>
          </table:table-cell>
          <table:table-cell table:style-name="ce20" office:value-type="float" office:value="0.207262" calcext:value-type="float">
            <text:p>0,207262</text:p>
          </table:table-cell>
          <table:table-cell table:style-name="ce10" office:value-type="float" office:value="0.177956" calcext:value-type="float">
            <text:p>0,177956</text:p>
          </table:table-cell>
          <table:table-cell table:style-name="ce20" office:value-type="float" office:value="1.92231" calcext:value-type="float">
            <text:p>1,92231</text:p>
          </table:table-cell>
          <table:table-cell table:style-name="ce10" office:value-type="float" office:value="1.11459" calcext:value-type="float">
            <text:p>1,11459</text:p>
          </table:table-cell>
          <table:table-cell table:style-name="ce20" office:value-type="float" office:value="0.839208" calcext:value-type="float">
            <text:p>0,839208</text:p>
          </table:table-cell>
          <table:table-cell table:style-name="ce10" office:value-type="float" office:value="0.648396" calcext:value-type="float">
            <text:p>0,648396</text:p>
          </table:table-cell>
          <table:table-cell table:style-name="ce20" office:value-type="float" office:value="4.43068" calcext:value-type="float">
            <text:p>4,43068</text:p>
          </table:table-cell>
          <table:table-cell table:style-name="ce10" office:value-type="float" office:value="2.57285" calcext:value-type="float">
            <text:p>2,57285</text:p>
          </table:table-cell>
          <table:table-cell table:style-name="ce20" office:value-type="float" office:value="1.93889" calcext:value-type="float">
            <text:p>1,93889</text:p>
          </table:table-cell>
          <table:table-cell table:style-name="ce10" office:value-type="float" office:value="1.57207" calcext:value-type="float">
            <text:p>1,57207</text:p>
          </table:table-cell>
          <table:table-cell table:style-name="ce20"/>
          <table:table-cell table:style-name="ce10"/>
          <table:table-cell table:style-name="ce20" office:value-type="float" office:value="16.4256" calcext:value-type="float">
            <text:p>16,4256</text:p>
          </table:table-cell>
          <table:table-cell table:style-name="ce10" office:value-type="float" office:value="14.0143" calcext:value-type="float">
            <text:p>14,014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2]+1" office:value-type="float" office:value="79" calcext:value-type="float">
            <text:p>79</text:p>
          </table:table-cell>
          <table:table-cell table:style-name="ce19" office:value-type="float" office:value="0.00544977" calcext:value-type="float">
            <text:p>0,00544977</text:p>
          </table:table-cell>
          <table:table-cell table:style-name="ce15" office:value-type="float" office:value="0.00458193" calcext:value-type="float">
            <text:p>0,00458193</text:p>
          </table:table-cell>
          <table:table-cell table:style-name="ce19" office:value-type="float" office:value="0.0202441" calcext:value-type="float">
            <text:p>0,0202441</text:p>
          </table:table-cell>
          <table:table-cell table:style-name="ce15" office:value-type="float" office:value="0.0151761" calcext:value-type="float">
            <text:p>0,0151761</text:p>
          </table:table-cell>
          <table:table-cell table:style-name="ce20" office:value-type="float" office:value="0.550158" calcext:value-type="float">
            <text:p>0,550158</text:p>
          </table:table-cell>
          <table:table-cell table:style-name="ce10" office:value-type="float" office:value="0.274198" calcext:value-type="float">
            <text:p>0,274198</text:p>
          </table:table-cell>
          <table:table-cell table:style-name="ce20" office:value-type="float" office:value="0.207511" calcext:value-type="float">
            <text:p>0,207511</text:p>
          </table:table-cell>
          <table:table-cell table:style-name="ce10" office:value-type="float" office:value="0.16974" calcext:value-type="float">
            <text:p>0,16974</text:p>
          </table:table-cell>
          <table:table-cell table:style-name="ce20" office:value-type="float" office:value="2.04202" calcext:value-type="float">
            <text:p>2,04202</text:p>
          </table:table-cell>
          <table:table-cell table:style-name="ce10" office:value-type="float" office:value="1.11092" calcext:value-type="float">
            <text:p>1,11092</text:p>
          </table:table-cell>
          <table:table-cell table:style-name="ce20" office:value-type="float" office:value="0.83238" calcext:value-type="float">
            <text:p>0,83238</text:p>
          </table:table-cell>
          <table:table-cell table:style-name="ce10" office:value-type="float" office:value="0.656033" calcext:value-type="float">
            <text:p>0,656033</text:p>
          </table:table-cell>
          <table:table-cell table:style-name="ce20" office:value-type="float" office:value="4.47113" calcext:value-type="float">
            <text:p>4,47113</text:p>
          </table:table-cell>
          <table:table-cell table:style-name="ce10" office:value-type="float" office:value="2.52518" calcext:value-type="float">
            <text:p>2,52518</text:p>
          </table:table-cell>
          <table:table-cell table:style-name="ce20" office:value-type="float" office:value="2.19088" calcext:value-type="float">
            <text:p>2,19088</text:p>
          </table:table-cell>
          <table:table-cell table:style-name="ce10" office:value-type="float" office:value="1.49086" calcext:value-type="float">
            <text:p>1,49086</text:p>
          </table:table-cell>
          <table:table-cell table:style-name="ce20"/>
          <table:table-cell table:style-name="ce10"/>
          <table:table-cell table:style-name="ce20" office:value-type="float" office:value="17.3198" calcext:value-type="float">
            <text:p>17,3198</text:p>
          </table:table-cell>
          <table:table-cell table:style-name="ce10" office:value-type="float" office:value="13.8572" calcext:value-type="float">
            <text:p>13,857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3]+1" office:value-type="float" office:value="80" calcext:value-type="float">
            <text:p>80</text:p>
          </table:table-cell>
          <table:table-cell table:style-name="ce19" office:value-type="float" office:value="0.00537992" calcext:value-type="float">
            <text:p>0,00537992</text:p>
          </table:table-cell>
          <table:table-cell table:style-name="ce15" office:value-type="float" office:value="0.00427794" calcext:value-type="float">
            <text:p>0,00427794</text:p>
          </table:table-cell>
          <table:table-cell table:style-name="ce19" office:value-type="float" office:value="0.0204039" calcext:value-type="float">
            <text:p>0,0204039</text:p>
          </table:table-cell>
          <table:table-cell table:style-name="ce15" office:value-type="float" office:value="0.0156019" calcext:value-type="float">
            <text:p>0,0156019</text:p>
          </table:table-cell>
          <table:table-cell table:style-name="ce20" office:value-type="float" office:value="0.483528" calcext:value-type="float">
            <text:p>0,483528</text:p>
          </table:table-cell>
          <table:table-cell table:style-name="ce10" office:value-type="float" office:value="0.277028" calcext:value-type="float">
            <text:p>0,277028</text:p>
          </table:table-cell>
          <table:table-cell table:style-name="ce20" office:value-type="float" office:value="0.206773" calcext:value-type="float">
            <text:p>0,206773</text:p>
          </table:table-cell>
          <table:table-cell table:style-name="ce10" office:value-type="float" office:value="0.159944" calcext:value-type="float">
            <text:p>0,159944</text:p>
          </table:table-cell>
          <table:table-cell table:style-name="ce20" office:value-type="float" office:value="1.90848" calcext:value-type="float">
            <text:p>1,90848</text:p>
          </table:table-cell>
          <table:table-cell table:style-name="ce10" office:value-type="float" office:value="1.33911" calcext:value-type="float">
            <text:p>1,33911</text:p>
          </table:table-cell>
          <table:table-cell table:style-name="ce20" office:value-type="float" office:value="0.836543" calcext:value-type="float">
            <text:p>0,836543</text:p>
          </table:table-cell>
          <table:table-cell table:style-name="ce10" office:value-type="float" office:value="0.629671" calcext:value-type="float">
            <text:p>0,629671</text:p>
          </table:table-cell>
          <table:table-cell table:style-name="ce20" office:value-type="float" office:value="4.68418" calcext:value-type="float">
            <text:p>4,68418</text:p>
          </table:table-cell>
          <table:table-cell table:style-name="ce10" office:value-type="float" office:value="2.56611" calcext:value-type="float">
            <text:p>2,56611</text:p>
          </table:table-cell>
          <table:table-cell table:style-name="ce20" office:value-type="float" office:value="1.93839" calcext:value-type="float">
            <text:p>1,93839</text:p>
          </table:table-cell>
          <table:table-cell table:style-name="ce10" office:value-type="float" office:value="1.58228" calcext:value-type="float">
            <text:p>1,58228</text:p>
          </table:table-cell>
          <table:table-cell table:style-name="ce20"/>
          <table:table-cell table:style-name="ce10"/>
          <table:table-cell table:style-name="ce20" office:value-type="float" office:value="17.5227" calcext:value-type="float">
            <text:p>17,5227</text:p>
          </table:table-cell>
          <table:table-cell table:style-name="ce10" office:value-type="float" office:value="14.3906" calcext:value-type="float">
            <text:p>14,390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4]+1" office:value-type="float" office:value="81" calcext:value-type="float">
            <text:p>81</text:p>
          </table:table-cell>
          <table:table-cell table:style-name="ce19" office:value-type="float" office:value="0.00541091" calcext:value-type="float">
            <text:p>0,00541091</text:p>
          </table:table-cell>
          <table:table-cell table:style-name="ce15" office:value-type="float" office:value="0.00412893" calcext:value-type="float">
            <text:p>0,00412893</text:p>
          </table:table-cell>
          <table:table-cell table:style-name="ce19" office:value-type="float" office:value="0.020386" calcext:value-type="float">
            <text:p>0,020386</text:p>
          </table:table-cell>
          <table:table-cell table:style-name="ce15" office:value-type="float" office:value="0.0143561" calcext:value-type="float">
            <text:p>0,0143561</text:p>
          </table:table-cell>
          <table:table-cell table:style-name="ce20" office:value-type="float" office:value="0.482426" calcext:value-type="float">
            <text:p>0,482426</text:p>
          </table:table-cell>
          <table:table-cell table:style-name="ce10" office:value-type="float" office:value="0.272176" calcext:value-type="float">
            <text:p>0,272176</text:p>
          </table:table-cell>
          <table:table-cell table:style-name="ce20" office:value-type="float" office:value="0.207801" calcext:value-type="float">
            <text:p>0,207801</text:p>
          </table:table-cell>
          <table:table-cell table:style-name="ce10" office:value-type="float" office:value="0.163434" calcext:value-type="float">
            <text:p>0,163434</text:p>
          </table:table-cell>
          <table:table-cell table:style-name="ce20" office:value-type="float" office:value="1.90878" calcext:value-type="float">
            <text:p>1,90878</text:p>
          </table:table-cell>
          <table:table-cell table:style-name="ce10" office:value-type="float" office:value="1.1073" calcext:value-type="float">
            <text:p>1,1073</text:p>
          </table:table-cell>
          <table:table-cell table:style-name="ce20" office:value-type="float" office:value="0.830635" calcext:value-type="float">
            <text:p>0,830635</text:p>
          </table:table-cell>
          <table:table-cell table:style-name="ce10" office:value-type="float" office:value="0.645753" calcext:value-type="float">
            <text:p>0,645753</text:p>
          </table:table-cell>
          <table:table-cell table:style-name="ce20" office:value-type="float" office:value="4.59355" calcext:value-type="float">
            <text:p>4,59355</text:p>
          </table:table-cell>
          <table:table-cell table:style-name="ce10" office:value-type="float" office:value="2.53279" calcext:value-type="float">
            <text:p>2,53279</text:p>
          </table:table-cell>
          <table:table-cell table:style-name="ce20" office:value-type="float" office:value="1.93799" calcext:value-type="float">
            <text:p>1,93799</text:p>
          </table:table-cell>
          <table:table-cell table:style-name="ce10" office:value-type="float" office:value="1.51329" calcext:value-type="float">
            <text:p>1,51329</text:p>
          </table:table-cell>
          <table:table-cell table:style-name="ce20"/>
          <table:table-cell table:style-name="ce10"/>
          <table:table-cell table:style-name="ce20" office:value-type="float" office:value="16.2107" calcext:value-type="float">
            <text:p>16,2107</text:p>
          </table:table-cell>
          <table:table-cell table:style-name="ce10" office:value-type="float" office:value="14.2491" calcext:value-type="float">
            <text:p>14,249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5]+1" office:value-type="float" office:value="82" calcext:value-type="float">
            <text:p>82</text:p>
          </table:table-cell>
          <table:table-cell table:style-name="ce19" office:value-type="float" office:value="0.00543308" calcext:value-type="float">
            <text:p>0,00543308</text:p>
          </table:table-cell>
          <table:table-cell table:style-name="ce15" office:value-type="float" office:value="0.00440383" calcext:value-type="float">
            <text:p>0,00440383</text:p>
          </table:table-cell>
          <table:table-cell table:style-name="ce19" office:value-type="float" office:value="0.0200801" calcext:value-type="float">
            <text:p>0,0200801</text:p>
          </table:table-cell>
          <table:table-cell table:style-name="ce15" office:value-type="float" office:value="0.0145879" calcext:value-type="float">
            <text:p>0,0145879</text:p>
          </table:table-cell>
          <table:table-cell table:style-name="ce20" office:value-type="float" office:value="0.487807" calcext:value-type="float">
            <text:p>0,487807</text:p>
          </table:table-cell>
          <table:table-cell table:style-name="ce10" office:value-type="float" office:value="0.278754" calcext:value-type="float">
            <text:p>0,278754</text:p>
          </table:table-cell>
          <table:table-cell table:style-name="ce20" office:value-type="float" office:value="0.208234" calcext:value-type="float">
            <text:p>0,208234</text:p>
          </table:table-cell>
          <table:table-cell table:style-name="ce10" office:value-type="float" office:value="0.182506" calcext:value-type="float">
            <text:p>0,182506</text:p>
          </table:table-cell>
          <table:table-cell table:style-name="ce20" office:value-type="float" office:value="1.8815" calcext:value-type="float">
            <text:p>1,8815</text:p>
          </table:table-cell>
          <table:table-cell table:style-name="ce10" office:value-type="float" office:value="1.11144" calcext:value-type="float">
            <text:p>1,11144</text:p>
          </table:table-cell>
          <table:table-cell table:style-name="ce20" office:value-type="float" office:value="0.829183" calcext:value-type="float">
            <text:p>0,829183</text:p>
          </table:table-cell>
          <table:table-cell table:style-name="ce10" office:value-type="float" office:value="0.642262" calcext:value-type="float">
            <text:p>0,642262</text:p>
          </table:table-cell>
          <table:table-cell table:style-name="ce20" office:value-type="float" office:value="4.43133" calcext:value-type="float">
            <text:p>4,43133</text:p>
          </table:table-cell>
          <table:table-cell table:style-name="ce10" office:value-type="float" office:value="2.52513" calcext:value-type="float">
            <text:p>2,52513</text:p>
          </table:table-cell>
          <table:table-cell table:style-name="ce20" office:value-type="float" office:value="1.93826" calcext:value-type="float">
            <text:p>1,93826</text:p>
          </table:table-cell>
          <table:table-cell table:style-name="ce10" office:value-type="float" office:value="1.57928" calcext:value-type="float">
            <text:p>1,57928</text:p>
          </table:table-cell>
          <table:table-cell table:style-name="ce20"/>
          <table:table-cell table:style-name="ce10"/>
          <table:table-cell table:style-name="ce20" office:value-type="float" office:value="17.3316" calcext:value-type="float">
            <text:p>17,3316</text:p>
          </table:table-cell>
          <table:table-cell table:style-name="ce10" office:value-type="float" office:value="14.0849" calcext:value-type="float">
            <text:p>14,084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6]+1" office:value-type="float" office:value="83" calcext:value-type="float">
            <text:p>83</text:p>
          </table:table-cell>
          <table:table-cell table:style-name="ce19" office:value-type="float" office:value="0.00543404" calcext:value-type="float">
            <text:p>0,00543404</text:p>
          </table:table-cell>
          <table:table-cell table:style-name="ce15" office:value-type="float" office:value="0.00416684" calcext:value-type="float">
            <text:p>0,00416684</text:p>
          </table:table-cell>
          <table:table-cell table:style-name="ce19" office:value-type="float" office:value="0.0200639" calcext:value-type="float">
            <text:p>0,0200639</text:p>
          </table:table-cell>
          <table:table-cell table:style-name="ce15" office:value-type="float" office:value="0.0161889" calcext:value-type="float">
            <text:p>0,0161889</text:p>
          </table:table-cell>
          <table:table-cell table:style-name="ce20" office:value-type="float" office:value="0.471768" calcext:value-type="float">
            <text:p>0,471768</text:p>
          </table:table-cell>
          <table:table-cell table:style-name="ce10" office:value-type="float" office:value="0.272395" calcext:value-type="float">
            <text:p>0,272395</text:p>
          </table:table-cell>
          <table:table-cell table:style-name="ce20" office:value-type="float" office:value="0.206987" calcext:value-type="float">
            <text:p>0,206987</text:p>
          </table:table-cell>
          <table:table-cell table:style-name="ce10" office:value-type="float" office:value="0.174528" calcext:value-type="float">
            <text:p>0,174528</text:p>
          </table:table-cell>
          <table:table-cell table:style-name="ce20" office:value-type="float" office:value="1.87618" calcext:value-type="float">
            <text:p>1,87618</text:p>
          </table:table-cell>
          <table:table-cell table:style-name="ce10" office:value-type="float" office:value="1.09032" calcext:value-type="float">
            <text:p>1,09032</text:p>
          </table:table-cell>
          <table:table-cell table:style-name="ce20" office:value-type="float" office:value="0.83612" calcext:value-type="float">
            <text:p>0,83612</text:p>
          </table:table-cell>
          <table:table-cell table:style-name="ce10" office:value-type="float" office:value="0.606528" calcext:value-type="float">
            <text:p>0,606528</text:p>
          </table:table-cell>
          <table:table-cell table:style-name="ce20" office:value-type="float" office:value="4.44268" calcext:value-type="float">
            <text:p>4,44268</text:p>
          </table:table-cell>
          <table:table-cell table:style-name="ce10" office:value-type="float" office:value="2.52278" calcext:value-type="float">
            <text:p>2,52278</text:p>
          </table:table-cell>
          <table:table-cell table:style-name="ce20" office:value-type="float" office:value="1.94115" calcext:value-type="float">
            <text:p>1,94115</text:p>
          </table:table-cell>
          <table:table-cell table:style-name="ce10" office:value-type="float" office:value="1.55588" calcext:value-type="float">
            <text:p>1,55588</text:p>
          </table:table-cell>
          <table:table-cell table:style-name="ce20"/>
          <table:table-cell table:style-name="ce10"/>
          <table:table-cell table:style-name="ce20" office:value-type="float" office:value="17.1073" calcext:value-type="float">
            <text:p>17,1073</text:p>
          </table:table-cell>
          <table:table-cell table:style-name="ce10" office:value-type="float" office:value="13.192" calcext:value-type="float">
            <text:p>13,19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7]+1" office:value-type="float" office:value="84" calcext:value-type="float">
            <text:p>84</text:p>
          </table:table-cell>
          <table:table-cell table:style-name="ce19" office:value-type="float" office:value="0.00547695" calcext:value-type="float">
            <text:p>0,00547695</text:p>
          </table:table-cell>
          <table:table-cell table:style-name="ce15" office:value-type="float" office:value="0.00426388" calcext:value-type="float">
            <text:p>0,00426388</text:p>
          </table:table-cell>
          <table:table-cell table:style-name="ce19" office:value-type="float" office:value="0.0202231" calcext:value-type="float">
            <text:p>0,0202231</text:p>
          </table:table-cell>
          <table:table-cell table:style-name="ce15" office:value-type="float" office:value="0.0153091" calcext:value-type="float">
            <text:p>0,0153091</text:p>
          </table:table-cell>
          <table:table-cell table:style-name="ce20" office:value-type="float" office:value="0.467041" calcext:value-type="float">
            <text:p>0,467041</text:p>
          </table:table-cell>
          <table:table-cell table:style-name="ce10" office:value-type="float" office:value="0.270957" calcext:value-type="float">
            <text:p>0,270957</text:p>
          </table:table-cell>
          <table:table-cell table:style-name="ce20" office:value-type="float" office:value="0.208156" calcext:value-type="float">
            <text:p>0,208156</text:p>
          </table:table-cell>
          <table:table-cell table:style-name="ce10" office:value-type="float" office:value="0.166196" calcext:value-type="float">
            <text:p>0,166196</text:p>
          </table:table-cell>
          <table:table-cell table:style-name="ce20" office:value-type="float" office:value="1.98881" calcext:value-type="float">
            <text:p>1,98881</text:p>
          </table:table-cell>
          <table:table-cell table:style-name="ce10" office:value-type="float" office:value="1.08985" calcext:value-type="float">
            <text:p>1,08985</text:p>
          </table:table-cell>
          <table:table-cell table:style-name="ce20" office:value-type="float" office:value="0.830367" calcext:value-type="float">
            <text:p>0,830367</text:p>
          </table:table-cell>
          <table:table-cell table:style-name="ce10" office:value-type="float" office:value="0.634363" calcext:value-type="float">
            <text:p>0,634363</text:p>
          </table:table-cell>
          <table:table-cell table:style-name="ce20" office:value-type="float" office:value="4.37976" calcext:value-type="float">
            <text:p>4,37976</text:p>
          </table:table-cell>
          <table:table-cell table:style-name="ce10" office:value-type="float" office:value="2.54329" calcext:value-type="float">
            <text:p>2,54329</text:p>
          </table:table-cell>
          <table:table-cell table:style-name="ce20" office:value-type="float" office:value="1.93768" calcext:value-type="float">
            <text:p>1,93768</text:p>
          </table:table-cell>
          <table:table-cell table:style-name="ce10" office:value-type="float" office:value="1.63869" calcext:value-type="float">
            <text:p>1,63869</text:p>
          </table:table-cell>
          <table:table-cell table:style-name="ce20"/>
          <table:table-cell table:style-name="ce10"/>
          <table:table-cell table:style-name="ce20" office:value-type="float" office:value="17.826" calcext:value-type="float">
            <text:p>17,826</text:p>
          </table:table-cell>
          <table:table-cell table:style-name="ce10" office:value-type="float" office:value="13.7999" calcext:value-type="float">
            <text:p>13,799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8]+1" office:value-type="float" office:value="85" calcext:value-type="float">
            <text:p>85</text:p>
          </table:table-cell>
          <table:table-cell table:style-name="ce19" office:value-type="float" office:value="0.00543284" calcext:value-type="float">
            <text:p>0,00543284</text:p>
          </table:table-cell>
          <table:table-cell table:style-name="ce15" office:value-type="float" office:value="0.00421023" calcext:value-type="float">
            <text:p>0,00421023</text:p>
          </table:table-cell>
          <table:table-cell table:style-name="ce19" office:value-type="float" office:value="0.020247" calcext:value-type="float">
            <text:p>0,020247</text:p>
          </table:table-cell>
          <table:table-cell table:style-name="ce15" office:value-type="float" office:value="0.0153539" calcext:value-type="float">
            <text:p>0,0153539</text:p>
          </table:table-cell>
          <table:table-cell table:style-name="ce20" office:value-type="float" office:value="0.465708" calcext:value-type="float">
            <text:p>0,465708</text:p>
          </table:table-cell>
          <table:table-cell table:style-name="ce10" office:value-type="float" office:value="0.276464" calcext:value-type="float">
            <text:p>0,276464</text:p>
          </table:table-cell>
          <table:table-cell table:style-name="ce20" office:value-type="float" office:value="0.206287" calcext:value-type="float">
            <text:p>0,206287</text:p>
          </table:table-cell>
          <table:table-cell table:style-name="ce10" office:value-type="float" office:value="0.164328" calcext:value-type="float">
            <text:p>0,164328</text:p>
          </table:table-cell>
          <table:table-cell table:style-name="ce20" office:value-type="float" office:value="1.90202" calcext:value-type="float">
            <text:p>1,90202</text:p>
          </table:table-cell>
          <table:table-cell table:style-name="ce10" office:value-type="float" office:value="1.10948" calcext:value-type="float">
            <text:p>1,10948</text:p>
          </table:table-cell>
          <table:table-cell table:style-name="ce20" office:value-type="float" office:value="0.827489" calcext:value-type="float">
            <text:p>0,827489</text:p>
          </table:table-cell>
          <table:table-cell table:style-name="ce10" office:value-type="float" office:value="0.629676" calcext:value-type="float">
            <text:p>0,629676</text:p>
          </table:table-cell>
          <table:table-cell table:style-name="ce20" office:value-type="float" office:value="4.45005" calcext:value-type="float">
            <text:p>4,45005</text:p>
          </table:table-cell>
          <table:table-cell table:style-name="ce10" office:value-type="float" office:value="2.54688" calcext:value-type="float">
            <text:p>2,54688</text:p>
          </table:table-cell>
          <table:table-cell table:style-name="ce20" office:value-type="float" office:value="1.93771" calcext:value-type="float">
            <text:p>1,93771</text:p>
          </table:table-cell>
          <table:table-cell table:style-name="ce10" office:value-type="float" office:value="1.58465" calcext:value-type="float">
            <text:p>1,58465</text:p>
          </table:table-cell>
          <table:table-cell table:style-name="ce20"/>
          <table:table-cell table:style-name="ce10"/>
          <table:table-cell table:style-name="ce20" office:value-type="float" office:value="17.1637" calcext:value-type="float">
            <text:p>17,1637</text:p>
          </table:table-cell>
          <table:table-cell table:style-name="ce10" office:value-type="float" office:value="14.3838" calcext:value-type="float">
            <text:p>14,383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9]+1" office:value-type="float" office:value="86" calcext:value-type="float">
            <text:p>86</text:p>
          </table:table-cell>
          <table:table-cell table:style-name="ce19" office:value-type="float" office:value="0.005481" calcext:value-type="float">
            <text:p>0,005481</text:p>
          </table:table-cell>
          <table:table-cell table:style-name="ce15" office:value-type="float" office:value="0.00419092" calcext:value-type="float">
            <text:p>0,00419092</text:p>
          </table:table-cell>
          <table:table-cell table:style-name="ce19" office:value-type="float" office:value="0.0201049" calcext:value-type="float">
            <text:p>0,0201049</text:p>
          </table:table-cell>
          <table:table-cell table:style-name="ce15" office:value-type="float" office:value="0.015023" calcext:value-type="float">
            <text:p>0,015023</text:p>
          </table:table-cell>
          <table:table-cell table:style-name="ce20" office:value-type="float" office:value="0.476209" calcext:value-type="float">
            <text:p>0,476209</text:p>
          </table:table-cell>
          <table:table-cell table:style-name="ce10" office:value-type="float" office:value="0.274788" calcext:value-type="float">
            <text:p>0,274788</text:p>
          </table:table-cell>
          <table:table-cell table:style-name="ce20" office:value-type="float" office:value="0.207326" calcext:value-type="float">
            <text:p>0,207326</text:p>
          </table:table-cell>
          <table:table-cell table:style-name="ce10" office:value-type="float" office:value="0.163611" calcext:value-type="float">
            <text:p>0,163611</text:p>
          </table:table-cell>
          <table:table-cell table:style-name="ce20" office:value-type="float" office:value="1.89589" calcext:value-type="float">
            <text:p>1,89589</text:p>
          </table:table-cell>
          <table:table-cell table:style-name="ce10" office:value-type="float" office:value="1.10594" calcext:value-type="float">
            <text:p>1,10594</text:p>
          </table:table-cell>
          <table:table-cell table:style-name="ce20" office:value-type="float" office:value="0.829893" calcext:value-type="float">
            <text:p>0,829893</text:p>
          </table:table-cell>
          <table:table-cell table:style-name="ce10" office:value-type="float" office:value="0.630007" calcext:value-type="float">
            <text:p>0,630007</text:p>
          </table:table-cell>
          <table:table-cell table:style-name="ce20" office:value-type="float" office:value="4.66528" calcext:value-type="float">
            <text:p>4,66528</text:p>
          </table:table-cell>
          <table:table-cell table:style-name="ce10" office:value-type="float" office:value="2.53293" calcext:value-type="float">
            <text:p>2,53293</text:p>
          </table:table-cell>
          <table:table-cell table:style-name="ce20" office:value-type="float" office:value="1.94062" calcext:value-type="float">
            <text:p>1,94062</text:p>
          </table:table-cell>
          <table:table-cell table:style-name="ce10" office:value-type="float" office:value="1.47114" calcext:value-type="float">
            <text:p>1,47114</text:p>
          </table:table-cell>
          <table:table-cell table:style-name="ce20"/>
          <table:table-cell table:style-name="ce10"/>
          <table:table-cell table:style-name="ce20" office:value-type="float" office:value="17.2113" calcext:value-type="float">
            <text:p>17,2113</text:p>
          </table:table-cell>
          <table:table-cell table:style-name="ce10" office:value-type="float" office:value="14.1821" calcext:value-type="float">
            <text:p>14,182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0]+1" office:value-type="float" office:value="87" calcext:value-type="float">
            <text:p>87</text:p>
          </table:table-cell>
          <table:table-cell table:style-name="ce19" office:value-type="float" office:value="0.00542307" calcext:value-type="float">
            <text:p>0,00542307</text:p>
          </table:table-cell>
          <table:table-cell table:style-name="ce15" office:value-type="float" office:value="0.00440907" calcext:value-type="float">
            <text:p>0,00440907</text:p>
          </table:table-cell>
          <table:table-cell table:style-name="ce19" office:value-type="float" office:value="0.0202231" calcext:value-type="float">
            <text:p>0,0202231</text:p>
          </table:table-cell>
          <table:table-cell table:style-name="ce15" office:value-type="float" office:value="0.0147941" calcext:value-type="float">
            <text:p>0,0147941</text:p>
          </table:table-cell>
          <table:table-cell table:style-name="ce20" office:value-type="float" office:value="0.469077" calcext:value-type="float">
            <text:p>0,469077</text:p>
          </table:table-cell>
          <table:table-cell table:style-name="ce10" office:value-type="float" office:value="0.274029" calcext:value-type="float">
            <text:p>0,274029</text:p>
          </table:table-cell>
          <table:table-cell table:style-name="ce20" office:value-type="float" office:value="0.208962" calcext:value-type="float">
            <text:p>0,208962</text:p>
          </table:table-cell>
          <table:table-cell table:style-name="ce10" office:value-type="float" office:value="0.162037" calcext:value-type="float">
            <text:p>0,162037</text:p>
          </table:table-cell>
          <table:table-cell table:style-name="ce20" office:value-type="float" office:value="1.91759" calcext:value-type="float">
            <text:p>1,91759</text:p>
          </table:table-cell>
          <table:table-cell table:style-name="ce10" office:value-type="float" office:value="1.11792" calcext:value-type="float">
            <text:p>1,11792</text:p>
          </table:table-cell>
          <table:table-cell table:style-name="ce20" office:value-type="float" office:value="0.829697" calcext:value-type="float">
            <text:p>0,829697</text:p>
          </table:table-cell>
          <table:table-cell table:style-name="ce10" office:value-type="float" office:value="0.68846" calcext:value-type="float">
            <text:p>0,68846</text:p>
          </table:table-cell>
          <table:table-cell table:style-name="ce20" office:value-type="float" office:value="4.49389" calcext:value-type="float">
            <text:p>4,49389</text:p>
          </table:table-cell>
          <table:table-cell table:style-name="ce10" office:value-type="float" office:value="2.53484" calcext:value-type="float">
            <text:p>2,53484</text:p>
          </table:table-cell>
          <table:table-cell table:style-name="ce20" office:value-type="float" office:value="2.00656" calcext:value-type="float">
            <text:p>2,00656</text:p>
          </table:table-cell>
          <table:table-cell table:style-name="ce10" office:value-type="float" office:value="1.52188" calcext:value-type="float">
            <text:p>1,52188</text:p>
          </table:table-cell>
          <table:table-cell table:style-name="ce20"/>
          <table:table-cell table:style-name="ce10"/>
          <table:table-cell table:style-name="ce20" office:value-type="float" office:value="17.7899" calcext:value-type="float">
            <text:p>17,7899</text:p>
          </table:table-cell>
          <table:table-cell table:style-name="ce10" office:value-type="float" office:value="14.372" calcext:value-type="float">
            <text:p>14,37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1]+1" office:value-type="float" office:value="88" calcext:value-type="float">
            <text:p>88</text:p>
          </table:table-cell>
          <table:table-cell table:style-name="ce19" office:value-type="float" office:value="0.00547814" calcext:value-type="float">
            <text:p>0,00547814</text:p>
          </table:table-cell>
          <table:table-cell table:style-name="ce15" office:value-type="float" office:value="0.00595999" calcext:value-type="float">
            <text:p>0,00595999</text:p>
          </table:table-cell>
          <table:table-cell table:style-name="ce19" office:value-type="float" office:value="0.020144" calcext:value-type="float">
            <text:p>0,020144</text:p>
          </table:table-cell>
          <table:table-cell table:style-name="ce15" office:value-type="float" office:value="0.0174809" calcext:value-type="float">
            <text:p>0,0174809</text:p>
          </table:table-cell>
          <table:table-cell table:style-name="ce20" office:value-type="float" office:value="0.473699" calcext:value-type="float">
            <text:p>0,473699</text:p>
          </table:table-cell>
          <table:table-cell table:style-name="ce10" office:value-type="float" office:value="0.272894" calcext:value-type="float">
            <text:p>0,272894</text:p>
          </table:table-cell>
          <table:table-cell table:style-name="ce20" office:value-type="float" office:value="0.20832" calcext:value-type="float">
            <text:p>0,20832</text:p>
          </table:table-cell>
          <table:table-cell table:style-name="ce10" office:value-type="float" office:value="0.164228" calcext:value-type="float">
            <text:p>0,164228</text:p>
          </table:table-cell>
          <table:table-cell table:style-name="ce20" office:value-type="float" office:value="1.91938" calcext:value-type="float">
            <text:p>1,91938</text:p>
          </table:table-cell>
          <table:table-cell table:style-name="ce10" office:value-type="float" office:value="1.28924" calcext:value-type="float">
            <text:p>1,28924</text:p>
          </table:table-cell>
          <table:table-cell table:style-name="ce20" office:value-type="float" office:value="0.83189" calcext:value-type="float">
            <text:p>0,83189</text:p>
          </table:table-cell>
          <table:table-cell table:style-name="ce10" office:value-type="float" office:value="0.670047" calcext:value-type="float">
            <text:p>0,670047</text:p>
          </table:table-cell>
          <table:table-cell table:style-name="ce20" office:value-type="float" office:value="4.47015" calcext:value-type="float">
            <text:p>4,47015</text:p>
          </table:table-cell>
          <table:table-cell table:style-name="ce10" office:value-type="float" office:value="2.52848" calcext:value-type="float">
            <text:p>2,52848</text:p>
          </table:table-cell>
          <table:table-cell table:style-name="ce20" office:value-type="float" office:value="1.9478" calcext:value-type="float">
            <text:p>1,9478</text:p>
          </table:table-cell>
          <table:table-cell table:style-name="ce10" office:value-type="float" office:value="1.622" calcext:value-type="float">
            <text:p>1,622</text:p>
          </table:table-cell>
          <table:table-cell table:style-name="ce20"/>
          <table:table-cell table:style-name="ce10"/>
          <table:table-cell table:style-name="ce20" office:value-type="float" office:value="17.9316" calcext:value-type="float">
            <text:p>17,9316</text:p>
          </table:table-cell>
          <table:table-cell table:style-name="ce10" office:value-type="float" office:value="13.8672" calcext:value-type="float">
            <text:p>13,867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2]+1" office:value-type="float" office:value="89" calcext:value-type="float">
            <text:p>89</text:p>
          </table:table-cell>
          <table:table-cell table:style-name="ce19" office:value-type="float" office:value="0.00546813" calcext:value-type="float">
            <text:p>0,00546813</text:p>
          </table:table-cell>
          <table:table-cell table:style-name="ce15" office:value-type="float" office:value="0.00406599" calcext:value-type="float">
            <text:p>0,00406599</text:p>
          </table:table-cell>
          <table:table-cell table:style-name="ce19" office:value-type="float" office:value="0.020267" calcext:value-type="float">
            <text:p>0,020267</text:p>
          </table:table-cell>
          <table:table-cell table:style-name="ce15" office:value-type="float" office:value="0.0148821" calcext:value-type="float">
            <text:p>0,0148821</text:p>
          </table:table-cell>
          <table:table-cell table:style-name="ce20" office:value-type="float" office:value="0.467689" calcext:value-type="float">
            <text:p>0,467689</text:p>
          </table:table-cell>
          <table:table-cell table:style-name="ce10" office:value-type="float" office:value="0.335108" calcext:value-type="float">
            <text:p>0,335108</text:p>
          </table:table-cell>
          <table:table-cell table:style-name="ce20" office:value-type="float" office:value="0.207022" calcext:value-type="float">
            <text:p>0,207022</text:p>
          </table:table-cell>
          <table:table-cell table:style-name="ce10" office:value-type="float" office:value="0.177569" calcext:value-type="float">
            <text:p>0,177569</text:p>
          </table:table-cell>
          <table:table-cell table:style-name="ce20" office:value-type="float" office:value="1.856" calcext:value-type="float">
            <text:p>1,856</text:p>
          </table:table-cell>
          <table:table-cell table:style-name="ce10" office:value-type="float" office:value="1.27843" calcext:value-type="float">
            <text:p>1,27843</text:p>
          </table:table-cell>
          <table:table-cell table:style-name="ce20" office:value-type="float" office:value="0.832047" calcext:value-type="float">
            <text:p>0,832047</text:p>
          </table:table-cell>
          <table:table-cell table:style-name="ce10" office:value-type="float" office:value="0.66069" calcext:value-type="float">
            <text:p>0,66069</text:p>
          </table:table-cell>
          <table:table-cell table:style-name="ce20" office:value-type="float" office:value="4.31203" calcext:value-type="float">
            <text:p>4,31203</text:p>
          </table:table-cell>
          <table:table-cell table:style-name="ce10" office:value-type="float" office:value="2.54676" calcext:value-type="float">
            <text:p>2,54676</text:p>
          </table:table-cell>
          <table:table-cell table:style-name="ce20" office:value-type="float" office:value="1.94401" calcext:value-type="float">
            <text:p>1,94401</text:p>
          </table:table-cell>
          <table:table-cell table:style-name="ce10" office:value-type="float" office:value="1.46196" calcext:value-type="float">
            <text:p>1,46196</text:p>
          </table:table-cell>
          <table:table-cell table:style-name="ce20"/>
          <table:table-cell table:style-name="ce10"/>
          <table:table-cell table:style-name="ce20" office:value-type="float" office:value="17.4532" calcext:value-type="float">
            <text:p>17,4532</text:p>
          </table:table-cell>
          <table:table-cell table:style-name="ce10" office:value-type="float" office:value="13.4969" calcext:value-type="float">
            <text:p>13,496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3]+1" office:value-type="float" office:value="90" calcext:value-type="float">
            <text:p>90</text:p>
          </table:table-cell>
          <table:table-cell table:style-name="ce19" office:value-type="float" office:value="0.00541496" calcext:value-type="float">
            <text:p>0,00541496</text:p>
          </table:table-cell>
          <table:table-cell table:style-name="ce15" office:value-type="float" office:value="0.00422692" calcext:value-type="float">
            <text:p>0,00422692</text:p>
          </table:table-cell>
          <table:table-cell table:style-name="ce19" office:value-type="float" office:value="0.0200071" calcext:value-type="float">
            <text:p>0,0200071</text:p>
          </table:table-cell>
          <table:table-cell table:style-name="ce15" office:value-type="float" office:value="0.0160379" calcext:value-type="float">
            <text:p>0,0160379</text:p>
          </table:table-cell>
          <table:table-cell table:style-name="ce20" office:value-type="float" office:value="0.46752" calcext:value-type="float">
            <text:p>0,46752</text:p>
          </table:table-cell>
          <table:table-cell table:style-name="ce10" office:value-type="float" office:value="0.274025" calcext:value-type="float">
            <text:p>0,274025</text:p>
          </table:table-cell>
          <table:table-cell table:style-name="ce20" office:value-type="float" office:value="0.2081" calcext:value-type="float">
            <text:p>0,2081</text:p>
          </table:table-cell>
          <table:table-cell table:style-name="ce10" office:value-type="float" office:value="0.161901" calcext:value-type="float">
            <text:p>0,161901</text:p>
          </table:table-cell>
          <table:table-cell table:style-name="ce20" office:value-type="float" office:value="1.85792" calcext:value-type="float">
            <text:p>1,85792</text:p>
          </table:table-cell>
          <table:table-cell table:style-name="ce10" office:value-type="float" office:value="1.1225" calcext:value-type="float">
            <text:p>1,1225</text:p>
          </table:table-cell>
          <table:table-cell table:style-name="ce20" office:value-type="float" office:value="0.836034" calcext:value-type="float">
            <text:p>0,836034</text:p>
          </table:table-cell>
          <table:table-cell table:style-name="ce10" office:value-type="float" office:value="0.625232" calcext:value-type="float">
            <text:p>0,625232</text:p>
          </table:table-cell>
          <table:table-cell table:style-name="ce20" office:value-type="float" office:value="4.31538" calcext:value-type="float">
            <text:p>4,31538</text:p>
          </table:table-cell>
          <table:table-cell table:style-name="ce10" office:value-type="float" office:value="2.54036" calcext:value-type="float">
            <text:p>2,54036</text:p>
          </table:table-cell>
          <table:table-cell table:style-name="ce20" office:value-type="float" office:value="1.93388" calcext:value-type="float">
            <text:p>1,93388</text:p>
          </table:table-cell>
          <table:table-cell table:style-name="ce10" office:value-type="float" office:value="1.64799" calcext:value-type="float">
            <text:p>1,64799</text:p>
          </table:table-cell>
          <table:table-cell table:style-name="ce20"/>
          <table:table-cell table:style-name="ce10"/>
          <table:table-cell table:style-name="ce20" office:value-type="float" office:value="16.2267" calcext:value-type="float">
            <text:p>16,2267</text:p>
          </table:table-cell>
          <table:table-cell table:style-name="ce10" office:value-type="float" office:value="13.3224" calcext:value-type="float">
            <text:p>13,322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4]+1" office:value-type="float" office:value="91" calcext:value-type="float">
            <text:p>91</text:p>
          </table:table-cell>
          <table:table-cell table:style-name="ce19" office:value-type="float" office:value="0.00542498" calcext:value-type="float">
            <text:p>0,00542498</text:p>
          </table:table-cell>
          <table:table-cell table:style-name="ce15" office:value-type="float" office:value="0.00457001" calcext:value-type="float">
            <text:p>0,00457001</text:p>
          </table:table-cell>
          <table:table-cell table:style-name="ce19" office:value-type="float" office:value="0.0221372" calcext:value-type="float">
            <text:p>0,0221372</text:p>
          </table:table-cell>
          <table:table-cell table:style-name="ce15" office:value-type="float" office:value="0.0149572" calcext:value-type="float">
            <text:p>0,0149572</text:p>
          </table:table-cell>
          <table:table-cell table:style-name="ce20" office:value-type="float" office:value="0.497217" calcext:value-type="float">
            <text:p>0,497217</text:p>
          </table:table-cell>
          <table:table-cell table:style-name="ce10" office:value-type="float" office:value="0.271778" calcext:value-type="float">
            <text:p>0,271778</text:p>
          </table:table-cell>
          <table:table-cell table:style-name="ce20" office:value-type="float" office:value="0.208261" calcext:value-type="float">
            <text:p>0,208261</text:p>
          </table:table-cell>
          <table:table-cell table:style-name="ce10" office:value-type="float" office:value="0.169264" calcext:value-type="float">
            <text:p>0,169264</text:p>
          </table:table-cell>
          <table:table-cell table:style-name="ce20" office:value-type="float" office:value="1.94897" calcext:value-type="float">
            <text:p>1,94897</text:p>
          </table:table-cell>
          <table:table-cell table:style-name="ce10" office:value-type="float" office:value="1.12539" calcext:value-type="float">
            <text:p>1,12539</text:p>
          </table:table-cell>
          <table:table-cell table:style-name="ce20" office:value-type="float" office:value="0.834566" calcext:value-type="float">
            <text:p>0,834566</text:p>
          </table:table-cell>
          <table:table-cell table:style-name="ce10" office:value-type="float" office:value="0.624469" calcext:value-type="float">
            <text:p>0,624469</text:p>
          </table:table-cell>
          <table:table-cell table:style-name="ce20" office:value-type="float" office:value="4.56216" calcext:value-type="float">
            <text:p>4,56216</text:p>
          </table:table-cell>
          <table:table-cell table:style-name="ce10" office:value-type="float" office:value="2.52347" calcext:value-type="float">
            <text:p>2,52347</text:p>
          </table:table-cell>
          <table:table-cell table:style-name="ce20" office:value-type="float" office:value="1.93918" calcext:value-type="float">
            <text:p>1,93918</text:p>
          </table:table-cell>
          <table:table-cell table:style-name="ce10" office:value-type="float" office:value="1.50214" calcext:value-type="float">
            <text:p>1,50214</text:p>
          </table:table-cell>
          <table:table-cell table:style-name="ce20"/>
          <table:table-cell table:style-name="ce10"/>
          <table:table-cell table:style-name="ce20" office:value-type="float" office:value="17.8762" calcext:value-type="float">
            <text:p>17,8762</text:p>
          </table:table-cell>
          <table:table-cell table:style-name="ce10" office:value-type="float" office:value="14.0577" calcext:value-type="float">
            <text:p>14,0577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5]+1" office:value-type="float" office:value="92" calcext:value-type="float">
            <text:p>92</text:p>
          </table:table-cell>
          <table:table-cell table:style-name="ce19" office:value-type="float" office:value="0.00546694" calcext:value-type="float">
            <text:p>0,00546694</text:p>
          </table:table-cell>
          <table:table-cell table:style-name="ce15" office:value-type="float" office:value="0.00443697" calcext:value-type="float">
            <text:p>0,00443697</text:p>
          </table:table-cell>
          <table:table-cell table:style-name="ce19" office:value-type="float" office:value="0.0200729" calcext:value-type="float">
            <text:p>0,0200729</text:p>
          </table:table-cell>
          <table:table-cell table:style-name="ce15" office:value-type="float" office:value="0.0166769" calcext:value-type="float">
            <text:p>0,0166769</text:p>
          </table:table-cell>
          <table:table-cell table:style-name="ce20" office:value-type="float" office:value="0.489125" calcext:value-type="float">
            <text:p>0,489125</text:p>
          </table:table-cell>
          <table:table-cell table:style-name="ce10" office:value-type="float" office:value="0.334476" calcext:value-type="float">
            <text:p>0,334476</text:p>
          </table:table-cell>
          <table:table-cell table:style-name="ce20" office:value-type="float" office:value="0.207292" calcext:value-type="float">
            <text:p>0,207292</text:p>
          </table:table-cell>
          <table:table-cell table:style-name="ce10" office:value-type="float" office:value="0.168197" calcext:value-type="float">
            <text:p>0,168197</text:p>
          </table:table-cell>
          <table:table-cell table:style-name="ce20" office:value-type="float" office:value="1.95846" calcext:value-type="float">
            <text:p>1,95846</text:p>
          </table:table-cell>
          <table:table-cell table:style-name="ce10" office:value-type="float" office:value="1.13379" calcext:value-type="float">
            <text:p>1,13379</text:p>
          </table:table-cell>
          <table:table-cell table:style-name="ce20" office:value-type="float" office:value="0.829019" calcext:value-type="float">
            <text:p>0,829019</text:p>
          </table:table-cell>
          <table:table-cell table:style-name="ce10" office:value-type="float" office:value="0.615112" calcext:value-type="float">
            <text:p>0,615112</text:p>
          </table:table-cell>
          <table:table-cell table:style-name="ce20" office:value-type="float" office:value="4.52529" calcext:value-type="float">
            <text:p>4,52529</text:p>
          </table:table-cell>
          <table:table-cell table:style-name="ce10" office:value-type="float" office:value="2.5264" calcext:value-type="float">
            <text:p>2,5264</text:p>
          </table:table-cell>
          <table:table-cell table:style-name="ce20" office:value-type="float" office:value="1.93356" calcext:value-type="float">
            <text:p>1,93356</text:p>
          </table:table-cell>
          <table:table-cell table:style-name="ce10" office:value-type="float" office:value="1.51129" calcext:value-type="float">
            <text:p>1,51129</text:p>
          </table:table-cell>
          <table:table-cell table:style-name="ce20"/>
          <table:table-cell table:style-name="ce10"/>
          <table:table-cell table:style-name="ce20" office:value-type="float" office:value="18.0728" calcext:value-type="float">
            <text:p>18,0728</text:p>
          </table:table-cell>
          <table:table-cell table:style-name="ce10" office:value-type="float" office:value="14.8334" calcext:value-type="float">
            <text:p>14,833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6]+1" office:value-type="float" office:value="93" calcext:value-type="float">
            <text:p>93</text:p>
          </table:table-cell>
          <table:table-cell table:style-name="ce19" office:value-type="float" office:value="0.00544405" calcext:value-type="float">
            <text:p>0,00544405</text:p>
          </table:table-cell>
          <table:table-cell table:style-name="ce15" office:value-type="float" office:value="0.00432086" calcext:value-type="float">
            <text:p>0,00432086</text:p>
          </table:table-cell>
          <table:table-cell table:style-name="ce19" office:value-type="float" office:value="0.02034" calcext:value-type="float">
            <text:p>0,02034</text:p>
          </table:table-cell>
          <table:table-cell table:style-name="ce15" office:value-type="float" office:value="0.01513" calcext:value-type="float">
            <text:p>0,01513</text:p>
          </table:table-cell>
          <table:table-cell table:style-name="ce20" office:value-type="float" office:value="0.470011" calcext:value-type="float">
            <text:p>0,470011</text:p>
          </table:table-cell>
          <table:table-cell table:style-name="ce10" office:value-type="float" office:value="0.275499" calcext:value-type="float">
            <text:p>0,275499</text:p>
          </table:table-cell>
          <table:table-cell table:style-name="ce20" office:value-type="float" office:value="0.207632" calcext:value-type="float">
            <text:p>0,207632</text:p>
          </table:table-cell>
          <table:table-cell table:style-name="ce10" office:value-type="float" office:value="0.169825" calcext:value-type="float">
            <text:p>0,169825</text:p>
          </table:table-cell>
          <table:table-cell table:style-name="ce20" office:value-type="float" office:value="1.8666" calcext:value-type="float">
            <text:p>1,8666</text:p>
          </table:table-cell>
          <table:table-cell table:style-name="ce10" office:value-type="float" office:value="1.12111" calcext:value-type="float">
            <text:p>1,12111</text:p>
          </table:table-cell>
          <table:table-cell table:style-name="ce20" office:value-type="float" office:value="0.828091" calcext:value-type="float">
            <text:p>0,828091</text:p>
          </table:table-cell>
          <table:table-cell table:style-name="ce10" office:value-type="float" office:value="0.686535" calcext:value-type="float">
            <text:p>0,686535</text:p>
          </table:table-cell>
          <table:table-cell table:style-name="ce20" office:value-type="float" office:value="4.47367" calcext:value-type="float">
            <text:p>4,47367</text:p>
          </table:table-cell>
          <table:table-cell table:style-name="ce10" office:value-type="float" office:value="2.52767" calcext:value-type="float">
            <text:p>2,52767</text:p>
          </table:table-cell>
          <table:table-cell table:style-name="ce20" office:value-type="float" office:value="1.93192" calcext:value-type="float">
            <text:p>1,93192</text:p>
          </table:table-cell>
          <table:table-cell table:style-name="ce10" office:value-type="float" office:value="1.52961" calcext:value-type="float">
            <text:p>1,52961</text:p>
          </table:table-cell>
          <table:table-cell table:style-name="ce20"/>
          <table:table-cell table:style-name="ce10"/>
          <table:table-cell table:style-name="ce20" office:value-type="float" office:value="16.3137" calcext:value-type="float">
            <text:p>16,3137</text:p>
          </table:table-cell>
          <table:table-cell table:style-name="ce10" office:value-type="float" office:value="13.8214" calcext:value-type="float">
            <text:p>13,821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7]+1" office:value-type="float" office:value="94" calcext:value-type="float">
            <text:p>94</text:p>
          </table:table-cell>
          <table:table-cell table:style-name="ce19" office:value-type="float" office:value="0.00545502" calcext:value-type="float">
            <text:p>0,00545502</text:p>
          </table:table-cell>
          <table:table-cell table:style-name="ce15" office:value-type="float" office:value="0.00377107" calcext:value-type="float">
            <text:p>0,00377107</text:p>
          </table:table-cell>
          <table:table-cell table:style-name="ce19" office:value-type="float" office:value="0.020354" calcext:value-type="float">
            <text:p>0,020354</text:p>
          </table:table-cell>
          <table:table-cell table:style-name="ce15" office:value-type="float" office:value="0.0154591" calcext:value-type="float">
            <text:p>0,0154591</text:p>
          </table:table-cell>
          <table:table-cell table:style-name="ce20" office:value-type="float" office:value="0.698775" calcext:value-type="float">
            <text:p>0,698775</text:p>
          </table:table-cell>
          <table:table-cell table:style-name="ce10" office:value-type="float" office:value="0.270859" calcext:value-type="float">
            <text:p>0,270859</text:p>
          </table:table-cell>
          <table:table-cell table:style-name="ce20" office:value-type="float" office:value="0.208333" calcext:value-type="float">
            <text:p>0,208333</text:p>
          </table:table-cell>
          <table:table-cell table:style-name="ce10" office:value-type="float" office:value="0.156071" calcext:value-type="float">
            <text:p>0,156071</text:p>
          </table:table-cell>
          <table:table-cell table:style-name="ce20" office:value-type="float" office:value="2.65982" calcext:value-type="float">
            <text:p>2,65982</text:p>
          </table:table-cell>
          <table:table-cell table:style-name="ce10" office:value-type="float" office:value="1.12493" calcext:value-type="float">
            <text:p>1,12493</text:p>
          </table:table-cell>
          <table:table-cell table:style-name="ce20" office:value-type="float" office:value="0.834384" calcext:value-type="float">
            <text:p>0,834384</text:p>
          </table:table-cell>
          <table:table-cell table:style-name="ce10" office:value-type="float" office:value="0.700524" calcext:value-type="float">
            <text:p>0,700524</text:p>
          </table:table-cell>
          <table:table-cell table:style-name="ce20" office:value-type="float" office:value="6.2406" calcext:value-type="float">
            <text:p>6,2406</text:p>
          </table:table-cell>
          <table:table-cell table:style-name="ce10" office:value-type="float" office:value="2.57343" calcext:value-type="float">
            <text:p>2,57343</text:p>
          </table:table-cell>
          <table:table-cell table:style-name="ce20" office:value-type="float" office:value="1.93688" calcext:value-type="float">
            <text:p>1,93688</text:p>
          </table:table-cell>
          <table:table-cell table:style-name="ce10" office:value-type="float" office:value="1.62042" calcext:value-type="float">
            <text:p>1,62042</text:p>
          </table:table-cell>
          <table:table-cell table:style-name="ce20"/>
          <table:table-cell table:style-name="ce10"/>
          <table:table-cell table:style-name="ce20" office:value-type="float" office:value="17.5252" calcext:value-type="float">
            <text:p>17,5252</text:p>
          </table:table-cell>
          <table:table-cell table:style-name="ce10" office:value-type="float" office:value="14.0967" calcext:value-type="float">
            <text:p>14,0967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8]+1" office:value-type="float" office:value="95" calcext:value-type="float">
            <text:p>95</text:p>
          </table:table-cell>
          <table:table-cell table:style-name="ce19" office:value-type="float" office:value="0.00542521" calcext:value-type="float">
            <text:p>0,00542521</text:p>
          </table:table-cell>
          <table:table-cell table:style-name="ce15" office:value-type="float" office:value="0.00388193" calcext:value-type="float">
            <text:p>0,00388193</text:p>
          </table:table-cell>
          <table:table-cell table:style-name="ce19" office:value-type="float" office:value="0.0203159" calcext:value-type="float">
            <text:p>0,0203159</text:p>
          </table:table-cell>
          <table:table-cell table:style-name="ce15" office:value-type="float" office:value="0.0161009" calcext:value-type="float">
            <text:p>0,0161009</text:p>
          </table:table-cell>
          <table:table-cell table:style-name="ce20" office:value-type="float" office:value="0.677865" calcext:value-type="float">
            <text:p>0,677865</text:p>
          </table:table-cell>
          <table:table-cell table:style-name="ce10" office:value-type="float" office:value="0.273635" calcext:value-type="float">
            <text:p>0,273635</text:p>
          </table:table-cell>
          <table:table-cell table:style-name="ce20" office:value-type="float" office:value="0.208326" calcext:value-type="float">
            <text:p>0,208326</text:p>
          </table:table-cell>
          <table:table-cell table:style-name="ce10" office:value-type="float" office:value="0.180966" calcext:value-type="float">
            <text:p>0,180966</text:p>
          </table:table-cell>
          <table:table-cell table:style-name="ce20" office:value-type="float" office:value="2.78236" calcext:value-type="float">
            <text:p>2,78236</text:p>
          </table:table-cell>
          <table:table-cell table:style-name="ce10" office:value-type="float" office:value="1.13997" calcext:value-type="float">
            <text:p>1,13997</text:p>
          </table:table-cell>
          <table:table-cell table:style-name="ce20" office:value-type="float" office:value="0.832858" calcext:value-type="float">
            <text:p>0,832858</text:p>
          </table:table-cell>
          <table:table-cell table:style-name="ce10" office:value-type="float" office:value="0.713461" calcext:value-type="float">
            <text:p>0,713461</text:p>
          </table:table-cell>
          <table:table-cell table:style-name="ce20" office:value-type="float" office:value="6.13687" calcext:value-type="float">
            <text:p>6,13687</text:p>
          </table:table-cell>
          <table:table-cell table:style-name="ce10" office:value-type="float" office:value="2.52489" calcext:value-type="float">
            <text:p>2,52489</text:p>
          </table:table-cell>
          <table:table-cell table:style-name="ce20" office:value-type="float" office:value="1.99141" calcext:value-type="float">
            <text:p>1,99141</text:p>
          </table:table-cell>
          <table:table-cell table:style-name="ce10" office:value-type="float" office:value="1.49022" calcext:value-type="float">
            <text:p>1,49022</text:p>
          </table:table-cell>
          <table:table-cell table:style-name="ce20"/>
          <table:table-cell table:style-name="ce10"/>
          <table:table-cell table:style-name="ce20" office:value-type="float" office:value="17.3915" calcext:value-type="float">
            <text:p>17,3915</text:p>
          </table:table-cell>
          <table:table-cell table:style-name="ce10" office:value-type="float" office:value="14.4668" calcext:value-type="float">
            <text:p>14,466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9]+1" office:value-type="float" office:value="96" calcext:value-type="float">
            <text:p>96</text:p>
          </table:table-cell>
          <table:table-cell table:style-name="ce19" office:value-type="float" office:value="0.00545001" calcext:value-type="float">
            <text:p>0,00545001</text:p>
          </table:table-cell>
          <table:table-cell table:style-name="ce15" office:value-type="float" office:value="0.00456595" calcext:value-type="float">
            <text:p>0,00456595</text:p>
          </table:table-cell>
          <table:table-cell table:style-name="ce19" office:value-type="float" office:value="0.0203681" calcext:value-type="float">
            <text:p>0,0203681</text:p>
          </table:table-cell>
          <table:table-cell table:style-name="ce15" office:value-type="float" office:value="0.014926" calcext:value-type="float">
            <text:p>0,014926</text:p>
          </table:table-cell>
          <table:table-cell table:style-name="ce20" office:value-type="float" office:value="0.634633" calcext:value-type="float">
            <text:p>0,634633</text:p>
          </table:table-cell>
          <table:table-cell table:style-name="ce10" office:value-type="float" office:value="0.272942" calcext:value-type="float">
            <text:p>0,272942</text:p>
          </table:table-cell>
          <table:table-cell table:style-name="ce20" office:value-type="float" office:value="0.208309" calcext:value-type="float">
            <text:p>0,208309</text:p>
          </table:table-cell>
          <table:table-cell table:style-name="ce10" office:value-type="float" office:value="0.166002" calcext:value-type="float">
            <text:p>0,166002</text:p>
          </table:table-cell>
          <table:table-cell table:style-name="ce20" office:value-type="float" office:value="2.54413" calcext:value-type="float">
            <text:p>2,54413</text:p>
          </table:table-cell>
          <table:table-cell table:style-name="ce10" office:value-type="float" office:value="1.12827" calcext:value-type="float">
            <text:p>1,12827</text:p>
          </table:table-cell>
          <table:table-cell table:style-name="ce20" office:value-type="float" office:value="0.833998" calcext:value-type="float">
            <text:p>0,833998</text:p>
          </table:table-cell>
          <table:table-cell table:style-name="ce10" office:value-type="float" office:value="0.603946" calcext:value-type="float">
            <text:p>0,603946</text:p>
          </table:table-cell>
          <table:table-cell table:style-name="ce20" office:value-type="float" office:value="5.90589" calcext:value-type="float">
            <text:p>5,90589</text:p>
          </table:table-cell>
          <table:table-cell table:style-name="ce10" office:value-type="float" office:value="2.57976" calcext:value-type="float">
            <text:p>2,57976</text:p>
          </table:table-cell>
          <table:table-cell table:style-name="ce20" office:value-type="float" office:value="1.94522" calcext:value-type="float">
            <text:p>1,94522</text:p>
          </table:table-cell>
          <table:table-cell table:style-name="ce10" office:value-type="float" office:value="1.55928" calcext:value-type="float">
            <text:p>1,55928</text:p>
          </table:table-cell>
          <table:table-cell table:style-name="ce20"/>
          <table:table-cell table:style-name="ce10"/>
          <table:table-cell table:style-name="ce20" office:value-type="float" office:value="18.1654" calcext:value-type="float">
            <text:p>18,1654</text:p>
          </table:table-cell>
          <table:table-cell table:style-name="ce10" office:value-type="float" office:value="13.3628" calcext:value-type="float">
            <text:p>13,362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100]+1" office:value-type="float" office:value="97" calcext:value-type="float">
            <text:p>97</text:p>
          </table:table-cell>
          <table:table-cell table:style-name="ce19" office:value-type="float" office:value="0.00541496" calcext:value-type="float">
            <text:p>0,00541496</text:p>
          </table:table-cell>
          <table:table-cell table:style-name="ce15" office:value-type="float" office:value="0.00408196" calcext:value-type="float">
            <text:p>0,00408196</text:p>
          </table:table-cell>
          <table:table-cell table:style-name="ce19" office:value-type="float" office:value="0.020252" calcext:value-type="float">
            <text:p>0,020252</text:p>
          </table:table-cell>
          <table:table-cell table:style-name="ce15" office:value-type="float" office:value="0.015691" calcext:value-type="float">
            <text:p>0,015691</text:p>
          </table:table-cell>
          <table:table-cell table:style-name="ce20" office:value-type="float" office:value="0.65855" calcext:value-type="float">
            <text:p>0,65855</text:p>
          </table:table-cell>
          <table:table-cell table:style-name="ce10" office:value-type="float" office:value="0.270733" calcext:value-type="float">
            <text:p>0,270733</text:p>
          </table:table-cell>
          <table:table-cell table:style-name="ce20" office:value-type="float" office:value="0.206835" calcext:value-type="float">
            <text:p>0,206835</text:p>
          </table:table-cell>
          <table:table-cell table:style-name="ce10" office:value-type="float" office:value="0.170123" calcext:value-type="float">
            <text:p>0,170123</text:p>
          </table:table-cell>
          <table:table-cell table:style-name="ce20" office:value-type="float" office:value="2.52066" calcext:value-type="float">
            <text:p>2,52066</text:p>
          </table:table-cell>
          <table:table-cell table:style-name="ce10" office:value-type="float" office:value="1.0933" calcext:value-type="float">
            <text:p>1,0933</text:p>
          </table:table-cell>
          <table:table-cell table:style-name="ce20" office:value-type="float" office:value="0.834807" calcext:value-type="float">
            <text:p>0,834807</text:p>
          </table:table-cell>
          <table:table-cell table:style-name="ce10" office:value-type="float" office:value="0.668722" calcext:value-type="float">
            <text:p>0,668722</text:p>
          </table:table-cell>
          <table:table-cell table:style-name="ce20" office:value-type="float" office:value="5.47945" calcext:value-type="float">
            <text:p>5,47945</text:p>
          </table:table-cell>
          <table:table-cell table:style-name="ce10" office:value-type="float" office:value="2.52668" calcext:value-type="float">
            <text:p>2,52668</text:p>
          </table:table-cell>
          <table:table-cell table:style-name="ce20" office:value-type="float" office:value="1.93564" calcext:value-type="float">
            <text:p>1,93564</text:p>
          </table:table-cell>
          <table:table-cell table:style-name="ce10" office:value-type="float" office:value="1.51126" calcext:value-type="float">
            <text:p>1,51126</text:p>
          </table:table-cell>
          <table:table-cell table:style-name="ce20"/>
          <table:table-cell table:style-name="ce10"/>
          <table:table-cell table:style-name="ce20" office:value-type="float" office:value="17.0631" calcext:value-type="float">
            <text:p>17,0631</text:p>
          </table:table-cell>
          <table:table-cell table:style-name="ce10" office:value-type="float" office:value="14.0413" calcext:value-type="float">
            <text:p>14,041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101]+1" office:value-type="float" office:value="98" calcext:value-type="float">
            <text:p>98</text:p>
          </table:table-cell>
          <table:table-cell table:style-name="ce19" office:value-type="float" office:value="0.00542498" calcext:value-type="float">
            <text:p>0,00542498</text:p>
          </table:table-cell>
          <table:table-cell table:style-name="ce15" office:value-type="float" office:value="0.00444794" calcext:value-type="float">
            <text:p>0,00444794</text:p>
          </table:table-cell>
          <table:table-cell table:style-name="ce19" office:value-type="float" office:value="0.0202861" calcext:value-type="float">
            <text:p>0,0202861</text:p>
          </table:table-cell>
          <table:table-cell table:style-name="ce15" office:value-type="float" office:value="0.0156469" calcext:value-type="float">
            <text:p>0,0156469</text:p>
          </table:table-cell>
          <table:table-cell table:style-name="ce20" office:value-type="float" office:value="0.69835" calcext:value-type="float">
            <text:p>0,69835</text:p>
          </table:table-cell>
          <table:table-cell table:style-name="ce10" office:value-type="float" office:value="0.2732" calcext:value-type="float">
            <text:p>0,2732</text:p>
          </table:table-cell>
          <table:table-cell table:style-name="ce20" office:value-type="float" office:value="0.207416" calcext:value-type="float">
            <text:p>0,207416</text:p>
          </table:table-cell>
          <table:table-cell table:style-name="ce10" office:value-type="float" office:value="0.185764" calcext:value-type="float">
            <text:p>0,185764</text:p>
          </table:table-cell>
          <table:table-cell table:style-name="ce20" office:value-type="float" office:value="2.60707" calcext:value-type="float">
            <text:p>2,60707</text:p>
          </table:table-cell>
          <table:table-cell table:style-name="ce10" office:value-type="float" office:value="1.10268" calcext:value-type="float">
            <text:p>1,10268</text:p>
          </table:table-cell>
          <table:table-cell table:style-name="ce20" office:value-type="float" office:value="0.834846" calcext:value-type="float">
            <text:p>0,834846</text:p>
          </table:table-cell>
          <table:table-cell table:style-name="ce10" office:value-type="float" office:value="0.641601" calcext:value-type="float">
            <text:p>0,641601</text:p>
          </table:table-cell>
          <table:table-cell table:style-name="ce20" office:value-type="float" office:value="5.87334" calcext:value-type="float">
            <text:p>5,87334</text:p>
          </table:table-cell>
          <table:table-cell table:style-name="ce10" office:value-type="float" office:value="2.57556" calcext:value-type="float">
            <text:p>2,57556</text:p>
          </table:table-cell>
          <table:table-cell table:style-name="ce20" office:value-type="float" office:value="1.93201" calcext:value-type="float">
            <text:p>1,93201</text:p>
          </table:table-cell>
          <table:table-cell table:style-name="ce10" office:value-type="float" office:value="1.50064" calcext:value-type="float">
            <text:p>1,50064</text:p>
          </table:table-cell>
          <table:table-cell table:style-name="ce20"/>
          <table:table-cell table:style-name="ce10"/>
          <table:table-cell table:style-name="ce20" office:value-type="float" office:value="17.5948" calcext:value-type="float">
            <text:p>17,5948</text:p>
          </table:table-cell>
          <table:table-cell table:style-name="ce10" office:value-type="float" office:value="13.64" calcext:value-type="float">
            <text:p>13,6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102]+1" office:value-type="float" office:value="99" calcext:value-type="float">
            <text:p>99</text:p>
          </table:table-cell>
          <table:table-cell table:style-name="ce19" office:value-type="float" office:value="0.005404" calcext:value-type="float">
            <text:p>0,005404</text:p>
          </table:table-cell>
          <table:table-cell table:style-name="ce15" office:value-type="float" office:value="0.00403118" calcext:value-type="float">
            <text:p>0,00403118</text:p>
          </table:table-cell>
          <table:table-cell table:style-name="ce19" office:value-type="float" office:value="0.02004" calcext:value-type="float">
            <text:p>0,02004</text:p>
          </table:table-cell>
          <table:table-cell table:style-name="ce15" office:value-type="float" office:value="0.015245" calcext:value-type="float">
            <text:p>0,015245</text:p>
          </table:table-cell>
          <table:table-cell table:style-name="ce20" office:value-type="float" office:value="0.595022" calcext:value-type="float">
            <text:p>0,595022</text:p>
          </table:table-cell>
          <table:table-cell table:style-name="ce10" office:value-type="float" office:value="0.271219" calcext:value-type="float">
            <text:p>0,271219</text:p>
          </table:table-cell>
          <table:table-cell table:style-name="ce20" office:value-type="float" office:value="0.207078" calcext:value-type="float">
            <text:p>0,207078</text:p>
          </table:table-cell>
          <table:table-cell table:style-name="ce10" office:value-type="float" office:value="0.198889" calcext:value-type="float">
            <text:p>0,198889</text:p>
          </table:table-cell>
          <table:table-cell table:style-name="ce20" office:value-type="float" office:value="2.5537" calcext:value-type="float">
            <text:p>2,5537</text:p>
          </table:table-cell>
          <table:table-cell table:style-name="ce10" office:value-type="float" office:value="1.10345" calcext:value-type="float">
            <text:p>1,10345</text:p>
          </table:table-cell>
          <table:table-cell table:style-name="ce20" office:value-type="float" office:value="0.827099" calcext:value-type="float">
            <text:p>0,827099</text:p>
          </table:table-cell>
          <table:table-cell table:style-name="ce10" office:value-type="float" office:value="0.622604" calcext:value-type="float">
            <text:p>0,622604</text:p>
          </table:table-cell>
          <table:table-cell table:style-name="ce20" office:value-type="float" office:value="5.7644" calcext:value-type="float">
            <text:p>5,7644</text:p>
          </table:table-cell>
          <table:table-cell table:style-name="ce10" office:value-type="float" office:value="2.52601" calcext:value-type="float">
            <text:p>2,52601</text:p>
          </table:table-cell>
          <table:table-cell table:style-name="ce20" office:value-type="float" office:value="1.93902" calcext:value-type="float">
            <text:p>1,93902</text:p>
          </table:table-cell>
          <table:table-cell table:style-name="ce10" office:value-type="float" office:value="1.56262" calcext:value-type="float">
            <text:p>1,56262</text:p>
          </table:table-cell>
          <table:table-cell table:style-name="ce20"/>
          <table:table-cell table:style-name="ce10"/>
          <table:table-cell table:style-name="ce20" office:value-type="float" office:value="18.2159" calcext:value-type="float">
            <text:p>18,2159</text:p>
          </table:table-cell>
          <table:table-cell table:style-name="ce10" office:value-type="float" office:value="14.1185" calcext:value-type="float">
            <text:p>14,118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103]+1" office:value-type="float" office:value="100" calcext:value-type="float">
            <text:p>100</text:p>
          </table:table-cell>
          <table:table-cell table:style-name="ce19" office:value-type="float" office:value="0.00544" calcext:value-type="float">
            <text:p>0,00544</text:p>
          </table:table-cell>
          <table:table-cell table:style-name="ce15" office:value-type="float" office:value="0.00392485" calcext:value-type="float">
            <text:p>0,00392485</text:p>
          </table:table-cell>
          <table:table-cell table:style-name="ce19" office:value-type="float" office:value="0.0200891" calcext:value-type="float">
            <text:p>0,0200891</text:p>
          </table:table-cell>
          <table:table-cell table:style-name="ce15" office:value-type="float" office:value="0.015713" calcext:value-type="float">
            <text:p>0,015713</text:p>
          </table:table-cell>
          <table:table-cell table:style-name="ce20" office:value-type="float" office:value="0.544098" calcext:value-type="float">
            <text:p>0,544098</text:p>
          </table:table-cell>
          <table:table-cell table:style-name="ce10" office:value-type="float" office:value="0.27114" calcext:value-type="float">
            <text:p>0,27114</text:p>
          </table:table-cell>
          <table:table-cell table:style-name="ce20" office:value-type="float" office:value="0.207726" calcext:value-type="float">
            <text:p>0,207726</text:p>
          </table:table-cell>
          <table:table-cell table:style-name="ce10" office:value-type="float" office:value="0.186643" calcext:value-type="float">
            <text:p>0,186643</text:p>
          </table:table-cell>
          <table:table-cell table:style-name="ce20" office:value-type="float" office:value="2.60726" calcext:value-type="float">
            <text:p>2,60726</text:p>
          </table:table-cell>
          <table:table-cell table:style-name="ce10" office:value-type="float" office:value="1.09555" calcext:value-type="float">
            <text:p>1,09555</text:p>
          </table:table-cell>
          <table:table-cell table:style-name="ce20" office:value-type="float" office:value="0.829859" calcext:value-type="float">
            <text:p>0,829859</text:p>
          </table:table-cell>
          <table:table-cell table:style-name="ce10" office:value-type="float" office:value="0.668316" calcext:value-type="float">
            <text:p>0,668316</text:p>
          </table:table-cell>
          <table:table-cell table:style-name="ce20" office:value-type="float" office:value="5.4363" calcext:value-type="float">
            <text:p>5,4363</text:p>
          </table:table-cell>
          <table:table-cell table:style-name="ce10" office:value-type="float" office:value="2.52291" calcext:value-type="float">
            <text:p>2,52291</text:p>
          </table:table-cell>
          <table:table-cell table:style-name="ce20" office:value-type="float" office:value="1.93579" calcext:value-type="float">
            <text:p>1,93579</text:p>
          </table:table-cell>
          <table:table-cell table:style-name="ce10" office:value-type="float" office:value="1.52511" calcext:value-type="float">
            <text:p>1,52511</text:p>
          </table:table-cell>
          <table:table-cell table:style-name="ce20"/>
          <table:table-cell table:style-name="ce10"/>
          <table:table-cell table:style-name="ce20" office:value-type="float" office:value="17.6683" calcext:value-type="float">
            <text:p>17,6683</text:p>
          </table:table-cell>
          <table:table-cell table:style-name="ce10" office:value-type="float" office:value="14.6872" calcext:value-type="float">
            <text:p>14,6872</text:p>
          </table:table-cell>
          <table:table-cell table:number-columns-repeated="100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DA" table:style-name="ta1">
        <table:shapes>
          <draw:frame draw:z-index="0" draw:style-name="gr1" draw:text-style-name="P1" svg:width="15.996cm" svg:height="9.004cm" svg:x="54.48cm" svg:y="6.853cm">
            <draw:object draw:notify-on-update-of-ranges="CUDA.Y7:CUDA.Y7 CUDA.Y10:CUDA.Y13 CUDA.Z7:CUDA.Z7 CUDA.Z10:CUDA.Z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column table:style-name="co11" table:default-cell-style-name="ce4"/>
        <table:table-column table:style-name="co1" table:default-cell-style-name="ce8"/>
        <table:table-column table:style-name="co12" table:default-cell-style-name="ce4"/>
        <table:table-column table:style-name="co13" table:default-cell-style-name="ce8"/>
        <table:table-column table:style-name="co13" table:default-cell-style-name="ce4"/>
        <table:table-column table:style-name="co13" table:default-cell-style-name="ce8"/>
        <table:table-column table:style-name="co13" table:default-cell-style-name="ce4"/>
        <table:table-column table:style-name="co13" table:default-cell-style-name="ce8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column table:style-name="co1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98" table:default-cell-style-name="Default"/>
        <table:table-row table:style-name="ro1">
          <table:table-cell/>
          <table:table-cell table:style-name="Default" table:number-columns-repeated="21"/>
          <table:table-cell table:style-name="ce31" table:number-columns-repeated="6"/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Algo naif CUDA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lgo naif CUDA avec max locaux</text:p>
          </table:table-cell>
          <table:covered-table-cell table:number-columns-repeated="2" table:style-name="ce3"/>
          <table:table-cell table:style-name="ce1" office:value-type="string" calcext:value-type="string" table:number-columns-spanned="7" table:number-rows-spanned="1">
            <text:p>Algo amélioré CUDA</text:p>
          </table:table-cell>
          <table:covered-table-cell table:number-columns-repeated="6" table:style-name="ce3"/>
          <table:table-cell table:style-name="ce1" office:value-type="string" calcext:value-type="string" table:number-columns-spanned="7" table:number-rows-spanned="1">
            <text:p>Algo amélioré CUDA avec max locaux</text:p>
          </table:table-cell>
          <table:covered-table-cell table:number-columns-repeated="6" table:style-name="ce3"/>
          <table:table-cell table:style-name="ce31"/>
          <table:table-cell table:style-name="ce3" office:value-type="string" calcext:value-type="string">
            <text:p>Nombre de points</text:p>
          </table:table-cell>
          <table:table-cell table:style-name="ce2" office:value-type="string" calcext:value-type="string">
            <text:p>Algo naif CUDA</text:p>
          </table:table-cell>
          <table:table-cell table:style-name="ce2" office:value-type="string" calcext:value-type="string">
            <text:p>Algo naif CUDA avec max locaux</text:p>
          </table:table-cell>
          <table:table-cell table:style-name="ce3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62144" calcext:value-type="float">
            <text:p>26214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62144" calcext:value-type="float">
            <text:p>262144</text:p>
          </table:table-cell>
          <table:table-cell table:style-name="ce31"/>
          <table:table-cell table:style-name="ce3" office:value-type="float" office:value="500" calcext:value-type="float">
            <text:p>500</text:p>
          </table:table-cell>
          <table:table-cell table:style-name="ce23" table:formula="of:=[.C4]" office:value-type="float" office:value="0.001549175" calcext:value-type="float">
            <text:p>0,001549175</text:p>
          </table:table-cell>
          <table:table-cell table:style-name="ce34" table:formula="of:=[.F4]" office:value-type="float" office:value="0.0015889527" calcext:value-type="float">
            <text:p>0,0015889527</text:p>
          </table:table-cell>
          <table:table-cell table:style-name="ce31" table:number-columns-repeated="2"/>
          <table:table-cell table:number-columns-repeated="996"/>
        </table:table-row>
        <table:table-row table:style-name="ro1">
          <table:table-cell table:style-name="ce29"/>
          <table:table-cell table:style-name="ce2" office:value-type="string" calcext:value-type="string">
            <text:p>Moyenne</text:p>
          </table:table-cell>
          <table:table-cell table:style-name="ce3" table:formula="of:=SUM([.C5:.C104])/100" office:value-type="float" office:value="0.001549175" calcext:value-type="float">
            <text:p>0,001549175</text:p>
          </table:table-cell>
          <table:table-cell table:style-name="ce7" table:formula="of:=SUM([.D5:.D104])/100" office:value-type="float" office:value="0.87218724" calcext:value-type="float">
            <text:p>0,87218724</text:p>
          </table:table-cell>
          <table:table-cell table:style-name="ce3" table:formula="of:=SUM([.E5:.E104])/100" office:value-type="float" office:value="6.3943745" calcext:value-type="float">
            <text:p>6,3943745</text:p>
          </table:table-cell>
          <table:table-cell table:style-name="ce7" table:formula="of:=SUM([.F5:.F104])/100" office:value-type="float" office:value="0.0015889527" calcext:value-type="float">
            <text:p>0,0015889527</text:p>
          </table:table-cell>
          <table:table-cell table:style-name="ce3" table:formula="of:=SUM([.G5:.G104])/100" office:value-type="float" office:value="0.88612647" calcext:value-type="float">
            <text:p>0,88612647</text:p>
          </table:table-cell>
          <table:table-cell table:style-name="ce7" table:formula="of:=SUM([.H5:.H104])/100" office:value-type="float" office:value="6.5129272" calcext:value-type="float">
            <text:p>6,5129272</text:p>
          </table:table-cell>
          <table:table-cell table:style-name="ce3" table:formula="of:=SUM([.I5:.I104])/100" office:value-type="float" office:value="0.00087717784" calcext:value-type="float">
            <text:p>0,0008771778</text:p>
          </table:table-cell>
          <table:table-cell table:style-name="ce7" table:formula="of:=SUM([.J5:.J104])/100" office:value-type="float" office:value="0.0079865722" calcext:value-type="float">
            <text:p>0,0079865722</text:p>
          </table:table-cell>
          <table:table-cell table:style-name="ce3" table:formula="of:=SUM([.K5:.K104])/100" office:value-type="float" office:value="0.015987946" calcext:value-type="float">
            <text:p>0,015987946</text:p>
          </table:table-cell>
          <table:table-cell table:style-name="ce7" table:formula="of:=SUM([.L5:.L104])/100" office:value-type="float" office:value="0.12236801" calcext:value-type="float">
            <text:p>0,12236801</text:p>
          </table:table-cell>
          <table:table-cell table:style-name="ce3" table:formula="of:=SUM([.M5:.M104])/100" office:value-type="float" office:value="0.43007536" calcext:value-type="float">
            <text:p>0,43007536</text:p>
          </table:table-cell>
          <table:table-cell table:style-name="ce7" table:formula="of:=SUM([.N5:.N104])/100" office:value-type="float" office:value="0.94727123" calcext:value-type="float">
            <text:p>0,94727123</text:p>
          </table:table-cell>
          <table:table-cell table:style-name="ce3" table:formula="of:=SUM([.O5:.O104])/100" office:value-type="float" office:value="6.2986138" calcext:value-type="float">
            <text:p>6,2986138</text:p>
          </table:table-cell>
          <table:table-cell table:style-name="ce7" table:formula="of:=SUM([.P5:.P104])/100" office:value-type="float" office:value="0.00088786847" calcext:value-type="float">
            <text:p>0,0008878685</text:p>
          </table:table-cell>
          <table:table-cell table:style-name="ce3" table:formula="of:=SUM([.Q5:.Q104])/100" office:value-type="float" office:value="0.0080323668" calcext:value-type="float">
            <text:p>0,0080323668</text:p>
          </table:table-cell>
          <table:table-cell table:style-name="ce7" table:formula="of:=SUM([.R5:.R104])/100" office:value-type="float" office:value="0.015986151" calcext:value-type="float">
            <text:p>0,015986151</text:p>
          </table:table-cell>
          <table:table-cell table:style-name="ce3" table:formula="of:=SUM([.S5:.S104])/100" office:value-type="float" office:value="0.1218037" calcext:value-type="float">
            <text:p>0,1218037</text:p>
          </table:table-cell>
          <table:table-cell table:style-name="ce7" table:formula="of:=SUM([.T5:.T104])/100" office:value-type="float" office:value="0.42888938" calcext:value-type="float">
            <text:p>0,42888938</text:p>
          </table:table-cell>
          <table:table-cell table:style-name="ce3" table:formula="of:=SUM([.U5:.U104])/100" office:value-type="float" office:value="0.94573554" calcext:value-type="float">
            <text:p>0,94573554</text:p>
          </table:table-cell>
          <table:table-cell table:style-name="ce7" table:formula="of:=SUM([.V5:.V104])/100" office:value-type="float" office:value="6.2815784" calcext:value-type="float">
            <text:p>6,2815784</text:p>
          </table:table-cell>
          <table:table-cell table:style-name="ce31"/>
          <table:table-cell table:style-name="ce3" office:value-type="float" office:value="5000" calcext:value-type="float">
            <text:p>5000</text:p>
          </table:table-cell>
          <table:table-cell table:style-name="ce23" table:formula="of:=[.D4]" office:value-type="float" office:value="0.87218724" calcext:value-type="float">
            <text:p>0,87218724</text:p>
          </table:table-cell>
          <table:table-cell table:style-name="ce34" table:formula="of:=[.G4]" office:value-type="float" office:value="0.88612647" calcext:value-type="float">
            <text:p>0,88612647</text:p>
          </table:table-cell>
          <table:table-cell table:style-name="ce31" table:number-columns-repeated="2"/>
          <table:table-cell table:style-name="ce29" table:number-columns-repeated="996"/>
        </table:table-row>
        <table:table-row table:style-name="ro1">
          <table:table-cell/>
          <table:table-cell table:number-columns-spanned="1" table:number-rows-spanned="100"/>
          <table:table-cell office:value-type="float" office:value="0.00154114" calcext:value-type="float">
            <text:p>0,00154114</text:p>
          </table:table-cell>
          <table:table-cell office:value-type="float" office:value="0.870724" calcext:value-type="float">
            <text:p>0,870724</text:p>
          </table:table-cell>
          <table:table-cell office:value-type="float" office:value="6.39206" calcext:value-type="float">
            <text:p>6,39206</text:p>
          </table:table-cell>
          <table:table-cell office:value-type="float" office:value="0.00160122" calcext:value-type="float">
            <text:p>0,00160122</text:p>
          </table:table-cell>
          <table:table-cell office:value-type="float" office:value="0.886276" calcext:value-type="float">
            <text:p>0,886276</text:p>
          </table:table-cell>
          <table:table-cell office:value-type="float" office:value="6.51017" calcext:value-type="float">
            <text:p>6,51017</text:p>
          </table:table-cell>
          <table:table-cell table:style-name="ce30" office:value-type="float" office:value="0.000880957" calcext:value-type="float">
            <text:p>0,000880957</text:p>
          </table:table-cell>
          <table:table-cell office:value-type="float" office:value="0.00797296" calcext:value-type="float">
            <text:p>0,00797296</text:p>
          </table:table-cell>
          <table:table-cell office:value-type="float" office:value="0.015996" calcext:value-type="float">
            <text:p>0,015996</text:p>
          </table:table-cell>
          <table:table-cell office:value-type="float" office:value="0.121878" calcext:value-type="float">
            <text:p>0,121878</text:p>
          </table:table-cell>
          <table:table-cell office:value-type="float" office:value="0.431535" calcext:value-type="float">
            <text:p>0,431535</text:p>
          </table:table-cell>
          <table:table-cell office:value-type="float" office:value="0.946603" calcext:value-type="float">
            <text:p>0,946603</text:p>
          </table:table-cell>
          <table:table-cell office:value-type="float" office:value="6.29255" calcext:value-type="float">
            <text:p>6,29255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4782" calcext:value-type="float">
            <text:p>0,00804782</text:p>
          </table:table-cell>
          <table:table-cell office:value-type="float" office:value="0.0159779" calcext:value-type="float">
            <text:p>0,0159779</text:p>
          </table:table-cell>
          <table:table-cell office:value-type="float" office:value="0.121605" calcext:value-type="float">
            <text:p>0,121605</text:p>
          </table:table-cell>
          <table:table-cell office:value-type="float" office:value="0.428035" calcext:value-type="float">
            <text:p>0,428035</text:p>
          </table:table-cell>
          <table:table-cell office:value-type="float" office:value="0.943156" calcext:value-type="float">
            <text:p>0,943156</text:p>
          </table:table-cell>
          <table:table-cell office:value-type="float" office:value="6.27506" calcext:value-type="float">
            <text:p>6,27506</text:p>
          </table:table-cell>
          <table:table-cell table:style-name="ce31"/>
          <table:table-cell table:style-name="ce3" office:value-type="float" office:value="10000" calcext:value-type="float">
            <text:p>10000</text:p>
          </table:table-cell>
          <table:table-cell table:style-name="ce23" table:formula="of:=[.E4]" office:value-type="float" office:value="6.3943745" calcext:value-type="float">
            <text:p>6,3943745</text:p>
          </table:table-cell>
          <table:table-cell table:style-name="ce34" table:formula="of:=[.H4]" office:value-type="float" office:value="6.5129272" calcext:value-type="float">
            <text:p>6,5129272</text:p>
          </table:table-cell>
          <table:table-cell table:style-name="ce31" table:number-columns-repeated="2"/>
          <table:table-cell table:number-columns-repeated="996"/>
        </table:table-row>
        <table:table-row table:style-name="ro1">
          <table:table-cell/>
          <table:covered-table-cell/>
          <table:table-cell office:value-type="float" office:value="0.00153399" calcext:value-type="float">
            <text:p>0,00153399</text:p>
          </table:table-cell>
          <table:table-cell office:value-type="float" office:value="0.872363" calcext:value-type="float">
            <text:p>0,872363</text:p>
          </table:table-cell>
          <table:table-cell office:value-type="float" office:value="6.40035" calcext:value-type="float">
            <text:p>6,40035</text:p>
          </table:table-cell>
          <table:table-cell office:value-type="float" office:value="0.00156903" calcext:value-type="float">
            <text:p>0,00156903</text:p>
          </table:table-cell>
          <table:table-cell office:value-type="float" office:value="0.886823" calcext:value-type="float">
            <text:p>0,886823</text:p>
          </table:table-cell>
          <table:table-cell office:value-type="float" office:value="6.51132" calcext:value-type="float">
            <text:p>6,51132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800014" calcext:value-type="float">
            <text:p>0,00800014</text:p>
          </table:table-cell>
          <table:table-cell office:value-type="float" office:value="0.0160131" calcext:value-type="float">
            <text:p>0,0160131</text:p>
          </table:table-cell>
          <table:table-cell office:value-type="float" office:value="0.121896" calcext:value-type="float">
            <text:p>0,121896</text:p>
          </table:table-cell>
          <table:table-cell office:value-type="float" office:value="0.4317" calcext:value-type="float">
            <text:p>0,4317</text:p>
          </table:table-cell>
          <table:table-cell office:value-type="float" office:value="0.945151" calcext:value-type="float">
            <text:p>0,945151</text:p>
          </table:table-cell>
          <table:table-cell office:value-type="float" office:value="6.29661" calcext:value-type="float">
            <text:p>6,29661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4901" calcext:value-type="float">
            <text:p>0,00804901</text:p>
          </table:table-cell>
          <table:table-cell office:value-type="float" office:value="0.016006" calcext:value-type="float">
            <text:p>0,016006</text:p>
          </table:table-cell>
          <table:table-cell office:value-type="float" office:value="0.121607" calcext:value-type="float">
            <text:p>0,121607</text:p>
          </table:table-cell>
          <table:table-cell office:value-type="float" office:value="0.427978" calcext:value-type="float">
            <text:p>0,427978</text:p>
          </table:table-cell>
          <table:table-cell office:value-type="float" office:value="0.942646" calcext:value-type="float">
            <text:p>0,942646</text:p>
          </table:table-cell>
          <table:table-cell office:value-type="float" office:value="6.56616" calcext:value-type="float">
            <text:p>6,56616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2"/>
          <table:table-cell table:number-columns-repeated="996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397" calcext:value-type="float">
            <text:p>0,871397</text:p>
          </table:table-cell>
          <table:table-cell office:value-type="float" office:value="6.39342" calcext:value-type="float">
            <text:p>6,39342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6023" calcext:value-type="float">
            <text:p>0,886023</text:p>
          </table:table-cell>
          <table:table-cell office:value-type="float" office:value="6.52616" calcext:value-type="float">
            <text:p>6,52616</text:p>
          </table:table-cell>
          <table:table-cell office:value-type="float" office:value="0.000870943" calcext:value-type="float">
            <text:p>0,000870943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991" calcext:value-type="float">
            <text:p>0,0159991</text:p>
          </table:table-cell>
          <table:table-cell office:value-type="float" office:value="0.142117" calcext:value-type="float">
            <text:p>0,142117</text:p>
          </table:table-cell>
          <table:table-cell office:value-type="float" office:value="0.478123" calcext:value-type="float">
            <text:p>0,478123</text:p>
          </table:table-cell>
          <table:table-cell office:value-type="float" office:value="1.0319" calcext:value-type="float">
            <text:p>1,0319</text:p>
          </table:table-cell>
          <table:table-cell office:value-type="float" office:value="6.46505" calcext:value-type="float">
            <text:p>6,46505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279" calcext:value-type="float">
            <text:p>0,00802279</text:p>
          </table:table-cell>
          <table:table-cell office:value-type="float" office:value="0.0160189" calcext:value-type="float">
            <text:p>0,0160189</text:p>
          </table:table-cell>
          <table:table-cell office:value-type="float" office:value="0.142398" calcext:value-type="float">
            <text:p>0,142398</text:p>
          </table:table-cell>
          <table:table-cell office:value-type="float" office:value="0.476927" calcext:value-type="float">
            <text:p>0,476927</text:p>
          </table:table-cell>
          <table:table-cell office:value-type="float" office:value="1.03048" calcext:value-type="float">
            <text:p>1,03048</text:p>
          </table:table-cell>
          <table:table-cell office:value-type="float" office:value="6.27708" calcext:value-type="float">
            <text:p>6,27708</text:p>
          </table:table-cell>
          <table:table-cell/>
          <table:table-cell table:style-name="ce3" office:value-type="string" calcext:value-type="string">
            <text:p>Nombre de points</text:p>
          </table:table-cell>
          <table:table-cell table:style-name="ce2" office:value-type="string" calcext:value-type="string">
            <text:p>Algo amélioré CUDA</text:p>
          </table:table-cell>
          <table:table-cell table:style-name="ce2" office:value-type="string" calcext:value-type="string">
            <text:p>Algo amélioré CUDA avec max locaux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738" calcext:value-type="float">
            <text:p>0,0015738</text:p>
          </table:table-cell>
          <table:table-cell office:value-type="float" office:value="0.871958" calcext:value-type="float">
            <text:p>0,871958</text:p>
          </table:table-cell>
          <table:table-cell office:value-type="float" office:value="6.39683" calcext:value-type="float">
            <text:p>6,39683</text:p>
          </table:table-cell>
          <table:table-cell office:value-type="float" office:value="0.00157785" calcext:value-type="float">
            <text:p>0,00157785</text:p>
          </table:table-cell>
          <table:table-cell office:value-type="float" office:value="0.88612" calcext:value-type="float">
            <text:p>0,88612</text:p>
          </table:table-cell>
          <table:table-cell office:value-type="float" office:value="6.50721" calcext:value-type="float">
            <text:p>6,50721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084" calcext:value-type="float">
            <text:p>0,00799084</text:p>
          </table:table-cell>
          <table:table-cell office:value-type="float" office:value="0.0159459" calcext:value-type="float">
            <text:p>0,0159459</text:p>
          </table:table-cell>
          <table:table-cell office:value-type="float" office:value="0.121941" calcext:value-type="float">
            <text:p>0,121941</text:p>
          </table:table-cell>
          <table:table-cell office:value-type="float" office:value="0.43132" calcext:value-type="float">
            <text:p>0,4313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6.28979" calcext:value-type="float">
            <text:p>6,28979</text:p>
          </table:table-cell>
          <table:table-cell office:value-type="float" office:value="0.000882864" calcext:value-type="float">
            <text:p>0,000882864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60031" calcext:value-type="float">
            <text:p>0,0160031</text:p>
          </table:table-cell>
          <table:table-cell office:value-type="float" office:value="0.121738" calcext:value-type="float">
            <text:p>0,121738</text:p>
          </table:table-cell>
          <table:table-cell office:value-type="float" office:value="0.42788" calcext:value-type="float">
            <text:p>0,42788</text:p>
          </table:table-cell>
          <table:table-cell office:value-type="float" office:value="0.942258" calcext:value-type="float">
            <text:p>0,942258</text:p>
          </table:table-cell>
          <table:table-cell office:value-type="float" office:value="6.27463" calcext:value-type="float">
            <text:p>6,27463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23" table:formula="of:=[.I4]" office:value-type="float" office:value="0.00087717784" calcext:value-type="float">
            <text:p>0,0008771778</text:p>
          </table:table-cell>
          <table:table-cell table:style-name="ce34" table:formula="of:=[.P4]" office:value-type="float" office:value="0.00088786847" calcext:value-type="float">
            <text:p>0,0008878685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2802" calcext:value-type="float">
            <text:p>0,872802</text:p>
          </table:table-cell>
          <table:table-cell office:value-type="float" office:value="6.39112" calcext:value-type="float">
            <text:p>6,39112</text:p>
          </table:table-cell>
          <table:table-cell office:value-type="float" office:value="0.00160003" calcext:value-type="float">
            <text:p>0,00160003</text:p>
          </table:table-cell>
          <table:table-cell office:value-type="float" office:value="0.885951" calcext:value-type="float">
            <text:p>0,885951</text:p>
          </table:table-cell>
          <table:table-cell office:value-type="float" office:value="6.51537" calcext:value-type="float">
            <text:p>6,5153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9012" calcext:value-type="float">
            <text:p>0,00799012</text:p>
          </table:table-cell>
          <table:table-cell office:value-type="float" office:value="0.0160031" calcext:value-type="float">
            <text:p>0,0160031</text:p>
          </table:table-cell>
          <table:table-cell office:value-type="float" office:value="0.12187" calcext:value-type="float">
            <text:p>0,12187</text:p>
          </table:table-cell>
          <table:table-cell office:value-type="float" office:value="0.43135" calcext:value-type="float">
            <text:p>0,43135</text:p>
          </table:table-cell>
          <table:table-cell office:value-type="float" office:value="0.945029" calcext:value-type="float">
            <text:p>0,945029</text:p>
          </table:table-cell>
          <table:table-cell office:value-type="float" office:value="6.29466" calcext:value-type="float">
            <text:p>6,29466</text:p>
          </table:table-cell>
          <table:table-cell office:value-type="float" office:value="0.00089407" calcext:value-type="float">
            <text:p>0,00089407</text:p>
          </table:table-cell>
          <table:table-cell office:value-type="float" office:value="0.00804901" calcext:value-type="float">
            <text:p>0,00804901</text:p>
          </table:table-cell>
          <table:table-cell office:value-type="float" office:value="0.015986" calcext:value-type="float">
            <text:p>0,015986</text:p>
          </table:table-cell>
          <table:table-cell office:value-type="float" office:value="0.121727" calcext:value-type="float">
            <text:p>0,121727</text:p>
          </table:table-cell>
          <table:table-cell office:value-type="float" office:value="0.428158" calcext:value-type="float">
            <text:p>0,428158</text:p>
          </table:table-cell>
          <table:table-cell office:value-type="float" office:value="0.936036" calcext:value-type="float">
            <text:p>0,936036</text:p>
          </table:table-cell>
          <table:table-cell office:value-type="float" office:value="6.27625" calcext:value-type="float">
            <text:p>6,27625</text:p>
          </table:table-cell>
          <table:table-cell/>
          <table:table-cell table:style-name="ce3" office:value-type="float" office:value="5000" calcext:value-type="float">
            <text:p>5000</text:p>
          </table:table-cell>
          <table:table-cell table:style-name="ce23" table:formula="of:=[.J4]" office:value-type="float" office:value="0.0079865722" calcext:value-type="float">
            <text:p>0,0079865722</text:p>
          </table:table-cell>
          <table:table-cell table:style-name="ce34" table:formula="of:=[.Q4]" office:value-type="float" office:value="0.0080323668" calcext:value-type="float">
            <text:p>0,0080323668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4805" calcext:value-type="float">
            <text:p>0,00154805</text:p>
          </table:table-cell>
          <table:table-cell office:value-type="float" office:value="0.871907" calcext:value-type="float">
            <text:p>0,871907</text:p>
          </table:table-cell>
          <table:table-cell office:value-type="float" office:value="6.3966" calcext:value-type="float">
            <text:p>6,3966</text:p>
          </table:table-cell>
          <table:table-cell office:value-type="float" office:value="0.00159097" calcext:value-type="float">
            <text:p>0,00159097</text:p>
          </table:table-cell>
          <table:table-cell office:value-type="float" office:value="0.88651" calcext:value-type="float">
            <text:p>0,88651</text:p>
          </table:table-cell>
          <table:table-cell office:value-type="float" office:value="6.5194" calcext:value-type="float">
            <text:p>6,5194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60141" calcext:value-type="float">
            <text:p>0,0160141</text:p>
          </table:table-cell>
          <table:table-cell office:value-type="float" office:value="0.122093" calcext:value-type="float">
            <text:p>0,122093</text:p>
          </table:table-cell>
          <table:table-cell office:value-type="float" office:value="0.431346" calcext:value-type="float">
            <text:p>0,431346</text:p>
          </table:table-cell>
          <table:table-cell office:value-type="float" office:value="0.944927" calcext:value-type="float">
            <text:p>0,944927</text:p>
          </table:table-cell>
          <table:table-cell office:value-type="float" office:value="6.29584" calcext:value-type="float">
            <text:p>6,29584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2588" calcext:value-type="float">
            <text:p>0,00802588</text:p>
          </table:table-cell>
          <table:table-cell office:value-type="float" office:value="0.0159681" calcext:value-type="float">
            <text:p>0,0159681</text:p>
          </table:table-cell>
          <table:table-cell office:value-type="float" office:value="0.121587" calcext:value-type="float">
            <text:p>0,121587</text:p>
          </table:table-cell>
          <table:table-cell office:value-type="float" office:value="0.428246" calcext:value-type="float">
            <text:p>0,428246</text:p>
          </table:table-cell>
          <table:table-cell office:value-type="float" office:value="0.943394" calcext:value-type="float">
            <text:p>0,943394</text:p>
          </table:table-cell>
          <table:table-cell office:value-type="float" office:value="6.28166" calcext:value-type="float">
            <text:p>6,28166</text:p>
          </table:table-cell>
          <table:table-cell/>
          <table:table-cell table:style-name="ce3" office:value-type="float" office:value="10000" calcext:value-type="float">
            <text:p>10000</text:p>
          </table:table-cell>
          <table:table-cell table:style-name="ce26" table:formula="of:=[.K4]" office:value-type="float" office:value="0.015987946" calcext:value-type="float">
            <text:p>0,015987946</text:p>
          </table:table-cell>
          <table:table-cell table:style-name="ce23" table:formula="of:=[.R4]" office:value-type="float" office:value="0.015986151" calcext:value-type="float">
            <text:p>0,015986151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6713" calcext:value-type="float">
            <text:p>0,00156713</text:p>
          </table:table-cell>
          <table:table-cell office:value-type="float" office:value="0.872772" calcext:value-type="float">
            <text:p>0,872772</text:p>
          </table:table-cell>
          <table:table-cell office:value-type="float" office:value="6.39632" calcext:value-type="float">
            <text:p>6,39632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757" calcext:value-type="float">
            <text:p>0,88757</text:p>
          </table:table-cell>
          <table:table-cell office:value-type="float" office:value="6.50959" calcext:value-type="float">
            <text:p>6,50959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60089" calcext:value-type="float">
            <text:p>0,0160089</text:p>
          </table:table-cell>
          <table:table-cell office:value-type="float" office:value="0.122063" calcext:value-type="float">
            <text:p>0,122063</text:p>
          </table:table-cell>
          <table:table-cell office:value-type="float" office:value="0.431837" calcext:value-type="float">
            <text:p>0,431837</text:p>
          </table:table-cell>
          <table:table-cell office:value-type="float" office:value="0.945722" calcext:value-type="float">
            <text:p>0,945722</text:p>
          </table:table-cell>
          <table:table-cell office:value-type="float" office:value="6.28935" calcext:value-type="float">
            <text:p>6,28935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4687" calcext:value-type="float">
            <text:p>0,00804687</text:p>
          </table:table-cell>
          <table:table-cell office:value-type="float" office:value="0.0160031" calcext:value-type="float">
            <text:p>0,0160031</text:p>
          </table:table-cell>
          <table:table-cell office:value-type="float" office:value="0.121711" calcext:value-type="float">
            <text:p>0,121711</text:p>
          </table:table-cell>
          <table:table-cell office:value-type="float" office:value="0.428458" calcext:value-type="float">
            <text:p>0,428458</text:p>
          </table:table-cell>
          <table:table-cell office:value-type="float" office:value="0.935639" calcext:value-type="float">
            <text:p>0,935639</text:p>
          </table:table-cell>
          <table:table-cell office:value-type="float" office:value="6.27497" calcext:value-type="float">
            <text:p>6,27497</text:p>
          </table:table-cell>
          <table:table-cell/>
          <table:table-cell table:style-name="ce3" office:value-type="float" office:value="32768" calcext:value-type="float">
            <text:p>32768</text:p>
          </table:table-cell>
          <table:table-cell table:style-name="ce33" table:formula="of:=[.L4]" office:value-type="float" office:value="0.12236801" calcext:value-type="float">
            <text:p>0,12236801</text:p>
          </table:table-cell>
          <table:table-cell table:style-name="ce35" table:formula="of:=[.S4]" office:value-type="float" office:value="0.1218037" calcext:value-type="float">
            <text:p>0,1218037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82" calcext:value-type="float">
            <text:p>0,87182</text:p>
          </table:table-cell>
          <table:table-cell office:value-type="float" office:value="6.39637" calcext:value-type="float">
            <text:p>6,39637</text:p>
          </table:table-cell>
          <table:table-cell office:value-type="float" office:value="0.00156903" calcext:value-type="float">
            <text:p>0,00156903</text:p>
          </table:table-cell>
          <table:table-cell office:value-type="float" office:value="0.886323" calcext:value-type="float">
            <text:p>0,886323</text:p>
          </table:table-cell>
          <table:table-cell office:value-type="float" office:value="6.51488" calcext:value-type="float">
            <text:p>6,51488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91" calcext:value-type="float">
            <text:p>0,015991</text:p>
          </table:table-cell>
          <table:table-cell office:value-type="float" office:value="0.122146" calcext:value-type="float">
            <text:p>0,122146</text:p>
          </table:table-cell>
          <table:table-cell office:value-type="float" office:value="0.431433" calcext:value-type="float">
            <text:p>0,431433</text:p>
          </table:table-cell>
          <table:table-cell office:value-type="float" office:value="0.944948" calcext:value-type="float">
            <text:p>0,944948</text:p>
          </table:table-cell>
          <table:table-cell office:value-type="float" office:value="6.29358" calcext:value-type="float">
            <text:p>6,29358</text:p>
          </table:table-cell>
          <table:table-cell office:value-type="float" office:value="0.000892162" calcext:value-type="float">
            <text:p>0,000892162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59731" calcext:value-type="float">
            <text:p>0,0159731</text:p>
          </table:table-cell>
          <table:table-cell office:value-type="float" office:value="0.121602" calcext:value-type="float">
            <text:p>0,121602</text:p>
          </table:table-cell>
          <table:table-cell office:value-type="float" office:value="0.430307" calcext:value-type="float">
            <text:p>0,430307</text:p>
          </table:table-cell>
          <table:table-cell office:value-type="float" office:value="0.94264" calcext:value-type="float">
            <text:p>0,94264</text:p>
          </table:table-cell>
          <table:table-cell office:value-type="float" office:value="6.27325" calcext:value-type="float">
            <text:p>6,27325</text:p>
          </table:table-cell>
          <table:table-cell/>
          <table:table-cell table:style-name="ce3" office:value-type="float" office:value="65536" calcext:value-type="float">
            <text:p>65536</text:p>
          </table:table-cell>
          <table:table-cell table:style-name="ce33" table:formula="of:=[.M4]" office:value-type="float" office:value="0.43007536" calcext:value-type="float">
            <text:p>0,43007536</text:p>
          </table:table-cell>
          <table:table-cell table:style-name="ce35" table:formula="of:=[.T4]" office:value-type="float" office:value="0.42888938" calcext:value-type="float">
            <text:p>0,42888938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2346" calcext:value-type="float">
            <text:p>0,872346</text:p>
          </table:table-cell>
          <table:table-cell office:value-type="float" office:value="6.39328" calcext:value-type="float">
            <text:p>6,39328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6868" calcext:value-type="float">
            <text:p>0,886868</text:p>
          </table:table-cell>
          <table:table-cell office:value-type="float" office:value="6.50689" calcext:value-type="float">
            <text:p>6,50689</text:p>
          </table:table-cell>
          <table:table-cell office:value-type="float" office:value="0.000881195" calcext:value-type="float">
            <text:p>0,000881195</text:p>
          </table:table-cell>
          <table:table-cell office:value-type="float" office:value="0.00798607" calcext:value-type="float">
            <text:p>0,00798607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872" calcext:value-type="float">
            <text:p>0,121872</text:p>
          </table:table-cell>
          <table:table-cell office:value-type="float" office:value="0.43143" calcext:value-type="float">
            <text:p>0,43143</text:p>
          </table:table-cell>
          <table:table-cell office:value-type="float" office:value="0.94589" calcext:value-type="float">
            <text:p>0,94589</text:p>
          </table:table-cell>
          <table:table-cell office:value-type="float" office:value="6.28988" calcext:value-type="float">
            <text:p>6,28988</text:p>
          </table:table-cell>
          <table:table-cell office:value-type="float" office:value="0.000891209" calcext:value-type="float">
            <text:p>0,000891209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559" calcext:value-type="float">
            <text:p>0,0159559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0979" calcext:value-type="float">
            <text:p>0,420979</text:p>
          </table:table-cell>
          <table:table-cell office:value-type="float" office:value="0.942259" calcext:value-type="float">
            <text:p>0,942259</text:p>
          </table:table-cell>
          <table:table-cell office:value-type="float" office:value="6.27375" calcext:value-type="float">
            <text:p>6,27375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 table:style-name="ce33" table:formula="of:=[.N4]" office:value-type="float" office:value="0.94727123" calcext:value-type="float">
            <text:p>0,94727123</text:p>
          </table:table-cell>
          <table:table-cell table:style-name="ce35" table:formula="of:=[.U4]" office:value-type="float" office:value="0.94573554" calcext:value-type="float">
            <text:p>0,94573554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3399" calcext:value-type="float">
            <text:p>0,00153399</text:p>
          </table:table-cell>
          <table:table-cell office:value-type="float" office:value="0.871921" calcext:value-type="float">
            <text:p>0,871921</text:p>
          </table:table-cell>
          <table:table-cell office:value-type="float" office:value="6.3919" calcext:value-type="float">
            <text:p>6,3919</text:p>
          </table:table-cell>
          <table:table-cell office:value-type="float" office:value="0.00158381" calcext:value-type="float">
            <text:p>0,00158381</text:p>
          </table:table-cell>
          <table:table-cell office:value-type="float" office:value="0.885476" calcext:value-type="float">
            <text:p>0,885476</text:p>
          </table:table-cell>
          <table:table-cell office:value-type="float" office:value="6.50959" calcext:value-type="float">
            <text:p>6,50959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60201" calcext:value-type="float">
            <text:p>0,0160201</text:p>
          </table:table-cell>
          <table:table-cell office:value-type="float" office:value="0.121798" calcext:value-type="float">
            <text:p>0,121798</text:p>
          </table:table-cell>
          <table:table-cell office:value-type="float" office:value="0.431553" calcext:value-type="float">
            <text:p>0,431553</text:p>
          </table:table-cell>
          <table:table-cell office:value-type="float" office:value="0.940221" calcext:value-type="float">
            <text:p>0,940221</text:p>
          </table:table-cell>
          <table:table-cell office:value-type="float" office:value="6.29674" calcext:value-type="float">
            <text:p>6,29674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605" calcext:value-type="float">
            <text:p>0,121605</text:p>
          </table:table-cell>
          <table:table-cell office:value-type="float" office:value="0.427749" calcext:value-type="float">
            <text:p>0,427749</text:p>
          </table:table-cell>
          <table:table-cell office:value-type="float" office:value="0.942978" calcext:value-type="float">
            <text:p>0,942978</text:p>
          </table:table-cell>
          <table:table-cell office:value-type="float" office:value="6.2761" calcext:value-type="float">
            <text:p>6,2761</text:p>
          </table:table-cell>
          <table:table-cell/>
          <table:table-cell table:style-name="ce3" office:value-type="float" office:value="262144" calcext:value-type="float">
            <text:p>262144</text:p>
          </table:table-cell>
          <table:table-cell table:style-name="ce33" table:formula="of:=[.O4]" office:value-type="float" office:value="6.2986138" calcext:value-type="float">
            <text:p>6,2986138</text:p>
          </table:table-cell>
          <table:table-cell table:style-name="ce35" table:formula="of:=[.V4]" office:value-type="float" office:value="6.2815784" calcext:value-type="float">
            <text:p>6,2815784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4781" calcext:value-type="float">
            <text:p>0,00154781</text:p>
          </table:table-cell>
          <table:table-cell office:value-type="float" office:value="0.873136" calcext:value-type="float">
            <text:p>0,873136</text:p>
          </table:table-cell>
          <table:table-cell office:value-type="float" office:value="6.39578" calcext:value-type="float">
            <text:p>6,39578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6492" calcext:value-type="float">
            <text:p>0,886492</text:p>
          </table:table-cell>
          <table:table-cell office:value-type="float" office:value="6.50989" calcext:value-type="float">
            <text:p>6,50989</text:p>
          </table:table-cell>
          <table:table-cell office:value-type="float" office:value="0.000873089" calcext:value-type="float">
            <text:p>0,000873089</text:p>
          </table:table-cell>
          <table:table-cell office:value-type="float" office:value="0.00799608" calcext:value-type="float">
            <text:p>0,00799608</text:p>
          </table:table-cell>
          <table:table-cell office:value-type="float" office:value="0.0160098" calcext:value-type="float">
            <text:p>0,0160098</text:p>
          </table:table-cell>
          <table:table-cell office:value-type="float" office:value="0.121897" calcext:value-type="float">
            <text:p>0,121897</text:p>
          </table:table-cell>
          <table:table-cell office:value-type="float" office:value="0.422179" calcext:value-type="float">
            <text:p>0,422179</text:p>
          </table:table-cell>
          <table:table-cell office:value-type="float" office:value="0.945671" calcext:value-type="float">
            <text:p>0,945671</text:p>
          </table:table-cell>
          <table:table-cell office:value-type="float" office:value="6.29476" calcext:value-type="float">
            <text:p>6,29476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1992" calcext:value-type="float">
            <text:p>0,00801992</text:p>
          </table:table-cell>
          <table:table-cell office:value-type="float" office:value="0.0160079" calcext:value-type="float">
            <text:p>0,0160079</text:p>
          </table:table-cell>
          <table:table-cell office:value-type="float" office:value="0.121577" calcext:value-type="float">
            <text:p>0,121577</text:p>
          </table:table-cell>
          <table:table-cell office:value-type="float" office:value="0.427771" calcext:value-type="float">
            <text:p>0,427771</text:p>
          </table:table-cell>
          <table:table-cell office:value-type="float" office:value="0.935772" calcext:value-type="float">
            <text:p>0,935772</text:p>
          </table:table-cell>
          <table:table-cell office:value-type="float" office:value="6.28596" calcext:value-type="float">
            <text:p>6,2859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212" calcext:value-type="float">
            <text:p>0,00156212</text:p>
          </table:table-cell>
          <table:table-cell office:value-type="float" office:value="0.872162" calcext:value-type="float">
            <text:p>0,872162</text:p>
          </table:table-cell>
          <table:table-cell office:value-type="float" office:value="6.39346" calcext:value-type="float">
            <text:p>6,39346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7311" calcext:value-type="float">
            <text:p>0,887311</text:p>
          </table:table-cell>
          <table:table-cell office:value-type="float" office:value="6.51467" calcext:value-type="float">
            <text:p>6,51467</text:p>
          </table:table-cell>
          <table:table-cell office:value-type="float" office:value="0.000873804" calcext:value-type="float">
            <text:p>0,000873804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659" calcext:value-type="float">
            <text:p>0,0159659</text:p>
          </table:table-cell>
          <table:table-cell office:value-type="float" office:value="0.12187" calcext:value-type="float">
            <text:p>0,12187</text:p>
          </table:table-cell>
          <table:table-cell office:value-type="float" office:value="0.431095" calcext:value-type="float">
            <text:p>0,431095</text:p>
          </table:table-cell>
          <table:table-cell office:value-type="float" office:value="0.944836" calcext:value-type="float">
            <text:p>0,944836</text:p>
          </table:table-cell>
          <table:table-cell office:value-type="float" office:value="6.29401" calcext:value-type="float">
            <text:p>6,29401</text:p>
          </table:table-cell>
          <table:table-cell office:value-type="float" office:value="0.000884056" calcext:value-type="float">
            <text:p>0,000884056</text:p>
          </table:table-cell>
          <table:table-cell office:value-type="float" office:value="0.00803018" calcext:value-type="float">
            <text:p>0,00803018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764" calcext:value-type="float">
            <text:p>0,121764</text:p>
          </table:table-cell>
          <table:table-cell office:value-type="float" office:value="0.42784" calcext:value-type="float">
            <text:p>0,42784</text:p>
          </table:table-cell>
          <table:table-cell office:value-type="float" office:value="0.945889" calcext:value-type="float">
            <text:p>0,945889</text:p>
          </table:table-cell>
          <table:table-cell office:value-type="float" office:value="6.28141" calcext:value-type="float">
            <text:p>6,2814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2142" calcext:value-type="float">
            <text:p>0,872142</text:p>
          </table:table-cell>
          <table:table-cell office:value-type="float" office:value="6.39495" calcext:value-type="float">
            <text:p>6,39495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5519" calcext:value-type="float">
            <text:p>0,885519</text:p>
          </table:table-cell>
          <table:table-cell office:value-type="float" office:value="6.51293" calcext:value-type="float">
            <text:p>6,51293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512" calcext:value-type="float">
            <text:p>0,00798512</text:p>
          </table:table-cell>
          <table:table-cell office:value-type="float" office:value="0.0160091" calcext:value-type="float">
            <text:p>0,0160091</text:p>
          </table:table-cell>
          <table:table-cell office:value-type="float" office:value="0.121907" calcext:value-type="float">
            <text:p>0,121907</text:p>
          </table:table-cell>
          <table:table-cell office:value-type="float" office:value="0.428621" calcext:value-type="float">
            <text:p>0,428621</text:p>
          </table:table-cell>
          <table:table-cell office:value-type="float" office:value="0.944911" calcext:value-type="float">
            <text:p>0,944911</text:p>
          </table:table-cell>
          <table:table-cell office:value-type="float" office:value="6.28987" calcext:value-type="float">
            <text:p>6,28987</text:p>
          </table:table-cell>
          <table:table-cell office:value-type="float" office:value="0.000895977" calcext:value-type="float">
            <text:p>0,000895977</text:p>
          </table:table-cell>
          <table:table-cell office:value-type="float" office:value="0.00804496" calcext:value-type="float">
            <text:p>0,00804496</text:p>
          </table:table-cell>
          <table:table-cell office:value-type="float" office:value="0.015965" calcext:value-type="float">
            <text:p>0,015965</text:p>
          </table:table-cell>
          <table:table-cell office:value-type="float" office:value="0.121533" calcext:value-type="float">
            <text:p>0,121533</text:p>
          </table:table-cell>
          <table:table-cell office:value-type="float" office:value="0.427959" calcext:value-type="float">
            <text:p>0,427959</text:p>
          </table:table-cell>
          <table:table-cell office:value-type="float" office:value="0.94236" calcext:value-type="float">
            <text:p>0,94236</text:p>
          </table:table-cell>
          <table:table-cell office:value-type="float" office:value="6.27537" calcext:value-type="float">
            <text:p>6,2753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1963" calcext:value-type="float">
            <text:p>0,871963</text:p>
          </table:table-cell>
          <table:table-cell office:value-type="float" office:value="6.39897" calcext:value-type="float">
            <text:p>6,39897</text:p>
          </table:table-cell>
          <table:table-cell office:value-type="float" office:value="0.00159311" calcext:value-type="float">
            <text:p>0,00159311</text:p>
          </table:table-cell>
          <table:table-cell office:value-type="float" office:value="0.88709" calcext:value-type="float">
            <text:p>0,88709</text:p>
          </table:table-cell>
          <table:table-cell office:value-type="float" office:value="6.51723" calcext:value-type="float">
            <text:p>6,51723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822" calcext:value-type="float">
            <text:p>0,0159822</text:p>
          </table:table-cell>
          <table:table-cell office:value-type="float" office:value="0.121956" calcext:value-type="float">
            <text:p>0,121956</text:p>
          </table:table-cell>
          <table:table-cell office:value-type="float" office:value="0.431501" calcext:value-type="float">
            <text:p>0,431501</text:p>
          </table:table-cell>
          <table:table-cell office:value-type="float" office:value="0.944763" calcext:value-type="float">
            <text:p>0,944763</text:p>
          </table:table-cell>
          <table:table-cell office:value-type="float" office:value="6.29079" calcext:value-type="float">
            <text:p>6,29079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088" calcext:value-type="float">
            <text:p>0,00802088</text:p>
          </table:table-cell>
          <table:table-cell office:value-type="float" office:value="0.0159671" calcext:value-type="float">
            <text:p>0,0159671</text:p>
          </table:table-cell>
          <table:table-cell office:value-type="float" office:value="0.121685" calcext:value-type="float">
            <text:p>0,121685</text:p>
          </table:table-cell>
          <table:table-cell office:value-type="float" office:value="0.420885" calcext:value-type="float">
            <text:p>0,420885</text:p>
          </table:table-cell>
          <table:table-cell office:value-type="float" office:value="0.942733" calcext:value-type="float">
            <text:p>0,942733</text:p>
          </table:table-cell>
          <table:table-cell office:value-type="float" office:value="6.27299" calcext:value-type="float">
            <text:p>6,2729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3199" calcext:value-type="float">
            <text:p>0,873199</text:p>
          </table:table-cell>
          <table:table-cell office:value-type="float" office:value="6.39818" calcext:value-type="float">
            <text:p>6,39818</text:p>
          </table:table-cell>
          <table:table-cell office:value-type="float" office:value="0.00159812" calcext:value-type="float">
            <text:p>0,00159812</text:p>
          </table:table-cell>
          <table:table-cell office:value-type="float" office:value="0.886448" calcext:value-type="float">
            <text:p>0,886448</text:p>
          </table:table-cell>
          <table:table-cell office:value-type="float" office:value="6.50883" calcext:value-type="float">
            <text:p>6,50883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202" calcext:value-type="float">
            <text:p>0,00798202</text:p>
          </table:table-cell>
          <table:table-cell office:value-type="float" office:value="0.0159841" calcext:value-type="float">
            <text:p>0,0159841</text:p>
          </table:table-cell>
          <table:table-cell office:value-type="float" office:value="0.121939" calcext:value-type="float">
            <text:p>0,121939</text:p>
          </table:table-cell>
          <table:table-cell office:value-type="float" office:value="0.42902" calcext:value-type="float">
            <text:p>0,42902</text:p>
          </table:table-cell>
          <table:table-cell office:value-type="float" office:value="0.945103" calcext:value-type="float">
            <text:p>0,945103</text:p>
          </table:table-cell>
          <table:table-cell office:value-type="float" office:value="6.2916" calcext:value-type="float">
            <text:p>6,2916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2779" calcext:value-type="float">
            <text:p>0,00802779</text:p>
          </table:table-cell>
          <table:table-cell office:value-type="float" office:value="0.016016" calcext:value-type="float">
            <text:p>0,016016</text:p>
          </table:table-cell>
          <table:table-cell office:value-type="float" office:value="0.121513" calcext:value-type="float">
            <text:p>0,121513</text:p>
          </table:table-cell>
          <table:table-cell office:value-type="float" office:value="0.430385" calcext:value-type="float">
            <text:p>0,430385</text:p>
          </table:table-cell>
          <table:table-cell office:value-type="float" office:value="0.942447" calcext:value-type="float">
            <text:p>0,942447</text:p>
          </table:table-cell>
          <table:table-cell office:value-type="float" office:value="6.27325" calcext:value-type="float">
            <text:p>6,2732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89" calcext:value-type="float">
            <text:p>0,00153589</text:p>
          </table:table-cell>
          <table:table-cell office:value-type="float" office:value="0.872156" calcext:value-type="float">
            <text:p>0,872156</text:p>
          </table:table-cell>
          <table:table-cell office:value-type="float" office:value="6.39564" calcext:value-type="float">
            <text:p>6,3956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5974" calcext:value-type="float">
            <text:p>0,885974</text:p>
          </table:table-cell>
          <table:table-cell office:value-type="float" office:value="6.50863" calcext:value-type="float">
            <text:p>6,50863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59628" calcext:value-type="float">
            <text:p>0,0159628</text:p>
          </table:table-cell>
          <table:table-cell office:value-type="float" office:value="0.121393" calcext:value-type="float">
            <text:p>0,121393</text:p>
          </table:table-cell>
          <table:table-cell office:value-type="float" office:value="0.429111" calcext:value-type="float">
            <text:p>0,429111</text:p>
          </table:table-cell>
          <table:table-cell office:value-type="float" office:value="0.944967" calcext:value-type="float">
            <text:p>0,944967</text:p>
          </table:table-cell>
          <table:table-cell office:value-type="float" office:value="6.29098" calcext:value-type="float">
            <text:p>6,29098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3304" calcext:value-type="float">
            <text:p>0,00803304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571" calcext:value-type="float">
            <text:p>0,121571</text:p>
          </table:table-cell>
          <table:table-cell office:value-type="float" office:value="0.421247" calcext:value-type="float">
            <text:p>0,421247</text:p>
          </table:table-cell>
          <table:table-cell office:value-type="float" office:value="0.936202" calcext:value-type="float">
            <text:p>0,936202</text:p>
          </table:table-cell>
          <table:table-cell office:value-type="float" office:value="6.2761" calcext:value-type="float">
            <text:p>6,276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89" calcext:value-type="float">
            <text:p>0,00153589</text:p>
          </table:table-cell>
          <table:table-cell office:value-type="float" office:value="0.872925" calcext:value-type="float">
            <text:p>0,872925</text:p>
          </table:table-cell>
          <table:table-cell office:value-type="float" office:value="6.39182" calcext:value-type="float">
            <text:p>6,39182</text:p>
          </table:table-cell>
          <table:table-cell office:value-type="float" office:value="0.00159502" calcext:value-type="float">
            <text:p>0,00159502</text:p>
          </table:table-cell>
          <table:table-cell office:value-type="float" office:value="0.886043" calcext:value-type="float">
            <text:p>0,886043</text:p>
          </table:table-cell>
          <table:table-cell office:value-type="float" office:value="6.51263" calcext:value-type="float">
            <text:p>6,51263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621" calcext:value-type="float">
            <text:p>0,0159621</text:p>
          </table:table-cell>
          <table:table-cell office:value-type="float" office:value="0.121979" calcext:value-type="float">
            <text:p>0,121979</text:p>
          </table:table-cell>
          <table:table-cell office:value-type="float" office:value="0.431147" calcext:value-type="float">
            <text:p>0,431147</text:p>
          </table:table-cell>
          <table:table-cell office:value-type="float" office:value="0.944836" calcext:value-type="float">
            <text:p>0,944836</text:p>
          </table:table-cell>
          <table:table-cell office:value-type="float" office:value="6.2918" calcext:value-type="float">
            <text:p>6,2918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59712" calcext:value-type="float">
            <text:p>0,0159712</text:p>
          </table:table-cell>
          <table:table-cell office:value-type="float" office:value="0.121569" calcext:value-type="float">
            <text:p>0,121569</text:p>
          </table:table-cell>
          <table:table-cell office:value-type="float" office:value="0.427932" calcext:value-type="float">
            <text:p>0,427932</text:p>
          </table:table-cell>
          <table:table-cell office:value-type="float" office:value="0.936539" calcext:value-type="float">
            <text:p>0,936539</text:p>
          </table:table-cell>
          <table:table-cell office:value-type="float" office:value="6.2796" calcext:value-type="float">
            <text:p>6,279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09" calcext:value-type="float">
            <text:p>0,0015409</text:p>
          </table:table-cell>
          <table:table-cell office:value-type="float" office:value="0.871071" calcext:value-type="float">
            <text:p>0,871071</text:p>
          </table:table-cell>
          <table:table-cell office:value-type="float" office:value="6.3945" calcext:value-type="float">
            <text:p>6,3945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886115" calcext:value-type="float">
            <text:p>0,886115</text:p>
          </table:table-cell>
          <table:table-cell office:value-type="float" office:value="6.51771" calcext:value-type="float">
            <text:p>6,51771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121883" calcext:value-type="float">
            <text:p>0,121883</text:p>
          </table:table-cell>
          <table:table-cell office:value-type="float" office:value="0.428871" calcext:value-type="float">
            <text:p>0,428871</text:p>
          </table:table-cell>
          <table:table-cell office:value-type="float" office:value="0.944523" calcext:value-type="float">
            <text:p>0,944523</text:p>
          </table:table-cell>
          <table:table-cell office:value-type="float" office:value="6.30165" calcext:value-type="float">
            <text:p>6,30165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995" calcext:value-type="float">
            <text:p>0,00803995</text:p>
          </table:table-cell>
          <table:table-cell office:value-type="float" office:value="0.0159879" calcext:value-type="float">
            <text:p>0,0159879</text:p>
          </table:table-cell>
          <table:table-cell office:value-type="float" office:value="0.121545" calcext:value-type="float">
            <text:p>0,121545</text:p>
          </table:table-cell>
          <table:table-cell office:value-type="float" office:value="0.427772" calcext:value-type="float">
            <text:p>0,427772</text:p>
          </table:table-cell>
          <table:table-cell office:value-type="float" office:value="0.944504" calcext:value-type="float">
            <text:p>0,944504</text:p>
          </table:table-cell>
          <table:table-cell office:value-type="float" office:value="6.27375" calcext:value-type="float">
            <text:p>6,2737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115" calcext:value-type="float">
            <text:p>0,00155115</text:p>
          </table:table-cell>
          <table:table-cell office:value-type="float" office:value="0.872251" calcext:value-type="float">
            <text:p>0,872251</text:p>
          </table:table-cell>
          <table:table-cell office:value-type="float" office:value="6.39505" calcext:value-type="float">
            <text:p>6,39505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516" calcext:value-type="float">
            <text:p>0,886516</text:p>
          </table:table-cell>
          <table:table-cell office:value-type="float" office:value="6.51309" calcext:value-type="float">
            <text:p>6,51309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979" calcext:value-type="float">
            <text:p>0,0159979</text:p>
          </table:table-cell>
          <table:table-cell office:value-type="float" office:value="0.12184" calcext:value-type="float">
            <text:p>0,12184</text:p>
          </table:table-cell>
          <table:table-cell office:value-type="float" office:value="0.431088" calcext:value-type="float">
            <text:p>0,431088</text:p>
          </table:table-cell>
          <table:table-cell office:value-type="float" office:value="0.938384" calcext:value-type="float">
            <text:p>0,938384</text:p>
          </table:table-cell>
          <table:table-cell office:value-type="float" office:value="6.29124" calcext:value-type="float">
            <text:p>6,29124</text:p>
          </table:table-cell>
          <table:table-cell office:value-type="float" office:value="0.000882864" calcext:value-type="float">
            <text:p>0,000882864</text:p>
          </table:table-cell>
          <table:table-cell office:value-type="float" office:value="0.00804901" calcext:value-type="float">
            <text:p>0,00804901</text:p>
          </table:table-cell>
          <table:table-cell office:value-type="float" office:value="0.0159941" calcext:value-type="float">
            <text:p>0,0159941</text:p>
          </table:table-cell>
          <table:table-cell office:value-type="float" office:value="0.121736" calcext:value-type="float">
            <text:p>0,121736</text:p>
          </table:table-cell>
          <table:table-cell office:value-type="float" office:value="0.427695" calcext:value-type="float">
            <text:p>0,427695</text:p>
          </table:table-cell>
          <table:table-cell office:value-type="float" office:value="0.942313" calcext:value-type="float">
            <text:p>0,942313</text:p>
          </table:table-cell>
          <table:table-cell office:value-type="float" office:value="6.28231" calcext:value-type="float">
            <text:p>6,2823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403" calcext:value-type="float">
            <text:p>0,00156403</text:p>
          </table:table-cell>
          <table:table-cell office:value-type="float" office:value="0.872213" calcext:value-type="float">
            <text:p>0,872213</text:p>
          </table:table-cell>
          <table:table-cell office:value-type="float" office:value="6.40164" calcext:value-type="float">
            <text:p>6,40164</text:p>
          </table:table-cell>
          <table:table-cell office:value-type="float" office:value="0.00158215" calcext:value-type="float">
            <text:p>0,00158215</text:p>
          </table:table-cell>
          <table:table-cell office:value-type="float" office:value="0.885421" calcext:value-type="float">
            <text:p>0,885421</text:p>
          </table:table-cell>
          <table:table-cell office:value-type="float" office:value="6.51" calcext:value-type="float">
            <text:p>6,51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512" calcext:value-type="float">
            <text:p>0,00798512</text:p>
          </table:table-cell>
          <table:table-cell office:value-type="float" office:value="0.0159841" calcext:value-type="float">
            <text:p>0,0159841</text:p>
          </table:table-cell>
          <table:table-cell office:value-type="float" office:value="0.121959" calcext:value-type="float">
            <text:p>0,121959</text:p>
          </table:table-cell>
          <table:table-cell office:value-type="float" office:value="0.431585" calcext:value-type="float">
            <text:p>0,431585</text:p>
          </table:table-cell>
          <table:table-cell office:value-type="float" office:value="0.945194" calcext:value-type="float">
            <text:p>0,945194</text:p>
          </table:table-cell>
          <table:table-cell office:value-type="float" office:value="6.29504" calcext:value-type="float">
            <text:p>6,29504</text:p>
          </table:table-cell>
          <table:table-cell office:value-type="float" office:value="0.00089407" calcext:value-type="float">
            <text:p>0,00089407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60298" calcext:value-type="float">
            <text:p>0,0160298</text:p>
          </table:table-cell>
          <table:table-cell office:value-type="float" office:value="0.121577" calcext:value-type="float">
            <text:p>0,121577</text:p>
          </table:table-cell>
          <table:table-cell office:value-type="float" office:value="0.428187" calcext:value-type="float">
            <text:p>0,428187</text:p>
          </table:table-cell>
          <table:table-cell office:value-type="float" office:value="0.944914" calcext:value-type="float">
            <text:p>0,944914</text:p>
          </table:table-cell>
          <table:table-cell office:value-type="float" office:value="6.27328" calcext:value-type="float">
            <text:p>6,2732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602" calcext:value-type="float">
            <text:p>0,871602</text:p>
          </table:table-cell>
          <table:table-cell office:value-type="float" office:value="6.39494" calcext:value-type="float">
            <text:p>6,39494</text:p>
          </table:table-cell>
          <table:table-cell office:value-type="float" office:value="0.00157404" calcext:value-type="float">
            <text:p>0,00157404</text:p>
          </table:table-cell>
          <table:table-cell office:value-type="float" office:value="0.885927" calcext:value-type="float">
            <text:p>0,885927</text:p>
          </table:table-cell>
          <table:table-cell office:value-type="float" office:value="6.50717" calcext:value-type="float">
            <text:p>6,5071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17" calcext:value-type="float">
            <text:p>0,016017</text:p>
          </table:table-cell>
          <table:table-cell office:value-type="float" office:value="0.121948" calcext:value-type="float">
            <text:p>0,121948</text:p>
          </table:table-cell>
          <table:table-cell office:value-type="float" office:value="0.421987" calcext:value-type="float">
            <text:p>0,421987</text:p>
          </table:table-cell>
          <table:table-cell office:value-type="float" office:value="0.945197" calcext:value-type="float">
            <text:p>0,945197</text:p>
          </table:table-cell>
          <table:table-cell office:value-type="float" office:value="6.29637" calcext:value-type="float">
            <text:p>6,2963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59621" calcext:value-type="float">
            <text:p>0,0159621</text:p>
          </table:table-cell>
          <table:table-cell office:value-type="float" office:value="0.121785" calcext:value-type="float">
            <text:p>0,121785</text:p>
          </table:table-cell>
          <table:table-cell office:value-type="float" office:value="0.430419" calcext:value-type="float">
            <text:p>0,430419</text:p>
          </table:table-cell>
          <table:table-cell office:value-type="float" office:value="0.942765" calcext:value-type="float">
            <text:p>0,942765</text:p>
          </table:table-cell>
          <table:table-cell office:value-type="float" office:value="6.27314" calcext:value-type="float">
            <text:p>6,2731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16" calcext:value-type="float">
            <text:p>0,00155616</text:p>
          </table:table-cell>
          <table:table-cell office:value-type="float" office:value="0.872671" calcext:value-type="float">
            <text:p>0,872671</text:p>
          </table:table-cell>
          <table:table-cell office:value-type="float" office:value="6.40406" calcext:value-type="float">
            <text:p>6,40406</text:p>
          </table:table-cell>
          <table:table-cell office:value-type="float" office:value="0.00158906" calcext:value-type="float">
            <text:p>0,00158906</text:p>
          </table:table-cell>
          <table:table-cell office:value-type="float" office:value="0.886228" calcext:value-type="float">
            <text:p>0,886228</text:p>
          </table:table-cell>
          <table:table-cell office:value-type="float" office:value="6.51132" calcext:value-type="float">
            <text:p>6,51132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415" calcext:value-type="float">
            <text:p>0,00797415</text:p>
          </table:table-cell>
          <table:table-cell office:value-type="float" office:value="0.0159721" calcext:value-type="float">
            <text:p>0,0159721</text:p>
          </table:table-cell>
          <table:table-cell office:value-type="float" office:value="0.121863" calcext:value-type="float">
            <text:p>0,121863</text:p>
          </table:table-cell>
          <table:table-cell office:value-type="float" office:value="0.429179" calcext:value-type="float">
            <text:p>0,429179</text:p>
          </table:table-cell>
          <table:table-cell office:value-type="float" office:value="0.945551" calcext:value-type="float">
            <text:p>0,945551</text:p>
          </table:table-cell>
          <table:table-cell office:value-type="float" office:value="6.29474" calcext:value-type="float">
            <text:p>6,2947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3399" calcext:value-type="float">
            <text:p>0,00803399</text:p>
          </table:table-cell>
          <table:table-cell office:value-type="float" office:value="0.0160089" calcext:value-type="float">
            <text:p>0,0160089</text:p>
          </table:table-cell>
          <table:table-cell office:value-type="float" office:value="0.121237" calcext:value-type="float">
            <text:p>0,121237</text:p>
          </table:table-cell>
          <table:table-cell office:value-type="float" office:value="0.421395" calcext:value-type="float">
            <text:p>0,421395</text:p>
          </table:table-cell>
          <table:table-cell office:value-type="float" office:value="0.935524" calcext:value-type="float">
            <text:p>0,935524</text:p>
          </table:table-cell>
          <table:table-cell office:value-type="float" office:value="6.28049" calcext:value-type="float">
            <text:p>6,2804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18" calcext:value-type="float">
            <text:p>0,00153518</text:p>
          </table:table-cell>
          <table:table-cell office:value-type="float" office:value="0.873296" calcext:value-type="float">
            <text:p>0,873296</text:p>
          </table:table-cell>
          <table:table-cell office:value-type="float" office:value="6.39096" calcext:value-type="float">
            <text:p>6,39096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5913" calcext:value-type="float">
            <text:p>0,885913</text:p>
          </table:table-cell>
          <table:table-cell office:value-type="float" office:value="6.51024" calcext:value-type="float">
            <text:p>6,51024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6" calcext:value-type="float">
            <text:p>0,01596</text:p>
          </table:table-cell>
          <table:table-cell office:value-type="float" office:value="0.121907" calcext:value-type="float">
            <text:p>0,121907</text:p>
          </table:table-cell>
          <table:table-cell office:value-type="float" office:value="0.431569" calcext:value-type="float">
            <text:p>0,431569</text:p>
          </table:table-cell>
          <table:table-cell office:value-type="float" office:value="0.945266" calcext:value-type="float">
            <text:p>0,945266</text:p>
          </table:table-cell>
          <table:table-cell office:value-type="float" office:value="6.29033" calcext:value-type="float">
            <text:p>6,29033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671" calcext:value-type="float">
            <text:p>0,0159671</text:p>
          </table:table-cell>
          <table:table-cell office:value-type="float" office:value="0.121533" calcext:value-type="float">
            <text:p>0,121533</text:p>
          </table:table-cell>
          <table:table-cell office:value-type="float" office:value="0.430318" calcext:value-type="float">
            <text:p>0,430318</text:p>
          </table:table-cell>
          <table:table-cell office:value-type="float" office:value="0.944813" calcext:value-type="float">
            <text:p>0,944813</text:p>
          </table:table-cell>
          <table:table-cell office:value-type="float" office:value="6.28079" calcext:value-type="float">
            <text:p>6,2807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805" calcext:value-type="float">
            <text:p>0,00154805</text:p>
          </table:table-cell>
          <table:table-cell office:value-type="float" office:value="0.872459" calcext:value-type="float">
            <text:p>0,872459</text:p>
          </table:table-cell>
          <table:table-cell office:value-type="float" office:value="6.39363" calcext:value-type="float">
            <text:p>6,39363</text:p>
          </table:table-cell>
          <table:table-cell office:value-type="float" office:value="0.00158691" calcext:value-type="float">
            <text:p>0,00158691</text:p>
          </table:table-cell>
          <table:table-cell office:value-type="float" office:value="0.885819" calcext:value-type="float">
            <text:p>0,885819</text:p>
          </table:table-cell>
          <table:table-cell office:value-type="float" office:value="6.5207" calcext:value-type="float">
            <text:p>6,5207</text:p>
          </table:table-cell>
          <table:table-cell office:value-type="float" office:value="0.000883102" calcext:value-type="float">
            <text:p>0,000883102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762" calcext:value-type="float">
            <text:p>0,0159762</text:p>
          </table:table-cell>
          <table:table-cell office:value-type="float" office:value="0.121882" calcext:value-type="float">
            <text:p>0,121882</text:p>
          </table:table-cell>
          <table:table-cell office:value-type="float" office:value="0.431064" calcext:value-type="float">
            <text:p>0,431064</text:p>
          </table:table-cell>
          <table:table-cell office:value-type="float" office:value="0.944984" calcext:value-type="float">
            <text:p>0,944984</text:p>
          </table:table-cell>
          <table:table-cell office:value-type="float" office:value="6.2967" calcext:value-type="float">
            <text:p>6,2967</text:p>
          </table:table-cell>
          <table:table-cell office:value-type="float" office:value="0.000883818" calcext:value-type="float">
            <text:p>0,000883818</text:p>
          </table:table-cell>
          <table:table-cell office:value-type="float" office:value="0.00801897" calcext:value-type="float">
            <text:p>0,00801897</text:p>
          </table:table-cell>
          <table:table-cell office:value-type="float" office:value="0.0159922" calcext:value-type="float">
            <text:p>0,0159922</text:p>
          </table:table-cell>
          <table:table-cell office:value-type="float" office:value="0.121577" calcext:value-type="float">
            <text:p>0,121577</text:p>
          </table:table-cell>
          <table:table-cell office:value-type="float" office:value="0.42797" calcext:value-type="float">
            <text:p>0,42797</text:p>
          </table:table-cell>
          <table:table-cell office:value-type="float" office:value="0.942798" calcext:value-type="float">
            <text:p>0,942798</text:p>
          </table:table-cell>
          <table:table-cell office:value-type="float" office:value="6.2742" calcext:value-type="float">
            <text:p>6,274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16" calcext:value-type="float">
            <text:p>0,00155616</text:p>
          </table:table-cell>
          <table:table-cell office:value-type="float" office:value="0.872472" calcext:value-type="float">
            <text:p>0,872472</text:p>
          </table:table-cell>
          <table:table-cell office:value-type="float" office:value="6.39252" calcext:value-type="float">
            <text:p>6,39252</text:p>
          </table:table-cell>
          <table:table-cell office:value-type="float" office:value="0.00159788" calcext:value-type="float">
            <text:p>0,00159788</text:p>
          </table:table-cell>
          <table:table-cell office:value-type="float" office:value="0.886059" calcext:value-type="float">
            <text:p>0,886059</text:p>
          </table:table-cell>
          <table:table-cell office:value-type="float" office:value="6.51419" calcext:value-type="float">
            <text:p>6,51419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7701" calcext:value-type="float">
            <text:p>0,007977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991" calcext:value-type="float">
            <text:p>0,121991</text:p>
          </table:table-cell>
          <table:table-cell office:value-type="float" office:value="0.421991" calcext:value-type="float">
            <text:p>0,421991</text:p>
          </table:table-cell>
          <table:table-cell office:value-type="float" office:value="0.938104" calcext:value-type="float">
            <text:p>0,938104</text:p>
          </table:table-cell>
          <table:table-cell office:value-type="float" office:value="6.2895" calcext:value-type="float">
            <text:p>6,2895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59502" calcext:value-type="float">
            <text:p>0,0159502</text:p>
          </table:table-cell>
          <table:table-cell office:value-type="float" office:value="0.12154" calcext:value-type="float">
            <text:p>0,12154</text:p>
          </table:table-cell>
          <table:table-cell office:value-type="float" office:value="0.421255" calcext:value-type="float">
            <text:p>0,421255</text:p>
          </table:table-cell>
          <table:table-cell office:value-type="float" office:value="0.935731" calcext:value-type="float">
            <text:p>0,935731</text:p>
          </table:table-cell>
          <table:table-cell office:value-type="float" office:value="6.28085" calcext:value-type="float">
            <text:p>6,2808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95" calcext:value-type="float">
            <text:p>0,00154495</text:p>
          </table:table-cell>
          <table:table-cell office:value-type="float" office:value="0.871547" calcext:value-type="float">
            <text:p>0,871547</text:p>
          </table:table-cell>
          <table:table-cell office:value-type="float" office:value="6.39167" calcext:value-type="float">
            <text:p>6,39167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6088" calcext:value-type="float">
            <text:p>0,886088</text:p>
          </table:table-cell>
          <table:table-cell office:value-type="float" office:value="6.51459" calcext:value-type="float">
            <text:p>6,51459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022" calcext:value-type="float">
            <text:p>0,0160022</text:p>
          </table:table-cell>
          <table:table-cell office:value-type="float" office:value="0.121997" calcext:value-type="float">
            <text:p>0,121997</text:p>
          </table:table-cell>
          <table:table-cell office:value-type="float" office:value="0.429263" calcext:value-type="float">
            <text:p>0,429263</text:p>
          </table:table-cell>
          <table:table-cell office:value-type="float" office:value="0.945746" calcext:value-type="float">
            <text:p>0,945746</text:p>
          </table:table-cell>
          <table:table-cell office:value-type="float" office:value="6.29297" calcext:value-type="float">
            <text:p>6,29297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6021" calcext:value-type="float">
            <text:p>0,016021</text:p>
          </table:table-cell>
          <table:table-cell office:value-type="float" office:value="0.121702" calcext:value-type="float">
            <text:p>0,121702</text:p>
          </table:table-cell>
          <table:table-cell office:value-type="float" office:value="0.430362" calcext:value-type="float">
            <text:p>0,430362</text:p>
          </table:table-cell>
          <table:table-cell office:value-type="float" office:value="0.944997" calcext:value-type="float">
            <text:p>0,944997</text:p>
          </table:table-cell>
          <table:table-cell office:value-type="float" office:value="6.2789" calcext:value-type="float">
            <text:p>6,278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208" calcext:value-type="float">
            <text:p>0,00153208</text:p>
          </table:table-cell>
          <table:table-cell office:value-type="float" office:value="0.87182" calcext:value-type="float">
            <text:p>0,87182</text:p>
          </table:table-cell>
          <table:table-cell office:value-type="float" office:value="6.39828" calcext:value-type="float">
            <text:p>6,39828</text:p>
          </table:table-cell>
          <table:table-cell office:value-type="float" office:value="0.00158215" calcext:value-type="float">
            <text:p>0,00158215</text:p>
          </table:table-cell>
          <table:table-cell office:value-type="float" office:value="0.885566" calcext:value-type="float">
            <text:p>0,885566</text:p>
          </table:table-cell>
          <table:table-cell office:value-type="float" office:value="6.51388" calcext:value-type="float">
            <text:p>6,51388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999" calcext:value-type="float">
            <text:p>0,0079999</text:p>
          </table:table-cell>
          <table:table-cell office:value-type="float" office:value="0.0160348" calcext:value-type="float">
            <text:p>0,0160348</text:p>
          </table:table-cell>
          <table:table-cell office:value-type="float" office:value="0.122023" calcext:value-type="float">
            <text:p>0,122023</text:p>
          </table:table-cell>
          <table:table-cell office:value-type="float" office:value="0.422046" calcext:value-type="float">
            <text:p>0,422046</text:p>
          </table:table-cell>
          <table:table-cell office:value-type="float" office:value="0.944747" calcext:value-type="float">
            <text:p>0,944747</text:p>
          </table:table-cell>
          <table:table-cell office:value-type="float" office:value="6.29236" calcext:value-type="float">
            <text:p>6,29236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812" calcext:value-type="float">
            <text:p>0,0159812</text:p>
          </table:table-cell>
          <table:table-cell office:value-type="float" office:value="0.120967" calcext:value-type="float">
            <text:p>0,120967</text:p>
          </table:table-cell>
          <table:table-cell office:value-type="float" office:value="0.427814" calcext:value-type="float">
            <text:p>0,427814</text:p>
          </table:table-cell>
          <table:table-cell office:value-type="float" office:value="0.942811" calcext:value-type="float">
            <text:p>0,942811</text:p>
          </table:table-cell>
          <table:table-cell office:value-type="float" office:value="6.27941" calcext:value-type="float">
            <text:p>6,2794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283" calcext:value-type="float">
            <text:p>0,00156283</text:p>
          </table:table-cell>
          <table:table-cell office:value-type="float" office:value="0.872092" calcext:value-type="float">
            <text:p>0,872092</text:p>
          </table:table-cell>
          <table:table-cell office:value-type="float" office:value="6.39336" calcext:value-type="float">
            <text:p>6,39336</text:p>
          </table:table-cell>
          <table:table-cell office:value-type="float" office:value="0.00159001" calcext:value-type="float">
            <text:p>0,00159001</text:p>
          </table:table-cell>
          <table:table-cell office:value-type="float" office:value="0.886654" calcext:value-type="float">
            <text:p>0,886654</text:p>
          </table:table-cell>
          <table:table-cell office:value-type="float" office:value="6.50834" calcext:value-type="float">
            <text:p>6,50834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799" calcext:value-type="float">
            <text:p>0,00799799</text:p>
          </table:table-cell>
          <table:table-cell office:value-type="float" office:value="0.0160041" calcext:value-type="float">
            <text:p>0,0160041</text:p>
          </table:table-cell>
          <table:table-cell office:value-type="float" office:value="0.121997" calcext:value-type="float">
            <text:p>0,121997</text:p>
          </table:table-cell>
          <table:table-cell office:value-type="float" office:value="0.431665" calcext:value-type="float">
            <text:p>0,431665</text:p>
          </table:table-cell>
          <table:table-cell office:value-type="float" office:value="0.944907" calcext:value-type="float">
            <text:p>0,944907</text:p>
          </table:table-cell>
          <table:table-cell office:value-type="float" office:value="6.29974" calcext:value-type="float">
            <text:p>6,29974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60091" calcext:value-type="float">
            <text:p>0,0160091</text:p>
          </table:table-cell>
          <table:table-cell office:value-type="float" office:value="0.121598" calcext:value-type="float">
            <text:p>0,121598</text:p>
          </table:table-cell>
          <table:table-cell office:value-type="float" office:value="0.428561" calcext:value-type="float">
            <text:p>0,428561</text:p>
          </table:table-cell>
          <table:table-cell office:value-type="float" office:value="0.942297" calcext:value-type="float">
            <text:p>0,942297</text:p>
          </table:table-cell>
          <table:table-cell office:value-type="float" office:value="6.27351" calcext:value-type="float">
            <text:p>6,2735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2399" calcext:value-type="float">
            <text:p>0,872399</text:p>
          </table:table-cell>
          <table:table-cell office:value-type="float" office:value="6.38968" calcext:value-type="float">
            <text:p>6,38968</text:p>
          </table:table-cell>
          <table:table-cell office:value-type="float" office:value="0.00158787" calcext:value-type="float">
            <text:p>0,00158787</text:p>
          </table:table-cell>
          <table:table-cell office:value-type="float" office:value="0.885453" calcext:value-type="float">
            <text:p>0,885453</text:p>
          </table:table-cell>
          <table:table-cell office:value-type="float" office:value="6.50673" calcext:value-type="float">
            <text:p>6,50673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751" calcext:value-type="float">
            <text:p>0,0079751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875" calcext:value-type="float">
            <text:p>0,121875</text:p>
          </table:table-cell>
          <table:table-cell office:value-type="float" office:value="0.429126" calcext:value-type="float">
            <text:p>0,429126</text:p>
          </table:table-cell>
          <table:table-cell office:value-type="float" office:value="0.944555" calcext:value-type="float">
            <text:p>0,944555</text:p>
          </table:table-cell>
          <table:table-cell office:value-type="float" office:value="6.29073" calcext:value-type="float">
            <text:p>6,29073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59" calcext:value-type="float">
            <text:p>0,0080359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505" calcext:value-type="float">
            <text:p>0,121505</text:p>
          </table:table-cell>
          <table:table-cell office:value-type="float" office:value="0.427913" calcext:value-type="float">
            <text:p>0,427913</text:p>
          </table:table-cell>
          <table:table-cell office:value-type="float" office:value="0.942786" calcext:value-type="float">
            <text:p>0,942786</text:p>
          </table:table-cell>
          <table:table-cell office:value-type="float" office:value="6.27298" calcext:value-type="float">
            <text:p>6,2729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2448" calcext:value-type="float">
            <text:p>0,872448</text:p>
          </table:table-cell>
          <table:table-cell office:value-type="float" office:value="6.39369" calcext:value-type="float">
            <text:p>6,39369</text:p>
          </table:table-cell>
          <table:table-cell office:value-type="float" office:value="0.00159311" calcext:value-type="float">
            <text:p>0,00159311</text:p>
          </table:table-cell>
          <table:table-cell office:value-type="float" office:value="0.885867" calcext:value-type="float">
            <text:p>0,885867</text:p>
          </table:table-cell>
          <table:table-cell office:value-type="float" office:value="6.50897" calcext:value-type="float">
            <text:p>6,50897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991" calcext:value-type="float">
            <text:p>0,0159991</text:p>
          </table:table-cell>
          <table:table-cell office:value-type="float" office:value="0.121931" calcext:value-type="float">
            <text:p>0,121931</text:p>
          </table:table-cell>
          <table:table-cell office:value-type="float" office:value="0.429015" calcext:value-type="float">
            <text:p>0,429015</text:p>
          </table:table-cell>
          <table:table-cell office:value-type="float" office:value="0.945172" calcext:value-type="float">
            <text:p>0,945172</text:p>
          </table:table-cell>
          <table:table-cell office:value-type="float" office:value="6.29853" calcext:value-type="float">
            <text:p>6,29853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208" calcext:value-type="float">
            <text:p>0,00803208</text:p>
          </table:table-cell>
          <table:table-cell office:value-type="float" office:value="0.0160239" calcext:value-type="float">
            <text:p>0,0160239</text:p>
          </table:table-cell>
          <table:table-cell office:value-type="float" office:value="0.121656" calcext:value-type="float">
            <text:p>0,121656</text:p>
          </table:table-cell>
          <table:table-cell office:value-type="float" office:value="0.421419" calcext:value-type="float">
            <text:p>0,421419</text:p>
          </table:table-cell>
          <table:table-cell office:value-type="float" office:value="0.942385" calcext:value-type="float">
            <text:p>0,942385</text:p>
          </table:table-cell>
          <table:table-cell office:value-type="float" office:value="6.27404" calcext:value-type="float">
            <text:p>6,2740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18" calcext:value-type="float">
            <text:p>0,00153518</text:p>
          </table:table-cell>
          <table:table-cell office:value-type="float" office:value="0.871735" calcext:value-type="float">
            <text:p>0,871735</text:p>
          </table:table-cell>
          <table:table-cell office:value-type="float" office:value="6.39179" calcext:value-type="float">
            <text:p>6,39179</text:p>
          </table:table-cell>
          <table:table-cell office:value-type="float" office:value="0.00160503" calcext:value-type="float">
            <text:p>0,00160503</text:p>
          </table:table-cell>
          <table:table-cell office:value-type="float" office:value="0.886148" calcext:value-type="float">
            <text:p>0,886148</text:p>
          </table:table-cell>
          <table:table-cell office:value-type="float" office:value="6.51499" calcext:value-type="float">
            <text:p>6,51499</text:p>
          </table:table-cell>
          <table:table-cell office:value-type="float" office:value="0.000873804" calcext:value-type="float">
            <text:p>0,000873804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12" calcext:value-type="float">
            <text:p>0,016012</text:p>
          </table:table-cell>
          <table:table-cell office:value-type="float" office:value="0.121839" calcext:value-type="float">
            <text:p>0,121839</text:p>
          </table:table-cell>
          <table:table-cell office:value-type="float" office:value="0.431224" calcext:value-type="float">
            <text:p>0,431224</text:p>
          </table:table-cell>
          <table:table-cell office:value-type="float" office:value="0.944834" calcext:value-type="float">
            <text:p>0,944834</text:p>
          </table:table-cell>
          <table:table-cell office:value-type="float" office:value="6.29263" calcext:value-type="float">
            <text:p>6,29263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328" calcext:value-type="float">
            <text:p>0,0080328</text:p>
          </table:table-cell>
          <table:table-cell office:value-type="float" office:value="0.0159998" calcext:value-type="float">
            <text:p>0,0159998</text:p>
          </table:table-cell>
          <table:table-cell office:value-type="float" office:value="0.121643" calcext:value-type="float">
            <text:p>0,121643</text:p>
          </table:table-cell>
          <table:table-cell office:value-type="float" office:value="0.427839" calcext:value-type="float">
            <text:p>0,427839</text:p>
          </table:table-cell>
          <table:table-cell office:value-type="float" office:value="0.936318" calcext:value-type="float">
            <text:p>0,936318</text:p>
          </table:table-cell>
          <table:table-cell office:value-type="float" office:value="6.27774" calcext:value-type="float">
            <text:p>6,2777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901" calcext:value-type="float">
            <text:p>0,00154901</text:p>
          </table:table-cell>
          <table:table-cell office:value-type="float" office:value="0.872193" calcext:value-type="float">
            <text:p>0,872193</text:p>
          </table:table-cell>
          <table:table-cell office:value-type="float" office:value="6.39573" calcext:value-type="float">
            <text:p>6,39573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072" calcext:value-type="float">
            <text:p>0,886072</text:p>
          </table:table-cell>
          <table:table-cell office:value-type="float" office:value="6.5091" calcext:value-type="float">
            <text:p>6,5091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7606" calcext:value-type="float">
            <text:p>0,00797606</text:p>
          </table:table-cell>
          <table:table-cell office:value-type="float" office:value="0.0160191" calcext:value-type="float">
            <text:p>0,0160191</text:p>
          </table:table-cell>
          <table:table-cell office:value-type="float" office:value="0.121863" calcext:value-type="float">
            <text:p>0,121863</text:p>
          </table:table-cell>
          <table:table-cell office:value-type="float" office:value="0.428892" calcext:value-type="float">
            <text:p>0,428892</text:p>
          </table:table-cell>
          <table:table-cell office:value-type="float" office:value="0.944523" calcext:value-type="float">
            <text:p>0,944523</text:p>
          </table:table-cell>
          <table:table-cell office:value-type="float" office:value="6.28965" calcext:value-type="float">
            <text:p>6,28965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03" calcext:value-type="float">
            <text:p>0,008003</text:p>
          </table:table-cell>
          <table:table-cell office:value-type="float" office:value="0.0160122" calcext:value-type="float">
            <text:p>0,0160122</text:p>
          </table:table-cell>
          <table:table-cell office:value-type="float" office:value="0.121541" calcext:value-type="float">
            <text:p>0,121541</text:p>
          </table:table-cell>
          <table:table-cell office:value-type="float" office:value="0.428005" calcext:value-type="float">
            <text:p>0,428005</text:p>
          </table:table-cell>
          <table:table-cell office:value-type="float" office:value="0.942303" calcext:value-type="float">
            <text:p>0,942303</text:p>
          </table:table-cell>
          <table:table-cell office:value-type="float" office:value="6.27313" calcext:value-type="float">
            <text:p>6,2731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2526" calcext:value-type="float">
            <text:p>0,872526</text:p>
          </table:table-cell>
          <table:table-cell office:value-type="float" office:value="6.39087" calcext:value-type="float">
            <text:p>6,39087</text:p>
          </table:table-cell>
          <table:table-cell office:value-type="float" office:value="0.00157189" calcext:value-type="float">
            <text:p>0,00157189</text:p>
          </table:table-cell>
          <table:table-cell office:value-type="float" office:value="0.885281" calcext:value-type="float">
            <text:p>0,885281</text:p>
          </table:table-cell>
          <table:table-cell office:value-type="float" office:value="6.51044" calcext:value-type="float">
            <text:p>6,51044</text:p>
          </table:table-cell>
          <table:table-cell office:value-type="float" office:value="0.000880003" calcext:value-type="float">
            <text:p>0,000880003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6022" calcext:value-type="float">
            <text:p>0,016022</text:p>
          </table:table-cell>
          <table:table-cell office:value-type="float" office:value="0.121859" calcext:value-type="float">
            <text:p>0,121859</text:p>
          </table:table-cell>
          <table:table-cell office:value-type="float" office:value="0.431296" calcext:value-type="float">
            <text:p>0,431296</text:p>
          </table:table-cell>
          <table:table-cell office:value-type="float" office:value="0.945337" calcext:value-type="float">
            <text:p>0,945337</text:p>
          </table:table-cell>
          <table:table-cell office:value-type="float" office:value="6.2962" calcext:value-type="float">
            <text:p>6,2962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2779" calcext:value-type="float">
            <text:p>0,00802779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526" calcext:value-type="float">
            <text:p>0,121526</text:p>
          </table:table-cell>
          <table:table-cell office:value-type="float" office:value="0.430449" calcext:value-type="float">
            <text:p>0,430449</text:p>
          </table:table-cell>
          <table:table-cell office:value-type="float" office:value="0.94428" calcext:value-type="float">
            <text:p>0,94428</text:p>
          </table:table-cell>
          <table:table-cell office:value-type="float" office:value="6.27356" calcext:value-type="float">
            <text:p>6,2735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7309" calcext:value-type="float">
            <text:p>0,00157309</text:p>
          </table:table-cell>
          <table:table-cell office:value-type="float" office:value="0.871696" calcext:value-type="float">
            <text:p>0,871696</text:p>
          </table:table-cell>
          <table:table-cell office:value-type="float" office:value="6.39655" calcext:value-type="float">
            <text:p>6,39655</text:p>
          </table:table-cell>
          <table:table-cell office:value-type="float" office:value="0.00158906" calcext:value-type="float">
            <text:p>0,00158906</text:p>
          </table:table-cell>
          <table:table-cell office:value-type="float" office:value="0.886229" calcext:value-type="float">
            <text:p>0,886229</text:p>
          </table:table-cell>
          <table:table-cell office:value-type="float" office:value="6.51231" calcext:value-type="float">
            <text:p>6,51231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582" calcext:value-type="float">
            <text:p>0,00797582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906" calcext:value-type="float">
            <text:p>0,121906</text:p>
          </table:table-cell>
          <table:table-cell office:value-type="float" office:value="0.429075" calcext:value-type="float">
            <text:p>0,429075</text:p>
          </table:table-cell>
          <table:table-cell office:value-type="float" office:value="0.941621" calcext:value-type="float">
            <text:p>0,941621</text:p>
          </table:table-cell>
          <table:table-cell office:value-type="float" office:value="6.29153" calcext:value-type="float">
            <text:p>6,29153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3304" calcext:value-type="float">
            <text:p>0,00803304</text:p>
          </table:table-cell>
          <table:table-cell office:value-type="float" office:value="0.015991" calcext:value-type="float">
            <text:p>0,015991</text:p>
          </table:table-cell>
          <table:table-cell office:value-type="float" office:value="0.121523" calcext:value-type="float">
            <text:p>0,121523</text:p>
          </table:table-cell>
          <table:table-cell office:value-type="float" office:value="0.428137" calcext:value-type="float">
            <text:p>0,428137</text:p>
          </table:table-cell>
          <table:table-cell office:value-type="float" office:value="0.943578" calcext:value-type="float">
            <text:p>0,943578</text:p>
          </table:table-cell>
          <table:table-cell office:value-type="float" office:value="6.27463" calcext:value-type="float">
            <text:p>6,2746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115" calcext:value-type="float">
            <text:p>0,00155115</text:p>
          </table:table-cell>
          <table:table-cell office:value-type="float" office:value="0.871295" calcext:value-type="float">
            <text:p>0,871295</text:p>
          </table:table-cell>
          <table:table-cell office:value-type="float" office:value="6.39262" calcext:value-type="float">
            <text:p>6,39262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6038" calcext:value-type="float">
            <text:p>0,886038</text:p>
          </table:table-cell>
          <table:table-cell office:value-type="float" office:value="6.51088" calcext:value-type="float">
            <text:p>6,51088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7987" calcext:value-type="float">
            <text:p>0,00797987</text:p>
          </table:table-cell>
          <table:table-cell office:value-type="float" office:value="0.015991" calcext:value-type="float">
            <text:p>0,015991</text:p>
          </table:table-cell>
          <table:table-cell office:value-type="float" office:value="0.121984" calcext:value-type="float">
            <text:p>0,121984</text:p>
          </table:table-cell>
          <table:table-cell office:value-type="float" office:value="0.431414" calcext:value-type="float">
            <text:p>0,431414</text:p>
          </table:table-cell>
          <table:table-cell office:value-type="float" office:value="0.946784" calcext:value-type="float">
            <text:p>0,946784</text:p>
          </table:table-cell>
          <table:table-cell office:value-type="float" office:value="6.29162" calcext:value-type="float">
            <text:p>6,29162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53" calcext:value-type="float">
            <text:p>0,12153</text:p>
          </table:table-cell>
          <table:table-cell office:value-type="float" office:value="0.428036" calcext:value-type="float">
            <text:p>0,428036</text:p>
          </table:table-cell>
          <table:table-cell office:value-type="float" office:value="0.942383" calcext:value-type="float">
            <text:p>0,942383</text:p>
          </table:table-cell>
          <table:table-cell office:value-type="float" office:value="6.27507" calcext:value-type="float">
            <text:p>6,2750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87" calcext:value-type="float">
            <text:p>0,00155687</text:p>
          </table:table-cell>
          <table:table-cell office:value-type="float" office:value="0.871778" calcext:value-type="float">
            <text:p>0,871778</text:p>
          </table:table-cell>
          <table:table-cell office:value-type="float" office:value="6.39145" calcext:value-type="float">
            <text:p>6,39145</text:p>
          </table:table-cell>
          <table:table-cell office:value-type="float" office:value="0.00160098" calcext:value-type="float">
            <text:p>0,00160098</text:p>
          </table:table-cell>
          <table:table-cell office:value-type="float" office:value="0.885829" calcext:value-type="float">
            <text:p>0,885829</text:p>
          </table:table-cell>
          <table:table-cell office:value-type="float" office:value="6.5148" calcext:value-type="float">
            <text:p>6,5148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59831" calcext:value-type="float">
            <text:p>0,0159831</text:p>
          </table:table-cell>
          <table:table-cell office:value-type="float" office:value="0.121801" calcext:value-type="float">
            <text:p>0,121801</text:p>
          </table:table-cell>
          <table:table-cell office:value-type="float" office:value="0.430522" calcext:value-type="float">
            <text:p>0,430522</text:p>
          </table:table-cell>
          <table:table-cell office:value-type="float" office:value="0.945345" calcext:value-type="float">
            <text:p>0,945345</text:p>
          </table:table-cell>
          <table:table-cell office:value-type="float" office:value="6.28961" calcext:value-type="float">
            <text:p>6,28961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588" calcext:value-type="float">
            <text:p>0,00802588</text:p>
          </table:table-cell>
          <table:table-cell office:value-type="float" office:value="0.01596" calcext:value-type="float">
            <text:p>0,01596</text:p>
          </table:table-cell>
          <table:table-cell office:value-type="float" office:value="0.121587" calcext:value-type="float">
            <text:p>0,121587</text:p>
          </table:table-cell>
          <table:table-cell office:value-type="float" office:value="0.504044" calcext:value-type="float">
            <text:p>0,504044</text:p>
          </table:table-cell>
          <table:table-cell office:value-type="float" office:value="0.942401" calcext:value-type="float">
            <text:p>0,942401</text:p>
          </table:table-cell>
          <table:table-cell office:value-type="float" office:value="6.27512" calcext:value-type="float">
            <text:p>6,2751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97" calcext:value-type="float">
            <text:p>0,00155997</text:p>
          </table:table-cell>
          <table:table-cell office:value-type="float" office:value="0.872051" calcext:value-type="float">
            <text:p>0,872051</text:p>
          </table:table-cell>
          <table:table-cell office:value-type="float" office:value="6.39193" calcext:value-type="float">
            <text:p>6,39193</text:p>
          </table:table-cell>
          <table:table-cell office:value-type="float" office:value="0.00159788" calcext:value-type="float">
            <text:p>0,00159788</text:p>
          </table:table-cell>
          <table:table-cell office:value-type="float" office:value="0.885852" calcext:value-type="float">
            <text:p>0,885852</text:p>
          </table:table-cell>
          <table:table-cell office:value-type="float" office:value="6.50952" calcext:value-type="float">
            <text:p>6,50952</text:p>
          </table:table-cell>
          <table:table-cell office:value-type="float" office:value="0.000872135" calcext:value-type="float">
            <text:p>0,000872135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939" calcext:value-type="float">
            <text:p>0,121939</text:p>
          </table:table-cell>
          <table:table-cell office:value-type="float" office:value="0.428897" calcext:value-type="float">
            <text:p>0,428897</text:p>
          </table:table-cell>
          <table:table-cell office:value-type="float" office:value="0.945129" calcext:value-type="float">
            <text:p>0,945129</text:p>
          </table:table-cell>
          <table:table-cell office:value-type="float" office:value="6.2966" calcext:value-type="float">
            <text:p>6,2966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142" calcext:value-type="float">
            <text:p>0,0080142</text:p>
          </table:table-cell>
          <table:table-cell office:value-type="float" office:value="0.015995" calcext:value-type="float">
            <text:p>0,015995</text:p>
          </table:table-cell>
          <table:table-cell office:value-type="float" office:value="0.121708" calcext:value-type="float">
            <text:p>0,121708</text:p>
          </table:table-cell>
          <table:table-cell office:value-type="float" office:value="0.421201" calcext:value-type="float">
            <text:p>0,421201</text:p>
          </table:table-cell>
          <table:table-cell office:value-type="float" office:value="0.935704" calcext:value-type="float">
            <text:p>0,935704</text:p>
          </table:table-cell>
          <table:table-cell office:value-type="float" office:value="6.27283" calcext:value-type="float">
            <text:p>6,2728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97" calcext:value-type="float">
            <text:p>0,00155497</text:p>
          </table:table-cell>
          <table:table-cell office:value-type="float" office:value="0.872147" calcext:value-type="float">
            <text:p>0,872147</text:p>
          </table:table-cell>
          <table:table-cell office:value-type="float" office:value="6.3963" calcext:value-type="float">
            <text:p>6,3963</text:p>
          </table:table-cell>
          <table:table-cell office:value-type="float" office:value="0.00158691" calcext:value-type="float">
            <text:p>0,00158691</text:p>
          </table:table-cell>
          <table:table-cell office:value-type="float" office:value="0.885615" calcext:value-type="float">
            <text:p>0,885615</text:p>
          </table:table-cell>
          <table:table-cell office:value-type="float" office:value="6.50932" calcext:value-type="float">
            <text:p>6,50932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416" calcext:value-type="float">
            <text:p>0,00798416</text:p>
          </table:table-cell>
          <table:table-cell office:value-type="float" office:value="0.0159731" calcext:value-type="float">
            <text:p>0,0159731</text:p>
          </table:table-cell>
          <table:table-cell office:value-type="float" office:value="0.121943" calcext:value-type="float">
            <text:p>0,121943</text:p>
          </table:table-cell>
          <table:table-cell office:value-type="float" office:value="0.431466" calcext:value-type="float">
            <text:p>0,431466</text:p>
          </table:table-cell>
          <table:table-cell office:value-type="float" office:value="0.937866" calcext:value-type="float">
            <text:p>0,937866</text:p>
          </table:table-cell>
          <table:table-cell office:value-type="float" office:value="6.29693" calcext:value-type="float">
            <text:p>6,29693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121514" calcext:value-type="float">
            <text:p>0,121514</text:p>
          </table:table-cell>
          <table:table-cell office:value-type="float" office:value="0.427781" calcext:value-type="float">
            <text:p>0,427781</text:p>
          </table:table-cell>
          <table:table-cell office:value-type="float" office:value="0.936322" calcext:value-type="float">
            <text:p>0,936322</text:p>
          </table:table-cell>
          <table:table-cell office:value-type="float" office:value="6.27366" calcext:value-type="float">
            <text:p>6,2736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2354" calcext:value-type="float">
            <text:p>0,872354</text:p>
          </table:table-cell>
          <table:table-cell office:value-type="float" office:value="6.39679" calcext:value-type="float">
            <text:p>6,39679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886909" calcext:value-type="float">
            <text:p>0,886909</text:p>
          </table:table-cell>
          <table:table-cell office:value-type="float" office:value="6.51857" calcext:value-type="float">
            <text:p>6,51857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59709" calcext:value-type="float">
            <text:p>0,0159709</text:p>
          </table:table-cell>
          <table:table-cell office:value-type="float" office:value="0.121918" calcext:value-type="float">
            <text:p>0,121918</text:p>
          </table:table-cell>
          <table:table-cell office:value-type="float" office:value="0.431271" calcext:value-type="float">
            <text:p>0,431271</text:p>
          </table:table-cell>
          <table:table-cell office:value-type="float" office:value="0.945114" calcext:value-type="float">
            <text:p>0,945114</text:p>
          </table:table-cell>
          <table:table-cell office:value-type="float" office:value="6.29327" calcext:value-type="float">
            <text:p>6,29327</text:p>
          </table:table-cell>
          <table:table-cell office:value-type="float" office:value="0.000889778" calcext:value-type="float">
            <text:p>0,000889778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59562" calcext:value-type="float">
            <text:p>0,0159562</text:p>
          </table:table-cell>
          <table:table-cell office:value-type="float" office:value="0.121547" calcext:value-type="float">
            <text:p>0,121547</text:p>
          </table:table-cell>
          <table:table-cell office:value-type="float" office:value="0.430646" calcext:value-type="float">
            <text:p>0,430646</text:p>
          </table:table-cell>
          <table:table-cell office:value-type="float" office:value="0.942723" calcext:value-type="float">
            <text:p>0,942723</text:p>
          </table:table-cell>
          <table:table-cell office:value-type="float" office:value="6.2756" calcext:value-type="float">
            <text:p>6,275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306" calcext:value-type="float">
            <text:p>0,00155306</text:p>
          </table:table-cell>
          <table:table-cell office:value-type="float" office:value="0.872503" calcext:value-type="float">
            <text:p>0,872503</text:p>
          </table:table-cell>
          <table:table-cell office:value-type="float" office:value="6.39675" calcext:value-type="float">
            <text:p>6,39675</text:p>
          </table:table-cell>
          <table:table-cell office:value-type="float" office:value="0.00158691" calcext:value-type="float">
            <text:p>0,00158691</text:p>
          </table:table-cell>
          <table:table-cell office:value-type="float" office:value="0.885198" calcext:value-type="float">
            <text:p>0,885198</text:p>
          </table:table-cell>
          <table:table-cell office:value-type="float" office:value="6.51815" calcext:value-type="float">
            <text:p>6,51815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9799" calcext:value-type="float">
            <text:p>0,00799799</text:p>
          </table:table-cell>
          <table:table-cell office:value-type="float" office:value="0.0159788" calcext:value-type="float">
            <text:p>0,0159788</text:p>
          </table:table-cell>
          <table:table-cell office:value-type="float" office:value="0.121935" calcext:value-type="float">
            <text:p>0,121935</text:p>
          </table:table-cell>
          <table:table-cell office:value-type="float" office:value="0.431096" calcext:value-type="float">
            <text:p>0,431096</text:p>
          </table:table-cell>
          <table:table-cell office:value-type="float" office:value="0.937786" calcext:value-type="float">
            <text:p>0,937786</text:p>
          </table:table-cell>
          <table:table-cell office:value-type="float" office:value="6.29087" calcext:value-type="float">
            <text:p>6,2908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0991" calcext:value-type="float">
            <text:p>0,00800991</text:p>
          </table:table-cell>
          <table:table-cell office:value-type="float" office:value="0.015975" calcext:value-type="float">
            <text:p>0,015975</text:p>
          </table:table-cell>
          <table:table-cell office:value-type="float" office:value="0.121708" calcext:value-type="float">
            <text:p>0,121708</text:p>
          </table:table-cell>
          <table:table-cell office:value-type="float" office:value="0.428047" calcext:value-type="float">
            <text:p>0,428047</text:p>
          </table:table-cell>
          <table:table-cell office:value-type="float" office:value="0.94504" calcext:value-type="float">
            <text:p>0,94504</text:p>
          </table:table-cell>
          <table:table-cell office:value-type="float" office:value="6.27291" calcext:value-type="float">
            <text:p>6,2729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306" calcext:value-type="float">
            <text:p>0,00155306</text:p>
          </table:table-cell>
          <table:table-cell office:value-type="float" office:value="0.872424" calcext:value-type="float">
            <text:p>0,872424</text:p>
          </table:table-cell>
          <table:table-cell office:value-type="float" office:value="6.40088" calcext:value-type="float">
            <text:p>6,40088</text:p>
          </table:table-cell>
          <table:table-cell office:value-type="float" office:value="0.00158095" calcext:value-type="float">
            <text:p>0,00158095</text:p>
          </table:table-cell>
          <table:table-cell office:value-type="float" office:value="0.885548" calcext:value-type="float">
            <text:p>0,885548</text:p>
          </table:table-cell>
          <table:table-cell office:value-type="float" office:value="6.51471" calcext:value-type="float">
            <text:p>6,51471</text:p>
          </table:table-cell>
          <table:table-cell office:value-type="float" office:value="0.000880003" calcext:value-type="float">
            <text:p>0,000880003</text:p>
          </table:table-cell>
          <table:table-cell office:value-type="float" office:value="0.00798821" calcext:value-type="float">
            <text:p>0,00798821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916" calcext:value-type="float">
            <text:p>0,121916</text:p>
          </table:table-cell>
          <table:table-cell office:value-type="float" office:value="0.422415" calcext:value-type="float">
            <text:p>0,422415</text:p>
          </table:table-cell>
          <table:table-cell office:value-type="float" office:value="0.945556" calcext:value-type="float">
            <text:p>0,945556</text:p>
          </table:table-cell>
          <table:table-cell office:value-type="float" office:value="6.29446" calcext:value-type="float">
            <text:p>6,29446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3518" calcext:value-type="float">
            <text:p>0,00803518</text:p>
          </table:table-cell>
          <table:table-cell office:value-type="float" office:value="0.0159979" calcext:value-type="float">
            <text:p>0,0159979</text:p>
          </table:table-cell>
          <table:table-cell office:value-type="float" office:value="0.121522" calcext:value-type="float">
            <text:p>0,121522</text:p>
          </table:table-cell>
          <table:table-cell office:value-type="float" office:value="0.427897" calcext:value-type="float">
            <text:p>0,427897</text:p>
          </table:table-cell>
          <table:table-cell office:value-type="float" office:value="0.945276" calcext:value-type="float">
            <text:p>0,945276</text:p>
          </table:table-cell>
          <table:table-cell office:value-type="float" office:value="6.28287" calcext:value-type="float">
            <text:p>6,2828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87" calcext:value-type="float">
            <text:p>0,00155687</text:p>
          </table:table-cell>
          <table:table-cell office:value-type="float" office:value="0.873234" calcext:value-type="float">
            <text:p>0,873234</text:p>
          </table:table-cell>
          <table:table-cell office:value-type="float" office:value="6.39707" calcext:value-type="float">
            <text:p>6,39707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5083" calcext:value-type="float">
            <text:p>0,885083</text:p>
          </table:table-cell>
          <table:table-cell office:value-type="float" office:value="6.50914" calcext:value-type="float">
            <text:p>6,50914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7391" calcext:value-type="float">
            <text:p>0,00797391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86" calcext:value-type="float">
            <text:p>0,12186</text:p>
          </table:table-cell>
          <table:table-cell office:value-type="float" office:value="0.428887" calcext:value-type="float">
            <text:p>0,428887</text:p>
          </table:table-cell>
          <table:table-cell office:value-type="float" office:value="0.945049" calcext:value-type="float">
            <text:p>0,945049</text:p>
          </table:table-cell>
          <table:table-cell office:value-type="float" office:value="6.29221" calcext:value-type="float">
            <text:p>6,29221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2088" calcext:value-type="float">
            <text:p>0,00802088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63" calcext:value-type="float">
            <text:p>0,12163</text:p>
          </table:table-cell>
          <table:table-cell office:value-type="float" office:value="0.430491" calcext:value-type="float">
            <text:p>0,430491</text:p>
          </table:table-cell>
          <table:table-cell office:value-type="float" office:value="0.942602" calcext:value-type="float">
            <text:p>0,942602</text:p>
          </table:table-cell>
          <table:table-cell office:value-type="float" office:value="6.27718" calcext:value-type="float">
            <text:p>6,2771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2552" calcext:value-type="float">
            <text:p>0,872552</text:p>
          </table:table-cell>
          <table:table-cell office:value-type="float" office:value="6.39882" calcext:value-type="float">
            <text:p>6,39882</text:p>
          </table:table-cell>
          <table:table-cell office:value-type="float" office:value="0.00159907" calcext:value-type="float">
            <text:p>0,00159907</text:p>
          </table:table-cell>
          <table:table-cell office:value-type="float" office:value="0.885764" calcext:value-type="float">
            <text:p>0,885764</text:p>
          </table:table-cell>
          <table:table-cell office:value-type="float" office:value="6.50643" calcext:value-type="float">
            <text:p>6,50643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6914" calcext:value-type="float">
            <text:p>0,00796914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0.121955" calcext:value-type="float">
            <text:p>0,121955</text:p>
          </table:table-cell>
          <table:table-cell office:value-type="float" office:value="0.429333" calcext:value-type="float">
            <text:p>0,429333</text:p>
          </table:table-cell>
          <table:table-cell office:value-type="float" office:value="0.945044" calcext:value-type="float">
            <text:p>0,945044</text:p>
          </table:table-cell>
          <table:table-cell office:value-type="float" office:value="6.29278" calcext:value-type="float">
            <text:p>6,29278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2016" calcext:value-type="float">
            <text:p>0,00802016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21527" calcext:value-type="float">
            <text:p>0,121527</text:p>
          </table:table-cell>
          <table:table-cell office:value-type="float" office:value="0.420977" calcext:value-type="float">
            <text:p>0,420977</text:p>
          </table:table-cell>
          <table:table-cell office:value-type="float" office:value="0.942419" calcext:value-type="float">
            <text:p>0,942419</text:p>
          </table:table-cell>
          <table:table-cell office:value-type="float" office:value="6.28132" calcext:value-type="float">
            <text:p>6,2813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114" calcext:value-type="float">
            <text:p>0,00154114</text:p>
          </table:table-cell>
          <table:table-cell office:value-type="float" office:value="0.872104" calcext:value-type="float">
            <text:p>0,872104</text:p>
          </table:table-cell>
          <table:table-cell office:value-type="float" office:value="6.39482" calcext:value-type="float">
            <text:p>6,39482</text:p>
          </table:table-cell>
          <table:table-cell office:value-type="float" office:value="0.00158787" calcext:value-type="float">
            <text:p>0,00158787</text:p>
          </table:table-cell>
          <table:table-cell office:value-type="float" office:value="0.885452" calcext:value-type="float">
            <text:p>0,885452</text:p>
          </table:table-cell>
          <table:table-cell office:value-type="float" office:value="6.50988" calcext:value-type="float">
            <text:p>6,50988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9108" calcext:value-type="float">
            <text:p>0,00799108</text:p>
          </table:table-cell>
          <table:table-cell office:value-type="float" office:value="0.0160038" calcext:value-type="float">
            <text:p>0,0160038</text:p>
          </table:table-cell>
          <table:table-cell office:value-type="float" office:value="0.121914" calcext:value-type="float">
            <text:p>0,121914</text:p>
          </table:table-cell>
          <table:table-cell office:value-type="float" office:value="0.431261" calcext:value-type="float">
            <text:p>0,431261</text:p>
          </table:table-cell>
          <table:table-cell office:value-type="float" office:value="0.944516" calcext:value-type="float">
            <text:p>0,944516</text:p>
          </table:table-cell>
          <table:table-cell office:value-type="float" office:value="6.2902" calcext:value-type="float">
            <text:p>6,2902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03" calcext:value-type="float">
            <text:p>0,008003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121597" calcext:value-type="float">
            <text:p>0,121597</text:p>
          </table:table-cell>
          <table:table-cell office:value-type="float" office:value="0.430382" calcext:value-type="float">
            <text:p>0,430382</text:p>
          </table:table-cell>
          <table:table-cell office:value-type="float" office:value="0.943081" calcext:value-type="float">
            <text:p>0,943081</text:p>
          </table:table-cell>
          <table:table-cell office:value-type="float" office:value="6.28072" calcext:value-type="float">
            <text:p>6,2807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1718" calcext:value-type="float">
            <text:p>0,871718</text:p>
          </table:table-cell>
          <table:table-cell office:value-type="float" office:value="6.38881" calcext:value-type="float">
            <text:p>6,38881</text:p>
          </table:table-cell>
          <table:table-cell office:value-type="float" office:value="0.00159812" calcext:value-type="float">
            <text:p>0,00159812</text:p>
          </table:table-cell>
          <table:table-cell office:value-type="float" office:value="0.886181" calcext:value-type="float">
            <text:p>0,886181</text:p>
          </table:table-cell>
          <table:table-cell office:value-type="float" office:value="6.51095" calcext:value-type="float">
            <text:p>6,51095</text:p>
          </table:table-cell>
          <table:table-cell office:value-type="float" office:value="0.000878811" calcext:value-type="float">
            <text:p>0,000878811</text:p>
          </table:table-cell>
          <table:table-cell office:value-type="float" office:value="0.00797987" calcext:value-type="float">
            <text:p>0,00797987</text:p>
          </table:table-cell>
          <table:table-cell office:value-type="float" office:value="0.015981" calcext:value-type="float">
            <text:p>0,015981</text:p>
          </table:table-cell>
          <table:table-cell office:value-type="float" office:value="0.122016" calcext:value-type="float">
            <text:p>0,122016</text:p>
          </table:table-cell>
          <table:table-cell office:value-type="float" office:value="0.431344" calcext:value-type="float">
            <text:p>0,431344</text:p>
          </table:table-cell>
          <table:table-cell office:value-type="float" office:value="0.94509" calcext:value-type="float">
            <text:p>0,94509</text:p>
          </table:table-cell>
          <table:table-cell office:value-type="float" office:value="6.28991" calcext:value-type="float">
            <text:p>6,28991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37" calcext:value-type="float">
            <text:p>0,121537</text:p>
          </table:table-cell>
          <table:table-cell office:value-type="float" office:value="0.421194" calcext:value-type="float">
            <text:p>0,421194</text:p>
          </table:table-cell>
          <table:table-cell office:value-type="float" office:value="0.94558" calcext:value-type="float">
            <text:p>0,94558</text:p>
          </table:table-cell>
          <table:table-cell office:value-type="float" office:value="6.27327" calcext:value-type="float">
            <text:p>6,2732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2484" calcext:value-type="float">
            <text:p>0,872484</text:p>
          </table:table-cell>
          <table:table-cell office:value-type="float" office:value="6.3914" calcext:value-type="float">
            <text:p>6,3914</text:p>
          </table:table-cell>
          <table:table-cell office:value-type="float" office:value="0.00159287" calcext:value-type="float">
            <text:p>0,00159287</text:p>
          </table:table-cell>
          <table:table-cell office:value-type="float" office:value="0.887555" calcext:value-type="float">
            <text:p>0,887555</text:p>
          </table:table-cell>
          <table:table-cell office:value-type="float" office:value="6.51348" calcext:value-type="float">
            <text:p>6,51348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75" calcext:value-type="float">
            <text:p>0,015975</text:p>
          </table:table-cell>
          <table:table-cell office:value-type="float" office:value="0.121971" calcext:value-type="float">
            <text:p>0,121971</text:p>
          </table:table-cell>
          <table:table-cell office:value-type="float" office:value="0.431581" calcext:value-type="float">
            <text:p>0,431581</text:p>
          </table:table-cell>
          <table:table-cell office:value-type="float" office:value="0.944805" calcext:value-type="float">
            <text:p>0,944805</text:p>
          </table:table-cell>
          <table:table-cell office:value-type="float" office:value="6.28962" calcext:value-type="float">
            <text:p>6,28962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3614" calcext:value-type="float">
            <text:p>0,00803614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1651" calcext:value-type="float">
            <text:p>0,121651</text:p>
          </table:table-cell>
          <table:table-cell office:value-type="float" office:value="0.428357" calcext:value-type="float">
            <text:p>0,428357</text:p>
          </table:table-cell>
          <table:table-cell office:value-type="float" office:value="0.93552" calcext:value-type="float">
            <text:p>0,93552</text:p>
          </table:table-cell>
          <table:table-cell office:value-type="float" office:value="6.27382" calcext:value-type="float">
            <text:p>6,2738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1936" calcext:value-type="float">
            <text:p>0,871936</text:p>
          </table:table-cell>
          <table:table-cell office:value-type="float" office:value="6.39059" calcext:value-type="float">
            <text:p>6,39059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6255" calcext:value-type="float">
            <text:p>0,886255</text:p>
          </table:table-cell>
          <table:table-cell office:value-type="float" office:value="6.50909" calcext:value-type="float">
            <text:p>6,50909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928" calcext:value-type="float">
            <text:p>0,121928</text:p>
          </table:table-cell>
          <table:table-cell office:value-type="float" office:value="0.429135" calcext:value-type="float">
            <text:p>0,429135</text:p>
          </table:table-cell>
          <table:table-cell office:value-type="float" office:value="0.945051" calcext:value-type="float">
            <text:p>0,945051</text:p>
          </table:table-cell>
          <table:table-cell office:value-type="float" office:value="6.28974" calcext:value-type="float">
            <text:p>6,28974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2016" calcext:value-type="float">
            <text:p>0,00802016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611" calcext:value-type="float">
            <text:p>0,121611</text:p>
          </table:table-cell>
          <table:table-cell office:value-type="float" office:value="0.421467" calcext:value-type="float">
            <text:p>0,421467</text:p>
          </table:table-cell>
          <table:table-cell office:value-type="float" office:value="0.943445" calcext:value-type="float">
            <text:p>0,943445</text:p>
          </table:table-cell>
          <table:table-cell office:value-type="float" office:value="6.27748" calcext:value-type="float">
            <text:p>6,2774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807" calcext:value-type="float">
            <text:p>0,00155807</text:p>
          </table:table-cell>
          <table:table-cell office:value-type="float" office:value="0.871808" calcext:value-type="float">
            <text:p>0,871808</text:p>
          </table:table-cell>
          <table:table-cell office:value-type="float" office:value="6.3913" calcext:value-type="float">
            <text:p>6,3913</text:p>
          </table:table-cell>
          <table:table-cell office:value-type="float" office:value="0.00160503" calcext:value-type="float">
            <text:p>0,00160503</text:p>
          </table:table-cell>
          <table:table-cell office:value-type="float" office:value="0.885745" calcext:value-type="float">
            <text:p>0,885745</text:p>
          </table:table-cell>
          <table:table-cell office:value-type="float" office:value="6.51138" calcext:value-type="float">
            <text:p>6,51138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771" calcext:value-type="float">
            <text:p>0,0159771</text:p>
          </table:table-cell>
          <table:table-cell office:value-type="float" office:value="0.122177" calcext:value-type="float">
            <text:p>0,122177</text:p>
          </table:table-cell>
          <table:table-cell office:value-type="float" office:value="0.431634" calcext:value-type="float">
            <text:p>0,431634</text:p>
          </table:table-cell>
          <table:table-cell office:value-type="float" office:value="0.945685" calcext:value-type="float">
            <text:p>0,945685</text:p>
          </table:table-cell>
          <table:table-cell office:value-type="float" office:value="6.29055" calcext:value-type="float">
            <text:p>6,29055</text:p>
          </table:table-cell>
          <table:table-cell office:value-type="float" office:value="0.000891209" calcext:value-type="float">
            <text:p>0,000891209</text:p>
          </table:table-cell>
          <table:table-cell office:value-type="float" office:value="0.00803399" calcext:value-type="float">
            <text:p>0,00803399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21698" calcext:value-type="float">
            <text:p>0,121698</text:p>
          </table:table-cell>
          <table:table-cell office:value-type="float" office:value="0.42836" calcext:value-type="float">
            <text:p>0,42836</text:p>
          </table:table-cell>
          <table:table-cell office:value-type="float" office:value="0.936474" calcext:value-type="float">
            <text:p>0,936474</text:p>
          </table:table-cell>
          <table:table-cell office:value-type="float" office:value="6.27529" calcext:value-type="float">
            <text:p>6,2752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71" calcext:value-type="float">
            <text:p>0,0015471</text:p>
          </table:table-cell>
          <table:table-cell office:value-type="float" office:value="0.873" calcext:value-type="float">
            <text:p>0,873</text:p>
          </table:table-cell>
          <table:table-cell office:value-type="float" office:value="6.39171" calcext:value-type="float">
            <text:p>6,39171</text:p>
          </table:table-cell>
          <table:table-cell office:value-type="float" office:value="0.00157714" calcext:value-type="float">
            <text:p>0,00157714</text:p>
          </table:table-cell>
          <table:table-cell office:value-type="float" office:value="0.886028" calcext:value-type="float">
            <text:p>0,886028</text:p>
          </table:table-cell>
          <table:table-cell office:value-type="float" office:value="6.50861" calcext:value-type="float">
            <text:p>6,50861</text:p>
          </table:table-cell>
          <table:table-cell office:value-type="float" office:value="0.000877857" calcext:value-type="float">
            <text:p>0,000877857</text:p>
          </table:table-cell>
          <table:table-cell office:value-type="float" office:value="0.00798607" calcext:value-type="float">
            <text:p>0,00798607</text:p>
          </table:table-cell>
          <table:table-cell office:value-type="float" office:value="0.0159712" calcext:value-type="float">
            <text:p>0,0159712</text:p>
          </table:table-cell>
          <table:table-cell office:value-type="float" office:value="0.121985" calcext:value-type="float">
            <text:p>0,121985</text:p>
          </table:table-cell>
          <table:table-cell office:value-type="float" office:value="0.422079" calcext:value-type="float">
            <text:p>0,422079</text:p>
          </table:table-cell>
          <table:table-cell office:value-type="float" office:value="0.944866" calcext:value-type="float">
            <text:p>0,944866</text:p>
          </table:table-cell>
          <table:table-cell office:value-type="float" office:value="6.29318" calcext:value-type="float">
            <text:p>6,29318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302" calcext:value-type="float">
            <text:p>0,00802302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21" calcext:value-type="float">
            <text:p>0,121521</text:p>
          </table:table-cell>
          <table:table-cell office:value-type="float" office:value="0.43078" calcext:value-type="float">
            <text:p>0,43078</text:p>
          </table:table-cell>
          <table:table-cell office:value-type="float" office:value="0.935694" calcext:value-type="float">
            <text:p>0,935694</text:p>
          </table:table-cell>
          <table:table-cell office:value-type="float" office:value="6.28132" calcext:value-type="float">
            <text:p>6,2813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2691" calcext:value-type="float">
            <text:p>0,872691</text:p>
          </table:table-cell>
          <table:table-cell office:value-type="float" office:value="6.3942" calcext:value-type="float">
            <text:p>6,3942</text:p>
          </table:table-cell>
          <table:table-cell office:value-type="float" office:value="0.00159812" calcext:value-type="float">
            <text:p>0,00159812</text:p>
          </table:table-cell>
          <table:table-cell office:value-type="float" office:value="0.886255" calcext:value-type="float">
            <text:p>0,886255</text:p>
          </table:table-cell>
          <table:table-cell office:value-type="float" office:value="6.52312" calcext:value-type="float">
            <text:p>6,52312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584" calcext:value-type="float">
            <text:p>0,00799584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907" calcext:value-type="float">
            <text:p>0,121907</text:p>
          </table:table-cell>
          <table:table-cell office:value-type="float" office:value="0.431323" calcext:value-type="float">
            <text:p>0,431323</text:p>
          </table:table-cell>
          <table:table-cell office:value-type="float" office:value="0.945163" calcext:value-type="float">
            <text:p>0,945163</text:p>
          </table:table-cell>
          <table:table-cell office:value-type="float" office:value="6.29289" calcext:value-type="float">
            <text:p>6,29289</text:p>
          </table:table-cell>
          <table:table-cell office:value-type="float" office:value="0.000892878" calcext:value-type="float">
            <text:p>0,000892878</text:p>
          </table:table-cell>
          <table:table-cell office:value-type="float" office:value="0.00802994" calcext:value-type="float">
            <text:p>0,00802994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1593" calcext:value-type="float">
            <text:p>0,121593</text:p>
          </table:table-cell>
          <table:table-cell office:value-type="float" office:value="0.428323" calcext:value-type="float">
            <text:p>0,428323</text:p>
          </table:table-cell>
          <table:table-cell office:value-type="float" office:value="0.942337" calcext:value-type="float">
            <text:p>0,942337</text:p>
          </table:table-cell>
          <table:table-cell office:value-type="float" office:value="6.27486" calcext:value-type="float">
            <text:p>6,2748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738" calcext:value-type="float">
            <text:p>0,0015738</text:p>
          </table:table-cell>
          <table:table-cell office:value-type="float" office:value="0.871893" calcext:value-type="float">
            <text:p>0,871893</text:p>
          </table:table-cell>
          <table:table-cell office:value-type="float" office:value="6.40013" calcext:value-type="float">
            <text:p>6,40013</text:p>
          </table:table-cell>
          <table:table-cell office:value-type="float" office:value="0.00157595" calcext:value-type="float">
            <text:p>0,00157595</text:p>
          </table:table-cell>
          <table:table-cell office:value-type="float" office:value="0.886243" calcext:value-type="float">
            <text:p>0,886243</text:p>
          </table:table-cell>
          <table:table-cell office:value-type="float" office:value="6.52248" calcext:value-type="float">
            <text:p>6,52248</text:p>
          </table:table-cell>
          <table:table-cell office:value-type="float" office:value="0.000882149" calcext:value-type="float">
            <text:p>0,000882149</text:p>
          </table:table-cell>
          <table:table-cell office:value-type="float" office:value="0.00798011" calcext:value-type="float">
            <text:p>0,00798011</text:p>
          </table:table-cell>
          <table:table-cell office:value-type="float" office:value="0.0159678" calcext:value-type="float">
            <text:p>0,0159678</text:p>
          </table:table-cell>
          <table:table-cell office:value-type="float" office:value="0.121908" calcext:value-type="float">
            <text:p>0,121908</text:p>
          </table:table-cell>
          <table:table-cell office:value-type="float" office:value="0.431588" calcext:value-type="float">
            <text:p>0,431588</text:p>
          </table:table-cell>
          <table:table-cell office:value-type="float" office:value="0.945279" calcext:value-type="float">
            <text:p>0,945279</text:p>
          </table:table-cell>
          <table:table-cell office:value-type="float" office:value="6.2897" calcext:value-type="float">
            <text:p>6,2897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2708" calcext:value-type="float">
            <text:p>0,00802708</text:p>
          </table:table-cell>
          <table:table-cell office:value-type="float" office:value="0.0160041" calcext:value-type="float">
            <text:p>0,0160041</text:p>
          </table:table-cell>
          <table:table-cell office:value-type="float" office:value="0.121547" calcext:value-type="float">
            <text:p>0,121547</text:p>
          </table:table-cell>
          <table:table-cell office:value-type="float" office:value="0.428266" calcext:value-type="float">
            <text:p>0,428266</text:p>
          </table:table-cell>
          <table:table-cell office:value-type="float" office:value="0.945116" calcext:value-type="float">
            <text:p>0,945116</text:p>
          </table:table-cell>
          <table:table-cell office:value-type="float" office:value="6.27757" calcext:value-type="float">
            <text:p>6,2775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1077" calcext:value-type="float">
            <text:p>0,871077</text:p>
          </table:table-cell>
          <table:table-cell office:value-type="float" office:value="6.3912" calcext:value-type="float">
            <text:p>6,3912</text:p>
          </table:table-cell>
          <table:table-cell office:value-type="float" office:value="0.00158787" calcext:value-type="float">
            <text:p>0,00158787</text:p>
          </table:table-cell>
          <table:table-cell office:value-type="float" office:value="0.886018" calcext:value-type="float">
            <text:p>0,886018</text:p>
          </table:table-cell>
          <table:table-cell office:value-type="float" office:value="6.50758" calcext:value-type="float">
            <text:p>6,50758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415" calcext:value-type="float">
            <text:p>0,00797415</text:p>
          </table:table-cell>
          <table:table-cell office:value-type="float" office:value="0.016012" calcext:value-type="float">
            <text:p>0,016012</text:p>
          </table:table-cell>
          <table:table-cell office:value-type="float" office:value="0.121896" calcext:value-type="float">
            <text:p>0,121896</text:p>
          </table:table-cell>
          <table:table-cell office:value-type="float" office:value="0.430933" calcext:value-type="float">
            <text:p>0,430933</text:p>
          </table:table-cell>
          <table:table-cell office:value-type="float" office:value="0.944657" calcext:value-type="float">
            <text:p>0,944657</text:p>
          </table:table-cell>
          <table:table-cell office:value-type="float" office:value="6.2968" calcext:value-type="float">
            <text:p>6,2968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8017" calcext:value-type="float">
            <text:p>0,428017</text:p>
          </table:table-cell>
          <table:table-cell office:value-type="float" office:value="0.936228" calcext:value-type="float">
            <text:p>0,936228</text:p>
          </table:table-cell>
          <table:table-cell office:value-type="float" office:value="6.28205" calcext:value-type="float">
            <text:p>6,2820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279" calcext:value-type="float">
            <text:p>0,00153279</text:p>
          </table:table-cell>
          <table:table-cell office:value-type="float" office:value="0.872472" calcext:value-type="float">
            <text:p>0,872472</text:p>
          </table:table-cell>
          <table:table-cell office:value-type="float" office:value="6.39039" calcext:value-type="float">
            <text:p>6,39039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5936" calcext:value-type="float">
            <text:p>0,885936</text:p>
          </table:table-cell>
          <table:table-cell office:value-type="float" office:value="6.51381" calcext:value-type="float">
            <text:p>6,51381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7081" calcext:value-type="float">
            <text:p>0,00797081</text:p>
          </table:table-cell>
          <table:table-cell office:value-type="float" office:value="0.015974" calcext:value-type="float">
            <text:p>0,015974</text:p>
          </table:table-cell>
          <table:table-cell office:value-type="float" office:value="0.121939" calcext:value-type="float">
            <text:p>0,121939</text:p>
          </table:table-cell>
          <table:table-cell office:value-type="float" office:value="0.428949" calcext:value-type="float">
            <text:p>0,428949</text:p>
          </table:table-cell>
          <table:table-cell office:value-type="float" office:value="0.94504" calcext:value-type="float">
            <text:p>0,94504</text:p>
          </table:table-cell>
          <table:table-cell office:value-type="float" office:value="6.29389" calcext:value-type="float">
            <text:p>6,29389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061" calcext:value-type="float">
            <text:p>0,0080061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603" calcext:value-type="float">
            <text:p>0,121603</text:p>
          </table:table-cell>
          <table:table-cell office:value-type="float" office:value="0.430375" calcext:value-type="float">
            <text:p>0,430375</text:p>
          </table:table-cell>
          <table:table-cell office:value-type="float" office:value="0.943104" calcext:value-type="float">
            <text:p>0,943104</text:p>
          </table:table-cell>
          <table:table-cell office:value-type="float" office:value="6.27483" calcext:value-type="float">
            <text:p>6,2748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573" calcext:value-type="float">
            <text:p>0,871573</text:p>
          </table:table-cell>
          <table:table-cell office:value-type="float" office:value="6.4051" calcext:value-type="float">
            <text:p>6,4051</text:p>
          </table:table-cell>
          <table:table-cell office:value-type="float" office:value="0.00158405" calcext:value-type="float">
            <text:p>0,00158405</text:p>
          </table:table-cell>
          <table:table-cell office:value-type="float" office:value="0.88611" calcext:value-type="float">
            <text:p>0,88611</text:p>
          </table:table-cell>
          <table:table-cell office:value-type="float" office:value="6.51074" calcext:value-type="float">
            <text:p>6,51074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7915" calcext:value-type="float">
            <text:p>0,00797915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961" calcext:value-type="float">
            <text:p>0,121961</text:p>
          </table:table-cell>
          <table:table-cell office:value-type="float" office:value="0.428973" calcext:value-type="float">
            <text:p>0,428973</text:p>
          </table:table-cell>
          <table:table-cell office:value-type="float" office:value="0.944848" calcext:value-type="float">
            <text:p>0,944848</text:p>
          </table:table-cell>
          <table:table-cell office:value-type="float" office:value="6.29141" calcext:value-type="float">
            <text:p>6,29141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2398" calcext:value-type="float">
            <text:p>0,00802398</text:p>
          </table:table-cell>
          <table:table-cell office:value-type="float" office:value="0.0159709" calcext:value-type="float">
            <text:p>0,0159709</text:p>
          </table:table-cell>
          <table:table-cell office:value-type="float" office:value="0.121523" calcext:value-type="float">
            <text:p>0,121523</text:p>
          </table:table-cell>
          <table:table-cell office:value-type="float" office:value="0.421276" calcext:value-type="float">
            <text:p>0,421276</text:p>
          </table:table-cell>
          <table:table-cell office:value-type="float" office:value="0.942219" calcext:value-type="float">
            <text:p>0,942219</text:p>
          </table:table-cell>
          <table:table-cell office:value-type="float" office:value="6.2768" calcext:value-type="float">
            <text:p>6,276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592" calcext:value-type="float">
            <text:p>0,00155592</text:p>
          </table:table-cell>
          <table:table-cell office:value-type="float" office:value="0.872879" calcext:value-type="float">
            <text:p>0,872879</text:p>
          </table:table-cell>
          <table:table-cell office:value-type="float" office:value="6.39263" calcext:value-type="float">
            <text:p>6,39263</text:p>
          </table:table-cell>
          <table:table-cell office:value-type="float" office:value="0.00160289" calcext:value-type="float">
            <text:p>0,00160289</text:p>
          </table:table-cell>
          <table:table-cell office:value-type="float" office:value="0.886089" calcext:value-type="float">
            <text:p>0,886089</text:p>
          </table:table-cell>
          <table:table-cell office:value-type="float" office:value="6.51262" calcext:value-type="float">
            <text:p>6,51262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8321" calcext:value-type="float">
            <text:p>0,00798321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817" calcext:value-type="float">
            <text:p>0,121817</text:p>
          </table:table-cell>
          <table:table-cell office:value-type="float" office:value="0.431762" calcext:value-type="float">
            <text:p>0,431762</text:p>
          </table:table-cell>
          <table:table-cell office:value-type="float" office:value="0.945095" calcext:value-type="float">
            <text:p>0,945095</text:p>
          </table:table-cell>
          <table:table-cell office:value-type="float" office:value="6.2945" calcext:value-type="float">
            <text:p>6,2945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1992" calcext:value-type="float">
            <text:p>0,00801992</text:p>
          </table:table-cell>
          <table:table-cell office:value-type="float" office:value="0.0160179" calcext:value-type="float">
            <text:p>0,0160179</text:p>
          </table:table-cell>
          <table:table-cell office:value-type="float" office:value="0.121649" calcext:value-type="float">
            <text:p>0,121649</text:p>
          </table:table-cell>
          <table:table-cell office:value-type="float" office:value="0.428018" calcext:value-type="float">
            <text:p>0,428018</text:p>
          </table:table-cell>
          <table:table-cell office:value-type="float" office:value="0.94235" calcext:value-type="float">
            <text:p>0,94235</text:p>
          </table:table-cell>
          <table:table-cell office:value-type="float" office:value="6.27475" calcext:value-type="float">
            <text:p>6,2747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97" calcext:value-type="float">
            <text:p>0,00155497</text:p>
          </table:table-cell>
          <table:table-cell office:value-type="float" office:value="0.871754" calcext:value-type="float">
            <text:p>0,871754</text:p>
          </table:table-cell>
          <table:table-cell office:value-type="float" office:value="6.39238" calcext:value-type="float">
            <text:p>6,39238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739" calcext:value-type="float">
            <text:p>0,886739</text:p>
          </table:table-cell>
          <table:table-cell office:value-type="float" office:value="6.51585" calcext:value-type="float">
            <text:p>6,51585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72" calcext:value-type="float">
            <text:p>0,007972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967" calcext:value-type="float">
            <text:p>0,121967</text:p>
          </table:table-cell>
          <table:table-cell office:value-type="float" office:value="0.429539" calcext:value-type="float">
            <text:p>0,429539</text:p>
          </table:table-cell>
          <table:table-cell office:value-type="float" office:value="0.944541" calcext:value-type="float">
            <text:p>0,944541</text:p>
          </table:table-cell>
          <table:table-cell office:value-type="float" office:value="6.29098" calcext:value-type="float">
            <text:p>6,29098</text:p>
          </table:table-cell>
          <table:table-cell office:value-type="float" office:value="0.000883818" calcext:value-type="float">
            <text:p>0,000883818</text:p>
          </table:table-cell>
          <table:table-cell office:value-type="float" office:value="0.00804591" calcext:value-type="float">
            <text:p>0,00804591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663" calcext:value-type="float">
            <text:p>0,121663</text:p>
          </table:table-cell>
          <table:table-cell office:value-type="float" office:value="0.427478" calcext:value-type="float">
            <text:p>0,427478</text:p>
          </table:table-cell>
          <table:table-cell office:value-type="float" office:value="0.935987" calcext:value-type="float">
            <text:p>0,935987</text:p>
          </table:table-cell>
          <table:table-cell office:value-type="float" office:value="6.28186" calcext:value-type="float">
            <text:p>6,2818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498" calcext:value-type="float">
            <text:p>0,00156498</text:p>
          </table:table-cell>
          <table:table-cell office:value-type="float" office:value="0.872398" calcext:value-type="float">
            <text:p>0,872398</text:p>
          </table:table-cell>
          <table:table-cell office:value-type="float" office:value="6.39328" calcext:value-type="float">
            <text:p>6,39328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6594" calcext:value-type="float">
            <text:p>0,886594</text:p>
          </table:table-cell>
          <table:table-cell office:value-type="float" office:value="6.51841" calcext:value-type="float">
            <text:p>6,51841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60012" calcext:value-type="float">
            <text:p>0,0160012</text:p>
          </table:table-cell>
          <table:table-cell office:value-type="float" office:value="0.122022" calcext:value-type="float">
            <text:p>0,122022</text:p>
          </table:table-cell>
          <table:table-cell office:value-type="float" office:value="0.43124" calcext:value-type="float">
            <text:p>0,43124</text:p>
          </table:table-cell>
          <table:table-cell office:value-type="float" office:value="0.944563" calcext:value-type="float">
            <text:p>0,944563</text:p>
          </table:table-cell>
          <table:table-cell office:value-type="float" office:value="6.29249" calcext:value-type="float">
            <text:p>6,29249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4496" calcext:value-type="float">
            <text:p>0,00804496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8205" calcext:value-type="float">
            <text:p>0,428205</text:p>
          </table:table-cell>
          <table:table-cell office:value-type="float" office:value="0.94457" calcext:value-type="float">
            <text:p>0,94457</text:p>
          </table:table-cell>
          <table:table-cell office:value-type="float" office:value="6.27351" calcext:value-type="float">
            <text:p>6,2735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2929" calcext:value-type="float">
            <text:p>0,872929</text:p>
          </table:table-cell>
          <table:table-cell office:value-type="float" office:value="6.39942" calcext:value-type="float">
            <text:p>6,39942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6185" calcext:value-type="float">
            <text:p>0,886185</text:p>
          </table:table-cell>
          <table:table-cell office:value-type="float" office:value="6.51079" calcext:value-type="float">
            <text:p>6,51079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800204" calcext:value-type="float">
            <text:p>0,00800204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92" calcext:value-type="float">
            <text:p>0,12192</text:p>
          </table:table-cell>
          <table:table-cell office:value-type="float" office:value="0.431383" calcext:value-type="float">
            <text:p>0,431383</text:p>
          </table:table-cell>
          <table:table-cell office:value-type="float" office:value="0.945485" calcext:value-type="float">
            <text:p>0,945485</text:p>
          </table:table-cell>
          <table:table-cell office:value-type="float" office:value="6.29112" calcext:value-type="float">
            <text:p>6,29112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44" calcext:value-type="float">
            <text:p>0,008044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66" calcext:value-type="float">
            <text:p>0,12166</text:p>
          </table:table-cell>
          <table:table-cell office:value-type="float" office:value="0.430625" calcext:value-type="float">
            <text:p>0,430625</text:p>
          </table:table-cell>
          <table:table-cell office:value-type="float" office:value="0.945934" calcext:value-type="float">
            <text:p>0,945934</text:p>
          </table:table-cell>
          <table:table-cell office:value-type="float" office:value="6.27342" calcext:value-type="float">
            <text:p>6,2734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999" calcext:value-type="float">
            <text:p>0,00156999</text:p>
          </table:table-cell>
          <table:table-cell office:value-type="float" office:value="0.872441" calcext:value-type="float">
            <text:p>0,872441</text:p>
          </table:table-cell>
          <table:table-cell office:value-type="float" office:value="6.39063" calcext:value-type="float">
            <text:p>6,39063</text:p>
          </table:table-cell>
          <table:table-cell office:value-type="float" office:value="0.00160909" calcext:value-type="float">
            <text:p>0,00160909</text:p>
          </table:table-cell>
          <table:table-cell office:value-type="float" office:value="0.886824" calcext:value-type="float">
            <text:p>0,886824</text:p>
          </table:table-cell>
          <table:table-cell office:value-type="float" office:value="6.50823" calcext:value-type="float">
            <text:p>6,50823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202" calcext:value-type="float">
            <text:p>0,00798202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808" calcext:value-type="float">
            <text:p>0,121808</text:p>
          </table:table-cell>
          <table:table-cell office:value-type="float" office:value="0.428765" calcext:value-type="float">
            <text:p>0,428765</text:p>
          </table:table-cell>
          <table:table-cell office:value-type="float" office:value="0.945967" calcext:value-type="float">
            <text:p>0,945967</text:p>
          </table:table-cell>
          <table:table-cell office:value-type="float" office:value="6.29015" calcext:value-type="float">
            <text:p>6,29015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3304" calcext:value-type="float">
            <text:p>0,00803304</text:p>
          </table:table-cell>
          <table:table-cell office:value-type="float" office:value="0.0159879" calcext:value-type="float">
            <text:p>0,0159879</text:p>
          </table:table-cell>
          <table:table-cell office:value-type="float" office:value="0.121553" calcext:value-type="float">
            <text:p>0,121553</text:p>
          </table:table-cell>
          <table:table-cell office:value-type="float" office:value="0.430538" calcext:value-type="float">
            <text:p>0,430538</text:p>
          </table:table-cell>
          <table:table-cell office:value-type="float" office:value="0.945331" calcext:value-type="float">
            <text:p>0,945331</text:p>
          </table:table-cell>
          <table:table-cell office:value-type="float" office:value="6.27489" calcext:value-type="float">
            <text:p>6,2748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2133" calcext:value-type="float">
            <text:p>0,872133</text:p>
          </table:table-cell>
          <table:table-cell office:value-type="float" office:value="6.39962" calcext:value-type="float">
            <text:p>6,39962</text:p>
          </table:table-cell>
          <table:table-cell office:value-type="float" office:value="0.00158381" calcext:value-type="float">
            <text:p>0,00158381</text:p>
          </table:table-cell>
          <table:table-cell office:value-type="float" office:value="0.886588" calcext:value-type="float">
            <text:p>0,886588</text:p>
          </table:table-cell>
          <table:table-cell office:value-type="float" office:value="6.51626" calcext:value-type="float">
            <text:p>6,51626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202" calcext:value-type="float">
            <text:p>0,00798202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896" calcext:value-type="float">
            <text:p>0,121896</text:p>
          </table:table-cell>
          <table:table-cell office:value-type="float" office:value="0.431361" calcext:value-type="float">
            <text:p>0,431361</text:p>
          </table:table-cell>
          <table:table-cell office:value-type="float" office:value="0.944619" calcext:value-type="float">
            <text:p>0,944619</text:p>
          </table:table-cell>
          <table:table-cell office:value-type="float" office:value="6.28999" calcext:value-type="float">
            <text:p>6,28999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4186" calcext:value-type="float">
            <text:p>0,00804186</text:p>
          </table:table-cell>
          <table:table-cell office:value-type="float" office:value="0.0160191" calcext:value-type="float">
            <text:p>0,0160191</text:p>
          </table:table-cell>
          <table:table-cell office:value-type="float" office:value="0.121708" calcext:value-type="float">
            <text:p>0,121708</text:p>
          </table:table-cell>
          <table:table-cell office:value-type="float" office:value="0.428004" calcext:value-type="float">
            <text:p>0,428004</text:p>
          </table:table-cell>
          <table:table-cell office:value-type="float" office:value="0.945235" calcext:value-type="float">
            <text:p>0,945235</text:p>
          </table:table-cell>
          <table:table-cell office:value-type="float" office:value="6.27331" calcext:value-type="float">
            <text:p>6,2733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19" calcext:value-type="float">
            <text:p>0,00154519</text:p>
          </table:table-cell>
          <table:table-cell office:value-type="float" office:value="0.872393" calcext:value-type="float">
            <text:p>0,872393</text:p>
          </table:table-cell>
          <table:table-cell office:value-type="float" office:value="6.39014" calcext:value-type="float">
            <text:p>6,39014</text:p>
          </table:table-cell>
          <table:table-cell office:value-type="float" office:value="0.00160313" calcext:value-type="float">
            <text:p>0,00160313</text:p>
          </table:table-cell>
          <table:table-cell office:value-type="float" office:value="0.886346" calcext:value-type="float">
            <text:p>0,886346</text:p>
          </table:table-cell>
          <table:table-cell office:value-type="float" office:value="6.5091" calcext:value-type="float">
            <text:p>6,5091</text:p>
          </table:table-cell>
          <table:table-cell office:value-type="float" office:value="0.00088191" calcext:value-type="float">
            <text:p>0,00088191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678" calcext:value-type="float">
            <text:p>0,0159678</text:p>
          </table:table-cell>
          <table:table-cell office:value-type="float" office:value="0.121927" calcext:value-type="float">
            <text:p>0,121927</text:p>
          </table:table-cell>
          <table:table-cell office:value-type="float" office:value="0.431532" calcext:value-type="float">
            <text:p>0,431532</text:p>
          </table:table-cell>
          <table:table-cell office:value-type="float" office:value="0.945135" calcext:value-type="float">
            <text:p>0,945135</text:p>
          </table:table-cell>
          <table:table-cell office:value-type="float" office:value="6.29044" calcext:value-type="float">
            <text:p>6,29044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60151" calcext:value-type="float">
            <text:p>0,0160151</text:p>
          </table:table-cell>
          <table:table-cell office:value-type="float" office:value="0.121588" calcext:value-type="float">
            <text:p>0,121588</text:p>
          </table:table-cell>
          <table:table-cell office:value-type="float" office:value="0.428205" calcext:value-type="float">
            <text:p>0,428205</text:p>
          </table:table-cell>
          <table:table-cell office:value-type="float" office:value="0.945165" calcext:value-type="float">
            <text:p>0,945165</text:p>
          </table:table-cell>
          <table:table-cell office:value-type="float" office:value="6.27415" calcext:value-type="float">
            <text:p>6,2741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8" calcext:value-type="float">
            <text:p>0,0015378</text:p>
          </table:table-cell>
          <table:table-cell office:value-type="float" office:value="0.872911" calcext:value-type="float">
            <text:p>0,872911</text:p>
          </table:table-cell>
          <table:table-cell office:value-type="float" office:value="6.39368" calcext:value-type="float">
            <text:p>6,39368</text:p>
          </table:table-cell>
          <table:table-cell office:value-type="float" office:value="0.00159001" calcext:value-type="float">
            <text:p>0,00159001</text:p>
          </table:table-cell>
          <table:table-cell office:value-type="float" office:value="0.8855" calcext:value-type="float">
            <text:p>0,8855</text:p>
          </table:table-cell>
          <table:table-cell office:value-type="float" office:value="6.50821" calcext:value-type="float">
            <text:p>6,50821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606" calcext:value-type="float">
            <text:p>0,00797606</text:p>
          </table:table-cell>
          <table:table-cell office:value-type="float" office:value="0.0159619" calcext:value-type="float">
            <text:p>0,0159619</text:p>
          </table:table-cell>
          <table:table-cell office:value-type="float" office:value="0.121925" calcext:value-type="float">
            <text:p>0,121925</text:p>
          </table:table-cell>
          <table:table-cell office:value-type="float" office:value="0.428688" calcext:value-type="float">
            <text:p>0,428688</text:p>
          </table:table-cell>
          <table:table-cell office:value-type="float" office:value="0.945314" calcext:value-type="float">
            <text:p>0,945314</text:p>
          </table:table-cell>
          <table:table-cell office:value-type="float" office:value="6.2902" calcext:value-type="float">
            <text:p>6,2902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1802" calcext:value-type="float">
            <text:p>0,00801802</text:p>
          </table:table-cell>
          <table:table-cell office:value-type="float" office:value="0.0159781" calcext:value-type="float">
            <text:p>0,0159781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8036" calcext:value-type="float">
            <text:p>0,428036</text:p>
          </table:table-cell>
          <table:table-cell office:value-type="float" office:value="0.945781" calcext:value-type="float">
            <text:p>0,945781</text:p>
          </table:table-cell>
          <table:table-cell office:value-type="float" office:value="6.27492" calcext:value-type="float">
            <text:p>6,2749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281" calcext:value-type="float">
            <text:p>0,00154281</text:p>
          </table:table-cell>
          <table:table-cell office:value-type="float" office:value="0.872321" calcext:value-type="float">
            <text:p>0,872321</text:p>
          </table:table-cell>
          <table:table-cell office:value-type="float" office:value="6.39385" calcext:value-type="float">
            <text:p>6,39385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184" calcext:value-type="float">
            <text:p>0,886184</text:p>
          </table:table-cell>
          <table:table-cell office:value-type="float" office:value="6.50985" calcext:value-type="float">
            <text:p>6,50985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512" calcext:value-type="float">
            <text:p>0,00798512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21958" calcext:value-type="float">
            <text:p>0,121958</text:p>
          </table:table-cell>
          <table:table-cell office:value-type="float" office:value="0.431094" calcext:value-type="float">
            <text:p>0,431094</text:p>
          </table:table-cell>
          <table:table-cell office:value-type="float" office:value="0.94476" calcext:value-type="float">
            <text:p>0,94476</text:p>
          </table:table-cell>
          <table:table-cell office:value-type="float" office:value="6.2943" calcext:value-type="float">
            <text:p>6,2943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1802" calcext:value-type="float">
            <text:p>0,00801802</text:p>
          </table:table-cell>
          <table:table-cell office:value-type="float" office:value="0.015986" calcext:value-type="float">
            <text:p>0,015986</text:p>
          </table:table-cell>
          <table:table-cell office:value-type="float" office:value="0.121724" calcext:value-type="float">
            <text:p>0,121724</text:p>
          </table:table-cell>
          <table:table-cell office:value-type="float" office:value="0.427977" calcext:value-type="float">
            <text:p>0,427977</text:p>
          </table:table-cell>
          <table:table-cell office:value-type="float" office:value="0.944967" calcext:value-type="float">
            <text:p>0,944967</text:p>
          </table:table-cell>
          <table:table-cell office:value-type="float" office:value="6.27853" calcext:value-type="float">
            <text:p>6,2785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901" calcext:value-type="float">
            <text:p>0,00154901</text:p>
          </table:table-cell>
          <table:table-cell office:value-type="float" office:value="0.872149" calcext:value-type="float">
            <text:p>0,872149</text:p>
          </table:table-cell>
          <table:table-cell office:value-type="float" office:value="6.39017" calcext:value-type="float">
            <text:p>6,39017</text:p>
          </table:table-cell>
          <table:table-cell office:value-type="float" office:value="0.00157118" calcext:value-type="float">
            <text:p>0,00157118</text:p>
          </table:table-cell>
          <table:table-cell office:value-type="float" office:value="0.885512" calcext:value-type="float">
            <text:p>0,885512</text:p>
          </table:table-cell>
          <table:table-cell office:value-type="float" office:value="6.51707" calcext:value-type="float">
            <text:p>6,5170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2006" calcext:value-type="float">
            <text:p>0,122006</text:p>
          </table:table-cell>
          <table:table-cell office:value-type="float" office:value="0.430895" calcext:value-type="float">
            <text:p>0,430895</text:p>
          </table:table-cell>
          <table:table-cell office:value-type="float" office:value="0.944648" calcext:value-type="float">
            <text:p>0,944648</text:p>
          </table:table-cell>
          <table:table-cell office:value-type="float" office:value="6.28991" calcext:value-type="float">
            <text:p>6,28991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2302" calcext:value-type="float">
            <text:p>0,00802302</text:p>
          </table:table-cell>
          <table:table-cell office:value-type="float" office:value="0.015964" calcext:value-type="float">
            <text:p>0,015964</text:p>
          </table:table-cell>
          <table:table-cell office:value-type="float" office:value="0.121547" calcext:value-type="float">
            <text:p>0,121547</text:p>
          </table:table-cell>
          <table:table-cell office:value-type="float" office:value="0.423162" calcext:value-type="float">
            <text:p>0,423162</text:p>
          </table:table-cell>
          <table:table-cell office:value-type="float" office:value="0.936042" calcext:value-type="float">
            <text:p>0,936042</text:p>
          </table:table-cell>
          <table:table-cell office:value-type="float" office:value="6.27603" calcext:value-type="float">
            <text:p>6,2760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1814" calcext:value-type="float">
            <text:p>0,871814</text:p>
          </table:table-cell>
          <table:table-cell office:value-type="float" office:value="6.39482" calcext:value-type="float">
            <text:p>6,39482</text:p>
          </table:table-cell>
          <table:table-cell office:value-type="float" office:value="0.00160289" calcext:value-type="float">
            <text:p>0,00160289</text:p>
          </table:table-cell>
          <table:table-cell office:value-type="float" office:value="0.88648" calcext:value-type="float">
            <text:p>0,88648</text:p>
          </table:table-cell>
          <table:table-cell office:value-type="float" office:value="6.51" calcext:value-type="float">
            <text:p>6,51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106" calcext:value-type="float">
            <text:p>0,00798106</text:p>
          </table:table-cell>
          <table:table-cell office:value-type="float" office:value="0.0159709" calcext:value-type="float">
            <text:p>0,0159709</text:p>
          </table:table-cell>
          <table:table-cell office:value-type="float" office:value="0.122037" calcext:value-type="float">
            <text:p>0,122037</text:p>
          </table:table-cell>
          <table:table-cell office:value-type="float" office:value="0.431256" calcext:value-type="float">
            <text:p>0,431256</text:p>
          </table:table-cell>
          <table:table-cell office:value-type="float" office:value="0.944974" calcext:value-type="float">
            <text:p>0,944974</text:p>
          </table:table-cell>
          <table:table-cell office:value-type="float" office:value="6.29441" calcext:value-type="float">
            <text:p>6,29441</text:p>
          </table:table-cell>
          <table:table-cell office:value-type="float" office:value="0.000892162" calcext:value-type="float">
            <text:p>0,000892162</text:p>
          </table:table-cell>
          <table:table-cell office:value-type="float" office:value="0.00803709" calcext:value-type="float">
            <text:p>0,00803709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0.121554" calcext:value-type="float">
            <text:p>0,121554</text:p>
          </table:table-cell>
          <table:table-cell office:value-type="float" office:value="0.43019" calcext:value-type="float">
            <text:p>0,43019</text:p>
          </table:table-cell>
          <table:table-cell office:value-type="float" office:value="0.942634" calcext:value-type="float">
            <text:p>0,942634</text:p>
          </table:table-cell>
          <table:table-cell office:value-type="float" office:value="6.27312" calcext:value-type="float">
            <text:p>6,2731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02" calcext:value-type="float">
            <text:p>0,00155902</text:p>
          </table:table-cell>
          <table:table-cell office:value-type="float" office:value="0.872671" calcext:value-type="float">
            <text:p>0,872671</text:p>
          </table:table-cell>
          <table:table-cell office:value-type="float" office:value="6.39174" calcext:value-type="float">
            <text:p>6,39174</text:p>
          </table:table-cell>
          <table:table-cell office:value-type="float" office:value="0.00159097" calcext:value-type="float">
            <text:p>0,00159097</text:p>
          </table:table-cell>
          <table:table-cell office:value-type="float" office:value="0.885846" calcext:value-type="float">
            <text:p>0,885846</text:p>
          </table:table-cell>
          <table:table-cell office:value-type="float" office:value="6.51137" calcext:value-type="float">
            <text:p>6,51137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082" calcext:value-type="float">
            <text:p>0,00798082</text:p>
          </table:table-cell>
          <table:table-cell office:value-type="float" office:value="0.0159781" calcext:value-type="float">
            <text:p>0,0159781</text:p>
          </table:table-cell>
          <table:table-cell office:value-type="float" office:value="0.121941" calcext:value-type="float">
            <text:p>0,121941</text:p>
          </table:table-cell>
          <table:table-cell office:value-type="float" office:value="0.431143" calcext:value-type="float">
            <text:p>0,431143</text:p>
          </table:table-cell>
          <table:table-cell office:value-type="float" office:value="0.94504" calcext:value-type="float">
            <text:p>0,94504</text:p>
          </table:table-cell>
          <table:table-cell office:value-type="float" office:value="6.28556" calcext:value-type="float">
            <text:p>6,28556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612" calcext:value-type="float">
            <text:p>0,00802612</text:p>
          </table:table-cell>
          <table:table-cell office:value-type="float" office:value="0.015969" calcext:value-type="float">
            <text:p>0,015969</text:p>
          </table:table-cell>
          <table:table-cell office:value-type="float" office:value="0.121602" calcext:value-type="float">
            <text:p>0,121602</text:p>
          </table:table-cell>
          <table:table-cell office:value-type="float" office:value="0.427765" calcext:value-type="float">
            <text:p>0,427765</text:p>
          </table:table-cell>
          <table:table-cell office:value-type="float" office:value="0.944921" calcext:value-type="float">
            <text:p>0,944921</text:p>
          </table:table-cell>
          <table:table-cell office:value-type="float" office:value="6.28165" calcext:value-type="float">
            <text:p>6,2816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711" calcext:value-type="float">
            <text:p>0,00155711</text:p>
          </table:table-cell>
          <table:table-cell office:value-type="float" office:value="0.871603" calcext:value-type="float">
            <text:p>0,871603</text:p>
          </table:table-cell>
          <table:table-cell office:value-type="float" office:value="6.39474" calcext:value-type="float">
            <text:p>6,3947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6098" calcext:value-type="float">
            <text:p>0,886098</text:p>
          </table:table-cell>
          <table:table-cell office:value-type="float" office:value="6.51997" calcext:value-type="float">
            <text:p>6,51997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6022" calcext:value-type="float">
            <text:p>0,016022</text:p>
          </table:table-cell>
          <table:table-cell office:value-type="float" office:value="0.121918" calcext:value-type="float">
            <text:p>0,121918</text:p>
          </table:table-cell>
          <table:table-cell office:value-type="float" office:value="0.431101" calcext:value-type="float">
            <text:p>0,431101</text:p>
          </table:table-cell>
          <table:table-cell office:value-type="float" office:value="0.945216" calcext:value-type="float">
            <text:p>0,945216</text:p>
          </table:table-cell>
          <table:table-cell office:value-type="float" office:value="6.29164" calcext:value-type="float">
            <text:p>6,2916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3113" calcext:value-type="float">
            <text:p>0,00803113</text:p>
          </table:table-cell>
          <table:table-cell office:value-type="float" office:value="0.0159879" calcext:value-type="float">
            <text:p>0,0159879</text:p>
          </table:table-cell>
          <table:table-cell office:value-type="float" office:value="0.121626" calcext:value-type="float">
            <text:p>0,121626</text:p>
          </table:table-cell>
          <table:table-cell office:value-type="float" office:value="0.427858" calcext:value-type="float">
            <text:p>0,427858</text:p>
          </table:table-cell>
          <table:table-cell office:value-type="float" office:value="0.944525" calcext:value-type="float">
            <text:p>0,944525</text:p>
          </table:table-cell>
          <table:table-cell office:value-type="float" office:value="6.27976" calcext:value-type="float">
            <text:p>6,2797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02" calcext:value-type="float">
            <text:p>0,00155902</text:p>
          </table:table-cell>
          <table:table-cell office:value-type="float" office:value="0.873029" calcext:value-type="float">
            <text:p>0,873029</text:p>
          </table:table-cell>
          <table:table-cell office:value-type="float" office:value="6.39208" calcext:value-type="float">
            <text:p>6,39208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5777" calcext:value-type="float">
            <text:p>0,885777</text:p>
          </table:table-cell>
          <table:table-cell office:value-type="float" office:value="6.52224" calcext:value-type="float">
            <text:p>6,52224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8106" calcext:value-type="float">
            <text:p>0,00798106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1891" calcext:value-type="float">
            <text:p>0,121891</text:p>
          </table:table-cell>
          <table:table-cell office:value-type="float" office:value="0.428846" calcext:value-type="float">
            <text:p>0,428846</text:p>
          </table:table-cell>
          <table:table-cell office:value-type="float" office:value="0.945929" calcext:value-type="float">
            <text:p>0,945929</text:p>
          </table:table-cell>
          <table:table-cell office:value-type="float" office:value="6.29613" calcext:value-type="float">
            <text:p>6,29613</text:p>
          </table:table-cell>
          <table:table-cell office:value-type="float" office:value="0.000883818" calcext:value-type="float">
            <text:p>0,000883818</text:p>
          </table:table-cell>
          <table:table-cell office:value-type="float" office:value="0.00805497" calcext:value-type="float">
            <text:p>0,00805497</text:p>
          </table:table-cell>
          <table:table-cell office:value-type="float" office:value="0.0159769" calcext:value-type="float">
            <text:p>0,0159769</text:p>
          </table:table-cell>
          <table:table-cell office:value-type="float" office:value="0.121508" calcext:value-type="float">
            <text:p>0,121508</text:p>
          </table:table-cell>
          <table:table-cell office:value-type="float" office:value="0.430555" calcext:value-type="float">
            <text:p>0,430555</text:p>
          </table:table-cell>
          <table:table-cell office:value-type="float" office:value="0.942358" calcext:value-type="float">
            <text:p>0,942358</text:p>
          </table:table-cell>
          <table:table-cell office:value-type="float" office:value="6.27515" calcext:value-type="float">
            <text:p>6,2751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95" calcext:value-type="float">
            <text:p>0,00154495</text:p>
          </table:table-cell>
          <table:table-cell office:value-type="float" office:value="0.871551" calcext:value-type="float">
            <text:p>0,871551</text:p>
          </table:table-cell>
          <table:table-cell office:value-type="float" office:value="6.4058" calcext:value-type="float">
            <text:p>6,4058</text:p>
          </table:table-cell>
          <table:table-cell office:value-type="float" office:value="0.00160098" calcext:value-type="float">
            <text:p>0,00160098</text:p>
          </table:table-cell>
          <table:table-cell office:value-type="float" office:value="0.887183" calcext:value-type="float">
            <text:p>0,887183</text:p>
          </table:table-cell>
          <table:table-cell office:value-type="float" office:value="6.51398" calcext:value-type="float">
            <text:p>6,51398</text:p>
          </table:table-cell>
          <table:table-cell office:value-type="float" office:value="0.000882149" calcext:value-type="float">
            <text:p>0,000882149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11" calcext:value-type="float">
            <text:p>0,016011</text:p>
          </table:table-cell>
          <table:table-cell office:value-type="float" office:value="0.122051" calcext:value-type="float">
            <text:p>0,122051</text:p>
          </table:table-cell>
          <table:table-cell office:value-type="float" office:value="0.431534" calcext:value-type="float">
            <text:p>0,431534</text:p>
          </table:table-cell>
          <table:table-cell office:value-type="float" office:value="0.944744" calcext:value-type="float">
            <text:p>0,944744</text:p>
          </table:table-cell>
          <table:table-cell office:value-type="float" office:value="6.29959" calcext:value-type="float">
            <text:p>6,29959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8" calcext:value-type="float">
            <text:p>0,01598</text:p>
          </table:table-cell>
          <table:table-cell office:value-type="float" office:value="0.121606" calcext:value-type="float">
            <text:p>0,121606</text:p>
          </table:table-cell>
          <table:table-cell office:value-type="float" office:value="0.4279" calcext:value-type="float">
            <text:p>0,4279</text:p>
          </table:table-cell>
          <table:table-cell office:value-type="float" office:value="0.944996" calcext:value-type="float">
            <text:p>0,944996</text:p>
          </table:table-cell>
          <table:table-cell office:value-type="float" office:value="6.27504" calcext:value-type="float">
            <text:p>6,2750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807" calcext:value-type="float">
            <text:p>0,00155807</text:p>
          </table:table-cell>
          <table:table-cell office:value-type="float" office:value="0.872543" calcext:value-type="float">
            <text:p>0,872543</text:p>
          </table:table-cell>
          <table:table-cell office:value-type="float" office:value="6.39518" calcext:value-type="float">
            <text:p>6,39518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726" calcext:value-type="float">
            <text:p>0,886726</text:p>
          </table:table-cell>
          <table:table-cell office:value-type="float" office:value="6.51799" calcext:value-type="float">
            <text:p>6,51799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704" calcext:value-type="float">
            <text:p>0,00799704</text:p>
          </table:table-cell>
          <table:table-cell office:value-type="float" office:value="0.0159831" calcext:value-type="float">
            <text:p>0,0159831</text:p>
          </table:table-cell>
          <table:table-cell office:value-type="float" office:value="0.121915" calcext:value-type="float">
            <text:p>0,121915</text:p>
          </table:table-cell>
          <table:table-cell office:value-type="float" office:value="0.431382" calcext:value-type="float">
            <text:p>0,431382</text:p>
          </table:table-cell>
          <table:table-cell office:value-type="float" office:value="0.945161" calcext:value-type="float">
            <text:p>0,945161</text:p>
          </table:table-cell>
          <table:table-cell office:value-type="float" office:value="6.29042" calcext:value-type="float">
            <text:p>6,29042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4806" calcext:value-type="float">
            <text:p>0,00804806</text:p>
          </table:table-cell>
          <table:table-cell office:value-type="float" office:value="0.015964" calcext:value-type="float">
            <text:p>0,015964</text:p>
          </table:table-cell>
          <table:table-cell office:value-type="float" office:value="0.121745" calcext:value-type="float">
            <text:p>0,121745</text:p>
          </table:table-cell>
          <table:table-cell office:value-type="float" office:value="0.420924" calcext:value-type="float">
            <text:p>0,420924</text:p>
          </table:table-cell>
          <table:table-cell office:value-type="float" office:value="0.94268" calcext:value-type="float">
            <text:p>0,94268</text:p>
          </table:table-cell>
          <table:table-cell office:value-type="float" office:value="6.27523" calcext:value-type="float">
            <text:p>6,2752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769" calcext:value-type="float">
            <text:p>0,871769</text:p>
          </table:table-cell>
          <table:table-cell office:value-type="float" office:value="6.39838" calcext:value-type="float">
            <text:p>6,39838</text:p>
          </table:table-cell>
          <table:table-cell office:value-type="float" office:value="0.00158215" calcext:value-type="float">
            <text:p>0,00158215</text:p>
          </table:table-cell>
          <table:table-cell office:value-type="float" office:value="0.886436" calcext:value-type="float">
            <text:p>0,886436</text:p>
          </table:table-cell>
          <table:table-cell office:value-type="float" office:value="6.51614" calcext:value-type="float">
            <text:p>6,51614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800109" calcext:value-type="float">
            <text:p>0,00800109</text:p>
          </table:table-cell>
          <table:table-cell office:value-type="float" office:value="0.015981" calcext:value-type="float">
            <text:p>0,015981</text:p>
          </table:table-cell>
          <table:table-cell office:value-type="float" office:value="0.12186" calcext:value-type="float">
            <text:p>0,12186</text:p>
          </table:table-cell>
          <table:table-cell office:value-type="float" office:value="0.428999" calcext:value-type="float">
            <text:p>0,428999</text:p>
          </table:table-cell>
          <table:table-cell office:value-type="float" office:value="0.947958" calcext:value-type="float">
            <text:p>0,947958</text:p>
          </table:table-cell>
          <table:table-cell office:value-type="float" office:value="6.29145" calcext:value-type="float">
            <text:p>6,29145</text:p>
          </table:table-cell>
          <table:table-cell office:value-type="float" office:value="0.000892878" calcext:value-type="float">
            <text:p>0,000892878</text:p>
          </table:table-cell>
          <table:table-cell office:value-type="float" office:value="0.0080359" calcext:value-type="float">
            <text:p>0,0080359</text:p>
          </table:table-cell>
          <table:table-cell office:value-type="float" office:value="0.015945" calcext:value-type="float">
            <text:p>0,015945</text:p>
          </table:table-cell>
          <table:table-cell office:value-type="float" office:value="0.121616" calcext:value-type="float">
            <text:p>0,121616</text:p>
          </table:table-cell>
          <table:table-cell office:value-type="float" office:value="0.427774" calcext:value-type="float">
            <text:p>0,427774</text:p>
          </table:table-cell>
          <table:table-cell office:value-type="float" office:value="0.942346" calcext:value-type="float">
            <text:p>0,942346</text:p>
          </table:table-cell>
          <table:table-cell office:value-type="float" office:value="6.27533" calcext:value-type="float">
            <text:p>6,2753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7619" calcext:value-type="float">
            <text:p>0,00157619</text:p>
          </table:table-cell>
          <table:table-cell office:value-type="float" office:value="0.871255" calcext:value-type="float">
            <text:p>0,871255</text:p>
          </table:table-cell>
          <table:table-cell office:value-type="float" office:value="6.3913" calcext:value-type="float">
            <text:p>6,3913</text:p>
          </table:table-cell>
          <table:table-cell office:value-type="float" office:value="0.00160384" calcext:value-type="float">
            <text:p>0,00160384</text:p>
          </table:table-cell>
          <table:table-cell office:value-type="float" office:value="0.885561" calcext:value-type="float">
            <text:p>0,885561</text:p>
          </table:table-cell>
          <table:table-cell office:value-type="float" office:value="6.50651" calcext:value-type="float">
            <text:p>6,50651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99" calcext:value-type="float">
            <text:p>0,0079999</text:p>
          </table:table-cell>
          <table:table-cell office:value-type="float" office:value="0.0159829" calcext:value-type="float">
            <text:p>0,0159829</text:p>
          </table:table-cell>
          <table:table-cell office:value-type="float" office:value="0.121931" calcext:value-type="float">
            <text:p>0,121931</text:p>
          </table:table-cell>
          <table:table-cell office:value-type="float" office:value="0.429013" calcext:value-type="float">
            <text:p>0,429013</text:p>
          </table:table-cell>
          <table:table-cell office:value-type="float" office:value="0.945072" calcext:value-type="float">
            <text:p>0,945072</text:p>
          </table:table-cell>
          <table:table-cell office:value-type="float" office:value="6.28934" calcext:value-type="float">
            <text:p>6,28934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595" calcext:value-type="float">
            <text:p>0,01595</text:p>
          </table:table-cell>
          <table:table-cell office:value-type="float" office:value="0.121653" calcext:value-type="float">
            <text:p>0,121653</text:p>
          </table:table-cell>
          <table:table-cell office:value-type="float" office:value="0.430103" calcext:value-type="float">
            <text:p>0,430103</text:p>
          </table:table-cell>
          <table:table-cell office:value-type="float" office:value="0.942264" calcext:value-type="float">
            <text:p>0,942264</text:p>
          </table:table-cell>
          <table:table-cell office:value-type="float" office:value="6.28317" calcext:value-type="float">
            <text:p>6,2831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239" calcext:value-type="float">
            <text:p>0,87239</text:p>
          </table:table-cell>
          <table:table-cell office:value-type="float" office:value="6.38889" calcext:value-type="float">
            <text:p>6,38889</text:p>
          </table:table-cell>
          <table:table-cell office:value-type="float" office:value="0.00159621" calcext:value-type="float">
            <text:p>0,00159621</text:p>
          </table:table-cell>
          <table:table-cell office:value-type="float" office:value="0.886822" calcext:value-type="float">
            <text:p>0,886822</text:p>
          </table:table-cell>
          <table:table-cell office:value-type="float" office:value="6.5198" calcext:value-type="float">
            <text:p>6,5198</text:p>
          </table:table-cell>
          <table:table-cell office:value-type="float" office:value="0.000877857" calcext:value-type="float">
            <text:p>0,000877857</text:p>
          </table:table-cell>
          <table:table-cell office:value-type="float" office:value="0.00798321" calcext:value-type="float">
            <text:p>0,00798321</text:p>
          </table:table-cell>
          <table:table-cell office:value-type="float" office:value="0.015965" calcext:value-type="float">
            <text:p>0,015965</text:p>
          </table:table-cell>
          <table:table-cell office:value-type="float" office:value="0.121928" calcext:value-type="float">
            <text:p>0,121928</text:p>
          </table:table-cell>
          <table:table-cell office:value-type="float" office:value="0.429382" calcext:value-type="float">
            <text:p>0,429382</text:p>
          </table:table-cell>
          <table:table-cell office:value-type="float" office:value="0.945123" calcext:value-type="float">
            <text:p>0,945123</text:p>
          </table:table-cell>
          <table:table-cell office:value-type="float" office:value="6.29178" calcext:value-type="float">
            <text:p>6,29178</text:p>
          </table:table-cell>
          <table:table-cell office:value-type="float" office:value="0.000892878" calcext:value-type="float">
            <text:p>0,000892878</text:p>
          </table:table-cell>
          <table:table-cell office:value-type="float" office:value="0.00804114" calcext:value-type="float">
            <text:p>0,00804114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477" calcext:value-type="float">
            <text:p>0,121477</text:p>
          </table:table-cell>
          <table:table-cell office:value-type="float" office:value="0.427952" calcext:value-type="float">
            <text:p>0,427952</text:p>
          </table:table-cell>
          <table:table-cell office:value-type="float" office:value="0.942948" calcext:value-type="float">
            <text:p>0,942948</text:p>
          </table:table-cell>
          <table:table-cell office:value-type="float" office:value="6.28299" calcext:value-type="float">
            <text:p>6,2829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592" calcext:value-type="float">
            <text:p>0,00155592</text:p>
          </table:table-cell>
          <table:table-cell office:value-type="float" office:value="0.871626" calcext:value-type="float">
            <text:p>0,871626</text:p>
          </table:table-cell>
          <table:table-cell office:value-type="float" office:value="6.3938" calcext:value-type="float">
            <text:p>6,3938</text:p>
          </table:table-cell>
          <table:table-cell office:value-type="float" office:value="0.00159597" calcext:value-type="float">
            <text:p>0,00159597</text:p>
          </table:table-cell>
          <table:table-cell office:value-type="float" office:value="0.885652" calcext:value-type="float">
            <text:p>0,885652</text:p>
          </table:table-cell>
          <table:table-cell office:value-type="float" office:value="6.5149" calcext:value-type="float">
            <text:p>6,5149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701" calcext:value-type="float">
            <text:p>0,00797701</text:p>
          </table:table-cell>
          <table:table-cell office:value-type="float" office:value="0.015975" calcext:value-type="float">
            <text:p>0,015975</text:p>
          </table:table-cell>
          <table:table-cell office:value-type="float" office:value="0.121923" calcext:value-type="float">
            <text:p>0,121923</text:p>
          </table:table-cell>
          <table:table-cell office:value-type="float" office:value="0.431792" calcext:value-type="float">
            <text:p>0,431792</text:p>
          </table:table-cell>
          <table:table-cell office:value-type="float" office:value="0.944589" calcext:value-type="float">
            <text:p>0,944589</text:p>
          </table:table-cell>
          <table:table-cell office:value-type="float" office:value="6.29008" calcext:value-type="float">
            <text:p>6,29008</text:p>
          </table:table-cell>
          <table:table-cell office:value-type="float" office:value="0.00089407" calcext:value-type="float">
            <text:p>0,00089407</text:p>
          </table:table-cell>
          <table:table-cell office:value-type="float" office:value="0.00804305" calcext:value-type="float">
            <text:p>0,00804305</text:p>
          </table:table-cell>
          <table:table-cell office:value-type="float" office:value="0.015981" calcext:value-type="float">
            <text:p>0,015981</text:p>
          </table:table-cell>
          <table:table-cell office:value-type="float" office:value="0.12157" calcext:value-type="float">
            <text:p>0,12157</text:p>
          </table:table-cell>
          <table:table-cell office:value-type="float" office:value="0.428066" calcext:value-type="float">
            <text:p>0,428066</text:p>
          </table:table-cell>
          <table:table-cell office:value-type="float" office:value="0.942746" calcext:value-type="float">
            <text:p>0,942746</text:p>
          </table:table-cell>
          <table:table-cell office:value-type="float" office:value="6.41662" calcext:value-type="float">
            <text:p>6,4166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185" calcext:value-type="float">
            <text:p>0,00154185</text:p>
          </table:table-cell>
          <table:table-cell office:value-type="float" office:value="0.873363" calcext:value-type="float">
            <text:p>0,873363</text:p>
          </table:table-cell>
          <table:table-cell office:value-type="float" office:value="6.39283" calcext:value-type="float">
            <text:p>6,39283</text:p>
          </table:table-cell>
          <table:table-cell office:value-type="float" office:value="0.00158286" calcext:value-type="float">
            <text:p>0,00158286</text:p>
          </table:table-cell>
          <table:table-cell office:value-type="float" office:value="0.885494" calcext:value-type="float">
            <text:p>0,885494</text:p>
          </table:table-cell>
          <table:table-cell office:value-type="float" office:value="6.5098" calcext:value-type="float">
            <text:p>6,5098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869" calcext:value-type="float">
            <text:p>0,121869</text:p>
          </table:table-cell>
          <table:table-cell office:value-type="float" office:value="0.431694" calcext:value-type="float">
            <text:p>0,431694</text:p>
          </table:table-cell>
          <table:table-cell office:value-type="float" office:value="1.12636" calcext:value-type="float">
            <text:p>1,12636</text:p>
          </table:table-cell>
          <table:table-cell office:value-type="float" office:value="6.45821" calcext:value-type="float">
            <text:p>6,45821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4019" calcext:value-type="float">
            <text:p>0,0080401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523" calcext:value-type="float">
            <text:p>0,121523</text:p>
          </table:table-cell>
          <table:table-cell office:value-type="float" office:value="0.428006" calcext:value-type="float">
            <text:p>0,428006</text:p>
          </table:table-cell>
          <table:table-cell office:value-type="float" office:value="1.03836" calcext:value-type="float">
            <text:p>1,03836</text:p>
          </table:table-cell>
          <table:table-cell office:value-type="float" office:value="6.27305" calcext:value-type="float">
            <text:p>6,2730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1747" calcext:value-type="float">
            <text:p>0,871747</text:p>
          </table:table-cell>
          <table:table-cell office:value-type="float" office:value="6.3921" calcext:value-type="float">
            <text:p>6,3921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5582" calcext:value-type="float">
            <text:p>0,885582</text:p>
          </table:table-cell>
          <table:table-cell office:value-type="float" office:value="6.51661" calcext:value-type="float">
            <text:p>6,51661</text:p>
          </table:table-cell>
          <table:table-cell office:value-type="float" office:value="0.000882149" calcext:value-type="float">
            <text:p>0,000882149</text:p>
          </table:table-cell>
          <table:table-cell office:value-type="float" office:value="0.00798607" calcext:value-type="float">
            <text:p>0,00798607</text:p>
          </table:table-cell>
          <table:table-cell office:value-type="float" office:value="0.0159721" calcext:value-type="float">
            <text:p>0,0159721</text:p>
          </table:table-cell>
          <table:table-cell office:value-type="float" office:value="0.12188" calcext:value-type="float">
            <text:p>0,12188</text:p>
          </table:table-cell>
          <table:table-cell office:value-type="float" office:value="0.429173" calcext:value-type="float">
            <text:p>0,429173</text:p>
          </table:table-cell>
          <table:table-cell office:value-type="float" office:value="0.944962" calcext:value-type="float">
            <text:p>0,944962</text:p>
          </table:table-cell>
          <table:table-cell office:value-type="float" office:value="6.29384" calcext:value-type="float">
            <text:p>6,29384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3208" calcext:value-type="float">
            <text:p>0,00803208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704" calcext:value-type="float">
            <text:p>0,121704</text:p>
          </table:table-cell>
          <table:table-cell office:value-type="float" office:value="0.42784" calcext:value-type="float">
            <text:p>0,42784</text:p>
          </table:table-cell>
          <table:table-cell office:value-type="float" office:value="0.942967" calcext:value-type="float">
            <text:p>0,942967</text:p>
          </table:table-cell>
          <table:table-cell office:value-type="float" office:value="6.27322" calcext:value-type="float">
            <text:p>6,2732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02" calcext:value-type="float">
            <text:p>0,0015502</text:p>
          </table:table-cell>
          <table:table-cell office:value-type="float" office:value="0.872346" calcext:value-type="float">
            <text:p>0,87234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162" calcext:value-type="float">
            <text:p>0,886162</text:p>
          </table:table-cell>
          <table:table-cell office:value-type="float" office:value="6.5138" calcext:value-type="float">
            <text:p>6,5138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082" calcext:value-type="float">
            <text:p>0,00798082</text:p>
          </table:table-cell>
          <table:table-cell office:value-type="float" office:value="0.0159831" calcext:value-type="float">
            <text:p>0,0159831</text:p>
          </table:table-cell>
          <table:table-cell office:value-type="float" office:value="0.121954" calcext:value-type="float">
            <text:p>0,121954</text:p>
          </table:table-cell>
          <table:table-cell office:value-type="float" office:value="0.431271" calcext:value-type="float">
            <text:p>0,431271</text:p>
          </table:table-cell>
          <table:table-cell office:value-type="float" office:value="0.945455" calcext:value-type="float">
            <text:p>0,945455</text:p>
          </table:table-cell>
          <table:table-cell office:value-type="float" office:value="6.29357" calcext:value-type="float">
            <text:p>6,29357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359" calcext:value-type="float">
            <text:p>0,0080359</text:p>
          </table:table-cell>
          <table:table-cell office:value-type="float" office:value="0.0159531" calcext:value-type="float">
            <text:p>0,0159531</text:p>
          </table:table-cell>
          <table:table-cell office:value-type="float" office:value="0.121551" calcext:value-type="float">
            <text:p>0,121551</text:p>
          </table:table-cell>
          <table:table-cell office:value-type="float" office:value="0.428964" calcext:value-type="float">
            <text:p>0,428964</text:p>
          </table:table-cell>
          <table:table-cell office:value-type="float" office:value="0.942752" calcext:value-type="float">
            <text:p>0,942752</text:p>
          </table:table-cell>
          <table:table-cell office:value-type="float" office:value="6.27698" calcext:value-type="float">
            <text:p>6,2769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1979" calcext:value-type="float">
            <text:p>0,871979</text:p>
          </table:table-cell>
          <table:table-cell office:value-type="float" office:value="6.39004" calcext:value-type="float">
            <text:p>6,39004</text:p>
          </table:table-cell>
          <table:table-cell office:value-type="float" office:value="0.00158191" calcext:value-type="float">
            <text:p>0,00158191</text:p>
          </table:table-cell>
          <table:table-cell office:value-type="float" office:value="0.886552" calcext:value-type="float">
            <text:p>0,886552</text:p>
          </table:table-cell>
          <table:table-cell office:value-type="float" office:value="6.52186" calcext:value-type="float">
            <text:p>6,52186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893" calcext:value-type="float">
            <text:p>0,00798893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884" calcext:value-type="float">
            <text:p>0,121884</text:p>
          </table:table-cell>
          <table:table-cell office:value-type="float" office:value="0.431153" calcext:value-type="float">
            <text:p>0,431153</text:p>
          </table:table-cell>
          <table:table-cell office:value-type="float" office:value="0.938149" calcext:value-type="float">
            <text:p>0,938149</text:p>
          </table:table-cell>
          <table:table-cell office:value-type="float" office:value="6.30084" calcext:value-type="float">
            <text:p>6,3008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3208" calcext:value-type="float">
            <text:p>0,00803208</text:p>
          </table:table-cell>
          <table:table-cell office:value-type="float" office:value="0.015996" calcext:value-type="float">
            <text:p>0,015996</text:p>
          </table:table-cell>
          <table:table-cell office:value-type="float" office:value="0.121605" calcext:value-type="float">
            <text:p>0,121605</text:p>
          </table:table-cell>
          <table:table-cell office:value-type="float" office:value="0.427902" calcext:value-type="float">
            <text:p>0,427902</text:p>
          </table:table-cell>
          <table:table-cell office:value-type="float" office:value="0.942452" calcext:value-type="float">
            <text:p>0,942452</text:p>
          </table:table-cell>
          <table:table-cell office:value-type="float" office:value="6.27485" calcext:value-type="float">
            <text:p>6,2748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95" calcext:value-type="float">
            <text:p>0,00154495</text:p>
          </table:table-cell>
          <table:table-cell office:value-type="float" office:value="0.872449" calcext:value-type="float">
            <text:p>0,872449</text:p>
          </table:table-cell>
          <table:table-cell office:value-type="float" office:value="6.39357" calcext:value-type="float">
            <text:p>6,39357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5583" calcext:value-type="float">
            <text:p>0,885583</text:p>
          </table:table-cell>
          <table:table-cell office:value-type="float" office:value="6.51357" calcext:value-type="float">
            <text:p>6,51357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59652" calcext:value-type="float">
            <text:p>0,0159652</text:p>
          </table:table-cell>
          <table:table-cell office:value-type="float" office:value="0.12186" calcext:value-type="float">
            <text:p>0,12186</text:p>
          </table:table-cell>
          <table:table-cell office:value-type="float" office:value="0.431191" calcext:value-type="float">
            <text:p>0,431191</text:p>
          </table:table-cell>
          <table:table-cell office:value-type="float" office:value="0.945832" calcext:value-type="float">
            <text:p>0,945832</text:p>
          </table:table-cell>
          <table:table-cell office:value-type="float" office:value="6.29327" calcext:value-type="float">
            <text:p>6,2932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5306" calcext:value-type="float">
            <text:p>0,00805306</text:p>
          </table:table-cell>
          <table:table-cell office:value-type="float" office:value="0.0159819" calcext:value-type="float">
            <text:p>0,0159819</text:p>
          </table:table-cell>
          <table:table-cell office:value-type="float" office:value="0.121597" calcext:value-type="float">
            <text:p>0,121597</text:p>
          </table:table-cell>
          <table:table-cell office:value-type="float" office:value="0.427994" calcext:value-type="float">
            <text:p>0,427994</text:p>
          </table:table-cell>
          <table:table-cell office:value-type="float" office:value="0.942905" calcext:value-type="float">
            <text:p>0,942905</text:p>
          </table:table-cell>
          <table:table-cell office:value-type="float" office:value="6.2748" calcext:value-type="float">
            <text:p>6,274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307" calcext:value-type="float">
            <text:p>0,00156307</text:p>
          </table:table-cell>
          <table:table-cell office:value-type="float" office:value="0.872254" calcext:value-type="float">
            <text:p>0,872254</text:p>
          </table:table-cell>
          <table:table-cell office:value-type="float" office:value="6.38937" calcext:value-type="float">
            <text:p>6,38937</text:p>
          </table:table-cell>
          <table:table-cell office:value-type="float" office:value="0.00161505" calcext:value-type="float">
            <text:p>0,00161505</text:p>
          </table:table-cell>
          <table:table-cell office:value-type="float" office:value="0.886453" calcext:value-type="float">
            <text:p>0,886453</text:p>
          </table:table-cell>
          <table:table-cell office:value-type="float" office:value="6.51067" calcext:value-type="float">
            <text:p>6,51067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945" calcext:value-type="float">
            <text:p>0,121945</text:p>
          </table:table-cell>
          <table:table-cell office:value-type="float" office:value="0.429239" calcext:value-type="float">
            <text:p>0,429239</text:p>
          </table:table-cell>
          <table:table-cell office:value-type="float" office:value="0.93828" calcext:value-type="float">
            <text:p>0,93828</text:p>
          </table:table-cell>
          <table:table-cell office:value-type="float" office:value="6.29144" calcext:value-type="float">
            <text:p>6,29144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931" calcext:value-type="float">
            <text:p>0,0159931</text:p>
          </table:table-cell>
          <table:table-cell office:value-type="float" office:value="0.121565" calcext:value-type="float">
            <text:p>0,121565</text:p>
          </table:table-cell>
          <table:table-cell office:value-type="float" office:value="0.427928" calcext:value-type="float">
            <text:p>0,427928</text:p>
          </table:table-cell>
          <table:table-cell office:value-type="float" office:value="0.942481" calcext:value-type="float">
            <text:p>0,942481</text:p>
          </table:table-cell>
          <table:table-cell office:value-type="float" office:value="6.27636" calcext:value-type="float">
            <text:p>6,2763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1672" calcext:value-type="float">
            <text:p>0,871672</text:p>
          </table:table-cell>
          <table:table-cell office:value-type="float" office:value="6.39496" calcext:value-type="float">
            <text:p>6,39496</text:p>
          </table:table-cell>
          <table:table-cell office:value-type="float" office:value="0.00157714" calcext:value-type="float">
            <text:p>0,00157714</text:p>
          </table:table-cell>
          <table:table-cell office:value-type="float" office:value="0.886031" calcext:value-type="float">
            <text:p>0,886031</text:p>
          </table:table-cell>
          <table:table-cell office:value-type="float" office:value="6.51185" calcext:value-type="float">
            <text:p>6,51185</text:p>
          </table:table-cell>
          <table:table-cell office:value-type="float" office:value="0.000877857" calcext:value-type="float">
            <text:p>0,000877857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081" calcext:value-type="float">
            <text:p>0,0160081</text:p>
          </table:table-cell>
          <table:table-cell office:value-type="float" office:value="0.12191" calcext:value-type="float">
            <text:p>0,12191</text:p>
          </table:table-cell>
          <table:table-cell office:value-type="float" office:value="0.428747" calcext:value-type="float">
            <text:p>0,428747</text:p>
          </table:table-cell>
          <table:table-cell office:value-type="float" office:value="0.944703" calcext:value-type="float">
            <text:p>0,944703</text:p>
          </table:table-cell>
          <table:table-cell office:value-type="float" office:value="6.29922" calcext:value-type="float">
            <text:p>6,29922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4591" calcext:value-type="float">
            <text:p>0,00804591</text:p>
          </table:table-cell>
          <table:table-cell office:value-type="float" office:value="0.0159869" calcext:value-type="float">
            <text:p>0,0159869</text:p>
          </table:table-cell>
          <table:table-cell office:value-type="float" office:value="0.121588" calcext:value-type="float">
            <text:p>0,121588</text:p>
          </table:table-cell>
          <table:table-cell office:value-type="float" office:value="0.42116" calcext:value-type="float">
            <text:p>0,42116</text:p>
          </table:table-cell>
          <table:table-cell office:value-type="float" office:value="0.943576" calcext:value-type="float">
            <text:p>0,943576</text:p>
          </table:table-cell>
          <table:table-cell office:value-type="float" office:value="6.27409" calcext:value-type="float">
            <text:p>6,2740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2626" calcext:value-type="float">
            <text:p>0,872626</text:p>
          </table:table-cell>
          <table:table-cell office:value-type="float" office:value="6.39232" calcext:value-type="float">
            <text:p>6,39232</text:p>
          </table:table-cell>
          <table:table-cell office:value-type="float" office:value="0.00160098" calcext:value-type="float">
            <text:p>0,00160098</text:p>
          </table:table-cell>
          <table:table-cell office:value-type="float" office:value="0.88593" calcext:value-type="float">
            <text:p>0,88593</text:p>
          </table:table-cell>
          <table:table-cell office:value-type="float" office:value="6.52011" calcext:value-type="float">
            <text:p>6,52011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584" calcext:value-type="float">
            <text:p>0,00799584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948" calcext:value-type="float">
            <text:p>0,121948</text:p>
          </table:table-cell>
          <table:table-cell office:value-type="float" office:value="0.431423" calcext:value-type="float">
            <text:p>0,431423</text:p>
          </table:table-cell>
          <table:table-cell office:value-type="float" office:value="0.94598" calcext:value-type="float">
            <text:p>0,94598</text:p>
          </table:table-cell>
          <table:table-cell office:value-type="float" office:value="6.292" calcext:value-type="float">
            <text:p>6,292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60189" calcext:value-type="float">
            <text:p>0,0160189</text:p>
          </table:table-cell>
          <table:table-cell office:value-type="float" office:value="0.121565" calcext:value-type="float">
            <text:p>0,121565</text:p>
          </table:table-cell>
          <table:table-cell office:value-type="float" office:value="0.430189" calcext:value-type="float">
            <text:p>0,430189</text:p>
          </table:table-cell>
          <table:table-cell office:value-type="float" office:value="0.945076" calcext:value-type="float">
            <text:p>0,945076</text:p>
          </table:table-cell>
          <table:table-cell office:value-type="float" office:value="6.27466" calcext:value-type="float">
            <text:p>6,2746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592" calcext:value-type="float">
            <text:p>0,00155592</text:p>
          </table:table-cell>
          <table:table-cell office:value-type="float" office:value="0.872146" calcext:value-type="float">
            <text:p>0,872146</text:p>
          </table:table-cell>
          <table:table-cell office:value-type="float" office:value="6.39621" calcext:value-type="float">
            <text:p>6,39621</text:p>
          </table:table-cell>
          <table:table-cell office:value-type="float" office:value="0.00157881" calcext:value-type="float">
            <text:p>0,00157881</text:p>
          </table:table-cell>
          <table:table-cell office:value-type="float" office:value="0.88647" calcext:value-type="float">
            <text:p>0,88647</text:p>
          </table:table-cell>
          <table:table-cell office:value-type="float" office:value="6.51211" calcext:value-type="float">
            <text:p>6,51211</text:p>
          </table:table-cell>
          <table:table-cell office:value-type="float" office:value="0.00088191" calcext:value-type="float">
            <text:p>0,00088191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899" calcext:value-type="float">
            <text:p>0,121899</text:p>
          </table:table-cell>
          <table:table-cell office:value-type="float" office:value="0.43134" calcext:value-type="float">
            <text:p>0,43134</text:p>
          </table:table-cell>
          <table:table-cell office:value-type="float" office:value="0.944823" calcext:value-type="float">
            <text:p>0,944823</text:p>
          </table:table-cell>
          <table:table-cell office:value-type="float" office:value="6.29907" calcext:value-type="float">
            <text:p>6,29907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586" calcext:value-type="float">
            <text:p>0,121586</text:p>
          </table:table-cell>
          <table:table-cell office:value-type="float" office:value="0.428443" calcext:value-type="float">
            <text:p>0,428443</text:p>
          </table:table-cell>
          <table:table-cell office:value-type="float" office:value="0.942589" calcext:value-type="float">
            <text:p>0,942589</text:p>
          </table:table-cell>
          <table:table-cell office:value-type="float" office:value="6.27917" calcext:value-type="float">
            <text:p>6,2791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2463" calcext:value-type="float">
            <text:p>0,872463</text:p>
          </table:table-cell>
          <table:table-cell office:value-type="float" office:value="6.40308" calcext:value-type="float">
            <text:p>6,40308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5496" calcext:value-type="float">
            <text:p>0,885496</text:p>
          </table:table-cell>
          <table:table-cell office:value-type="float" office:value="6.51132" calcext:value-type="float">
            <text:p>6,51132</text:p>
          </table:table-cell>
          <table:table-cell office:value-type="float" office:value="0.000873089" calcext:value-type="float">
            <text:p>0,000873089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919" calcext:value-type="float">
            <text:p>0,121919</text:p>
          </table:table-cell>
          <table:table-cell office:value-type="float" office:value="0.422398" calcext:value-type="float">
            <text:p>0,422398</text:p>
          </table:table-cell>
          <table:table-cell office:value-type="float" office:value="0.944765" calcext:value-type="float">
            <text:p>0,944765</text:p>
          </table:table-cell>
          <table:table-cell office:value-type="float" office:value="6.29125" calcext:value-type="float">
            <text:p>6,29125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4591" calcext:value-type="float">
            <text:p>0,00804591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26" calcext:value-type="float">
            <text:p>0,121526</text:p>
          </table:table-cell>
          <table:table-cell office:value-type="float" office:value="0.427772" calcext:value-type="float">
            <text:p>0,427772</text:p>
          </table:table-cell>
          <table:table-cell office:value-type="float" office:value="0.942365" calcext:value-type="float">
            <text:p>0,942365</text:p>
          </table:table-cell>
          <table:table-cell office:value-type="float" office:value="6.27588" calcext:value-type="float">
            <text:p>6,2758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494" calcext:value-type="float">
            <text:p>0,00153494</text:p>
          </table:table-cell>
          <table:table-cell office:value-type="float" office:value="0.871648" calcext:value-type="float">
            <text:p>0,871648</text:p>
          </table:table-cell>
          <table:table-cell office:value-type="float" office:value="6.39714" calcext:value-type="float">
            <text:p>6,3971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571" calcext:value-type="float">
            <text:p>0,88571</text:p>
          </table:table-cell>
          <table:table-cell office:value-type="float" office:value="6.51379" calcext:value-type="float">
            <text:p>6,51379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2125" calcext:value-type="float">
            <text:p>0,122125</text:p>
          </table:table-cell>
          <table:table-cell office:value-type="float" office:value="0.429045" calcext:value-type="float">
            <text:p>0,429045</text:p>
          </table:table-cell>
          <table:table-cell office:value-type="float" office:value="0.944584" calcext:value-type="float">
            <text:p>0,944584</text:p>
          </table:table-cell>
          <table:table-cell office:value-type="float" office:value="6.29216" calcext:value-type="float">
            <text:p>6,29216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399" calcext:value-type="float">
            <text:p>0,00803399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674" calcext:value-type="float">
            <text:p>0,121674</text:p>
          </table:table-cell>
          <table:table-cell office:value-type="float" office:value="0.430349" calcext:value-type="float">
            <text:p>0,430349</text:p>
          </table:table-cell>
          <table:table-cell office:value-type="float" office:value="0.942812" calcext:value-type="float">
            <text:p>0,942812</text:p>
          </table:table-cell>
          <table:table-cell office:value-type="float" office:value="6.27498" calcext:value-type="float">
            <text:p>6,2749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614" calcext:value-type="float">
            <text:p>0,00154614</text:p>
          </table:table-cell>
          <table:table-cell office:value-type="float" office:value="0.872224" calcext:value-type="float">
            <text:p>0,872224</text:p>
          </table:table-cell>
          <table:table-cell office:value-type="float" office:value="6.39364" calcext:value-type="float">
            <text:p>6,39364</text:p>
          </table:table-cell>
          <table:table-cell office:value-type="float" office:value="0.00159216" calcext:value-type="float">
            <text:p>0,00159216</text:p>
          </table:table-cell>
          <table:table-cell office:value-type="float" office:value="0.886451" calcext:value-type="float">
            <text:p>0,886451</text:p>
          </table:table-cell>
          <table:table-cell office:value-type="float" office:value="6.5148" calcext:value-type="float">
            <text:p>6,5148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95" calcext:value-type="float">
            <text:p>0,12195</text:p>
          </table:table-cell>
          <table:table-cell office:value-type="float" office:value="0.431444" calcext:value-type="float">
            <text:p>0,431444</text:p>
          </table:table-cell>
          <table:table-cell office:value-type="float" office:value="0.944966" calcext:value-type="float">
            <text:p>0,944966</text:p>
          </table:table-cell>
          <table:table-cell office:value-type="float" office:value="6.29494" calcext:value-type="float">
            <text:p>6,2949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1921" calcext:value-type="float">
            <text:p>0,00801921</text:p>
          </table:table-cell>
          <table:table-cell office:value-type="float" office:value="0.0159881" calcext:value-type="float">
            <text:p>0,0159881</text:p>
          </table:table-cell>
          <table:table-cell office:value-type="float" office:value="0.121559" calcext:value-type="float">
            <text:p>0,121559</text:p>
          </table:table-cell>
          <table:table-cell office:value-type="float" office:value="0.427827" calcext:value-type="float">
            <text:p>0,427827</text:p>
          </table:table-cell>
          <table:table-cell office:value-type="float" office:value="0.942446" calcext:value-type="float">
            <text:p>0,942446</text:p>
          </table:table-cell>
          <table:table-cell office:value-type="float" office:value="6.2785" calcext:value-type="float">
            <text:p>6,278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19" calcext:value-type="float">
            <text:p>0,00154519</text:p>
          </table:table-cell>
          <table:table-cell office:value-type="float" office:value="0.871486" calcext:value-type="float">
            <text:p>0,871486</text:p>
          </table:table-cell>
          <table:table-cell office:value-type="float" office:value="6.40445" calcext:value-type="float">
            <text:p>6,40445</text:p>
          </table:table-cell>
          <table:table-cell office:value-type="float" office:value="0.00160789" calcext:value-type="float">
            <text:p>0,00160789</text:p>
          </table:table-cell>
          <table:table-cell office:value-type="float" office:value="0.886176" calcext:value-type="float">
            <text:p>0,886176</text:p>
          </table:table-cell>
          <table:table-cell office:value-type="float" office:value="6.51478" calcext:value-type="float">
            <text:p>6,51478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969" calcext:value-type="float">
            <text:p>0,0159969</text:p>
          </table:table-cell>
          <table:table-cell office:value-type="float" office:value="0.121902" calcext:value-type="float">
            <text:p>0,121902</text:p>
          </table:table-cell>
          <table:table-cell office:value-type="float" office:value="0.42895" calcext:value-type="float">
            <text:p>0,42895</text:p>
          </table:table-cell>
          <table:table-cell office:value-type="float" office:value="0.945622" calcext:value-type="float">
            <text:p>0,945622</text:p>
          </table:table-cell>
          <table:table-cell office:value-type="float" office:value="6.29678" calcext:value-type="float">
            <text:p>6,29678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5283" calcext:value-type="float">
            <text:p>0,00805283</text:p>
          </table:table-cell>
          <table:table-cell office:value-type="float" office:value="0.015995" calcext:value-type="float">
            <text:p>0,015995</text:p>
          </table:table-cell>
          <table:table-cell office:value-type="float" office:value="0.121627" calcext:value-type="float">
            <text:p>0,121627</text:p>
          </table:table-cell>
          <table:table-cell office:value-type="float" office:value="0.430263" calcext:value-type="float">
            <text:p>0,430263</text:p>
          </table:table-cell>
          <table:table-cell office:value-type="float" office:value="0.943164" calcext:value-type="float">
            <text:p>0,943164</text:p>
          </table:table-cell>
          <table:table-cell office:value-type="float" office:value="6.28195" calcext:value-type="float">
            <text:p>6,2819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1" calcext:value-type="float">
            <text:p>0,0015521</text:p>
          </table:table-cell>
          <table:table-cell office:value-type="float" office:value="0.871879" calcext:value-type="float">
            <text:p>0,871879</text:p>
          </table:table-cell>
          <table:table-cell office:value-type="float" office:value="6.39199" calcext:value-type="float">
            <text:p>6,39199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669" calcext:value-type="float">
            <text:p>0,886669</text:p>
          </table:table-cell>
          <table:table-cell office:value-type="float" office:value="6.51017" calcext:value-type="float">
            <text:p>6,5101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9489" calcext:value-type="float">
            <text:p>0,00799489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861" calcext:value-type="float">
            <text:p>0,121861</text:p>
          </table:table-cell>
          <table:table-cell office:value-type="float" office:value="0.429175" calcext:value-type="float">
            <text:p>0,429175</text:p>
          </table:table-cell>
          <table:table-cell office:value-type="float" office:value="0.945478" calcext:value-type="float">
            <text:p>0,945478</text:p>
          </table:table-cell>
          <table:table-cell office:value-type="float" office:value="6.2936" calcext:value-type="float">
            <text:p>6,2936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061" calcext:value-type="float">
            <text:p>0,0080061</text:p>
          </table:table-cell>
          <table:table-cell office:value-type="float" office:value="0.0159569" calcext:value-type="float">
            <text:p>0,0159569</text:p>
          </table:table-cell>
          <table:table-cell office:value-type="float" office:value="0.121848" calcext:value-type="float">
            <text:p>0,121848</text:p>
          </table:table-cell>
          <table:table-cell office:value-type="float" office:value="0.430252" calcext:value-type="float">
            <text:p>0,430252</text:p>
          </table:table-cell>
          <table:table-cell office:value-type="float" office:value="0.935545" calcext:value-type="float">
            <text:p>0,935545</text:p>
          </table:table-cell>
          <table:table-cell office:value-type="float" office:value="6.27478" calcext:value-type="float">
            <text:p>6,2747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947" calcext:value-type="float">
            <text:p>0,871947</text:p>
          </table:table-cell>
          <table:table-cell office:value-type="float" office:value="6.38996" calcext:value-type="float">
            <text:p>6,38996</text:p>
          </table:table-cell>
          <table:table-cell office:value-type="float" office:value="0.00157499" calcext:value-type="float">
            <text:p>0,00157499</text:p>
          </table:table-cell>
          <table:table-cell office:value-type="float" office:value="0.885835" calcext:value-type="float">
            <text:p>0,885835</text:p>
          </table:table-cell>
          <table:table-cell office:value-type="float" office:value="6.50853" calcext:value-type="float">
            <text:p>6,50853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297" calcext:value-type="float">
            <text:p>0,00798297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521" calcext:value-type="float">
            <text:p>0,121521</text:p>
          </table:table-cell>
          <table:table-cell office:value-type="float" office:value="0.429158" calcext:value-type="float">
            <text:p>0,429158</text:p>
          </table:table-cell>
          <table:table-cell office:value-type="float" office:value="0.944932" calcext:value-type="float">
            <text:p>0,944932</text:p>
          </table:table-cell>
          <table:table-cell office:value-type="float" office:value="6.29704" calcext:value-type="float">
            <text:p>6,2970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1706" calcext:value-type="float">
            <text:p>0,00801706</text:p>
          </table:table-cell>
          <table:table-cell office:value-type="float" office:value="0.0159469" calcext:value-type="float">
            <text:p>0,0159469</text:p>
          </table:table-cell>
          <table:table-cell office:value-type="float" office:value="0.121556" calcext:value-type="float">
            <text:p>0,121556</text:p>
          </table:table-cell>
          <table:table-cell office:value-type="float" office:value="0.427789" calcext:value-type="float">
            <text:p>0,427789</text:p>
          </table:table-cell>
          <table:table-cell office:value-type="float" office:value="0.942571" calcext:value-type="float">
            <text:p>0,942571</text:p>
          </table:table-cell>
          <table:table-cell office:value-type="float" office:value="6.27843" calcext:value-type="float">
            <text:p>6,2784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1918" calcext:value-type="float">
            <text:p>0,871918</text:p>
          </table:table-cell>
          <table:table-cell office:value-type="float" office:value="6.39206" calcext:value-type="float">
            <text:p>6,39206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5635" calcext:value-type="float">
            <text:p>0,885635</text:p>
          </table:table-cell>
          <table:table-cell office:value-type="float" office:value="6.51084" calcext:value-type="float">
            <text:p>6,51084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2041" calcext:value-type="float">
            <text:p>0,122041</text:p>
          </table:table-cell>
          <table:table-cell office:value-type="float" office:value="0.422394" calcext:value-type="float">
            <text:p>0,422394</text:p>
          </table:table-cell>
          <table:table-cell office:value-type="float" office:value="0.944838" calcext:value-type="float">
            <text:p>0,944838</text:p>
          </table:table-cell>
          <table:table-cell office:value-type="float" office:value="6.29141" calcext:value-type="float">
            <text:p>6,29141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59638" calcext:value-type="float">
            <text:p>0,0159638</text:p>
          </table:table-cell>
          <table:table-cell office:value-type="float" office:value="0.121722" calcext:value-type="float">
            <text:p>0,121722</text:p>
          </table:table-cell>
          <table:table-cell office:value-type="float" office:value="0.43013" calcext:value-type="float">
            <text:p>0,43013</text:p>
          </table:table-cell>
          <table:table-cell office:value-type="float" office:value="0.944875" calcext:value-type="float">
            <text:p>0,944875</text:p>
          </table:table-cell>
          <table:table-cell office:value-type="float" office:value="6.28419" calcext:value-type="float">
            <text:p>6,2841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091" calcext:value-type="float">
            <text:p>0,00155091</text:p>
          </table:table-cell>
          <table:table-cell office:value-type="float" office:value="0.873006" calcext:value-type="float">
            <text:p>0,873006</text:p>
          </table:table-cell>
          <table:table-cell office:value-type="float" office:value="6.39566" calcext:value-type="float">
            <text:p>6,39566</text:p>
          </table:table-cell>
          <table:table-cell office:value-type="float" office:value="0.00158906" calcext:value-type="float">
            <text:p>0,00158906</text:p>
          </table:table-cell>
          <table:table-cell office:value-type="float" office:value="0.885857" calcext:value-type="float">
            <text:p>0,885857</text:p>
          </table:table-cell>
          <table:table-cell office:value-type="float" office:value="6.51774" calcext:value-type="float">
            <text:p>6,51774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297" calcext:value-type="float">
            <text:p>0,00798297</text:p>
          </table:table-cell>
          <table:table-cell office:value-type="float" office:value="0.0159819" calcext:value-type="float">
            <text:p>0,0159819</text:p>
          </table:table-cell>
          <table:table-cell office:value-type="float" office:value="0.121959" calcext:value-type="float">
            <text:p>0,121959</text:p>
          </table:table-cell>
          <table:table-cell office:value-type="float" office:value="0.431492" calcext:value-type="float">
            <text:p>0,431492</text:p>
          </table:table-cell>
          <table:table-cell office:value-type="float" office:value="0.944956" calcext:value-type="float">
            <text:p>0,944956</text:p>
          </table:table-cell>
          <table:table-cell office:value-type="float" office:value="6.29667" calcext:value-type="float">
            <text:p>6,29667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995" calcext:value-type="float">
            <text:p>0,00803995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558" calcext:value-type="float">
            <text:p>0,121558</text:p>
          </table:table-cell>
          <table:table-cell office:value-type="float" office:value="0.427664" calcext:value-type="float">
            <text:p>0,427664</text:p>
          </table:table-cell>
          <table:table-cell office:value-type="float" office:value="0.943098" calcext:value-type="float">
            <text:p>0,943098</text:p>
          </table:table-cell>
          <table:table-cell office:value-type="float" office:value="6.27647" calcext:value-type="float">
            <text:p>6,2764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97" calcext:value-type="float">
            <text:p>0,00155997</text:p>
          </table:table-cell>
          <table:table-cell office:value-type="float" office:value="0.872243" calcext:value-type="float">
            <text:p>0,872243</text:p>
          </table:table-cell>
          <table:table-cell office:value-type="float" office:value="6.38964" calcext:value-type="float">
            <text:p>6,38964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5492" calcext:value-type="float">
            <text:p>0,885492</text:p>
          </table:table-cell>
          <table:table-cell office:value-type="float" office:value="6.51664" calcext:value-type="float">
            <text:p>6,51664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5995" calcext:value-type="float">
            <text:p>0,015995</text:p>
          </table:table-cell>
          <table:table-cell office:value-type="float" office:value="0.121875" calcext:value-type="float">
            <text:p>0,121875</text:p>
          </table:table-cell>
          <table:table-cell office:value-type="float" office:value="0.412614" calcext:value-type="float">
            <text:p>0,412614</text:p>
          </table:table-cell>
          <table:table-cell office:value-type="float" office:value="0.946017" calcext:value-type="float">
            <text:p>0,946017</text:p>
          </table:table-cell>
          <table:table-cell office:value-type="float" office:value="6.29986" calcext:value-type="float">
            <text:p>6,29986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5879" calcext:value-type="float">
            <text:p>0,00805879</text:p>
          </table:table-cell>
          <table:table-cell office:value-type="float" office:value="0.0159819" calcext:value-type="float">
            <text:p>0,0159819</text:p>
          </table:table-cell>
          <table:table-cell office:value-type="float" office:value="0.121672" calcext:value-type="float">
            <text:p>0,121672</text:p>
          </table:table-cell>
          <table:table-cell office:value-type="float" office:value="0.430382" calcext:value-type="float">
            <text:p>0,430382</text:p>
          </table:table-cell>
          <table:table-cell office:value-type="float" office:value="0.945028" calcext:value-type="float">
            <text:p>0,945028</text:p>
          </table:table-cell>
          <table:table-cell office:value-type="float" office:value="6.27508" calcext:value-type="float">
            <text:p>6,2750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903" calcext:value-type="float">
            <text:p>0,00156903</text:p>
          </table:table-cell>
          <table:table-cell office:value-type="float" office:value="0.872636" calcext:value-type="float">
            <text:p>0,872636</text:p>
          </table:table-cell>
          <table:table-cell office:value-type="float" office:value="6.39153" calcext:value-type="float">
            <text:p>6,39153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21" calcext:value-type="float">
            <text:p>0,88621</text:p>
          </table:table-cell>
          <table:table-cell office:value-type="float" office:value="6.51917" calcext:value-type="float">
            <text:p>6,51917</text:p>
          </table:table-cell>
          <table:table-cell office:value-type="float" office:value="0.000871897" calcext:value-type="float">
            <text:p>0,000871897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631" calcext:value-type="float">
            <text:p>0,0159631</text:p>
          </table:table-cell>
          <table:table-cell office:value-type="float" office:value="0.1219" calcext:value-type="float">
            <text:p>0,1219</text:p>
          </table:table-cell>
          <table:table-cell office:value-type="float" office:value="0.431405" calcext:value-type="float">
            <text:p>0,431405</text:p>
          </table:table-cell>
          <table:table-cell office:value-type="float" office:value="0.938005" calcext:value-type="float">
            <text:p>0,938005</text:p>
          </table:table-cell>
          <table:table-cell office:value-type="float" office:value="6.28963" calcext:value-type="float">
            <text:p>6,28963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822" calcext:value-type="float">
            <text:p>0,0159822</text:p>
          </table:table-cell>
          <table:table-cell office:value-type="float" office:value="0.12157" calcext:value-type="float">
            <text:p>0,12157</text:p>
          </table:table-cell>
          <table:table-cell office:value-type="float" office:value="0.423211" calcext:value-type="float">
            <text:p>0,423211</text:p>
          </table:table-cell>
          <table:table-cell office:value-type="float" office:value="0.944906" calcext:value-type="float">
            <text:p>0,944906</text:p>
          </table:table-cell>
          <table:table-cell office:value-type="float" office:value="6.27488" calcext:value-type="float">
            <text:p>6,2748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97" calcext:value-type="float">
            <text:p>0,00155497</text:p>
          </table:table-cell>
          <table:table-cell office:value-type="float" office:value="0.872212" calcext:value-type="float">
            <text:p>0,872212</text:p>
          </table:table-cell>
          <table:table-cell office:value-type="float" office:value="6.39042" calcext:value-type="float">
            <text:p>6,39042</text:p>
          </table:table-cell>
          <table:table-cell office:value-type="float" office:value="0.00159097" calcext:value-type="float">
            <text:p>0,00159097</text:p>
          </table:table-cell>
          <table:table-cell office:value-type="float" office:value="0.886676" calcext:value-type="float">
            <text:p>0,886676</text:p>
          </table:table-cell>
          <table:table-cell office:value-type="float" office:value="6.51056" calcext:value-type="float">
            <text:p>6,51056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59771" calcext:value-type="float">
            <text:p>0,0159771</text:p>
          </table:table-cell>
          <table:table-cell office:value-type="float" office:value="0.122125" calcext:value-type="float">
            <text:p>0,122125</text:p>
          </table:table-cell>
          <table:table-cell office:value-type="float" office:value="0.429083" calcext:value-type="float">
            <text:p>0,429083</text:p>
          </table:table-cell>
          <table:table-cell office:value-type="float" office:value="0.94519" calcext:value-type="float">
            <text:p>0,94519</text:p>
          </table:table-cell>
          <table:table-cell office:value-type="float" office:value="6.28944" calcext:value-type="float">
            <text:p>6,28944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5688" calcext:value-type="float">
            <text:p>0,00805688</text:p>
          </table:table-cell>
          <table:table-cell office:value-type="float" office:value="0.01596" calcext:value-type="float">
            <text:p>0,01596</text:p>
          </table:table-cell>
          <table:table-cell office:value-type="float" office:value="0.121582" calcext:value-type="float">
            <text:p>0,121582</text:p>
          </table:table-cell>
          <table:table-cell office:value-type="float" office:value="0.4304" calcext:value-type="float">
            <text:p>0,4304</text:p>
          </table:table-cell>
          <table:table-cell office:value-type="float" office:value="0.943532" calcext:value-type="float">
            <text:p>0,943532</text:p>
          </table:table-cell>
          <table:table-cell office:value-type="float" office:value="6.27883" calcext:value-type="float">
            <text:p>6,2788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805" calcext:value-type="float">
            <text:p>0,00154805</text:p>
          </table:table-cell>
          <table:table-cell office:value-type="float" office:value="0.871481" calcext:value-type="float">
            <text:p>0,871481</text:p>
          </table:table-cell>
          <table:table-cell office:value-type="float" office:value="6.39442" calcext:value-type="float">
            <text:p>6,39442</text:p>
          </table:table-cell>
          <table:table-cell office:value-type="float" office:value="0.00159597" calcext:value-type="float">
            <text:p>0,00159597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6.51506" calcext:value-type="float">
            <text:p>6,51506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7701" calcext:value-type="float">
            <text:p>0,00797701</text:p>
          </table:table-cell>
          <table:table-cell office:value-type="float" office:value="0.0159712" calcext:value-type="float">
            <text:p>0,0159712</text:p>
          </table:table-cell>
          <table:table-cell office:value-type="float" office:value="0.121906" calcext:value-type="float">
            <text:p>0,121906</text:p>
          </table:table-cell>
          <table:table-cell office:value-type="float" office:value="0.431528" calcext:value-type="float">
            <text:p>0,431528</text:p>
          </table:table-cell>
          <table:table-cell office:value-type="float" office:value="0.945109" calcext:value-type="float">
            <text:p>0,945109</text:p>
          </table:table-cell>
          <table:table-cell office:value-type="float" office:value="6.29121" calcext:value-type="float">
            <text:p>6,29121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0.121607" calcext:value-type="float">
            <text:p>0,121607</text:p>
          </table:table-cell>
          <table:table-cell office:value-type="float" office:value="0.427871" calcext:value-type="float">
            <text:p>0,427871</text:p>
          </table:table-cell>
          <table:table-cell office:value-type="float" office:value="0.936105" calcext:value-type="float">
            <text:p>0,936105</text:p>
          </table:table-cell>
          <table:table-cell office:value-type="float" office:value="6.27478" calcext:value-type="float">
            <text:p>6,2747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209" calcext:value-type="float">
            <text:p>0,00154209</text:p>
          </table:table-cell>
          <table:table-cell office:value-type="float" office:value="0.872295" calcext:value-type="float">
            <text:p>0,872295</text:p>
          </table:table-cell>
          <table:table-cell office:value-type="float" office:value="6.3973" calcext:value-type="float">
            <text:p>6,3973</text:p>
          </table:table-cell>
          <table:table-cell office:value-type="float" office:value="0.00157404" calcext:value-type="float">
            <text:p>0,00157404</text:p>
          </table:table-cell>
          <table:table-cell office:value-type="float" office:value="0.886097" calcext:value-type="float">
            <text:p>0,886097</text:p>
          </table:table-cell>
          <table:table-cell office:value-type="float" office:value="6.50905" calcext:value-type="float">
            <text:p>6,50905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6017" calcext:value-type="float">
            <text:p>0,016017</text:p>
          </table:table-cell>
          <table:table-cell office:value-type="float" office:value="0.122044" calcext:value-type="float">
            <text:p>0,122044</text:p>
          </table:table-cell>
          <table:table-cell office:value-type="float" office:value="0.431334" calcext:value-type="float">
            <text:p>0,431334</text:p>
          </table:table-cell>
          <table:table-cell office:value-type="float" office:value="0.944954" calcext:value-type="float">
            <text:p>0,944954</text:p>
          </table:table-cell>
          <table:table-cell office:value-type="float" office:value="6.40071" calcext:value-type="float">
            <text:p>6,40071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771" calcext:value-type="float">
            <text:p>0,0159771</text:p>
          </table:table-cell>
          <table:table-cell office:value-type="float" office:value="0.121604" calcext:value-type="float">
            <text:p>0,121604</text:p>
          </table:table-cell>
          <table:table-cell office:value-type="float" office:value="0.428299" calcext:value-type="float">
            <text:p>0,428299</text:p>
          </table:table-cell>
          <table:table-cell office:value-type="float" office:value="0.942809" calcext:value-type="float">
            <text:p>0,942809</text:p>
          </table:table-cell>
          <table:table-cell office:value-type="float" office:value="6.35129" calcext:value-type="float">
            <text:p>6,3512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614" calcext:value-type="float">
            <text:p>0,00154614</text:p>
          </table:table-cell>
          <table:table-cell office:value-type="float" office:value="0.872214" calcext:value-type="float">
            <text:p>0,872214</text:p>
          </table:table-cell>
          <table:table-cell office:value-type="float" office:value="6.38978" calcext:value-type="float">
            <text:p>6,38978</text:p>
          </table:table-cell>
          <table:table-cell office:value-type="float" office:value="0.00160289" calcext:value-type="float">
            <text:p>0,00160289</text:p>
          </table:table-cell>
          <table:table-cell office:value-type="float" office:value="0.886211" calcext:value-type="float">
            <text:p>0,886211</text:p>
          </table:table-cell>
          <table:table-cell office:value-type="float" office:value="6.51054" calcext:value-type="float">
            <text:p>6,51054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99" calcext:value-type="float">
            <text:p>0,0079999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848" calcext:value-type="float">
            <text:p>0,121848</text:p>
          </table:table-cell>
          <table:table-cell office:value-type="float" office:value="0.431033" calcext:value-type="float">
            <text:p>0,431033</text:p>
          </table:table-cell>
          <table:table-cell office:value-type="float" office:value="0.945451" calcext:value-type="float">
            <text:p>0,945451</text:p>
          </table:table-cell>
          <table:table-cell office:value-type="float" office:value="6.29557" calcext:value-type="float">
            <text:p>6,2955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398" calcext:value-type="float">
            <text:p>0,00802398</text:p>
          </table:table-cell>
          <table:table-cell office:value-type="float" office:value="0.016016" calcext:value-type="float">
            <text:p>0,016016</text:p>
          </table:table-cell>
          <table:table-cell office:value-type="float" office:value="0.121632" calcext:value-type="float">
            <text:p>0,121632</text:p>
          </table:table-cell>
          <table:table-cell office:value-type="float" office:value="0.430609" calcext:value-type="float">
            <text:p>0,430609</text:p>
          </table:table-cell>
          <table:table-cell office:value-type="float" office:value="0.943083" calcext:value-type="float">
            <text:p>0,943083</text:p>
          </table:table-cell>
          <table:table-cell office:value-type="float" office:value="6.27535" calcext:value-type="float">
            <text:p>6,2753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71" calcext:value-type="float">
            <text:p>0,0015471</text:p>
          </table:table-cell>
          <table:table-cell office:value-type="float" office:value="0.87231" calcext:value-type="float">
            <text:p>0,87231</text:p>
          </table:table-cell>
          <table:table-cell office:value-type="float" office:value="6.38889" calcext:value-type="float">
            <text:p>6,38889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88632" calcext:value-type="float">
            <text:p>0,88632</text:p>
          </table:table-cell>
          <table:table-cell office:value-type="float" office:value="6.51047" calcext:value-type="float">
            <text:p>6,51047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927" calcext:value-type="float">
            <text:p>0,121927</text:p>
          </table:table-cell>
          <table:table-cell office:value-type="float" office:value="0.431833" calcext:value-type="float">
            <text:p>0,431833</text:p>
          </table:table-cell>
          <table:table-cell office:value-type="float" office:value="0.944639" calcext:value-type="float">
            <text:p>0,944639</text:p>
          </table:table-cell>
          <table:table-cell office:value-type="float" office:value="6.29778" calcext:value-type="float">
            <text:p>6,29778</text:p>
          </table:table-cell>
          <table:table-cell office:value-type="float" office:value="0.000882864" calcext:value-type="float">
            <text:p>0,000882864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788" calcext:value-type="float">
            <text:p>0,0159788</text:p>
          </table:table-cell>
          <table:table-cell office:value-type="float" office:value="0.12154" calcext:value-type="float">
            <text:p>0,12154</text:p>
          </table:table-cell>
          <table:table-cell office:value-type="float" office:value="0.42798" calcext:value-type="float">
            <text:p>0,42798</text:p>
          </table:table-cell>
          <table:table-cell office:value-type="float" office:value="0.945447" calcext:value-type="float">
            <text:p>0,945447</text:p>
          </table:table-cell>
          <table:table-cell office:value-type="float" office:value="6.27681" calcext:value-type="float">
            <text:p>6,2768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2267" calcext:value-type="float">
            <text:p>0,872267</text:p>
          </table:table-cell>
          <table:table-cell office:value-type="float" office:value="6.40384" calcext:value-type="float">
            <text:p>6,4038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6635" calcext:value-type="float">
            <text:p>0,886635</text:p>
          </table:table-cell>
          <table:table-cell office:value-type="float" office:value="6.50733" calcext:value-type="float">
            <text:p>6,50733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46163" calcext:value-type="float">
            <text:p>0,146163</text:p>
          </table:table-cell>
          <table:table-cell office:value-type="float" office:value="0.428842" calcext:value-type="float">
            <text:p>0,428842</text:p>
          </table:table-cell>
          <table:table-cell office:value-type="float" office:value="0.946242" calcext:value-type="float">
            <text:p>0,946242</text:p>
          </table:table-cell>
          <table:table-cell office:value-type="float" office:value="6.28931" calcext:value-type="float">
            <text:p>6,28931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6308" calcext:value-type="float">
            <text:p>0,00806308</text:p>
          </table:table-cell>
          <table:table-cell office:value-type="float" office:value="0.0159822" calcext:value-type="float">
            <text:p>0,0159822</text:p>
          </table:table-cell>
          <table:table-cell office:value-type="float" office:value="0.121512" calcext:value-type="float">
            <text:p>0,121512</text:p>
          </table:table-cell>
          <table:table-cell office:value-type="float" office:value="0.430081" calcext:value-type="float">
            <text:p>0,430081</text:p>
          </table:table-cell>
          <table:table-cell office:value-type="float" office:value="1.12351" calcext:value-type="float">
            <text:p>1,12351</text:p>
          </table:table-cell>
          <table:table-cell office:value-type="float" office:value="6.27316" calcext:value-type="float">
            <text:p>6,2731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71" calcext:value-type="float">
            <text:p>0,0015471</text:p>
          </table:table-cell>
          <table:table-cell office:value-type="float" office:value="0.872076" calcext:value-type="float">
            <text:p>0,872076</text:p>
          </table:table-cell>
          <table:table-cell office:value-type="float" office:value="6.3888" calcext:value-type="float">
            <text:p>6,3888</text:p>
          </table:table-cell>
          <table:table-cell office:value-type="float" office:value="0.00160003" calcext:value-type="float">
            <text:p>0,00160003</text:p>
          </table:table-cell>
          <table:table-cell office:value-type="float" office:value="0.886048" calcext:value-type="float">
            <text:p>0,886048</text:p>
          </table:table-cell>
          <table:table-cell office:value-type="float" office:value="6.51046" calcext:value-type="float">
            <text:p>6,51046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669" calcext:value-type="float">
            <text:p>0,0159669</text:p>
          </table:table-cell>
          <table:table-cell office:value-type="float" office:value="0.121914" calcext:value-type="float">
            <text:p>0,121914</text:p>
          </table:table-cell>
          <table:table-cell office:value-type="float" office:value="0.422532" calcext:value-type="float">
            <text:p>0,422532</text:p>
          </table:table-cell>
          <table:table-cell office:value-type="float" office:value="0.945186" calcext:value-type="float">
            <text:p>0,945186</text:p>
          </table:table-cell>
          <table:table-cell office:value-type="float" office:value="6.40407" calcext:value-type="float">
            <text:p>6,4040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811" calcext:value-type="float">
            <text:p>0,121811</text:p>
          </table:table-cell>
          <table:table-cell office:value-type="float" office:value="0.430135" calcext:value-type="float">
            <text:p>0,430135</text:p>
          </table:table-cell>
          <table:table-cell office:value-type="float" office:value="0.943107" calcext:value-type="float">
            <text:p>0,943107</text:p>
          </table:table-cell>
          <table:table-cell office:value-type="float" office:value="6.277" calcext:value-type="float">
            <text:p>6,277</text:p>
          </table:table-cell>
          <table:table-cell table:number-columns-repeated="1002"/>
        </table:table-row>
      </table:table>
      <table:table table:name="CPU-GPU" table:style-name="ta1">
        <table:shapes>
          <draw:frame draw:z-index="0" draw:style-name="gr1" draw:text-style-name="P1" svg:width="15.999cm" svg:height="8.999cm" svg:x="14.38cm" svg:y="0.498cm">
            <draw:object draw:notify-on-update-of-ranges="'CPU-GPU'.B3:'CPU-GPU'.B8 'CPU-GPU'.C2:'CPU-GPU'.C2 'CPU-GPU'.C3:'CPU-GPU'.C8 'CPU-GPU'.D2:'CPU-GPU'.D2 'CPU-GPU'.D3:'CPU-GPU'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ce2"/>
        <table:table-column table:style-name="co5" table:default-cell-style-name="ce36"/>
        <table:table-column table:style-name="co3" table:default-cell-style-name="ce3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Nombre de points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03209567" calcext:value-type="float">
            <text:p>0,0003209567</text:p>
          </table:table-cell>
          <table:table-cell table:style-name="ce38" office:value-type="float" office:value="0.00087717784" calcext:value-type="float">
            <text:p>0,000877177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043399189" calcext:value-type="float">
            <text:p>0,0043399189</text:p>
          </table:table-cell>
          <table:table-cell table:style-name="ce38" office:value-type="float" office:value="0.0079865722" calcext:value-type="float">
            <text:p>0,007986572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15911306" calcext:value-type="float">
            <text:p>0,015911306</text:p>
          </table:table-cell>
          <table:table-cell table:style-name="ce38" office:value-type="float" office:value="0.015986151" calcext:value-type="float">
            <text:p>0,015986151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style-name="ce37" office:value-type="float" office:value="0.17020033" calcext:value-type="float">
            <text:p>0,17020033</text:p>
          </table:table-cell>
          <table:table-cell office:value-type="float" office:value="0.1218037" calcext:value-type="float">
            <text:p>0,1218037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style-name="Default" office:value-type="float" office:value="0.66066207" calcext:value-type="float">
            <text:p>0,66066207</text:p>
          </table:table-cell>
          <table:table-cell office:value-type="float" office:value="0.42888938" calcext:value-type="float">
            <text:p>0,4288893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style-name="ce37" office:value-type="float" office:value="1.5537526" calcext:value-type="float">
            <text:p>1,5537526</text:p>
          </table:table-cell>
          <table:table-cell office:value-type="float" office:value="0.94573554" calcext:value-type="float">
            <text:p>0,94573554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style-name="ce38" office:value-type="float" office:value="14.129823" calcext:value-type="float">
            <text:p>14,129823</text:p>
          </table:table-cell>
          <table:table-cell office:value-type="float" office:value="6.2815784" calcext:value-type="float">
            <text:p>6,2815784</text:p>
          </table:table-cell>
        </table:table-row>
      </table:table>
      <table:table table:name="DPR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20"/>
        <table:table-column table:style-name="co1" table:default-cell-style-name="ce4"/>
        <table:table-column table:style-name="co1" table:default-cell-style-name="ce20"/>
        <table:table-column table:style-name="co1" table:default-cell-style-name="ce4"/>
        <table:table-column table:style-name="co1" table:default-cell-style-name="ce20"/>
        <table:table-column table:style-name="co1" table:default-cell-style-name="ce4"/>
        <table:table-column table:style-name="co1" table:default-cell-style-name="ce20"/>
        <table:table-row table:style-name="ro1">
          <table:table-cell table:style-name="ce1" office:value-type="string" calcext:value-type="string" table:number-columns-spanned="2" table:number-rows-spanned="2">
            <text:p>Diviser Pour Régner</text:p>
          </table:table-cell>
          <table:covered-table-cell/>
          <table:table-cell table:style-name="ce29" table:number-columns-repeated="8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4" table:number-rows-spanned="1">
            <text:p>Sequential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Parallel</text:p>
          </table:table-cell>
          <table:covered-table-cell table:number-columns-repeated="3" table:style-name="ce3"/>
        </table:table-row>
        <table:table-row table:style-name="ro1">
          <table:table-cell table:number-columns-repeated="2"/>
          <table:table-cell table:style-name="ce3" office:value-type="float" office:value="100000" calcext:value-type="float">
            <text:p>100000</text:p>
          </table:table-cell>
          <table:table-cell table:style-name="ce18" office:value-type="float" office:value="262144" calcext:value-type="float">
            <text:p>262144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18" office:value-type="float" office:value="262144" calcext:value-type="float">
            <text:p>262144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18"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/>
          <table:table-cell table:style-name="ce3" table:formula="of:=SUM([.C5:.C104])/100" office:value-type="float" office:value="0.013589544" calcext:value-type="float">
            <text:p>0,013589544</text:p>
          </table:table-cell>
          <table:table-cell table:style-name="ce18" table:formula="of:=SUM([.D5:.D104])/100" office:value-type="float" office:value="0.010445151" calcext:value-type="float">
            <text:p>0,010445151</text:p>
          </table:table-cell>
          <table:table-cell table:style-name="ce3" table:formula="of:=SUM([.E5:.E104])/100" office:value-type="float" office:value="0.044973783" calcext:value-type="float">
            <text:p>0,044973783</text:p>
          </table:table-cell>
          <table:table-cell table:style-name="ce18" table:formula="of:=SUM([.F5:.F104])/100" office:value-type="float" office:value="0.55538678" calcext:value-type="float">
            <text:p>0,55538678</text:p>
          </table:table-cell>
          <table:table-cell table:style-name="ce3" table:formula="of:=SUM([.G5:.G104])/100" office:value-type="float" office:value="0.013970721" calcext:value-type="float">
            <text:p>0,013970721</text:p>
          </table:table-cell>
          <table:table-cell table:style-name="ce18" table:formula="of:=SUM([.H5:.H104])/100" office:value-type="float" office:value="0.0077247617" calcext:value-type="float">
            <text:p>0,0077247617</text:p>
          </table:table-cell>
          <table:table-cell table:style-name="ce3" table:formula="of:=SUM([.I5:.I104])/100" office:value-type="float" office:value="0.021661948" calcext:value-type="float">
            <text:p>0,021661948</text:p>
          </table:table-cell>
          <table:table-cell table:style-name="ce18" table:formula="of:=SUM([.J5:.J104])/100" office:value-type="float" office:value="0.27059624" calcext:value-type="float">
            <text:p>0,27059624</text:p>
          </table:table-cell>
        </table:table-row>
        <table:table-row table:style-name="ro1">
          <table:table-cell table:number-columns-repeated="2"/>
          <table:table-cell office:value-type="float" office:value="0.014097" calcext:value-type="float">
            <text:p>0,014097</text:p>
          </table:table-cell>
          <table:table-cell office:value-type="float" office:value="0.0106001" calcext:value-type="float">
            <text:p>0,0106001</text:p>
          </table:table-cell>
          <table:table-cell office:value-type="float" office:value="0.044385" calcext:value-type="float">
            <text:p>0,044385</text:p>
          </table:table-cell>
          <table:table-cell office:value-type="float" office:value="0.548011" calcext:value-type="float">
            <text:p>0,548011</text:p>
          </table:table-cell>
          <table:table-cell office:value-type="float" office:value="0.020999" calcext:value-type="float">
            <text:p>0,020999</text:p>
          </table:table-cell>
          <table:table-cell office:value-type="float" office:value="0.00690198" calcext:value-type="float">
            <text:p>0,00690198</text:p>
          </table:table-cell>
          <table:table-cell office:value-type="float" office:value="0.0211442" calcext:value-type="float">
            <text:p>0,0211442</text:p>
          </table:table-cell>
          <table:table-cell office:value-type="float" office:value="0.272961" calcext:value-type="float">
            <text:p>0,272961</text:p>
          </table:table-cell>
        </table:table-row>
        <table:table-row table:style-name="ro1">
          <table:table-cell table:number-columns-repeated="2"/>
          <table:table-cell office:value-type="float" office:value="0.0141361" calcext:value-type="float">
            <text:p>0,0141361</text:p>
          </table:table-cell>
          <table:table-cell office:value-type="float" office:value="0.0105779" calcext:value-type="float">
            <text:p>0,0105779</text:p>
          </table:table-cell>
          <table:table-cell office:value-type="float" office:value="0.045064" calcext:value-type="float">
            <text:p>0,045064</text:p>
          </table:table-cell>
          <table:table-cell office:value-type="float" office:value="0.588317" calcext:value-type="float">
            <text:p>0,588317</text:p>
          </table:table-cell>
          <table:table-cell office:value-type="float" office:value="0.013905" calcext:value-type="float">
            <text:p>0,013905</text:p>
          </table:table-cell>
          <table:table-cell office:value-type="float" office:value="0.0081749" calcext:value-type="float">
            <text:p>0,0081749</text:p>
          </table:table-cell>
          <table:table-cell office:value-type="float" office:value="0.021672" calcext:value-type="float">
            <text:p>0,021672</text:p>
          </table:table-cell>
          <table:table-cell office:value-type="float" office:value="0.264289" calcext:value-type="float">
            <text:p>0,264289</text:p>
          </table:table-cell>
        </table:table-row>
        <table:table-row table:style-name="ro1">
          <table:table-cell table:number-columns-repeated="2"/>
          <table:table-cell office:value-type="float" office:value="0.0134969" calcext:value-type="float">
            <text:p>0,0134969</text:p>
          </table:table-cell>
          <table:table-cell office:value-type="float" office:value="0.0103171" calcext:value-type="float">
            <text:p>0,0103171</text:p>
          </table:table-cell>
          <table:table-cell office:value-type="float" office:value="0.045429" calcext:value-type="float">
            <text:p>0,045429</text:p>
          </table:table-cell>
          <table:table-cell office:value-type="float" office:value="0.561361" calcext:value-type="float">
            <text:p>0,561361</text:p>
          </table:table-cell>
          <table:table-cell office:value-type="float" office:value="0.0138259" calcext:value-type="float">
            <text:p>0,0138259</text:p>
          </table:table-cell>
          <table:table-cell office:value-type="float" office:value="0.00804305" calcext:value-type="float">
            <text:p>0,00804305</text:p>
          </table:table-cell>
          <table:table-cell office:value-type="float" office:value="0.0206881" calcext:value-type="float">
            <text:p>0,0206881</text:p>
          </table:table-cell>
          <table:table-cell office:value-type="float" office:value="0.267962" calcext:value-type="float">
            <text:p>0,267962</text:p>
          </table:table-cell>
        </table:table-row>
        <table:table-row table:style-name="ro1">
          <table:table-cell table:number-columns-repeated="2"/>
          <table:table-cell office:value-type="float" office:value="0.0133131" calcext:value-type="float">
            <text:p>0,0133131</text:p>
          </table:table-cell>
          <table:table-cell office:value-type="float" office:value="0.0102351" calcext:value-type="float">
            <text:p>0,0102351</text:p>
          </table:table-cell>
          <table:table-cell office:value-type="float" office:value="0.0443771" calcext:value-type="float">
            <text:p>0,0443771</text:p>
          </table:table-cell>
          <table:table-cell office:value-type="float" office:value="0.544699" calcext:value-type="float">
            <text:p>0,544699</text:p>
          </table:table-cell>
          <table:table-cell office:value-type="float" office:value="0.0138848" calcext:value-type="float">
            <text:p>0,0138848</text:p>
          </table:table-cell>
          <table:table-cell office:value-type="float" office:value="0.00824904" calcext:value-type="float">
            <text:p>0,00824904</text:p>
          </table:table-cell>
          <table:table-cell office:value-type="float" office:value="0.0211661" calcext:value-type="float">
            <text:p>0,0211661</text:p>
          </table:table-cell>
          <table:table-cell office:value-type="float" office:value="0.271819" calcext:value-type="float">
            <text:p>0,271819</text:p>
          </table:table-cell>
        </table:table-row>
        <table:table-row table:style-name="ro1">
          <table:table-cell table:number-columns-repeated="2"/>
          <table:table-cell office:value-type="float" office:value="0.013288" calcext:value-type="float">
            <text:p>0,013288</text:p>
          </table:table-cell>
          <table:table-cell office:value-type="float" office:value="0.0101779" calcext:value-type="float">
            <text:p>0,0101779</text:p>
          </table:table-cell>
          <table:table-cell office:value-type="float" office:value="0.044358" calcext:value-type="float">
            <text:p>0,044358</text:p>
          </table:table-cell>
          <table:table-cell office:value-type="float" office:value="0.561526" calcext:value-type="float">
            <text:p>0,561526</text:p>
          </table:table-cell>
          <table:table-cell office:value-type="float" office:value="0.013927" calcext:value-type="float">
            <text:p>0,013927</text:p>
          </table:table-cell>
          <table:table-cell office:value-type="float" office:value="0.00757694" calcext:value-type="float">
            <text:p>0,00757694</text:p>
          </table:table-cell>
          <table:table-cell office:value-type="float" office:value="0.021734" calcext:value-type="float">
            <text:p>0,021734</text:p>
          </table:table-cell>
          <table:table-cell office:value-type="float" office:value="0.274025" calcext:value-type="float">
            <text:p>0,274025</text:p>
          </table:table-cell>
        </table:table-row>
        <table:table-row table:style-name="ro1">
          <table:table-cell table:number-columns-repeated="2"/>
          <table:table-cell office:value-type="float" office:value="0.0134299" calcext:value-type="float">
            <text:p>0,0134299</text:p>
          </table:table-cell>
          <table:table-cell office:value-type="float" office:value="0.0102291" calcext:value-type="float">
            <text:p>0,0102291</text:p>
          </table:table-cell>
          <table:table-cell office:value-type="float" office:value="0.0443182" calcext:value-type="float">
            <text:p>0,0443182</text:p>
          </table:table-cell>
          <table:table-cell office:value-type="float" office:value="0.552905" calcext:value-type="float">
            <text:p>0,552905</text:p>
          </table:table-cell>
          <table:table-cell office:value-type="float" office:value="0.0139148" calcext:value-type="float">
            <text:p>0,0139148</text:p>
          </table:table-cell>
          <table:table-cell office:value-type="float" office:value="0.00772405" calcext:value-type="float">
            <text:p>0,00772405</text:p>
          </table:table-cell>
          <table:table-cell office:value-type="float" office:value="0.020834" calcext:value-type="float">
            <text:p>0,020834</text:p>
          </table:table-cell>
          <table:table-cell office:value-type="float" office:value="0.26796" calcext:value-type="float">
            <text:p>0,26796</text:p>
          </table:table-cell>
        </table:table-row>
        <table:table-row table:style-name="ro1">
          <table:table-cell table:number-columns-repeated="2"/>
          <table:table-cell office:value-type="float" office:value="0.0133128" calcext:value-type="float">
            <text:p>0,0133128</text:p>
          </table:table-cell>
          <table:table-cell office:value-type="float" office:value="0.010273" calcext:value-type="float">
            <text:p>0,010273</text:p>
          </table:table-cell>
          <table:table-cell office:value-type="float" office:value="0.0441608" calcext:value-type="float">
            <text:p>0,0441608</text:p>
          </table:table-cell>
          <table:table-cell office:value-type="float" office:value="0.547941" calcext:value-type="float">
            <text:p>0,547941</text:p>
          </table:table-cell>
          <table:table-cell office:value-type="float" office:value="0.013864" calcext:value-type="float">
            <text:p>0,013864</text:p>
          </table:table-cell>
          <table:table-cell office:value-type="float" office:value="0.00690699" calcext:value-type="float">
            <text:p>0,00690699</text:p>
          </table:table-cell>
          <table:table-cell office:value-type="float" office:value="0.021455" calcext:value-type="float">
            <text:p>0,021455</text:p>
          </table:table-cell>
          <table:table-cell office:value-type="float" office:value="0.268664" calcext:value-type="float">
            <text:p>0,268664</text:p>
          </table:table-cell>
        </table:table-row>
        <table:table-row table:style-name="ro1">
          <table:table-cell table:number-columns-repeated="2"/>
          <table:table-cell office:value-type="float" office:value="0.0134728" calcext:value-type="float">
            <text:p>0,0134728</text:p>
          </table:table-cell>
          <table:table-cell office:value-type="float" office:value="0.010417" calcext:value-type="float">
            <text:p>0,010417</text:p>
          </table:table-cell>
          <table:table-cell office:value-type="float" office:value="0.0443659" calcext:value-type="float">
            <text:p>0,0443659</text:p>
          </table:table-cell>
          <table:table-cell office:value-type="float" office:value="0.546777" calcext:value-type="float">
            <text:p>0,546777</text:p>
          </table:table-cell>
          <table:table-cell office:value-type="float" office:value="0.0138481" calcext:value-type="float">
            <text:p>0,0138481</text:p>
          </table:table-cell>
          <table:table-cell office:value-type="float" office:value="0.00756812" calcext:value-type="float">
            <text:p>0,00756812</text:p>
          </table:table-cell>
          <table:table-cell office:value-type="float" office:value="0.021147" calcext:value-type="float">
            <text:p>0,021147</text:p>
          </table:table-cell>
          <table:table-cell office:value-type="float" office:value="0.269544" calcext:value-type="float">
            <text:p>0,269544</text:p>
          </table:table-cell>
        </table:table-row>
        <table:table-row table:style-name="ro1">
          <table:table-cell table:number-columns-repeated="2"/>
          <table:table-cell office:value-type="float" office:value="0.013288" calcext:value-type="float">
            <text:p>0,013288</text:p>
          </table:table-cell>
          <table:table-cell office:value-type="float" office:value="0.010211" calcext:value-type="float">
            <text:p>0,010211</text:p>
          </table:table-cell>
          <table:table-cell office:value-type="float" office:value="0.0441689" calcext:value-type="float">
            <text:p>0,0441689</text:p>
          </table:table-cell>
          <table:table-cell office:value-type="float" office:value="0.544036" calcext:value-type="float">
            <text:p>0,544036</text:p>
          </table:table-cell>
          <table:table-cell office:value-type="float" office:value="0.0139151" calcext:value-type="float">
            <text:p>0,0139151</text:p>
          </table:table-cell>
          <table:table-cell office:value-type="float" office:value="0.00815487" calcext:value-type="float">
            <text:p>0,00815487</text:p>
          </table:table-cell>
          <table:table-cell office:value-type="float" office:value="0.0213969" calcext:value-type="float">
            <text:p>0,0213969</text:p>
          </table:table-cell>
          <table:table-cell office:value-type="float" office:value="0.272857" calcext:value-type="float">
            <text:p>0,272857</text:p>
          </table:table-cell>
        </table:table-row>
        <table:table-row table:style-name="ro1">
          <table:table-cell table:number-columns-repeated="2"/>
          <table:table-cell office:value-type="float" office:value="0.0133271" calcext:value-type="float">
            <text:p>0,0133271</text:p>
          </table:table-cell>
          <table:table-cell office:value-type="float" office:value="0.0102458" calcext:value-type="float">
            <text:p>0,0102458</text:p>
          </table:table-cell>
          <table:table-cell office:value-type="float" office:value="0.0449679" calcext:value-type="float">
            <text:p>0,0449679</text:p>
          </table:table-cell>
          <table:table-cell office:value-type="float" office:value="0.546171" calcext:value-type="float">
            <text:p>0,546171</text:p>
          </table:table-cell>
          <table:table-cell office:value-type="float" office:value="0.013824" calcext:value-type="float">
            <text:p>0,013824</text:p>
          </table:table-cell>
          <table:table-cell office:value-type="float" office:value="0.00787497" calcext:value-type="float">
            <text:p>0,00787497</text:p>
          </table:table-cell>
          <table:table-cell office:value-type="float" office:value="0.0215371" calcext:value-type="float">
            <text:p>0,0215371</text:p>
          </table:table-cell>
          <table:table-cell office:value-type="float" office:value="0.272777" calcext:value-type="float">
            <text:p>0,272777</text:p>
          </table:table-cell>
        </table:table-row>
        <table:table-row table:style-name="ro1">
          <table:table-cell table:number-columns-repeated="2"/>
          <table:table-cell office:value-type="float" office:value="0.0132952" calcext:value-type="float">
            <text:p>0,0132952</text:p>
          </table:table-cell>
          <table:table-cell office:value-type="float" office:value="0.0102589" calcext:value-type="float">
            <text:p>0,0102589</text:p>
          </table:table-cell>
          <table:table-cell office:value-type="float" office:value="0.0441699" calcext:value-type="float">
            <text:p>0,0441699</text:p>
          </table:table-cell>
          <table:table-cell office:value-type="float" office:value="0.555694" calcext:value-type="float">
            <text:p>0,555694</text:p>
          </table:table-cell>
          <table:table-cell office:value-type="float" office:value="0.013828" calcext:value-type="float">
            <text:p>0,013828</text:p>
          </table:table-cell>
          <table:table-cell office:value-type="float" office:value="0.00824499" calcext:value-type="float">
            <text:p>0,00824499</text:p>
          </table:table-cell>
          <table:table-cell office:value-type="float" office:value="0.0215662" calcext:value-type="float">
            <text:p>0,0215662</text:p>
          </table:table-cell>
          <table:table-cell office:value-type="float" office:value="0.265113" calcext:value-type="float">
            <text:p>0,265113</text:p>
          </table:table-cell>
        </table:table-row>
        <table:table-row table:style-name="ro1">
          <table:table-cell table:number-columns-repeated="2"/>
          <table:table-cell office:value-type="float" office:value="0.01335" calcext:value-type="float">
            <text:p>0,01335</text:p>
          </table:table-cell>
          <table:table-cell office:value-type="float" office:value="0.0101988" calcext:value-type="float">
            <text:p>0,0101988</text:p>
          </table:table-cell>
          <table:table-cell office:value-type="float" office:value="0.045197" calcext:value-type="float">
            <text:p>0,045197</text:p>
          </table:table-cell>
          <table:table-cell office:value-type="float" office:value="0.5489" calcext:value-type="float">
            <text:p>0,5489</text:p>
          </table:table-cell>
          <table:table-cell office:value-type="float" office:value="0.0138719" calcext:value-type="float">
            <text:p>0,0138719</text:p>
          </table:table-cell>
          <table:table-cell office:value-type="float" office:value="0.00781393" calcext:value-type="float">
            <text:p>0,00781393</text:p>
          </table:table-cell>
          <table:table-cell office:value-type="float" office:value="0.021759" calcext:value-type="float">
            <text:p>0,021759</text:p>
          </table:table-cell>
          <table:table-cell office:value-type="float" office:value="0.272292" calcext:value-type="float">
            <text:p>0,272292</text:p>
          </table:table-cell>
        </table:table-row>
        <table:table-row table:style-name="ro1">
          <table:table-cell table:number-columns-repeated="2"/>
          <table:table-cell office:value-type="float" office:value="0.0133321" calcext:value-type="float">
            <text:p>0,0133321</text:p>
          </table:table-cell>
          <table:table-cell office:value-type="float" office:value="0.0102119" calcext:value-type="float">
            <text:p>0,0102119</text:p>
          </table:table-cell>
          <table:table-cell office:value-type="float" office:value="0.0452011" calcext:value-type="float">
            <text:p>0,0452011</text:p>
          </table:table-cell>
          <table:table-cell office:value-type="float" office:value="0.550282" calcext:value-type="float">
            <text:p>0,550282</text:p>
          </table:table-cell>
          <table:table-cell office:value-type="float" office:value="0.0138719" calcext:value-type="float">
            <text:p>0,0138719</text:p>
          </table:table-cell>
          <table:table-cell office:value-type="float" office:value="0.00766993" calcext:value-type="float">
            <text:p>0,00766993</text:p>
          </table:table-cell>
          <table:table-cell office:value-type="float" office:value="0.02194" calcext:value-type="float">
            <text:p>0,02194</text:p>
          </table:table-cell>
          <table:table-cell office:value-type="float" office:value="0.271393" calcext:value-type="float">
            <text:p>0,271393</text:p>
          </table:table-cell>
        </table:table-row>
        <table:table-row table:style-name="ro1">
          <table:table-cell table:number-columns-repeated="2"/>
          <table:table-cell office:value-type="float" office:value="0.0132639" calcext:value-type="float">
            <text:p>0,0132639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441241" calcext:value-type="float">
            <text:p>0,0441241</text:p>
          </table:table-cell>
          <table:table-cell office:value-type="float" office:value="0.545323" calcext:value-type="float">
            <text:p>0,545323</text:p>
          </table:table-cell>
          <table:table-cell office:value-type="float" office:value="0.013895" calcext:value-type="float">
            <text:p>0,013895</text:p>
          </table:table-cell>
          <table:table-cell office:value-type="float" office:value="0.00715709" calcext:value-type="float">
            <text:p>0,00715709</text:p>
          </table:table-cell>
          <table:table-cell office:value-type="float" office:value="0.0209591" calcext:value-type="float">
            <text:p>0,0209591</text:p>
          </table:table-cell>
          <table:table-cell office:value-type="float" office:value="0.272153" calcext:value-type="float">
            <text:p>0,272153</text:p>
          </table:table-cell>
        </table:table-row>
        <table:table-row table:style-name="ro1">
          <table:table-cell table:number-columns-repeated="2"/>
          <table:table-cell office:value-type="float" office:value="0.013299" calcext:value-type="float">
            <text:p>0,013299</text:p>
          </table:table-cell>
          <table:table-cell office:value-type="float" office:value="0.0102401" calcext:value-type="float">
            <text:p>0,0102401</text:p>
          </table:table-cell>
          <table:table-cell office:value-type="float" office:value="0.0443199" calcext:value-type="float">
            <text:p>0,0443199</text:p>
          </table:table-cell>
          <table:table-cell office:value-type="float" office:value="0.54511" calcext:value-type="float">
            <text:p>0,54511</text:p>
          </table:table-cell>
          <table:table-cell office:value-type="float" office:value="0.013839" calcext:value-type="float">
            <text:p>0,013839</text:p>
          </table:table-cell>
          <table:table-cell office:value-type="float" office:value="0.00807095" calcext:value-type="float">
            <text:p>0,00807095</text:p>
          </table:table-cell>
          <table:table-cell office:value-type="float" office:value="0.023243" calcext:value-type="float">
            <text:p>0,023243</text:p>
          </table:table-cell>
          <table:table-cell office:value-type="float" office:value="0.275103" calcext:value-type="float">
            <text:p>0,275103</text:p>
          </table:table-cell>
        </table:table-row>
        <table:table-row table:style-name="ro1">
          <table:table-cell table:number-columns-repeated="2"/>
          <table:table-cell office:value-type="float" office:value="0.013315" calcext:value-type="float">
            <text:p>0,013315</text:p>
          </table:table-cell>
          <table:table-cell office:value-type="float" office:value="0.0102341" calcext:value-type="float">
            <text:p>0,0102341</text:p>
          </table:table-cell>
          <table:table-cell office:value-type="float" office:value="0.044143" calcext:value-type="float">
            <text:p>0,044143</text:p>
          </table:table-cell>
          <table:table-cell office:value-type="float" office:value="0.5462" calcext:value-type="float">
            <text:p>0,5462</text:p>
          </table:table-cell>
          <table:table-cell office:value-type="float" office:value="0.013813" calcext:value-type="float">
            <text:p>0,013813</text:p>
          </table:table-cell>
          <table:table-cell office:value-type="float" office:value="0.00823212" calcext:value-type="float">
            <text:p>0,00823212</text:p>
          </table:table-cell>
          <table:table-cell office:value-type="float" office:value="0.0215821" calcext:value-type="float">
            <text:p>0,0215821</text:p>
          </table:table-cell>
          <table:table-cell office:value-type="float" office:value="0.265412" calcext:value-type="float">
            <text:p>0,265412</text:p>
          </table:table-cell>
        </table:table-row>
        <table:table-row table:style-name="ro1">
          <table:table-cell table:number-columns-repeated="2"/>
          <table:table-cell office:value-type="float" office:value="0.0133178" calcext:value-type="float">
            <text:p>0,0133178</text:p>
          </table:table-cell>
          <table:table-cell office:value-type="float" office:value="0.0102808" calcext:value-type="float">
            <text:p>0,0102808</text:p>
          </table:table-cell>
          <table:table-cell office:value-type="float" office:value="0.0445559" calcext:value-type="float">
            <text:p>0,0445559</text:p>
          </table:table-cell>
          <table:table-cell office:value-type="float" office:value="0.546913" calcext:value-type="float">
            <text:p>0,546913</text:p>
          </table:table-cell>
          <table:table-cell office:value-type="float" office:value="0.0138831" calcext:value-type="float">
            <text:p>0,0138831</text:p>
          </table:table-cell>
          <table:table-cell office:value-type="float" office:value="0.0077529" calcext:value-type="float">
            <text:p>0,0077529</text:p>
          </table:table-cell>
          <table:table-cell office:value-type="float" office:value="0.022732" calcext:value-type="float">
            <text:p>0,022732</text:p>
          </table:table-cell>
          <table:table-cell office:value-type="float" office:value="0.282117" calcext:value-type="float">
            <text:p>0,282117</text:p>
          </table:table-cell>
        </table:table-row>
        <table:table-row table:style-name="ro1">
          <table:table-cell table:number-columns-repeated="2"/>
          <table:table-cell office:value-type="float" office:value="0.0132802" calcext:value-type="float">
            <text:p>0,0132802</text:p>
          </table:table-cell>
          <table:table-cell office:value-type="float" office:value="0.0102041" calcext:value-type="float">
            <text:p>0,0102041</text:p>
          </table:table-cell>
          <table:table-cell office:value-type="float" office:value="0.0442231" calcext:value-type="float">
            <text:p>0,0442231</text:p>
          </table:table-cell>
          <table:table-cell office:value-type="float" office:value="0.546351" calcext:value-type="float">
            <text:p>0,546351</text:p>
          </table:table-cell>
          <table:table-cell office:value-type="float" office:value="0.013901" calcext:value-type="float">
            <text:p>0,013901</text:p>
          </table:table-cell>
          <table:table-cell office:value-type="float" office:value="0.00776911" calcext:value-type="float">
            <text:p>0,00776911</text:p>
          </table:table-cell>
          <table:table-cell office:value-type="float" office:value="0.0210729" calcext:value-type="float">
            <text:p>0,0210729</text:p>
          </table:table-cell>
          <table:table-cell office:value-type="float" office:value="0.264661" calcext:value-type="float">
            <text:p>0,264661</text:p>
          </table:table-cell>
        </table:table-row>
        <table:table-row table:style-name="ro1">
          <table:table-cell table:number-columns-repeated="2"/>
          <table:table-cell office:value-type="float" office:value="0.0132818" calcext:value-type="float">
            <text:p>0,0132818</text:p>
          </table:table-cell>
          <table:table-cell office:value-type="float" office:value="0.0102921" calcext:value-type="float">
            <text:p>0,0102921</text:p>
          </table:table-cell>
          <table:table-cell office:value-type="float" office:value="0.0441871" calcext:value-type="float">
            <text:p>0,0441871</text:p>
          </table:table-cell>
          <table:table-cell office:value-type="float" office:value="0.546376" calcext:value-type="float">
            <text:p>0,546376</text:p>
          </table:table-cell>
          <table:table-cell office:value-type="float" office:value="0.0139101" calcext:value-type="float">
            <text:p>0,0139101</text:p>
          </table:table-cell>
          <table:table-cell office:value-type="float" office:value="0.00695896" calcext:value-type="float">
            <text:p>0,00695896</text:p>
          </table:table-cell>
          <table:table-cell office:value-type="float" office:value="0.0222411" calcext:value-type="float">
            <text:p>0,0222411</text:p>
          </table:table-cell>
          <table:table-cell office:value-type="float" office:value="0.27562" calcext:value-type="float">
            <text:p>0,27562</text:p>
          </table:table-cell>
        </table:table-row>
        <table:table-row table:style-name="ro1">
          <table:table-cell table:number-columns-repeated="2"/>
          <table:table-cell office:value-type="float" office:value="0.0132949" calcext:value-type="float">
            <text:p>0,0132949</text:p>
          </table:table-cell>
          <table:table-cell office:value-type="float" office:value="0.010252" calcext:value-type="float">
            <text:p>0,010252</text:p>
          </table:table-cell>
          <table:table-cell office:value-type="float" office:value="0.0443382" calcext:value-type="float">
            <text:p>0,0443382</text:p>
          </table:table-cell>
          <table:table-cell office:value-type="float" office:value="0.554166" calcext:value-type="float">
            <text:p>0,554166</text:p>
          </table:table-cell>
          <table:table-cell office:value-type="float" office:value="0.0140791" calcext:value-type="float">
            <text:p>0,0140791</text:p>
          </table:table-cell>
          <table:table-cell office:value-type="float" office:value="0.0080471" calcext:value-type="float">
            <text:p>0,0080471</text:p>
          </table:table-cell>
          <table:table-cell office:value-type="float" office:value="0.021385" calcext:value-type="float">
            <text:p>0,021385</text:p>
          </table:table-cell>
          <table:table-cell office:value-type="float" office:value="0.273395" calcext:value-type="float">
            <text:p>0,273395</text:p>
          </table:table-cell>
        </table:table-row>
        <table:table-row table:style-name="ro1">
          <table:table-cell table:number-columns-repeated="2"/>
          <table:table-cell office:value-type="float" office:value="0.0133061" calcext:value-type="float">
            <text:p>0,0133061</text:p>
          </table:table-cell>
          <table:table-cell office:value-type="float" office:value="0.0102429" calcext:value-type="float">
            <text:p>0,0102429</text:p>
          </table:table-cell>
          <table:table-cell office:value-type="float" office:value="0.0442309" calcext:value-type="float">
            <text:p>0,0442309</text:p>
          </table:table-cell>
          <table:table-cell office:value-type="float" office:value="0.550118" calcext:value-type="float">
            <text:p>0,550118</text:p>
          </table:table-cell>
          <table:table-cell office:value-type="float" office:value="0.013881" calcext:value-type="float">
            <text:p>0,013881</text:p>
          </table:table-cell>
          <table:table-cell office:value-type="float" office:value="0.00807405" calcext:value-type="float">
            <text:p>0,00807405</text:p>
          </table:table-cell>
          <table:table-cell office:value-type="float" office:value="0.0226109" calcext:value-type="float">
            <text:p>0,0226109</text:p>
          </table:table-cell>
          <table:table-cell office:value-type="float" office:value="0.264383" calcext:value-type="float">
            <text:p>0,264383</text:p>
          </table:table-cell>
        </table:table-row>
        <table:table-row table:style-name="ro1">
          <table:table-cell table:number-columns-repeated="2"/>
          <table:table-cell office:value-type="float" office:value="0.013298" calcext:value-type="float">
            <text:p>0,013298</text:p>
          </table:table-cell>
          <table:table-cell office:value-type="float" office:value="0.010257" calcext:value-type="float">
            <text:p>0,010257</text:p>
          </table:table-cell>
          <table:table-cell office:value-type="float" office:value="0.044431" calcext:value-type="float">
            <text:p>0,044431</text:p>
          </table:table-cell>
          <table:table-cell office:value-type="float" office:value="0.546179" calcext:value-type="float">
            <text:p>0,546179</text:p>
          </table:table-cell>
          <table:table-cell office:value-type="float" office:value="0.0139399" calcext:value-type="float">
            <text:p>0,0139399</text:p>
          </table:table-cell>
          <table:table-cell office:value-type="float" office:value="0.00773406" calcext:value-type="float">
            <text:p>0,00773406</text:p>
          </table:table-cell>
          <table:table-cell office:value-type="float" office:value="0.022553" calcext:value-type="float">
            <text:p>0,022553</text:p>
          </table:table-cell>
          <table:table-cell office:value-type="float" office:value="0.264988" calcext:value-type="float">
            <text:p>0,264988</text:p>
          </table:table-cell>
        </table:table-row>
        <table:table-row table:style-name="ro1">
          <table:table-cell table:number-columns-repeated="2"/>
          <table:table-cell office:value-type="float" office:value="0.013288" calcext:value-type="float">
            <text:p>0,013288</text:p>
          </table:table-cell>
          <table:table-cell office:value-type="float" office:value="0.010268" calcext:value-type="float">
            <text:p>0,010268</text:p>
          </table:table-cell>
          <table:table-cell office:value-type="float" office:value="0.044452" calcext:value-type="float">
            <text:p>0,044452</text:p>
          </table:table-cell>
          <table:table-cell office:value-type="float" office:value="0.550867" calcext:value-type="float">
            <text:p>0,550867</text:p>
          </table:table-cell>
          <table:table-cell office:value-type="float" office:value="0.013921" calcext:value-type="float">
            <text:p>0,013921</text:p>
          </table:table-cell>
          <table:table-cell office:value-type="float" office:value="0.00756907" calcext:value-type="float">
            <text:p>0,00756907</text:p>
          </table:table-cell>
          <table:table-cell office:value-type="float" office:value="0.0210121" calcext:value-type="float">
            <text:p>0,0210121</text:p>
          </table:table-cell>
          <table:table-cell office:value-type="float" office:value="0.264338" calcext:value-type="float">
            <text:p>0,264338</text:p>
          </table:table-cell>
        </table:table-row>
        <table:table-row table:style-name="ro1">
          <table:table-cell table:number-columns-repeated="2"/>
          <table:table-cell office:value-type="float" office:value="0.0133309" calcext:value-type="float">
            <text:p>0,0133309</text:p>
          </table:table-cell>
          <table:table-cell office:value-type="float" office:value="0.010293" calcext:value-type="float">
            <text:p>0,010293</text:p>
          </table:table-cell>
          <table:table-cell office:value-type="float" office:value="0.044306" calcext:value-type="float">
            <text:p>0,044306</text:p>
          </table:table-cell>
          <table:table-cell office:value-type="float" office:value="0.548542" calcext:value-type="float">
            <text:p>0,548542</text:p>
          </table:table-cell>
          <table:table-cell office:value-type="float" office:value="0.0138979" calcext:value-type="float">
            <text:p>0,0138979</text:p>
          </table:table-cell>
          <table:table-cell office:value-type="float" office:value="0.00802398" calcext:value-type="float">
            <text:p>0,00802398</text:p>
          </table:table-cell>
          <table:table-cell office:value-type="float" office:value="0.021497" calcext:value-type="float">
            <text:p>0,021497</text:p>
          </table:table-cell>
          <table:table-cell office:value-type="float" office:value="0.274626" calcext:value-type="float">
            <text:p>0,274626</text:p>
          </table:table-cell>
        </table:table-row>
        <table:table-row table:style-name="ro1">
          <table:table-cell table:number-columns-repeated="2"/>
          <table:table-cell office:value-type="float" office:value="0.0132971" calcext:value-type="float">
            <text:p>0,0132971</text:p>
          </table:table-cell>
          <table:table-cell office:value-type="float" office:value="0.0105879" calcext:value-type="float">
            <text:p>0,0105879</text:p>
          </table:table-cell>
          <table:table-cell office:value-type="float" office:value="0.0454559" calcext:value-type="float">
            <text:p>0,0454559</text:p>
          </table:table-cell>
          <table:table-cell office:value-type="float" office:value="0.54898" calcext:value-type="float">
            <text:p>0,54898</text:p>
          </table:table-cell>
          <table:table-cell office:value-type="float" office:value="0.0138261" calcext:value-type="float">
            <text:p>0,0138261</text:p>
          </table:table-cell>
          <table:table-cell office:value-type="float" office:value="0.00690818" calcext:value-type="float">
            <text:p>0,00690818</text:p>
          </table:table-cell>
          <table:table-cell office:value-type="float" office:value="0.0234239" calcext:value-type="float">
            <text:p>0,0234239</text:p>
          </table:table-cell>
          <table:table-cell office:value-type="float" office:value="0.270598" calcext:value-type="float">
            <text:p>0,270598</text:p>
          </table:table-cell>
        </table:table-row>
        <table:table-row table:style-name="ro1">
          <table:table-cell table:number-columns-repeated="2"/>
          <table:table-cell office:value-type="float" office:value="0.013289" calcext:value-type="float">
            <text:p>0,013289</text:p>
          </table:table-cell>
          <table:table-cell office:value-type="float" office:value="0.010309" calcext:value-type="float">
            <text:p>0,010309</text:p>
          </table:table-cell>
          <table:table-cell office:value-type="float" office:value="0.0444009" calcext:value-type="float">
            <text:p>0,0444009</text:p>
          </table:table-cell>
          <table:table-cell office:value-type="float" office:value="0.547867" calcext:value-type="float">
            <text:p>0,547867</text:p>
          </table:table-cell>
          <table:table-cell office:value-type="float" office:value="0.0138712" calcext:value-type="float">
            <text:p>0,0138712</text:p>
          </table:table-cell>
          <table:table-cell office:value-type="float" office:value="0.007164" calcext:value-type="float">
            <text:p>0,007164</text:p>
          </table:table-cell>
          <table:table-cell office:value-type="float" office:value="0.020607" calcext:value-type="float">
            <text:p>0,020607</text:p>
          </table:table-cell>
          <table:table-cell office:value-type="float" office:value="0.266378" calcext:value-type="float">
            <text:p>0,266378</text:p>
          </table:table-cell>
        </table:table-row>
        <table:table-row table:style-name="ro1">
          <table:table-cell table:number-columns-repeated="2"/>
          <table:table-cell office:value-type="float" office:value="0.013324" calcext:value-type="float">
            <text:p>0,013324</text:p>
          </table:table-cell>
          <table:table-cell office:value-type="float" office:value="0.010268" calcext:value-type="float">
            <text:p>0,010268</text:p>
          </table:table-cell>
          <table:table-cell office:value-type="float" office:value="0.04458" calcext:value-type="float">
            <text:p>0,04458</text:p>
          </table:table-cell>
          <table:table-cell office:value-type="float" office:value="0.548925" calcext:value-type="float">
            <text:p>0,548925</text:p>
          </table:table-cell>
          <table:table-cell office:value-type="float" office:value="0.013871" calcext:value-type="float">
            <text:p>0,013871</text:p>
          </table:table-cell>
          <table:table-cell office:value-type="float" office:value="0.00821495" calcext:value-type="float">
            <text:p>0,00821495</text:p>
          </table:table-cell>
          <table:table-cell office:value-type="float" office:value="0.0212471" calcext:value-type="float">
            <text:p>0,0212471</text:p>
          </table:table-cell>
          <table:table-cell office:value-type="float" office:value="0.28204" calcext:value-type="float">
            <text:p>0,28204</text:p>
          </table:table-cell>
        </table:table-row>
        <table:table-row table:style-name="ro1">
          <table:table-cell table:number-columns-repeated="2"/>
          <table:table-cell office:value-type="float" office:value="0.0133672" calcext:value-type="float">
            <text:p>0,0133672</text:p>
          </table:table-cell>
          <table:table-cell office:value-type="float" office:value="0.01039" calcext:value-type="float">
            <text:p>0,01039</text:p>
          </table:table-cell>
          <table:table-cell office:value-type="float" office:value="0.0444069" calcext:value-type="float">
            <text:p>0,0444069</text:p>
          </table:table-cell>
          <table:table-cell office:value-type="float" office:value="0.54891" calcext:value-type="float">
            <text:p>0,54891</text:p>
          </table:table-cell>
          <table:table-cell office:value-type="float" office:value="0.0138631" calcext:value-type="float">
            <text:p>0,0138631</text:p>
          </table:table-cell>
          <table:table-cell office:value-type="float" office:value="0.00832701" calcext:value-type="float">
            <text:p>0,00832701</text:p>
          </table:table-cell>
          <table:table-cell office:value-type="float" office:value="0.0214829" calcext:value-type="float">
            <text:p>0,0214829</text:p>
          </table:table-cell>
          <table:table-cell office:value-type="float" office:value="0.272428" calcext:value-type="float">
            <text:p>0,272428</text:p>
          </table:table-cell>
        </table:table-row>
        <table:table-row table:style-name="ro1">
          <table:table-cell table:number-columns-repeated="2"/>
          <table:table-cell office:value-type="float" office:value="0.013299" calcext:value-type="float">
            <text:p>0,013299</text:p>
          </table:table-cell>
          <table:table-cell office:value-type="float" office:value="0.0102451" calcext:value-type="float">
            <text:p>0,0102451</text:p>
          </table:table-cell>
          <table:table-cell office:value-type="float" office:value="0.0442798" calcext:value-type="float">
            <text:p>0,0442798</text:p>
          </table:table-cell>
          <table:table-cell office:value-type="float" office:value="0.547131" calcext:value-type="float">
            <text:p>0,547131</text:p>
          </table:table-cell>
          <table:table-cell office:value-type="float" office:value="0.0139639" calcext:value-type="float">
            <text:p>0,0139639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21137" calcext:value-type="float">
            <text:p>0,021137</text:p>
          </table:table-cell>
          <table:table-cell office:value-type="float" office:value="0.265344" calcext:value-type="float">
            <text:p>0,265344</text:p>
          </table:table-cell>
        </table:table-row>
        <table:table-row table:style-name="ro1">
          <table:table-cell table:number-columns-repeated="2"/>
          <table:table-cell office:value-type="float" office:value="0.0132718" calcext:value-type="float">
            <text:p>0,0132718</text:p>
          </table:table-cell>
          <table:table-cell office:value-type="float" office:value="0.0101972" calcext:value-type="float">
            <text:p>0,0101972</text:p>
          </table:table-cell>
          <table:table-cell office:value-type="float" office:value="0.0444009" calcext:value-type="float">
            <text:p>0,0444009</text:p>
          </table:table-cell>
          <table:table-cell office:value-type="float" office:value="0.547138" calcext:value-type="float">
            <text:p>0,547138</text:p>
          </table:table-cell>
          <table:table-cell office:value-type="float" office:value="0.013876" calcext:value-type="float">
            <text:p>0,013876</text:p>
          </table:table-cell>
          <table:table-cell office:value-type="float" office:value="0.00692391" calcext:value-type="float">
            <text:p>0,00692391</text:p>
          </table:table-cell>
          <table:table-cell office:value-type="float" office:value="0.022644" calcext:value-type="float">
            <text:p>0,022644</text:p>
          </table:table-cell>
          <table:table-cell office:value-type="float" office:value="0.278924" calcext:value-type="float">
            <text:p>0,278924</text:p>
          </table:table-cell>
        </table:table-row>
        <table:table-row table:style-name="ro1">
          <table:table-cell table:number-columns-repeated="2"/>
          <table:table-cell office:value-type="float" office:value="0.013274" calcext:value-type="float">
            <text:p>0,013274</text:p>
          </table:table-cell>
          <table:table-cell office:value-type="float" office:value="0.010222" calcext:value-type="float">
            <text:p>0,010222</text:p>
          </table:table-cell>
          <table:table-cell office:value-type="float" office:value="0.0447149" calcext:value-type="float">
            <text:p>0,0447149</text:p>
          </table:table-cell>
          <table:table-cell office:value-type="float" office:value="0.548099" calcext:value-type="float">
            <text:p>0,548099</text:p>
          </table:table-cell>
          <table:table-cell office:value-type="float" office:value="0.0139391" calcext:value-type="float">
            <text:p>0,0139391</text:p>
          </table:table-cell>
          <table:table-cell office:value-type="float" office:value="0.00716496" calcext:value-type="float">
            <text:p>0,00716496</text:p>
          </table:table-cell>
          <table:table-cell office:value-type="float" office:value="0.0210118" calcext:value-type="float">
            <text:p>0,0210118</text:p>
          </table:table-cell>
          <table:table-cell office:value-type="float" office:value="0.272579" calcext:value-type="float">
            <text:p>0,272579</text:p>
          </table:table-cell>
        </table:table-row>
        <table:table-row table:style-name="ro1">
          <table:table-cell table:number-columns-repeated="2"/>
          <table:table-cell office:value-type="float" office:value="0.013258" calcext:value-type="float">
            <text:p>0,013258</text:p>
          </table:table-cell>
          <table:table-cell office:value-type="float" office:value="0.0102241" calcext:value-type="float">
            <text:p>0,0102241</text:p>
          </table:table-cell>
          <table:table-cell office:value-type="float" office:value="0.0442419" calcext:value-type="float">
            <text:p>0,0442419</text:p>
          </table:table-cell>
          <table:table-cell office:value-type="float" office:value="0.547348" calcext:value-type="float">
            <text:p>0,547348</text:p>
          </table:table-cell>
          <table:table-cell office:value-type="float" office:value="0.0139861" calcext:value-type="float">
            <text:p>0,0139861</text:p>
          </table:table-cell>
          <table:table-cell office:value-type="float" office:value="0.00818205" calcext:value-type="float">
            <text:p>0,00818205</text:p>
          </table:table-cell>
          <table:table-cell office:value-type="float" office:value="0.021379" calcext:value-type="float">
            <text:p>0,021379</text:p>
          </table:table-cell>
          <table:table-cell office:value-type="float" office:value="0.270614" calcext:value-type="float">
            <text:p>0,270614</text:p>
          </table:table-cell>
        </table:table-row>
        <table:table-row table:style-name="ro1">
          <table:table-cell table:number-columns-repeated="2"/>
          <table:table-cell office:value-type="float" office:value="0.0133281" calcext:value-type="float">
            <text:p>0,0133281</text:p>
          </table:table-cell>
          <table:table-cell office:value-type="float" office:value="0.010241" calcext:value-type="float">
            <text:p>0,010241</text:p>
          </table:table-cell>
          <table:table-cell office:value-type="float" office:value="0.0442481" calcext:value-type="float">
            <text:p>0,0442481</text:p>
          </table:table-cell>
          <table:table-cell office:value-type="float" office:value="0.545788" calcext:value-type="float">
            <text:p>0,545788</text:p>
          </table:table-cell>
          <table:table-cell office:value-type="float" office:value="0.013845" calcext:value-type="float">
            <text:p>0,013845</text:p>
          </table:table-cell>
          <table:table-cell office:value-type="float" office:value="0.00698709" calcext:value-type="float">
            <text:p>0,00698709</text:p>
          </table:table-cell>
          <table:table-cell office:value-type="float" office:value="0.0206671" calcext:value-type="float">
            <text:p>0,0206671</text:p>
          </table:table-cell>
          <table:table-cell office:value-type="float" office:value="0.264803" calcext:value-type="float">
            <text:p>0,264803</text:p>
          </table:table-cell>
        </table:table-row>
        <table:table-row table:style-name="ro1">
          <table:table-cell table:number-columns-repeated="2"/>
          <table:table-cell office:value-type="float" office:value="0.0132911" calcext:value-type="float">
            <text:p>0,0132911</text:p>
          </table:table-cell>
          <table:table-cell office:value-type="float" office:value="0.0102191" calcext:value-type="float">
            <text:p>0,0102191</text:p>
          </table:table-cell>
          <table:table-cell office:value-type="float" office:value="0.044297" calcext:value-type="float">
            <text:p>0,044297</text:p>
          </table:table-cell>
          <table:table-cell office:value-type="float" office:value="0.545603" calcext:value-type="float">
            <text:p>0,545603</text:p>
          </table:table-cell>
          <table:table-cell office:value-type="float" office:value="0.013793" calcext:value-type="float">
            <text:p>0,013793</text:p>
          </table:table-cell>
          <table:table-cell office:value-type="float" office:value="0.00754309" calcext:value-type="float">
            <text:p>0,00754309</text:p>
          </table:table-cell>
          <table:table-cell office:value-type="float" office:value="0.021183" calcext:value-type="float">
            <text:p>0,021183</text:p>
          </table:table-cell>
          <table:table-cell office:value-type="float" office:value="0.26478" calcext:value-type="float">
            <text:p>0,26478</text:p>
          </table:table-cell>
        </table:table-row>
        <table:table-row table:style-name="ro1">
          <table:table-cell table:number-columns-repeated="2"/>
          <table:table-cell office:value-type="float" office:value="0.0132759" calcext:value-type="float">
            <text:p>0,0132759</text:p>
          </table:table-cell>
          <table:table-cell office:value-type="float" office:value="0.0101681" calcext:value-type="float">
            <text:p>0,0101681</text:p>
          </table:table-cell>
          <table:table-cell office:value-type="float" office:value="0.0442939" calcext:value-type="float">
            <text:p>0,0442939</text:p>
          </table:table-cell>
          <table:table-cell office:value-type="float" office:value="0.5461" calcext:value-type="float">
            <text:p>0,5461</text:p>
          </table:table-cell>
          <table:table-cell office:value-type="float" office:value="0.0138321" calcext:value-type="float">
            <text:p>0,0138321</text:p>
          </table:table-cell>
          <table:table-cell office:value-type="float" office:value="0.00691795" calcext:value-type="float">
            <text:p>0,00691795</text:p>
          </table:table-cell>
          <table:table-cell office:value-type="float" office:value="0.021008" calcext:value-type="float">
            <text:p>0,021008</text:p>
          </table:table-cell>
          <table:table-cell office:value-type="float" office:value="0.275121" calcext:value-type="float">
            <text:p>0,275121</text:p>
          </table:table-cell>
        </table:table-row>
        <table:table-row table:style-name="ro1">
          <table:table-cell table:number-columns-repeated="2"/>
          <table:table-cell office:value-type="float" office:value="0.0133159" calcext:value-type="float">
            <text:p>0,0133159</text:p>
          </table:table-cell>
          <table:table-cell office:value-type="float" office:value="0.0102048" calcext:value-type="float">
            <text:p>0,0102048</text:p>
          </table:table-cell>
          <table:table-cell office:value-type="float" office:value="0.0443661" calcext:value-type="float">
            <text:p>0,0443661</text:p>
          </table:table-cell>
          <table:table-cell office:value-type="float" office:value="0.545406" calcext:value-type="float">
            <text:p>0,545406</text:p>
          </table:table-cell>
          <table:table-cell office:value-type="float" office:value="0.0138781" calcext:value-type="float">
            <text:p>0,0138781</text:p>
          </table:table-cell>
          <table:table-cell office:value-type="float" office:value="0.00806403" calcext:value-type="float">
            <text:p>0,00806403</text:p>
          </table:table-cell>
          <table:table-cell office:value-type="float" office:value="0.0226691" calcext:value-type="float">
            <text:p>0,0226691</text:p>
          </table:table-cell>
          <table:table-cell office:value-type="float" office:value="0.268234" calcext:value-type="float">
            <text:p>0,268234</text:p>
          </table:table-cell>
        </table:table-row>
        <table:table-row table:style-name="ro1">
          <table:table-cell table:number-columns-repeated="2"/>
          <table:table-cell office:value-type="float" office:value="0.013315" calcext:value-type="float">
            <text:p>0,013315</text:p>
          </table:table-cell>
          <table:table-cell office:value-type="float" office:value="0.010253" calcext:value-type="float">
            <text:p>0,010253</text:p>
          </table:table-cell>
          <table:table-cell office:value-type="float" office:value="0.0443659" calcext:value-type="float">
            <text:p>0,0443659</text:p>
          </table:table-cell>
          <table:table-cell office:value-type="float" office:value="0.545216" calcext:value-type="float">
            <text:p>0,545216</text:p>
          </table:table-cell>
          <table:table-cell office:value-type="float" office:value="0.013864" calcext:value-type="float">
            <text:p>0,013864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21488" calcext:value-type="float">
            <text:p>0,021488</text:p>
          </table:table-cell>
          <table:table-cell office:value-type="float" office:value="0.271113" calcext:value-type="float">
            <text:p>0,271113</text:p>
          </table:table-cell>
        </table:table-row>
        <table:table-row table:style-name="ro1">
          <table:table-cell table:number-columns-repeated="2"/>
          <table:table-cell office:value-type="float" office:value="0.013294" calcext:value-type="float">
            <text:p>0,013294</text:p>
          </table:table-cell>
          <table:table-cell office:value-type="float" office:value="0.010206" calcext:value-type="float">
            <text:p>0,010206</text:p>
          </table:table-cell>
          <table:table-cell office:value-type="float" office:value="0.0441949" calcext:value-type="float">
            <text:p>0,0441949</text:p>
          </table:table-cell>
          <table:table-cell office:value-type="float" office:value="0.545346" calcext:value-type="float">
            <text:p>0,545346</text:p>
          </table:table-cell>
          <table:table-cell office:value-type="float" office:value="0.0139091" calcext:value-type="float">
            <text:p>0,0139091</text:p>
          </table:table-cell>
          <table:table-cell office:value-type="float" office:value="0.00813603" calcext:value-type="float">
            <text:p>0,00813603</text:p>
          </table:table-cell>
          <table:table-cell office:value-type="float" office:value="0.0205991" calcext:value-type="float">
            <text:p>0,0205991</text:p>
          </table:table-cell>
          <table:table-cell office:value-type="float" office:value="0.269718" calcext:value-type="float">
            <text:p>0,269718</text:p>
          </table:table-cell>
        </table:table-row>
        <table:table-row table:style-name="ro1">
          <table:table-cell table:number-columns-repeated="2"/>
          <table:table-cell office:value-type="float" office:value="0.0132608" calcext:value-type="float">
            <text:p>0,0132608</text:p>
          </table:table-cell>
          <table:table-cell office:value-type="float" office:value="0.0102479" calcext:value-type="float">
            <text:p>0,0102479</text:p>
          </table:table-cell>
          <table:table-cell office:value-type="float" office:value="0.0445459" calcext:value-type="float">
            <text:p>0,0445459</text:p>
          </table:table-cell>
          <table:table-cell office:value-type="float" office:value="0.5446" calcext:value-type="float">
            <text:p>0,5446</text:p>
          </table:table-cell>
          <table:table-cell office:value-type="float" office:value="0.01388" calcext:value-type="float">
            <text:p>0,01388</text:p>
          </table:table-cell>
          <table:table-cell office:value-type="float" office:value="0.00815415" calcext:value-type="float">
            <text:p>0,00815415</text:p>
          </table:table-cell>
          <table:table-cell office:value-type="float" office:value="0.0212262" calcext:value-type="float">
            <text:p>0,0212262</text:p>
          </table:table-cell>
          <table:table-cell office:value-type="float" office:value="0.262652" calcext:value-type="float">
            <text:p>0,262652</text:p>
          </table:table-cell>
        </table:table-row>
        <table:table-row table:style-name="ro1">
          <table:table-cell table:number-columns-repeated="2"/>
          <table:table-cell office:value-type="float" office:value="0.013304" calcext:value-type="float">
            <text:p>0,013304</text:p>
          </table:table-cell>
          <table:table-cell office:value-type="float" office:value="0.0102289" calcext:value-type="float">
            <text:p>0,0102289</text:p>
          </table:table-cell>
          <table:table-cell office:value-type="float" office:value="0.044312" calcext:value-type="float">
            <text:p>0,044312</text:p>
          </table:table-cell>
          <table:table-cell office:value-type="float" office:value="0.545609" calcext:value-type="float">
            <text:p>0,545609</text:p>
          </table:table-cell>
          <table:table-cell office:value-type="float" office:value="0.0138981" calcext:value-type="float">
            <text:p>0,0138981</text:p>
          </table:table-cell>
          <table:table-cell office:value-type="float" office:value="0.00753903" calcext:value-type="float">
            <text:p>0,00753903</text:p>
          </table:table-cell>
          <table:table-cell office:value-type="float" office:value="0.0225022" calcext:value-type="float">
            <text:p>0,0225022</text:p>
          </table:table-cell>
          <table:table-cell office:value-type="float" office:value="0.26986" calcext:value-type="float">
            <text:p>0,26986</text:p>
          </table:table-cell>
        </table:table-row>
        <table:table-row table:style-name="ro1">
          <table:table-cell table:number-columns-repeated="2"/>
          <table:table-cell office:value-type="float" office:value="0.0132911" calcext:value-type="float">
            <text:p>0,0132911</text:p>
          </table:table-cell>
          <table:table-cell office:value-type="float" office:value="0.010221" calcext:value-type="float">
            <text:p>0,010221</text:p>
          </table:table-cell>
          <table:table-cell office:value-type="float" office:value="0.0443521" calcext:value-type="float">
            <text:p>0,0443521</text:p>
          </table:table-cell>
          <table:table-cell office:value-type="float" office:value="0.55328" calcext:value-type="float">
            <text:p>0,55328</text:p>
          </table:table-cell>
          <table:table-cell office:value-type="float" office:value="0.0138841" calcext:value-type="float">
            <text:p>0,0138841</text:p>
          </table:table-cell>
          <table:table-cell office:value-type="float" office:value="0.00830793" calcext:value-type="float">
            <text:p>0,00830793</text:p>
          </table:table-cell>
          <table:table-cell office:value-type="float" office:value="0.0230961" calcext:value-type="float">
            <text:p>0,0230961</text:p>
          </table:table-cell>
          <table:table-cell office:value-type="float" office:value="0.274996" calcext:value-type="float">
            <text:p>0,274996</text:p>
          </table:table-cell>
        </table:table-row>
        <table:table-row table:style-name="ro1">
          <table:table-cell table:number-columns-repeated="2"/>
          <table:table-cell office:value-type="float" office:value="0.0132899" calcext:value-type="float">
            <text:p>0,0132899</text:p>
          </table:table-cell>
          <table:table-cell office:value-type="float" office:value="0.010217" calcext:value-type="float">
            <text:p>0,010217</text:p>
          </table:table-cell>
          <table:table-cell office:value-type="float" office:value="0.044776" calcext:value-type="float">
            <text:p>0,044776</text:p>
          </table:table-cell>
          <table:table-cell office:value-type="float" office:value="0.545643" calcext:value-type="float">
            <text:p>0,545643</text:p>
          </table:table-cell>
          <table:table-cell office:value-type="float" office:value="0.0138431" calcext:value-type="float">
            <text:p>0,0138431</text:p>
          </table:table-cell>
          <table:table-cell office:value-type="float" office:value="0.0069592" calcext:value-type="float">
            <text:p>0,0069592</text:p>
          </table:table-cell>
          <table:table-cell office:value-type="float" office:value="0.021044" calcext:value-type="float">
            <text:p>0,021044</text:p>
          </table:table-cell>
          <table:table-cell office:value-type="float" office:value="0.270786" calcext:value-type="float">
            <text:p>0,270786</text:p>
          </table:table-cell>
        </table:table-row>
        <table:table-row table:style-name="ro1">
          <table:table-cell table:number-columns-repeated="2"/>
          <table:table-cell office:value-type="float" office:value="0.0133271" calcext:value-type="float">
            <text:p>0,0133271</text:p>
          </table:table-cell>
          <table:table-cell office:value-type="float" office:value="0.0102229" calcext:value-type="float">
            <text:p>0,0102229</text:p>
          </table:table-cell>
          <table:table-cell office:value-type="float" office:value="0.0447891" calcext:value-type="float">
            <text:p>0,0447891</text:p>
          </table:table-cell>
          <table:table-cell office:value-type="float" office:value="0.547273" calcext:value-type="float">
            <text:p>0,547273</text:p>
          </table:table-cell>
          <table:table-cell office:value-type="float" office:value="0.013901" calcext:value-type="float">
            <text:p>0,013901</text:p>
          </table:table-cell>
          <table:table-cell office:value-type="float" office:value="0.00830984" calcext:value-type="float">
            <text:p>0,00830984</text:p>
          </table:table-cell>
          <table:table-cell office:value-type="float" office:value="0.020685" calcext:value-type="float">
            <text:p>0,020685</text:p>
          </table:table-cell>
          <table:table-cell office:value-type="float" office:value="0.271153" calcext:value-type="float">
            <text:p>0,271153</text:p>
          </table:table-cell>
        </table:table-row>
        <table:table-row table:style-name="ro1">
          <table:table-cell table:number-columns-repeated="2"/>
          <table:table-cell office:value-type="float" office:value="0.013299" calcext:value-type="float">
            <text:p>0,013299</text:p>
          </table:table-cell>
          <table:table-cell office:value-type="float" office:value="0.010602" calcext:value-type="float">
            <text:p>0,010602</text:p>
          </table:table-cell>
          <table:table-cell office:value-type="float" office:value="0.044791" calcext:value-type="float">
            <text:p>0,044791</text:p>
          </table:table-cell>
          <table:table-cell office:value-type="float" office:value="0.547772" calcext:value-type="float">
            <text:p>0,547772</text:p>
          </table:table-cell>
          <table:table-cell office:value-type="float" office:value="0.0139089" calcext:value-type="float">
            <text:p>0,0139089</text:p>
          </table:table-cell>
          <table:table-cell office:value-type="float" office:value="0.00801492" calcext:value-type="float">
            <text:p>0,00801492</text:p>
          </table:table-cell>
          <table:table-cell office:value-type="float" office:value="0.020942" calcext:value-type="float">
            <text:p>0,020942</text:p>
          </table:table-cell>
          <table:table-cell office:value-type="float" office:value="0.268902" calcext:value-type="float">
            <text:p>0,268902</text:p>
          </table:table-cell>
        </table:table-row>
        <table:table-row table:style-name="ro1">
          <table:table-cell table:number-columns-repeated="2"/>
          <table:table-cell office:value-type="float" office:value="0.0133331" calcext:value-type="float">
            <text:p>0,0133331</text:p>
          </table:table-cell>
          <table:table-cell office:value-type="float" office:value="0.010251" calcext:value-type="float">
            <text:p>0,010251</text:p>
          </table:table-cell>
          <table:table-cell office:value-type="float" office:value="0.0442731" calcext:value-type="float">
            <text:p>0,0442731</text:p>
          </table:table-cell>
          <table:table-cell office:value-type="float" office:value="0.547171" calcext:value-type="float">
            <text:p>0,547171</text:p>
          </table:table-cell>
          <table:table-cell office:value-type="float" office:value="0.013871" calcext:value-type="float">
            <text:p>0,013871</text:p>
          </table:table-cell>
          <table:table-cell office:value-type="float" office:value="0.00826097" calcext:value-type="float">
            <text:p>0,00826097</text:p>
          </table:table-cell>
          <table:table-cell office:value-type="float" office:value="0.0210018" calcext:value-type="float">
            <text:p>0,0210018</text:p>
          </table:table-cell>
          <table:table-cell office:value-type="float" office:value="0.276758" calcext:value-type="float">
            <text:p>0,276758</text:p>
          </table:table-cell>
        </table:table-row>
        <table:table-row table:style-name="ro1">
          <table:table-cell table:number-columns-repeated="2"/>
          <table:table-cell office:value-type="float" office:value="0.0135059" calcext:value-type="float">
            <text:p>0,0135059</text:p>
          </table:table-cell>
          <table:table-cell office:value-type="float" office:value="0.0102592" calcext:value-type="float">
            <text:p>0,0102592</text:p>
          </table:table-cell>
          <table:table-cell office:value-type="float" office:value="0.0444632" calcext:value-type="float">
            <text:p>0,0444632</text:p>
          </table:table-cell>
          <table:table-cell office:value-type="float" office:value="0.547531" calcext:value-type="float">
            <text:p>0,547531</text:p>
          </table:table-cell>
          <table:table-cell office:value-type="float" office:value="0.0138662" calcext:value-type="float">
            <text:p>0,0138662</text:p>
          </table:table-cell>
          <table:table-cell office:value-type="float" office:value="0.00785017" calcext:value-type="float">
            <text:p>0,00785017</text:p>
          </table:table-cell>
          <table:table-cell office:value-type="float" office:value="0.021816" calcext:value-type="float">
            <text:p>0,021816</text:p>
          </table:table-cell>
          <table:table-cell office:value-type="float" office:value="0.275051" calcext:value-type="float">
            <text:p>0,275051</text:p>
          </table:table-cell>
        </table:table-row>
        <table:table-row table:style-name="ro1">
          <table:table-cell table:number-columns-repeated="2"/>
          <table:table-cell office:value-type="float" office:value="0.013324" calcext:value-type="float">
            <text:p>0,013324</text:p>
          </table:table-cell>
          <table:table-cell office:value-type="float" office:value="0.010241" calcext:value-type="float">
            <text:p>0,010241</text:p>
          </table:table-cell>
          <table:table-cell office:value-type="float" office:value="0.045382" calcext:value-type="float">
            <text:p>0,045382</text:p>
          </table:table-cell>
          <table:table-cell office:value-type="float" office:value="0.548689" calcext:value-type="float">
            <text:p>0,548689</text:p>
          </table:table-cell>
          <table:table-cell office:value-type="float" office:value="0.0148399" calcext:value-type="float">
            <text:p>0,0148399</text:p>
          </table:table-cell>
          <table:table-cell office:value-type="float" office:value="0.00772905" calcext:value-type="float">
            <text:p>0,00772905</text:p>
          </table:table-cell>
          <table:table-cell office:value-type="float" office:value="0.0211649" calcext:value-type="float">
            <text:p>0,0211649</text:p>
          </table:table-cell>
          <table:table-cell office:value-type="float" office:value="0.26486" calcext:value-type="float">
            <text:p>0,26486</text:p>
          </table:table-cell>
        </table:table-row>
        <table:table-row table:style-name="ro1">
          <table:table-cell table:number-columns-repeated="2"/>
          <table:table-cell office:value-type="float" office:value="0.01332" calcext:value-type="float">
            <text:p>0,01332</text:p>
          </table:table-cell>
          <table:table-cell office:value-type="float" office:value="0.0102589" calcext:value-type="float">
            <text:p>0,0102589</text:p>
          </table:table-cell>
          <table:table-cell office:value-type="float" office:value="0.044358" calcext:value-type="float">
            <text:p>0,044358</text:p>
          </table:table-cell>
          <table:table-cell office:value-type="float" office:value="0.579971" calcext:value-type="float">
            <text:p>0,579971</text:p>
          </table:table-cell>
          <table:table-cell office:value-type="float" office:value="0.013886" calcext:value-type="float">
            <text:p>0,013886</text:p>
          </table:table-cell>
          <table:table-cell office:value-type="float" office:value="0.00694799" calcext:value-type="float">
            <text:p>0,00694799</text:p>
          </table:table-cell>
          <table:table-cell office:value-type="float" office:value="0.02174" calcext:value-type="float">
            <text:p>0,02174</text:p>
          </table:table-cell>
          <table:table-cell office:value-type="float" office:value="0.271519" calcext:value-type="float">
            <text:p>0,271519</text:p>
          </table:table-cell>
        </table:table-row>
        <table:table-row table:style-name="ro1">
          <table:table-cell table:number-columns-repeated="2"/>
          <table:table-cell office:value-type="float" office:value="0.023772" calcext:value-type="float">
            <text:p>0,023772</text:p>
          </table:table-cell>
          <table:table-cell office:value-type="float" office:value="0.016536" calcext:value-type="float">
            <text:p>0,016536</text:p>
          </table:table-cell>
          <table:table-cell office:value-type="float" office:value="0.0517778" calcext:value-type="float">
            <text:p>0,0517778</text:p>
          </table:table-cell>
          <table:table-cell office:value-type="float" office:value="0.553393" calcext:value-type="float">
            <text:p>0,553393</text:p>
          </table:table-cell>
          <table:table-cell office:value-type="float" office:value="0.0139489" calcext:value-type="float">
            <text:p>0,0139489</text:p>
          </table:table-cell>
          <table:table-cell office:value-type="float" office:value="0.00692987" calcext:value-type="float">
            <text:p>0,00692987</text:p>
          </table:table-cell>
          <table:table-cell office:value-type="float" office:value="0.0209761" calcext:value-type="float">
            <text:p>0,0209761</text:p>
          </table:table-cell>
          <table:table-cell office:value-type="float" office:value="0.269155" calcext:value-type="float">
            <text:p>0,269155</text:p>
          </table:table-cell>
        </table:table-row>
        <table:table-row table:style-name="ro1">
          <table:table-cell table:number-columns-repeated="2"/>
          <table:table-cell office:value-type="float" office:value="0.0139852" calcext:value-type="float">
            <text:p>0,0139852</text:p>
          </table:table-cell>
          <table:table-cell office:value-type="float" office:value="0.010304" calcext:value-type="float">
            <text:p>0,010304</text:p>
          </table:table-cell>
          <table:table-cell office:value-type="float" office:value="0.044564" calcext:value-type="float">
            <text:p>0,044564</text:p>
          </table:table-cell>
          <table:table-cell office:value-type="float" office:value="0.568642" calcext:value-type="float">
            <text:p>0,568642</text:p>
          </table:table-cell>
          <table:table-cell office:value-type="float" office:value="0.0139039" calcext:value-type="float">
            <text:p>0,0139039</text:p>
          </table:table-cell>
          <table:table-cell office:value-type="float" office:value="0.00803113" calcext:value-type="float">
            <text:p>0,00803113</text:p>
          </table:table-cell>
          <table:table-cell office:value-type="float" office:value="0.023144" calcext:value-type="float">
            <text:p>0,023144</text:p>
          </table:table-cell>
          <table:table-cell office:value-type="float" office:value="0.265084" calcext:value-type="float">
            <text:p>0,265084</text:p>
          </table:table-cell>
        </table:table-row>
        <table:table-row table:style-name="ro1">
          <table:table-cell table:number-columns-repeated="2"/>
          <table:table-cell office:value-type="float" office:value="0.013401" calcext:value-type="float">
            <text:p>0,013401</text:p>
          </table:table-cell>
          <table:table-cell office:value-type="float" office:value="0.010314" calcext:value-type="float">
            <text:p>0,010314</text:p>
          </table:table-cell>
          <table:table-cell office:value-type="float" office:value="0.0447371" calcext:value-type="float">
            <text:p>0,0447371</text:p>
          </table:table-cell>
          <table:table-cell office:value-type="float" office:value="0.559026" calcext:value-type="float">
            <text:p>0,559026</text:p>
          </table:table-cell>
          <table:table-cell office:value-type="float" office:value="0.013864" calcext:value-type="float">
            <text:p>0,013864</text:p>
          </table:table-cell>
          <table:table-cell office:value-type="float" office:value="0.00810289" calcext:value-type="float">
            <text:p>0,00810289</text:p>
          </table:table-cell>
          <table:table-cell office:value-type="float" office:value="0.0227649" calcext:value-type="float">
            <text:p>0,0227649</text:p>
          </table:table-cell>
          <table:table-cell office:value-type="float" office:value="0.274419" calcext:value-type="float">
            <text:p>0,274419</text:p>
          </table:table-cell>
        </table:table-row>
        <table:table-row table:style-name="ro1">
          <table:table-cell table:number-columns-repeated="2"/>
          <table:table-cell office:value-type="float" office:value="0.013715" calcext:value-type="float">
            <text:p>0,013715</text:p>
          </table:table-cell>
          <table:table-cell office:value-type="float" office:value="0.0103488" calcext:value-type="float">
            <text:p>0,0103488</text:p>
          </table:table-cell>
          <table:table-cell office:value-type="float" office:value="0.0451841" calcext:value-type="float">
            <text:p>0,0451841</text:p>
          </table:table-cell>
          <table:table-cell office:value-type="float" office:value="0.548055" calcext:value-type="float">
            <text:p>0,548055</text:p>
          </table:table-cell>
          <table:table-cell office:value-type="float" office:value="0.0138669" calcext:value-type="float">
            <text:p>0,0138669</text:p>
          </table:table-cell>
          <table:table-cell office:value-type="float" office:value="0.00694203" calcext:value-type="float">
            <text:p>0,00694203</text:p>
          </table:table-cell>
          <table:table-cell office:value-type="float" office:value="0.0217688" calcext:value-type="float">
            <text:p>0,0217688</text:p>
          </table:table-cell>
          <table:table-cell office:value-type="float" office:value="0.266226" calcext:value-type="float">
            <text:p>0,266226</text:p>
          </table:table-cell>
        </table:table-row>
        <table:table-row table:style-name="ro1">
          <table:table-cell table:number-columns-repeated="2"/>
          <table:table-cell office:value-type="float" office:value="0.013262" calcext:value-type="float">
            <text:p>0,013262</text:p>
          </table:table-cell>
          <table:table-cell office:value-type="float" office:value="0.0102112" calcext:value-type="float">
            <text:p>0,0102112</text:p>
          </table:table-cell>
          <table:table-cell office:value-type="float" office:value="0.047529" calcext:value-type="float">
            <text:p>0,047529</text:p>
          </table:table-cell>
          <table:table-cell office:value-type="float" office:value="0.55042" calcext:value-type="float">
            <text:p>0,55042</text:p>
          </table:table-cell>
          <table:table-cell office:value-type="float" office:value="0.0139019" calcext:value-type="float">
            <text:p>0,0139019</text:p>
          </table:table-cell>
          <table:table-cell office:value-type="float" office:value="0.00819683" calcext:value-type="float">
            <text:p>0,00819683</text:p>
          </table:table-cell>
          <table:table-cell office:value-type="float" office:value="0.021075" calcext:value-type="float">
            <text:p>0,021075</text:p>
          </table:table-cell>
          <table:table-cell office:value-type="float" office:value="0.269054" calcext:value-type="float">
            <text:p>0,269054</text:p>
          </table:table-cell>
        </table:table-row>
        <table:table-row table:style-name="ro1">
          <table:table-cell table:number-columns-repeated="2"/>
          <table:table-cell office:value-type="float" office:value="0.0133049" calcext:value-type="float">
            <text:p>0,0133049</text:p>
          </table:table-cell>
          <table:table-cell office:value-type="float" office:value="0.0102241" calcext:value-type="float">
            <text:p>0,0102241</text:p>
          </table:table-cell>
          <table:table-cell office:value-type="float" office:value="0.0443749" calcext:value-type="float">
            <text:p>0,0443749</text:p>
          </table:table-cell>
          <table:table-cell office:value-type="float" office:value="0.550027" calcext:value-type="float">
            <text:p>0,550027</text:p>
          </table:table-cell>
          <table:table-cell office:value-type="float" office:value="0.013885" calcext:value-type="float">
            <text:p>0,013885</text:p>
          </table:table-cell>
          <table:table-cell office:value-type="float" office:value="0.00753808" calcext:value-type="float">
            <text:p>0,00753808</text:p>
          </table:table-cell>
          <table:table-cell office:value-type="float" office:value="0.022438" calcext:value-type="float">
            <text:p>0,022438</text:p>
          </table:table-cell>
          <table:table-cell office:value-type="float" office:value="0.271899" calcext:value-type="float">
            <text:p>0,271899</text:p>
          </table:table-cell>
        </table:table-row>
        <table:table-row table:style-name="ro1">
          <table:table-cell table:number-columns-repeated="2"/>
          <table:table-cell office:value-type="float" office:value="0.0133319" calcext:value-type="float">
            <text:p>0,0133319</text:p>
          </table:table-cell>
          <table:table-cell office:value-type="float" office:value="0.0102708" calcext:value-type="float">
            <text:p>0,0102708</text:p>
          </table:table-cell>
          <table:table-cell office:value-type="float" office:value="0.044662" calcext:value-type="float">
            <text:p>0,044662</text:p>
          </table:table-cell>
          <table:table-cell office:value-type="float" office:value="0.545995" calcext:value-type="float">
            <text:p>0,545995</text:p>
          </table:table-cell>
          <table:table-cell office:value-type="float" office:value="0.0139189" calcext:value-type="float">
            <text:p>0,0139189</text:p>
          </table:table-cell>
          <table:table-cell office:value-type="float" office:value="0.00807905" calcext:value-type="float">
            <text:p>0,00807905</text:p>
          </table:table-cell>
          <table:table-cell office:value-type="float" office:value="0.0223491" calcext:value-type="float">
            <text:p>0,0223491</text:p>
          </table:table-cell>
          <table:table-cell office:value-type="float" office:value="0.270274" calcext:value-type="float">
            <text:p>0,270274</text:p>
          </table:table-cell>
        </table:table-row>
        <table:table-row table:style-name="ro1">
          <table:table-cell table:number-columns-repeated="2"/>
          <table:table-cell office:value-type="float" office:value="0.013423" calcext:value-type="float">
            <text:p>0,013423</text:p>
          </table:table-cell>
          <table:table-cell office:value-type="float" office:value="0.0105431" calcext:value-type="float">
            <text:p>0,0105431</text:p>
          </table:table-cell>
          <table:table-cell office:value-type="float" office:value="0.0442719" calcext:value-type="float">
            <text:p>0,0442719</text:p>
          </table:table-cell>
          <table:table-cell office:value-type="float" office:value="0.543625" calcext:value-type="float">
            <text:p>0,543625</text:p>
          </table:table-cell>
          <table:table-cell office:value-type="float" office:value="0.0138171" calcext:value-type="float">
            <text:p>0,0138171</text:p>
          </table:table-cell>
          <table:table-cell office:value-type="float" office:value="0.00803399" calcext:value-type="float">
            <text:p>0,00803399</text:p>
          </table:table-cell>
          <table:table-cell office:value-type="float" office:value="0.0214069" calcext:value-type="float">
            <text:p>0,0214069</text:p>
          </table:table-cell>
          <table:table-cell office:value-type="float" office:value="0.265799" calcext:value-type="float">
            <text:p>0,265799</text:p>
          </table:table-cell>
        </table:table-row>
        <table:table-row table:style-name="ro1">
          <table:table-cell table:number-columns-repeated="2"/>
          <table:table-cell office:value-type="float" office:value="0.0133431" calcext:value-type="float">
            <text:p>0,0133431</text:p>
          </table:table-cell>
          <table:table-cell office:value-type="float" office:value="0.010226" calcext:value-type="float">
            <text:p>0,010226</text:p>
          </table:table-cell>
          <table:table-cell office:value-type="float" office:value="0.0449328" calcext:value-type="float">
            <text:p>0,0449328</text:p>
          </table:table-cell>
          <table:table-cell office:value-type="float" office:value="0.546612" calcext:value-type="float">
            <text:p>0,546612</text:p>
          </table:table-cell>
          <table:table-cell office:value-type="float" office:value="0.0139041" calcext:value-type="float">
            <text:p>0,0139041</text:p>
          </table:table-cell>
          <table:table-cell office:value-type="float" office:value="0.00787807" calcext:value-type="float">
            <text:p>0,00787807</text:p>
          </table:table-cell>
          <table:table-cell office:value-type="float" office:value="0.023623" calcext:value-type="float">
            <text:p>0,023623</text:p>
          </table:table-cell>
          <table:table-cell office:value-type="float" office:value="0.270134" calcext:value-type="float">
            <text:p>0,270134</text:p>
          </table:table-cell>
        </table:table-row>
        <table:table-row table:style-name="ro1">
          <table:table-cell table:number-columns-repeated="2"/>
          <table:table-cell office:value-type="float" office:value="0.0133269" calcext:value-type="float">
            <text:p>0,0133269</text:p>
          </table:table-cell>
          <table:table-cell office:value-type="float" office:value="0.0102129" calcext:value-type="float">
            <text:p>0,0102129</text:p>
          </table:table-cell>
          <table:table-cell office:value-type="float" office:value="0.044265" calcext:value-type="float">
            <text:p>0,044265</text:p>
          </table:table-cell>
          <table:table-cell office:value-type="float" office:value="0.560174" calcext:value-type="float">
            <text:p>0,560174</text:p>
          </table:table-cell>
          <table:table-cell office:value-type="float" office:value="0.0138988" calcext:value-type="float">
            <text:p>0,0138988</text:p>
          </table:table-cell>
          <table:table-cell office:value-type="float" office:value="0.00849795" calcext:value-type="float">
            <text:p>0,00849795</text:p>
          </table:table-cell>
          <table:table-cell office:value-type="float" office:value="0.0207429" calcext:value-type="float">
            <text:p>0,0207429</text:p>
          </table:table-cell>
          <table:table-cell office:value-type="float" office:value="0.267052" calcext:value-type="float">
            <text:p>0,267052</text:p>
          </table:table-cell>
        </table:table-row>
        <table:table-row table:style-name="ro1">
          <table:table-cell table:number-columns-repeated="2"/>
          <table:table-cell office:value-type="float" office:value="0.013479" calcext:value-type="float">
            <text:p>0,013479</text:p>
          </table:table-cell>
          <table:table-cell office:value-type="float" office:value="0.0106931" calcext:value-type="float">
            <text:p>0,0106931</text:p>
          </table:table-cell>
          <table:table-cell office:value-type="float" office:value="0.044879" calcext:value-type="float">
            <text:p>0,044879</text:p>
          </table:table-cell>
          <table:table-cell office:value-type="float" office:value="0.553897" calcext:value-type="float">
            <text:p>0,553897</text:p>
          </table:table-cell>
          <table:table-cell office:value-type="float" office:value="0.013895" calcext:value-type="float">
            <text:p>0,013895</text:p>
          </table:table-cell>
          <table:table-cell office:value-type="float" office:value="0.00739408" calcext:value-type="float">
            <text:p>0,00739408</text:p>
          </table:table-cell>
          <table:table-cell office:value-type="float" office:value="0.021512" calcext:value-type="float">
            <text:p>0,021512</text:p>
          </table:table-cell>
          <table:table-cell office:value-type="float" office:value="0.267713" calcext:value-type="float">
            <text:p>0,267713</text:p>
          </table:table-cell>
        </table:table-row>
        <table:table-row table:style-name="ro1">
          <table:table-cell table:number-columns-repeated="2"/>
          <table:table-cell office:value-type="float" office:value="0.013576" calcext:value-type="float">
            <text:p>0,013576</text:p>
          </table:table-cell>
          <table:table-cell office:value-type="float" office:value="0.010828" calcext:value-type="float">
            <text:p>0,010828</text:p>
          </table:table-cell>
          <table:table-cell office:value-type="float" office:value="0.045908" calcext:value-type="float">
            <text:p>0,045908</text:p>
          </table:table-cell>
          <table:table-cell office:value-type="float" office:value="0.553551" calcext:value-type="float">
            <text:p>0,553551</text:p>
          </table:table-cell>
          <table:table-cell office:value-type="float" office:value="0.013834" calcext:value-type="float">
            <text:p>0,013834</text:p>
          </table:table-cell>
          <table:table-cell office:value-type="float" office:value="0.00759196" calcext:value-type="float">
            <text:p>0,00759196</text:p>
          </table:table-cell>
          <table:table-cell office:value-type="float" office:value="0.0222321" calcext:value-type="float">
            <text:p>0,0222321</text:p>
          </table:table-cell>
          <table:table-cell office:value-type="float" office:value="0.275336" calcext:value-type="float">
            <text:p>0,275336</text:p>
          </table:table-cell>
        </table:table-row>
        <table:table-row table:style-name="ro1">
          <table:table-cell table:number-columns-repeated="2"/>
          <table:table-cell office:value-type="float" office:value="0.013303" calcext:value-type="float">
            <text:p>0,013303</text:p>
          </table:table-cell>
          <table:table-cell office:value-type="float" office:value="0.0102649" calcext:value-type="float">
            <text:p>0,0102649</text:p>
          </table:table-cell>
          <table:table-cell office:value-type="float" office:value="0.0445509" calcext:value-type="float">
            <text:p>0,0445509</text:p>
          </table:table-cell>
          <table:table-cell office:value-type="float" office:value="0.594977" calcext:value-type="float">
            <text:p>0,594977</text:p>
          </table:table-cell>
          <table:table-cell office:value-type="float" office:value="0.013844" calcext:value-type="float">
            <text:p>0,013844</text:p>
          </table:table-cell>
          <table:table-cell office:value-type="float" office:value="0.0080719" calcext:value-type="float">
            <text:p>0,0080719</text:p>
          </table:table-cell>
          <table:table-cell office:value-type="float" office:value="0.0211601" calcext:value-type="float">
            <text:p>0,0211601</text:p>
          </table:table-cell>
          <table:table-cell office:value-type="float" office:value="0.274572" calcext:value-type="float">
            <text:p>0,274572</text:p>
          </table:table-cell>
        </table:table-row>
        <table:table-row table:style-name="ro1">
          <table:table-cell table:number-columns-repeated="2"/>
          <table:table-cell office:value-type="float" office:value="0.013803" calcext:value-type="float">
            <text:p>0,013803</text:p>
          </table:table-cell>
          <table:table-cell office:value-type="float" office:value="0.0107081" calcext:value-type="float">
            <text:p>0,0107081</text:p>
          </table:table-cell>
          <table:table-cell office:value-type="float" office:value="0.0473018" calcext:value-type="float">
            <text:p>0,0473018</text:p>
          </table:table-cell>
          <table:table-cell office:value-type="float" office:value="0.549894" calcext:value-type="float">
            <text:p>0,549894</text:p>
          </table:table-cell>
          <table:table-cell office:value-type="float" office:value="0.013947" calcext:value-type="float">
            <text:p>0,013947</text:p>
          </table:table-cell>
          <table:table-cell office:value-type="float" office:value="0.0078032" calcext:value-type="float">
            <text:p>0,0078032</text:p>
          </table:table-cell>
          <table:table-cell office:value-type="float" office:value="0.021359" calcext:value-type="float">
            <text:p>0,021359</text:p>
          </table:table-cell>
          <table:table-cell office:value-type="float" office:value="0.278522" calcext:value-type="float">
            <text:p>0,278522</text:p>
          </table:table-cell>
        </table:table-row>
        <table:table-row table:style-name="ro1">
          <table:table-cell table:number-columns-repeated="2"/>
          <table:table-cell office:value-type="float" office:value="0.013284" calcext:value-type="float">
            <text:p>0,013284</text:p>
          </table:table-cell>
          <table:table-cell office:value-type="float" office:value="0.010457" calcext:value-type="float">
            <text:p>0,010457</text:p>
          </table:table-cell>
          <table:table-cell office:value-type="float" office:value="0.0445518" calcext:value-type="float">
            <text:p>0,0445518</text:p>
          </table:table-cell>
          <table:table-cell office:value-type="float" office:value="0.550359" calcext:value-type="float">
            <text:p>0,550359</text:p>
          </table:table-cell>
          <table:table-cell office:value-type="float" office:value="0.0138741" calcext:value-type="float">
            <text:p>0,0138741</text:p>
          </table:table-cell>
          <table:table-cell office:value-type="float" office:value="0.00759697" calcext:value-type="float">
            <text:p>0,00759697</text:p>
          </table:table-cell>
          <table:table-cell office:value-type="float" office:value="0.0214798" calcext:value-type="float">
            <text:p>0,0214798</text:p>
          </table:table-cell>
          <table:table-cell office:value-type="float" office:value="0.265847" calcext:value-type="float">
            <text:p>0,265847</text:p>
          </table:table-cell>
        </table:table-row>
        <table:table-row table:style-name="ro1">
          <table:table-cell table:number-columns-repeated="2"/>
          <table:table-cell office:value-type="float" office:value="0.0136671" calcext:value-type="float">
            <text:p>0,0136671</text:p>
          </table:table-cell>
          <table:table-cell office:value-type="float" office:value="0.010232" calcext:value-type="float">
            <text:p>0,010232</text:p>
          </table:table-cell>
          <table:table-cell office:value-type="float" office:value="0.044776" calcext:value-type="float">
            <text:p>0,044776</text:p>
          </table:table-cell>
          <table:table-cell office:value-type="float" office:value="0.555112" calcext:value-type="float">
            <text:p>0,555112</text:p>
          </table:table-cell>
          <table:table-cell office:value-type="float" office:value="0.0138469" calcext:value-type="float">
            <text:p>0,0138469</text:p>
          </table:table-cell>
          <table:table-cell office:value-type="float" office:value="0.00824404" calcext:value-type="float">
            <text:p>0,00824404</text:p>
          </table:table-cell>
          <table:table-cell office:value-type="float" office:value="0.0206349" calcext:value-type="float">
            <text:p>0,0206349</text:p>
          </table:table-cell>
          <table:table-cell office:value-type="float" office:value="0.275997" calcext:value-type="float">
            <text:p>0,275997</text:p>
          </table:table-cell>
        </table:table-row>
        <table:table-row table:style-name="ro1">
          <table:table-cell table:number-columns-repeated="2"/>
          <table:table-cell office:value-type="float" office:value="0.013468" calcext:value-type="float">
            <text:p>0,013468</text:p>
          </table:table-cell>
          <table:table-cell office:value-type="float" office:value="0.0102921" calcext:value-type="float">
            <text:p>0,0102921</text:p>
          </table:table-cell>
          <table:table-cell office:value-type="float" office:value="0.0446911" calcext:value-type="float">
            <text:p>0,0446911</text:p>
          </table:table-cell>
          <table:table-cell office:value-type="float" office:value="0.569399" calcext:value-type="float">
            <text:p>0,569399</text:p>
          </table:table-cell>
          <table:table-cell office:value-type="float" office:value="0.013875" calcext:value-type="float">
            <text:p>0,013875</text:p>
          </table:table-cell>
          <table:table-cell office:value-type="float" office:value="0.00830412" calcext:value-type="float">
            <text:p>0,00830412</text:p>
          </table:table-cell>
          <table:table-cell office:value-type="float" office:value="0.0223429" calcext:value-type="float">
            <text:p>0,0223429</text:p>
          </table:table-cell>
          <table:table-cell office:value-type="float" office:value="0.272135" calcext:value-type="float">
            <text:p>0,272135</text:p>
          </table:table-cell>
        </table:table-row>
        <table:table-row table:style-name="ro1">
          <table:table-cell table:number-columns-repeated="2"/>
          <table:table-cell office:value-type="float" office:value="0.014374" calcext:value-type="float">
            <text:p>0,014374</text:p>
          </table:table-cell>
          <table:table-cell office:value-type="float" office:value="0.011322" calcext:value-type="float">
            <text:p>0,011322</text:p>
          </table:table-cell>
          <table:table-cell office:value-type="float" office:value="0.0455592" calcext:value-type="float">
            <text:p>0,0455592</text:p>
          </table:table-cell>
          <table:table-cell office:value-type="float" office:value="0.545582" calcext:value-type="float">
            <text:p>0,545582</text:p>
          </table:table-cell>
          <table:table-cell office:value-type="float" office:value="0.0139692" calcext:value-type="float">
            <text:p>0,0139692</text:p>
          </table:table-cell>
          <table:table-cell office:value-type="float" office:value="0.00758219" calcext:value-type="float">
            <text:p>0,00758219</text:p>
          </table:table-cell>
          <table:table-cell office:value-type="float" office:value="0.0211501" calcext:value-type="float">
            <text:p>0,0211501</text:p>
          </table:table-cell>
          <table:table-cell office:value-type="float" office:value="0.267216" calcext:value-type="float">
            <text:p>0,267216</text:p>
          </table:table-cell>
        </table:table-row>
        <table:table-row table:style-name="ro1">
          <table:table-cell table:number-columns-repeated="2"/>
          <table:table-cell office:value-type="float" office:value="0.013289" calcext:value-type="float">
            <text:p>0,013289</text:p>
          </table:table-cell>
          <table:table-cell office:value-type="float" office:value="0.0103071" calcext:value-type="float">
            <text:p>0,0103071</text:p>
          </table:table-cell>
          <table:table-cell office:value-type="float" office:value="0.044348" calcext:value-type="float">
            <text:p>0,044348</text:p>
          </table:table-cell>
          <table:table-cell office:value-type="float" office:value="0.556103" calcext:value-type="float">
            <text:p>0,556103</text:p>
          </table:table-cell>
          <table:table-cell office:value-type="float" office:value="0.0138972" calcext:value-type="float">
            <text:p>0,0138972</text:p>
          </table:table-cell>
          <table:table-cell office:value-type="float" office:value="0.00811505" calcext:value-type="float">
            <text:p>0,00811505</text:p>
          </table:table-cell>
          <table:table-cell office:value-type="float" office:value="0.023031" calcext:value-type="float">
            <text:p>0,023031</text:p>
          </table:table-cell>
          <table:table-cell office:value-type="float" office:value="0.271355" calcext:value-type="float">
            <text:p>0,271355</text:p>
          </table:table-cell>
        </table:table-row>
        <table:table-row table:style-name="ro1">
          <table:table-cell table:number-columns-repeated="2"/>
          <table:table-cell office:value-type="float" office:value="0.0133779" calcext:value-type="float">
            <text:p>0,0133779</text:p>
          </table:table-cell>
          <table:table-cell office:value-type="float" office:value="0.0103719" calcext:value-type="float">
            <text:p>0,0103719</text:p>
          </table:table-cell>
          <table:table-cell office:value-type="float" office:value="0.045047" calcext:value-type="float">
            <text:p>0,045047</text:p>
          </table:table-cell>
          <table:table-cell office:value-type="float" office:value="0.598844" calcext:value-type="float">
            <text:p>0,598844</text:p>
          </table:table-cell>
          <table:table-cell office:value-type="float" office:value="0.0141609" calcext:value-type="float">
            <text:p>0,0141609</text:p>
          </table:table-cell>
          <table:table-cell office:value-type="float" office:value="0.00816393" calcext:value-type="float">
            <text:p>0,00816393</text:p>
          </table:table-cell>
          <table:table-cell office:value-type="float" office:value="0.0209711" calcext:value-type="float">
            <text:p>0,0209711</text:p>
          </table:table-cell>
          <table:table-cell office:value-type="float" office:value="0.267673" calcext:value-type="float">
            <text:p>0,267673</text:p>
          </table:table-cell>
        </table:table-row>
        <table:table-row table:style-name="ro1">
          <table:table-cell table:number-columns-repeated="2"/>
          <table:table-cell office:value-type="float" office:value="0.0150049" calcext:value-type="float">
            <text:p>0,0150049</text:p>
          </table:table-cell>
          <table:table-cell office:value-type="float" office:value="0.011044" calcext:value-type="float">
            <text:p>0,011044</text:p>
          </table:table-cell>
          <table:table-cell office:value-type="float" office:value="0.044945" calcext:value-type="float">
            <text:p>0,044945</text:p>
          </table:table-cell>
          <table:table-cell office:value-type="float" office:value="0.557167" calcext:value-type="float">
            <text:p>0,557167</text:p>
          </table:table-cell>
          <table:table-cell office:value-type="float" office:value="0.0138969" calcext:value-type="float">
            <text:p>0,0138969</text:p>
          </table:table-cell>
          <table:table-cell office:value-type="float" office:value="0.00692606" calcext:value-type="float">
            <text:p>0,00692606</text:p>
          </table:table-cell>
          <table:table-cell office:value-type="float" office:value="0.0227971" calcext:value-type="float">
            <text:p>0,0227971</text:p>
          </table:table-cell>
          <table:table-cell office:value-type="float" office:value="0.280886" calcext:value-type="float">
            <text:p>0,280886</text:p>
          </table:table-cell>
        </table:table-row>
        <table:table-row table:style-name="ro1">
          <table:table-cell table:number-columns-repeated="2"/>
          <table:table-cell office:value-type="float" office:value="0.013952" calcext:value-type="float">
            <text:p>0,013952</text:p>
          </table:table-cell>
          <table:table-cell office:value-type="float" office:value="0.0102861" calcext:value-type="float">
            <text:p>0,0102861</text:p>
          </table:table-cell>
          <table:table-cell office:value-type="float" office:value="0.0447659" calcext:value-type="float">
            <text:p>0,0447659</text:p>
          </table:table-cell>
          <table:table-cell office:value-type="float" office:value="0.546635" calcext:value-type="float">
            <text:p>0,546635</text:p>
          </table:table-cell>
          <table:table-cell office:value-type="float" office:value="0.0138099" calcext:value-type="float">
            <text:p>0,0138099</text:p>
          </table:table-cell>
          <table:table-cell office:value-type="float" office:value="0.00759602" calcext:value-type="float">
            <text:p>0,00759602</text:p>
          </table:table-cell>
          <table:table-cell office:value-type="float" office:value="0.0214851" calcext:value-type="float">
            <text:p>0,0214851</text:p>
          </table:table-cell>
          <table:table-cell office:value-type="float" office:value="0.277949" calcext:value-type="float">
            <text:p>0,277949</text:p>
          </table:table-cell>
        </table:table-row>
        <table:table-row table:style-name="ro1">
          <table:table-cell table:number-columns-repeated="2"/>
          <table:table-cell office:value-type="float" office:value="0.0133212" calcext:value-type="float">
            <text:p>0,0133212</text:p>
          </table:table-cell>
          <table:table-cell office:value-type="float" office:value="0.0102429" calcext:value-type="float">
            <text:p>0,0102429</text:p>
          </table:table-cell>
          <table:table-cell office:value-type="float" office:value="0.044836" calcext:value-type="float">
            <text:p>0,044836</text:p>
          </table:table-cell>
          <table:table-cell office:value-type="float" office:value="0.560926" calcext:value-type="float">
            <text:p>0,560926</text:p>
          </table:table-cell>
          <table:table-cell office:value-type="float" office:value="0.01386" calcext:value-type="float">
            <text:p>0,01386</text:p>
          </table:table-cell>
          <table:table-cell office:value-type="float" office:value="0.00831103" calcext:value-type="float">
            <text:p>0,00831103</text:p>
          </table:table-cell>
          <table:table-cell office:value-type="float" office:value="0.0231299" calcext:value-type="float">
            <text:p>0,0231299</text:p>
          </table:table-cell>
          <table:table-cell office:value-type="float" office:value="0.263806" calcext:value-type="float">
            <text:p>0,263806</text:p>
          </table:table-cell>
        </table:table-row>
        <table:table-row table:style-name="ro1">
          <table:table-cell table:number-columns-repeated="2"/>
          <table:table-cell office:value-type="float" office:value="0.014008" calcext:value-type="float">
            <text:p>0,014008</text:p>
          </table:table-cell>
          <table:table-cell office:value-type="float" office:value="0.012264" calcext:value-type="float">
            <text:p>0,012264</text:p>
          </table:table-cell>
          <table:table-cell office:value-type="float" office:value="0.0445402" calcext:value-type="float">
            <text:p>0,0445402</text:p>
          </table:table-cell>
          <table:table-cell office:value-type="float" office:value="0.549283" calcext:value-type="float">
            <text:p>0,549283</text:p>
          </table:table-cell>
          <table:table-cell office:value-type="float" office:value="0.013869" calcext:value-type="float">
            <text:p>0,013869</text:p>
          </table:table-cell>
          <table:table-cell office:value-type="float" office:value="0.00815392" calcext:value-type="float">
            <text:p>0,00815392</text:p>
          </table:table-cell>
          <table:table-cell office:value-type="float" office:value="0.020869" calcext:value-type="float">
            <text:p>0,020869</text:p>
          </table:table-cell>
          <table:table-cell office:value-type="float" office:value="0.273856" calcext:value-type="float">
            <text:p>0,273856</text:p>
          </table:table-cell>
        </table:table-row>
        <table:table-row table:style-name="ro1">
          <table:table-cell table:number-columns-repeated="2"/>
          <table:table-cell office:value-type="float" office:value="0.014297" calcext:value-type="float">
            <text:p>0,014297</text:p>
          </table:table-cell>
          <table:table-cell office:value-type="float" office:value="0.0102892" calcext:value-type="float">
            <text:p>0,0102892</text:p>
          </table:table-cell>
          <table:table-cell office:value-type="float" office:value="0.044594" calcext:value-type="float">
            <text:p>0,044594</text:p>
          </table:table-cell>
          <table:table-cell office:value-type="float" office:value="0.54808" calcext:value-type="float">
            <text:p>0,54808</text:p>
          </table:table-cell>
          <table:table-cell office:value-type="float" office:value="0.0138841" calcext:value-type="float">
            <text:p>0,0138841</text:p>
          </table:table-cell>
          <table:table-cell office:value-type="float" office:value="0.006953" calcext:value-type="float">
            <text:p>0,006953</text:p>
          </table:table-cell>
          <table:table-cell office:value-type="float" office:value="0.0235701" calcext:value-type="float">
            <text:p>0,0235701</text:p>
          </table:table-cell>
          <table:table-cell office:value-type="float" office:value="0.268601" calcext:value-type="float">
            <text:p>0,268601</text:p>
          </table:table-cell>
        </table:table-row>
        <table:table-row table:style-name="ro1">
          <table:table-cell table:number-columns-repeated="2"/>
          <table:table-cell office:value-type="float" office:value="0.013356" calcext:value-type="float">
            <text:p>0,013356</text:p>
          </table:table-cell>
          <table:table-cell office:value-type="float" office:value="0.010313" calcext:value-type="float">
            <text:p>0,010313</text:p>
          </table:table-cell>
          <table:table-cell office:value-type="float" office:value="0.044399" calcext:value-type="float">
            <text:p>0,044399</text:p>
          </table:table-cell>
          <table:table-cell office:value-type="float" office:value="0.546506" calcext:value-type="float">
            <text:p>0,546506</text:p>
          </table:table-cell>
          <table:table-cell office:value-type="float" office:value="0.013907" calcext:value-type="float">
            <text:p>0,013907</text:p>
          </table:table-cell>
          <table:table-cell office:value-type="float" office:value="0.00759006" calcext:value-type="float">
            <text:p>0,00759006</text:p>
          </table:table-cell>
          <table:table-cell office:value-type="float" office:value="0.020792" calcext:value-type="float">
            <text:p>0,020792</text:p>
          </table:table-cell>
          <table:table-cell office:value-type="float" office:value="0.271626" calcext:value-type="float">
            <text:p>0,271626</text:p>
          </table:table-cell>
        </table:table-row>
        <table:table-row table:style-name="ro1">
          <table:table-cell table:number-columns-repeated="2"/>
          <table:table-cell office:value-type="float" office:value="0.0141699" calcext:value-type="float">
            <text:p>0,0141699</text:p>
          </table:table-cell>
          <table:table-cell office:value-type="float" office:value="0.0102451" calcext:value-type="float">
            <text:p>0,0102451</text:p>
          </table:table-cell>
          <table:table-cell office:value-type="float" office:value="0.0443449" calcext:value-type="float">
            <text:p>0,0443449</text:p>
          </table:table-cell>
          <table:table-cell office:value-type="float" office:value="0.586193" calcext:value-type="float">
            <text:p>0,586193</text:p>
          </table:table-cell>
          <table:table-cell office:value-type="float" office:value="0.0137219" calcext:value-type="float">
            <text:p>0,0137219</text:p>
          </table:table-cell>
          <table:table-cell office:value-type="float" office:value="0.00759292" calcext:value-type="float">
            <text:p>0,00759292</text:p>
          </table:table-cell>
          <table:table-cell office:value-type="float" office:value="0.0209229" calcext:value-type="float">
            <text:p>0,0209229</text:p>
          </table:table-cell>
          <table:table-cell office:value-type="float" office:value="0.266543" calcext:value-type="float">
            <text:p>0,266543</text:p>
          </table:table-cell>
        </table:table-row>
        <table:table-row table:style-name="ro1">
          <table:table-cell table:number-columns-repeated="2"/>
          <table:table-cell office:value-type="float" office:value="0.0132861" calcext:value-type="float">
            <text:p>0,0132861</text:p>
          </table:table-cell>
          <table:table-cell office:value-type="float" office:value="0.010258" calcext:value-type="float">
            <text:p>0,010258</text:p>
          </table:table-cell>
          <table:table-cell office:value-type="float" office:value="0.044636" calcext:value-type="float">
            <text:p>0,044636</text:p>
          </table:table-cell>
          <table:table-cell office:value-type="float" office:value="0.551494" calcext:value-type="float">
            <text:p>0,551494</text:p>
          </table:table-cell>
          <table:table-cell office:value-type="float" office:value="0.01386" calcext:value-type="float">
            <text:p>0,01386</text:p>
          </table:table-cell>
          <table:table-cell office:value-type="float" office:value="0.00754905" calcext:value-type="float">
            <text:p>0,00754905</text:p>
          </table:table-cell>
          <table:table-cell office:value-type="float" office:value="0.0221741" calcext:value-type="float">
            <text:p>0,0221741</text:p>
          </table:table-cell>
          <table:table-cell office:value-type="float" office:value="0.270591" calcext:value-type="float">
            <text:p>0,270591</text:p>
          </table:table-cell>
        </table:table-row>
        <table:table-row table:style-name="ro1">
          <table:table-cell table:number-columns-repeated="2"/>
          <table:table-cell office:value-type="float" office:value="0.013289" calcext:value-type="float">
            <text:p>0,013289</text:p>
          </table:table-cell>
          <table:table-cell office:value-type="float" office:value="0.0102601" calcext:value-type="float">
            <text:p>0,0102601</text:p>
          </table:table-cell>
          <table:table-cell office:value-type="float" office:value="0.0446701" calcext:value-type="float">
            <text:p>0,0446701</text:p>
          </table:table-cell>
          <table:table-cell office:value-type="float" office:value="0.548279" calcext:value-type="float">
            <text:p>0,548279</text:p>
          </table:table-cell>
          <table:table-cell office:value-type="float" office:value="0.0138719" calcext:value-type="float">
            <text:p>0,0138719</text:p>
          </table:table-cell>
          <table:table-cell office:value-type="float" office:value="0.007586" calcext:value-type="float">
            <text:p>0,007586</text:p>
          </table:table-cell>
          <table:table-cell office:value-type="float" office:value="0.0216758" calcext:value-type="float">
            <text:p>0,0216758</text:p>
          </table:table-cell>
          <table:table-cell office:value-type="float" office:value="0.267952" calcext:value-type="float">
            <text:p>0,267952</text:p>
          </table:table-cell>
        </table:table-row>
        <table:table-row table:style-name="ro1">
          <table:table-cell table:number-columns-repeated="2"/>
          <table:table-cell office:value-type="float" office:value="0.0133212" calcext:value-type="float">
            <text:p>0,0133212</text:p>
          </table:table-cell>
          <table:table-cell office:value-type="float" office:value="0.0103981" calcext:value-type="float">
            <text:p>0,0103981</text:p>
          </table:table-cell>
          <table:table-cell office:value-type="float" office:value="0.0448871" calcext:value-type="float">
            <text:p>0,0448871</text:p>
          </table:table-cell>
          <table:table-cell office:value-type="float" office:value="0.578409" calcext:value-type="float">
            <text:p>0,578409</text:p>
          </table:table-cell>
          <table:table-cell office:value-type="float" office:value="0.0138881" calcext:value-type="float">
            <text:p>0,0138881</text:p>
          </table:table-cell>
          <table:table-cell office:value-type="float" office:value="0.00697494" calcext:value-type="float">
            <text:p>0,00697494</text:p>
          </table:table-cell>
          <table:table-cell office:value-type="float" office:value="0.0214961" calcext:value-type="float">
            <text:p>0,0214961</text:p>
          </table:table-cell>
          <table:table-cell office:value-type="float" office:value="0.272129" calcext:value-type="float">
            <text:p>0,272129</text:p>
          </table:table-cell>
        </table:table-row>
        <table:table-row table:style-name="ro1">
          <table:table-cell table:number-columns-repeated="2"/>
          <table:table-cell office:value-type="float" office:value="0.0144711" calcext:value-type="float">
            <text:p>0,0144711</text:p>
          </table:table-cell>
          <table:table-cell office:value-type="float" office:value="0.0111091" calcext:value-type="float">
            <text:p>0,0111091</text:p>
          </table:table-cell>
          <table:table-cell office:value-type="float" office:value="0.0463569" calcext:value-type="float">
            <text:p>0,0463569</text:p>
          </table:table-cell>
          <table:table-cell office:value-type="float" office:value="0.573009" calcext:value-type="float">
            <text:p>0,573009</text:p>
          </table:table-cell>
          <table:table-cell office:value-type="float" office:value="0.01386" calcext:value-type="float">
            <text:p>0,01386</text:p>
          </table:table-cell>
          <table:table-cell office:value-type="float" office:value="0.00827622" calcext:value-type="float">
            <text:p>0,00827622</text:p>
          </table:table-cell>
          <table:table-cell office:value-type="float" office:value="0.0241241" calcext:value-type="float">
            <text:p>0,0241241</text:p>
          </table:table-cell>
          <table:table-cell office:value-type="float" office:value="0.273148" calcext:value-type="float">
            <text:p>0,273148</text:p>
          </table:table-cell>
        </table:table-row>
        <table:table-row table:style-name="ro1">
          <table:table-cell table:number-columns-repeated="2"/>
          <table:table-cell office:value-type="float" office:value="0.0138152" calcext:value-type="float">
            <text:p>0,0138152</text:p>
          </table:table-cell>
          <table:table-cell office:value-type="float" office:value="0.0108759" calcext:value-type="float">
            <text:p>0,0108759</text:p>
          </table:table-cell>
          <table:table-cell office:value-type="float" office:value="0.045346" calcext:value-type="float">
            <text:p>0,045346</text:p>
          </table:table-cell>
          <table:table-cell office:value-type="float" office:value="0.58038" calcext:value-type="float">
            <text:p>0,58038</text:p>
          </table:table-cell>
          <table:table-cell office:value-type="float" office:value="0.01442" calcext:value-type="float">
            <text:p>0,01442</text:p>
          </table:table-cell>
          <table:table-cell office:value-type="float" office:value="0.00801992" calcext:value-type="float">
            <text:p>0,00801992</text:p>
          </table:table-cell>
          <table:table-cell office:value-type="float" office:value="0.022136" calcext:value-type="float">
            <text:p>0,022136</text:p>
          </table:table-cell>
          <table:table-cell office:value-type="float" office:value="0.271222" calcext:value-type="float">
            <text:p>0,271222</text:p>
          </table:table-cell>
        </table:table-row>
        <table:table-row table:style-name="ro1">
          <table:table-cell table:number-columns-repeated="2"/>
          <table:table-cell office:value-type="float" office:value="0.0132692" calcext:value-type="float">
            <text:p>0,0132692</text:p>
          </table:table-cell>
          <table:table-cell office:value-type="float" office:value="0.0102251" calcext:value-type="float">
            <text:p>0,0102251</text:p>
          </table:table-cell>
          <table:table-cell office:value-type="float" office:value="0.0470262" calcext:value-type="float">
            <text:p>0,0470262</text:p>
          </table:table-cell>
          <table:table-cell office:value-type="float" office:value="0.573988" calcext:value-type="float">
            <text:p>0,573988</text:p>
          </table:table-cell>
          <table:table-cell office:value-type="float" office:value="0.013869" calcext:value-type="float">
            <text:p>0,013869</text:p>
          </table:table-cell>
          <table:table-cell office:value-type="float" office:value="0.00693703" calcext:value-type="float">
            <text:p>0,00693703</text:p>
          </table:table-cell>
          <table:table-cell office:value-type="float" office:value="0.021584" calcext:value-type="float">
            <text:p>0,021584</text:p>
          </table:table-cell>
          <table:table-cell office:value-type="float" office:value="0.278056" calcext:value-type="float">
            <text:p>0,278056</text:p>
          </table:table-cell>
        </table:table-row>
        <table:table-row table:style-name="ro1">
          <table:table-cell table:number-columns-repeated="2"/>
          <table:table-cell office:value-type="float" office:value="0.013392" calcext:value-type="float">
            <text:p>0,013392</text:p>
          </table:table-cell>
          <table:table-cell office:value-type="float" office:value="0.0103638" calcext:value-type="float">
            <text:p>0,0103638</text:p>
          </table:table-cell>
          <table:table-cell office:value-type="float" office:value="0.0470459" calcext:value-type="float">
            <text:p>0,0470459</text:p>
          </table:table-cell>
          <table:table-cell office:value-type="float" office:value="0.579301" calcext:value-type="float">
            <text:p>0,579301</text:p>
          </table:table-cell>
          <table:table-cell office:value-type="float" office:value="0.0138969" calcext:value-type="float">
            <text:p>0,0138969</text:p>
          </table:table-cell>
          <table:table-cell office:value-type="float" office:value="0.00804496" calcext:value-type="float">
            <text:p>0,00804496</text:p>
          </table:table-cell>
          <table:table-cell office:value-type="float" office:value="0.0217452" calcext:value-type="float">
            <text:p>0,0217452</text:p>
          </table:table-cell>
          <table:table-cell office:value-type="float" office:value="0.271447" calcext:value-type="float">
            <text:p>0,271447</text:p>
          </table:table-cell>
        </table:table-row>
        <table:table-row table:style-name="ro1">
          <table:table-cell table:number-columns-repeated="2"/>
          <table:table-cell office:value-type="float" office:value="0.0138509" calcext:value-type="float">
            <text:p>0,0138509</text:p>
          </table:table-cell>
          <table:table-cell office:value-type="float" office:value="0.0105541" calcext:value-type="float">
            <text:p>0,0105541</text:p>
          </table:table-cell>
          <table:table-cell office:value-type="float" office:value="0.0474849" calcext:value-type="float">
            <text:p>0,0474849</text:p>
          </table:table-cell>
          <table:table-cell office:value-type="float" office:value="0.572556" calcext:value-type="float">
            <text:p>0,572556</text:p>
          </table:table-cell>
          <table:table-cell office:value-type="float" office:value="0.013881" calcext:value-type="float">
            <text:p>0,013881</text:p>
          </table:table-cell>
          <table:table-cell office:value-type="float" office:value="0.00802183" calcext:value-type="float">
            <text:p>0,00802183</text:p>
          </table:table-cell>
          <table:table-cell office:value-type="float" office:value="0.0213552" calcext:value-type="float">
            <text:p>0,0213552</text:p>
          </table:table-cell>
          <table:table-cell office:value-type="float" office:value="0.271239" calcext:value-type="float">
            <text:p>0,271239</text:p>
          </table:table-cell>
        </table:table-row>
        <table:table-row table:style-name="ro1">
          <table:table-cell table:number-columns-repeated="2"/>
          <table:table-cell office:value-type="float" office:value="0.01331" calcext:value-type="float">
            <text:p>0,01331</text:p>
          </table:table-cell>
          <table:table-cell office:value-type="float" office:value="0.0103629" calcext:value-type="float">
            <text:p>0,0103629</text:p>
          </table:table-cell>
          <table:table-cell office:value-type="float" office:value="0.0444472" calcext:value-type="float">
            <text:p>0,0444472</text:p>
          </table:table-cell>
          <table:table-cell office:value-type="float" office:value="0.584029" calcext:value-type="float">
            <text:p>0,584029</text:p>
          </table:table-cell>
          <table:table-cell office:value-type="float" office:value="0.0138412" calcext:value-type="float">
            <text:p>0,0138412</text:p>
          </table:table-cell>
          <table:table-cell office:value-type="float" office:value="0.00692391" calcext:value-type="float">
            <text:p>0,00692391</text:p>
          </table:table-cell>
          <table:table-cell office:value-type="float" office:value="0.0216379" calcext:value-type="float">
            <text:p>0,0216379</text:p>
          </table:table-cell>
          <table:table-cell office:value-type="float" office:value="0.267752" calcext:value-type="float">
            <text:p>0,267752</text:p>
          </table:table-cell>
        </table:table-row>
        <table:table-row table:style-name="ro1">
          <table:table-cell table:number-columns-repeated="2"/>
          <table:table-cell office:value-type="float" office:value="0.013381" calcext:value-type="float">
            <text:p>0,013381</text:p>
          </table:table-cell>
          <table:table-cell office:value-type="float" office:value="0.0106199" calcext:value-type="float">
            <text:p>0,0106199</text:p>
          </table:table-cell>
          <table:table-cell office:value-type="float" office:value="0.0460241" calcext:value-type="float">
            <text:p>0,0460241</text:p>
          </table:table-cell>
          <table:table-cell office:value-type="float" office:value="0.588844" calcext:value-type="float">
            <text:p>0,588844</text:p>
          </table:table-cell>
          <table:table-cell office:value-type="float" office:value="0.0138509" calcext:value-type="float">
            <text:p>0,0138509</text:p>
          </table:table-cell>
          <table:table-cell office:value-type="float" office:value="0.00807905" calcext:value-type="float">
            <text:p>0,00807905</text:p>
          </table:table-cell>
          <table:table-cell office:value-type="float" office:value="0.022541" calcext:value-type="float">
            <text:p>0,022541</text:p>
          </table:table-cell>
          <table:table-cell office:value-type="float" office:value="0.26775" calcext:value-type="float">
            <text:p>0,26775</text:p>
          </table:table-cell>
        </table:table-row>
        <table:table-row table:style-name="ro1">
          <table:table-cell table:number-columns-repeated="2"/>
          <table:table-cell office:value-type="float" office:value="0.0147309" calcext:value-type="float">
            <text:p>0,0147309</text:p>
          </table:table-cell>
          <table:table-cell office:value-type="float" office:value="0.0118239" calcext:value-type="float">
            <text:p>0,0118239</text:p>
          </table:table-cell>
          <table:table-cell office:value-type="float" office:value="0.0488989" calcext:value-type="float">
            <text:p>0,0488989</text:p>
          </table:table-cell>
          <table:table-cell office:value-type="float" office:value="0.58375" calcext:value-type="float">
            <text:p>0,58375</text:p>
          </table:table-cell>
          <table:table-cell office:value-type="float" office:value="0.01404" calcext:value-type="float">
            <text:p>0,01404</text:p>
          </table:table-cell>
          <table:table-cell office:value-type="float" office:value="0.00829291" calcext:value-type="float">
            <text:p>0,00829291</text:p>
          </table:table-cell>
          <table:table-cell office:value-type="float" office:value="0.021997" calcext:value-type="float">
            <text:p>0,021997</text:p>
          </table:table-cell>
          <table:table-cell office:value-type="float" office:value="0.272408" calcext:value-type="float">
            <text:p>0,272408</text:p>
          </table:table-cell>
        </table:table-row>
        <table:table-row table:style-name="ro1">
          <table:table-cell table:number-columns-repeated="2"/>
          <table:table-cell office:value-type="float" office:value="0.0133371" calcext:value-type="float">
            <text:p>0,0133371</text:p>
          </table:table-cell>
          <table:table-cell office:value-type="float" office:value="0.0102901" calcext:value-type="float">
            <text:p>0,0102901</text:p>
          </table:table-cell>
          <table:table-cell office:value-type="float" office:value="0.0449679" calcext:value-type="float">
            <text:p>0,0449679</text:p>
          </table:table-cell>
          <table:table-cell office:value-type="float" office:value="0.551162" calcext:value-type="float">
            <text:p>0,551162</text:p>
          </table:table-cell>
          <table:table-cell office:value-type="float" office:value="0.013849" calcext:value-type="float">
            <text:p>0,013849</text:p>
          </table:table-cell>
          <table:table-cell office:value-type="float" office:value="0.00694704" calcext:value-type="float">
            <text:p>0,00694704</text:p>
          </table:table-cell>
          <table:table-cell office:value-type="float" office:value="0.021034" calcext:value-type="float">
            <text:p>0,021034</text:p>
          </table:table-cell>
          <table:table-cell office:value-type="float" office:value="0.263184" calcext:value-type="float">
            <text:p>0,263184</text:p>
          </table:table-cell>
        </table:table-row>
        <table:table-row table:style-name="ro1">
          <table:table-cell table:number-columns-repeated="2"/>
          <table:table-cell office:value-type="float" office:value="0.014087" calcext:value-type="float">
            <text:p>0,014087</text:p>
          </table:table-cell>
          <table:table-cell office:value-type="float" office:value="0.0103099" calcext:value-type="float">
            <text:p>0,0103099</text:p>
          </table:table-cell>
          <table:table-cell office:value-type="float" office:value="0.0449231" calcext:value-type="float">
            <text:p>0,0449231</text:p>
          </table:table-cell>
          <table:table-cell office:value-type="float" office:value="0.548877" calcext:value-type="float">
            <text:p>0,548877</text:p>
          </table:table-cell>
          <table:table-cell office:value-type="float" office:value="0.0138938" calcext:value-type="float">
            <text:p>0,0138938</text:p>
          </table:table-cell>
          <table:table-cell office:value-type="float" office:value="0.00829601" calcext:value-type="float">
            <text:p>0,00829601</text:p>
          </table:table-cell>
          <table:table-cell office:value-type="float" office:value="0.020875" calcext:value-type="float">
            <text:p>0,020875</text:p>
          </table:table-cell>
          <table:table-cell office:value-type="float" office:value="0.268074" calcext:value-type="float">
            <text:p>0,268074</text:p>
          </table:table-cell>
        </table:table-row>
        <table:table-row table:style-name="ro1">
          <table:table-cell table:number-columns-repeated="2"/>
          <table:table-cell office:value-type="float" office:value="0.0143201" calcext:value-type="float">
            <text:p>0,0143201</text:p>
          </table:table-cell>
          <table:table-cell office:value-type="float" office:value="0.010751" calcext:value-type="float">
            <text:p>0,010751</text:p>
          </table:table-cell>
          <table:table-cell office:value-type="float" office:value="0.04617" calcext:value-type="float">
            <text:p>0,04617</text:p>
          </table:table-cell>
          <table:table-cell office:value-type="float" office:value="0.552701" calcext:value-type="float">
            <text:p>0,552701</text:p>
          </table:table-cell>
          <table:table-cell office:value-type="float" office:value="0.0138891" calcext:value-type="float">
            <text:p>0,0138891</text:p>
          </table:table-cell>
          <table:table-cell office:value-type="float" office:value="0.00778484" calcext:value-type="float">
            <text:p>0,00778484</text:p>
          </table:table-cell>
          <table:table-cell office:value-type="float" office:value="0.021451" calcext:value-type="float">
            <text:p>0,021451</text:p>
          </table:table-cell>
          <table:table-cell office:value-type="float" office:value="0.270471" calcext:value-type="float">
            <text:p>0,270471</text:p>
          </table:table-cell>
        </table:table-row>
        <table:table-row table:style-name="ro1">
          <table:table-cell table:number-columns-repeated="2"/>
          <table:table-cell office:value-type="float" office:value="0.0134301" calcext:value-type="float">
            <text:p>0,0134301</text:p>
          </table:table-cell>
          <table:table-cell office:value-type="float" office:value="0.0102711" calcext:value-type="float">
            <text:p>0,0102711</text:p>
          </table:table-cell>
          <table:table-cell office:value-type="float" office:value="0.044611" calcext:value-type="float">
            <text:p>0,044611</text:p>
          </table:table-cell>
          <table:table-cell office:value-type="float" office:value="0.550306" calcext:value-type="float">
            <text:p>0,550306</text:p>
          </table:table-cell>
          <table:table-cell office:value-type="float" office:value="0.013896" calcext:value-type="float">
            <text:p>0,013896</text:p>
          </table:table-cell>
          <table:table-cell office:value-type="float" office:value="0.00693011" calcext:value-type="float">
            <text:p>0,00693011</text:p>
          </table:table-cell>
          <table:table-cell office:value-type="float" office:value="0.021493" calcext:value-type="float">
            <text:p>0,021493</text:p>
          </table:table-cell>
          <table:table-cell office:value-type="float" office:value="0.276891" calcext:value-type="float">
            <text:p>0,276891</text:p>
          </table:table-cell>
        </table:table-row>
        <table:table-row table:style-name="ro1">
          <table:table-cell table:number-columns-repeated="2"/>
          <table:table-cell office:value-type="float" office:value="0.0138869" calcext:value-type="float">
            <text:p>0,0138869</text:p>
          </table:table-cell>
          <table:table-cell office:value-type="float" office:value="0.0103829" calcext:value-type="float">
            <text:p>0,0103829</text:p>
          </table:table-cell>
          <table:table-cell office:value-type="float" office:value="0.0449889" calcext:value-type="float">
            <text:p>0,0449889</text:p>
          </table:table-cell>
          <table:table-cell office:value-type="float" office:value="0.55774" calcext:value-type="float">
            <text:p>0,55774</text:p>
          </table:table-cell>
          <table:table-cell office:value-type="float" office:value="0.013804" calcext:value-type="float">
            <text:p>0,013804</text:p>
          </table:table-cell>
          <table:table-cell office:value-type="float" office:value="0.00756311" calcext:value-type="float">
            <text:p>0,00756311</text:p>
          </table:table-cell>
          <table:table-cell office:value-type="float" office:value="0.0206931" calcext:value-type="float">
            <text:p>0,0206931</text:p>
          </table:table-cell>
          <table:table-cell office:value-type="float" office:value="0.274228" calcext:value-type="float">
            <text:p>0,274228</text:p>
          </table:table-cell>
        </table:table-row>
        <table:table-row table:style-name="ro1">
          <table:table-cell table:number-columns-repeated="2"/>
          <table:table-cell office:value-type="float" office:value="0.0133049" calcext:value-type="float">
            <text:p>0,0133049</text:p>
          </table:table-cell>
          <table:table-cell office:value-type="float" office:value="0.010277" calcext:value-type="float">
            <text:p>0,010277</text:p>
          </table:table-cell>
          <table:table-cell office:value-type="float" office:value="0.044838" calcext:value-type="float">
            <text:p>0,044838</text:p>
          </table:table-cell>
          <table:table-cell office:value-type="float" office:value="0.552122" calcext:value-type="float">
            <text:p>0,552122</text:p>
          </table:table-cell>
          <table:table-cell office:value-type="float" office:value="0.01389" calcext:value-type="float">
            <text:p>0,01389</text:p>
          </table:table-cell>
          <table:table-cell office:value-type="float" office:value="0.00693822" calcext:value-type="float">
            <text:p>0,00693822</text:p>
          </table:table-cell>
          <table:table-cell office:value-type="float" office:value="0.0220509" calcext:value-type="float">
            <text:p>0,0220509</text:p>
          </table:table-cell>
          <table:table-cell office:value-type="float" office:value="0.268995" calcext:value-type="float">
            <text:p>0,268995</text:p>
          </table:table-cell>
        </table:table-row>
        <table:table-row table:style-name="ro1">
          <table:table-cell table:number-columns-repeated="2"/>
          <table:table-cell office:value-type="float" office:value="0.013314" calcext:value-type="float">
            <text:p>0,013314</text:p>
          </table:table-cell>
          <table:table-cell office:value-type="float" office:value="0.0102742" calcext:value-type="float">
            <text:p>0,0102742</text:p>
          </table:table-cell>
          <table:table-cell office:value-type="float" office:value="0.045691" calcext:value-type="float">
            <text:p>0,045691</text:p>
          </table:table-cell>
          <table:table-cell office:value-type="float" office:value="0.551375" calcext:value-type="float">
            <text:p>0,551375</text:p>
          </table:table-cell>
          <table:table-cell office:value-type="float" office:value="0.0139141" calcext:value-type="float">
            <text:p>0,0139141</text:p>
          </table:table-cell>
          <table:table-cell office:value-type="float" office:value="0.0076251" calcext:value-type="float">
            <text:p>0,0076251</text:p>
          </table:table-cell>
          <table:table-cell office:value-type="float" office:value="0.0217319" calcext:value-type="float">
            <text:p>0,0217319</text:p>
          </table:table-cell>
          <table:table-cell office:value-type="float" office:value="0.267314" calcext:value-type="float">
            <text:p>0,267314</text:p>
          </table:table-cell>
        </table:table-row>
        <table:table-row table:style-name="ro1">
          <table:table-cell table:number-columns-repeated="2"/>
          <table:table-cell office:value-type="float" office:value="0.0134909" calcext:value-type="float">
            <text:p>0,0134909</text:p>
          </table:table-cell>
          <table:table-cell office:value-type="float" office:value="0.010272" calcext:value-type="float">
            <text:p>0,010272</text:p>
          </table:table-cell>
          <table:table-cell office:value-type="float" office:value="0.0446949" calcext:value-type="float">
            <text:p>0,0446949</text:p>
          </table:table-cell>
          <table:table-cell office:value-type="float" office:value="0.549391" calcext:value-type="float">
            <text:p>0,549391</text:p>
          </table:table-cell>
          <table:table-cell office:value-type="float" office:value="0.0139232" calcext:value-type="float">
            <text:p>0,0139232</text:p>
          </table:table-cell>
          <table:table-cell office:value-type="float" office:value="0.00799799" calcext:value-type="float">
            <text:p>0,00799799</text:p>
          </table:table-cell>
          <table:table-cell office:value-type="float" office:value="0.021667" calcext:value-type="float">
            <text:p>0,021667</text:p>
          </table:table-cell>
          <table:table-cell office:value-type="float" office:value="0.269377" calcext:value-type="float">
            <text:p>0,269377</text:p>
          </table:table-cell>
        </table:table-row>
        <table:table-row table:style-name="ro1">
          <table:table-cell table:number-columns-repeated="2"/>
          <table:table-cell office:value-type="float" office:value="0.0135162" calcext:value-type="float">
            <text:p>0,0135162</text:p>
          </table:table-cell>
          <table:table-cell office:value-type="float" office:value="0.0102868" calcext:value-type="float">
            <text:p>0,0102868</text:p>
          </table:table-cell>
          <table:table-cell office:value-type="float" office:value="0.045362" calcext:value-type="float">
            <text:p>0,045362</text:p>
          </table:table-cell>
          <table:table-cell office:value-type="float" office:value="0.554693" calcext:value-type="float">
            <text:p>0,554693</text:p>
          </table:table-cell>
          <table:table-cell office:value-type="float" office:value="0.013921" calcext:value-type="float">
            <text:p>0,013921</text:p>
          </table:table-cell>
          <table:table-cell office:value-type="float" office:value="0.00693703" calcext:value-type="float">
            <text:p>0,00693703</text:p>
          </table:table-cell>
          <table:table-cell office:value-type="float" office:value="0.0211279" calcext:value-type="float">
            <text:p>0,0211279</text:p>
          </table:table-cell>
          <table:table-cell office:value-type="float" office:value="0.271424" calcext:value-type="float">
            <text:p>0,271424</text:p>
          </table:table-cell>
        </table:table-row>
        <table:table-row table:style-name="ro1">
          <table:table-cell table:number-columns-repeated="2"/>
          <table:table-cell office:value-type="float" office:value="0.0133581" calcext:value-type="float">
            <text:p>0,0133581</text:p>
          </table:table-cell>
          <table:table-cell office:value-type="float" office:value="0.0107801" calcext:value-type="float">
            <text:p>0,0107801</text:p>
          </table:table-cell>
          <table:table-cell office:value-type="float" office:value="0.0462971" calcext:value-type="float">
            <text:p>0,0462971</text:p>
          </table:table-cell>
          <table:table-cell office:value-type="float" office:value="0.577391" calcext:value-type="float">
            <text:p>0,577391</text:p>
          </table:table-cell>
          <table:table-cell office:value-type="float" office:value="0.013844" calcext:value-type="float">
            <text:p>0,013844</text:p>
          </table:table-cell>
          <table:table-cell office:value-type="float" office:value="0.00691795" calcext:value-type="float">
            <text:p>0,00691795</text:p>
          </table:table-cell>
          <table:table-cell office:value-type="float" office:value="0.0215528" calcext:value-type="float">
            <text:p>0,0215528</text:p>
          </table:table-cell>
          <table:table-cell office:value-type="float" office:value="0.271467" calcext:value-type="float">
            <text:p>0,271467</text:p>
          </table:table-cell>
        </table:table-row>
        <table:table-row table:style-name="ro1">
          <table:table-cell table:number-columns-repeated="2"/>
          <table:table-cell office:value-type="float" office:value="0.0133169" calcext:value-type="float">
            <text:p>0,0133169</text:p>
          </table:table-cell>
          <table:table-cell office:value-type="float" office:value="0.0103619" calcext:value-type="float">
            <text:p>0,0103619</text:p>
          </table:table-cell>
          <table:table-cell office:value-type="float" office:value="0.0455689" calcext:value-type="float">
            <text:p>0,0455689</text:p>
          </table:table-cell>
          <table:table-cell office:value-type="float" office:value="0.583247" calcext:value-type="float">
            <text:p>0,583247</text:p>
          </table:table-cell>
          <table:table-cell office:value-type="float" office:value="0.0138059" calcext:value-type="float">
            <text:p>0,0138059</text:p>
          </table:table-cell>
          <table:table-cell office:value-type="float" office:value="0.008111" calcext:value-type="float">
            <text:p>0,008111</text:p>
          </table:table-cell>
          <table:table-cell office:value-type="float" office:value="0.0218019" calcext:value-type="float">
            <text:p>0,0218019</text:p>
          </table:table-cell>
          <table:table-cell office:value-type="float" office:value="0.270164" calcext:value-type="float">
            <text:p>0,270164</text:p>
          </table:table-cell>
        </table:table-row>
        <table:table-row table:style-name="ro1">
          <table:table-cell table:number-columns-repeated="2"/>
          <table:table-cell office:value-type="float" office:value="0.0133579" calcext:value-type="float">
            <text:p>0,0133579</text:p>
          </table:table-cell>
          <table:table-cell office:value-type="float" office:value="0.010324" calcext:value-type="float">
            <text:p>0,010324</text:p>
          </table:table-cell>
          <table:table-cell office:value-type="float" office:value="0.045563" calcext:value-type="float">
            <text:p>0,045563</text:p>
          </table:table-cell>
          <table:table-cell office:value-type="float" office:value="0.5541" calcext:value-type="float">
            <text:p>0,5541</text:p>
          </table:table-cell>
          <table:table-cell office:value-type="float" office:value="0.0138838" calcext:value-type="float">
            <text:p>0,0138838</text:p>
          </table:table-cell>
          <table:table-cell office:value-type="float" office:value="0.00812483" calcext:value-type="float">
            <text:p>0,00812483</text:p>
          </table:table-cell>
          <table:table-cell office:value-type="float" office:value="0.021903" calcext:value-type="float">
            <text:p>0,021903</text:p>
          </table:table-cell>
          <table:table-cell office:value-type="float" office:value="0.271959" calcext:value-type="float">
            <text:p>0,271959</text:p>
          </table:table-cell>
        </table:table-row>
        <table:table-row table:style-name="ro1">
          <table:table-cell table:number-columns-repeated="2"/>
          <table:table-cell office:value-type="float" office:value="0.0133181" calcext:value-type="float">
            <text:p>0,0133181</text:p>
          </table:table-cell>
          <table:table-cell office:value-type="float" office:value="0.0102341" calcext:value-type="float">
            <text:p>0,0102341</text:p>
          </table:table-cell>
          <table:table-cell office:value-type="float" office:value="0.0455892" calcext:value-type="float">
            <text:p>0,0455892</text:p>
          </table:table-cell>
          <table:table-cell office:value-type="float" office:value="0.557549" calcext:value-type="float">
            <text:p>0,557549</text:p>
          </table:table-cell>
          <table:table-cell office:value-type="float" office:value="0.013917" calcext:value-type="float">
            <text:p>0,013917</text:p>
          </table:table-cell>
          <table:table-cell office:value-type="float" office:value="0.00816107" calcext:value-type="float">
            <text:p>0,00816107</text:p>
          </table:table-cell>
          <table:table-cell office:value-type="float" office:value="0.020642" calcext:value-type="float">
            <text:p>0,020642</text:p>
          </table:table-cell>
          <table:table-cell office:value-type="float" office:value="0.265195" calcext:value-type="float">
            <text:p>0,265195</text:p>
          </table:table-cell>
        </table:table-row>
        <table:table-row table:style-name="ro1">
          <table:table-cell table:number-columns-repeated="2"/>
          <table:table-cell office:value-type="float" office:value="0.013335" calcext:value-type="float">
            <text:p>0,013335</text:p>
          </table:table-cell>
          <table:table-cell office:value-type="float" office:value="0.0102949" calcext:value-type="float">
            <text:p>0,0102949</text:p>
          </table:table-cell>
          <table:table-cell office:value-type="float" office:value="0.0451901" calcext:value-type="float">
            <text:p>0,0451901</text:p>
          </table:table-cell>
          <table:table-cell office:value-type="float" office:value="0.547347" calcext:value-type="float">
            <text:p>0,547347</text:p>
          </table:table-cell>
          <table:table-cell office:value-type="float" office:value="0.0138249" calcext:value-type="float">
            <text:p>0,0138249</text:p>
          </table:table-cell>
          <table:table-cell office:value-type="float" office:value="0.00824308" calcext:value-type="float">
            <text:p>0,00824308</text:p>
          </table:table-cell>
          <table:table-cell office:value-type="float" office:value="0.0212841" calcext:value-type="float">
            <text:p>0,0212841</text:p>
          </table:table-cell>
          <table:table-cell office:value-type="float" office:value="0.270795" calcext:value-type="float">
            <text:p>0,270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17:35:58.713874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 SEBASTIEN</meta:initial-creator>
    <meta:creation-date>2016-11-15T11:31:01.570848839</meta:creation-date>
    <dc:date>2017-01-21T17:50:39.817776842</dc:date>
    <dc:creator>COLL SEBASTIEN</dc:creator>
    <meta:editing-duration>PT1H35M3S</meta:editing-duration>
    <meta:editing-cycles>19</meta:editing-cycles>
    <meta:generator>LibreOffice/4.3.3.2$Linux_X86_64 LibreOffice_project/430m0$Build-2</meta:generator>
    <meta:document-statistic meta:table-count="5" meta:cell-count="53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tick-marks-minor-inner="true" chart:tick-marks-min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bar" chart:style-name="ch1">
        <chart:legend chart:legend-position="end" svg:x="13.346cm" svg:y="4.203cm" style:legend-expansion="high" chart:style-name="ch2"/>
        <chart:plot-area chart:style-name="ch3" table:cell-range-address="Parallel.X4:Parallel.AI4" chart:data-source-has-labels="column" svg:x="1.331cm" svg:y="0.18cm" svg:width="11.695cm" svg:height="7.664cm">
          <chartooo:coordinate-region svg:x="2.058cm" svg:y="0.379cm" svg:width="10.968cm" svg:height="6.818cm"/>
          <chart:axis chart:dimension="x" chart:name="primary-x" chart:style-name="ch4">
            <chart:title svg:x="5.811cm" svg:y="8.024cm" chart:style-name="ch5">
              <text:p>Nombre de points</text:p>
            </chart:title>
          </chart:axis>
          <chart:axis chart:dimension="y" chart:name="primary-y" chart:style-name="ch6">
            <chart:title svg:x="0.451cm" svg:y="5.644cm" chart:style-name="ch7">
              <text:p>Temps d'exécution (s)</text:p>
            </chart:title>
            <chart:grid chart:style-name="ch8" chart:class="major"/>
          </chart:axis>
          <chart:series chart:style-name="ch9" chart:values-cell-range-address="Parallel.Y4:Parallel.AI4" chart:label-cell-address="Parallel.X4:Parallel.X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Moyenne (s)</text:p>
                <draw:g>
                  <svg:desc>Parallel.X4:Parallel.X4</svg:desc>
                </draw:g>
              </table:table-cell>
              <table:table-cell office:value-type="float" office:value="0.48560337">
                <text:p>0.48560337</text:p>
                <draw:g>
                  <svg:desc>Parallel.Y4:Parallel.AI4</svg:desc>
                </draw:g>
              </table:table-cell>
              <table:table-cell office:value-type="float" office:value="0.28015928">
                <text:p>0.28015928</text:p>
              </table:table-cell>
              <table:table-cell office:value-type="float" office:value="0.2084058">
                <text:p>0.2084058</text:p>
              </table:table-cell>
              <table:table-cell office:value-type="float" office:value="0.17020033">
                <text:p>0.17020033</text:p>
              </table:table-cell>
              <table:table-cell office:value-type="float" office:value="1.9341955">
                <text:p>1.9341955</text:p>
              </table:table-cell>
              <table:table-cell office:value-type="float" office:value="1.1337527">
                <text:p>1.1337527</text:p>
              </table:table-cell>
              <table:table-cell office:value-type="float" office:value="0.83875256">
                <text:p>0.83875256</text:p>
              </table:table-cell>
              <table:table-cell office:value-type="float" office:value="0.66066207">
                <text:p>0.66066207</text:p>
              </table:table-cell>
              <table:table-cell office:value-type="float" office:value="4.4822631">
                <text:p>4.4822631</text:p>
              </table:table-cell>
              <table:table-cell office:value-type="float" office:value="2.560626">
                <text:p>2.560626</text:p>
              </table:table-cell>
              <table:table-cell office:value-type="float" office:value="1.919896">
                <text:p>1.919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6cm" chart:style-name="ch2">
          <text:p>Comparaison de performances sur CPU et GPU</text:p>
        </chart:title>
        <chart:subtitle svg:x="3.723cm" svg:y="1.275cm" chart:style-name="ch3">
          <text:p>Sur 100 executions de l'algorithme, pour N donné</text:p>
        </chart:subtitle>
        <chart:legend chart:legend-position="end" svg:x="14.504cm" svg:y="3.952cm" style:legend-expansion="high" chart:style-name="ch4"/>
        <chart:plot-area chart:style-name="ch5" table:cell-range-address="'CPU-GPU'.B2:'CPU-GPU'.D8" chart:data-source-has-labels="both" svg:x="1.331cm" svg:y="2.138cm" svg:width="12.853cm" svg:height="5.701cm">
          <chartooo:coordinate-region svg:x="2.058cm" svg:y="2.337cm" svg:width="12.126cm" svg:height="4.855cm"/>
          <chart:axis chart:dimension="x" chart:name="primary-x" chart:style-name="ch6" chartooo:axis-type="auto">
            <chartooo:date-scale/>
            <chart:title svg:x="6.231cm" svg:y="8.019cm" chart:style-name="ch7">
              <text:p>Nombre de points N</text:p>
            </chart:title>
            <chart:categories table:cell-range-address="'CPU-GPU'.B3:'CPU-GPU'.B8"/>
          </chart:axis>
          <chart:axis chart:dimension="y" chart:name="primary-y" chart:style-name="ch8">
            <chart:title svg:x="0.451cm" svg:y="6.408cm" chart:style-name="ch9">
              <text:p>Temps (secondes)</text:p>
            </chart:title>
            <chart:grid chart:style-name="ch10" chart:class="major"/>
          </chart:axis>
          <chart:series chart:style-name="ch11" chart:values-cell-range-address="'CPU-GPU'.C3:'CPU-GPU'.C8" chart:label-cell-address="'CPU-GPU'.C2:'CPU-GPU'.C2" chart:class="chart:bar">
            <chart:data-point chart:repeated="6"/>
          </chart:series>
          <chart:series chart:style-name="ch12" chart:values-cell-range-address="'CPU-GPU'.D3:'CPU-GPU'.D8" chart:label-cell-address="'CPU-GPU'.D2:'CPU-GPU'.D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CPU-GPU'.C2:'CPU-GPU'.C2</svg:desc>
                </draw:g>
              </table:table-cell>
              <table:table-cell office:value-type="string">
                <text:p>GPU</text:p>
                <draw:g>
                  <svg:desc>'CPU-GPU'.D2:'CPU-GPU'.D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CPU-GPU'.B3:'CPU-GPU'.B8</svg:desc>
                </draw:g>
              </table:table-cell>
              <table:table-cell office:value-type="float" office:value="0.0003209567">
                <text:p>0.0003209567</text:p>
                <draw:g>
                  <svg:desc>'CPU-GPU'.C3:'CPU-GPU'.C8</svg:desc>
                </draw:g>
              </table:table-cell>
              <table:table-cell office:value-type="float" office:value="0.00087717784">
                <text:p>0.00087717784</text:p>
                <draw:g>
                  <svg:desc>'CPU-GPU'.D3:'CPU-GPU'.D8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43399189">
                <text:p>0.0043399189</text:p>
              </table:table-cell>
              <table:table-cell office:value-type="float" office:value="0.0079865722">
                <text:p>0.00798657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5911306">
                <text:p>0.015911306</text:p>
              </table:table-cell>
              <table:table-cell office:value-type="float" office:value="0.015986151">
                <text:p>0.01598615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17020033">
                <text:p>0.17020033</text:p>
              </table:table-cell>
              <table:table-cell office:value-type="float" office:value="0.1218037">
                <text:p>0.121803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66066207">
                <text:p>0.66066207</text:p>
              </table:table-cell>
              <table:table-cell office:value-type="float" office:value="0.42888938">
                <text:p>0.428889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5537526">
                <text:p>1.5537526</text:p>
              </table:table-cell>
              <table:table-cell office:value-type="float" office:value="0.94573554">
                <text:p>0.945735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title svg:x="2.015cm" svg:y="0.316cm" chart:style-name="ch2">
          <text:p>Comparaison de performances avec et sans maximum locaux</text:p>
        </chart:title>
        <chart:subtitle svg:x="3.774cm" svg:y="1.275cm" chart:style-name="ch3">
          <text:p>Sur 100 exécutions de l'algorithme pour N donné</text:p>
        </chart:subtitle>
        <chart:legend chart:legend-position="end" svg:x="10.559cm" svg:y="3.755cm" style:legend-expansion="high" chart:style-name="ch4"/>
        <chart:plot-area chart:style-name="ch5" table:cell-range-address="CUDA.Y7:CUDA.Z7 CUDA.Y10:CUDA.Z13" chart:data-source-has-labels="row" svg:x="1.33cm" svg:y="2.138cm" svg:width="8.91cm" svg:height="5.706cm">
          <chartooo:coordinate-region svg:x="2.057cm" svg:y="2.337cm" svg:width="8.183cm" svg:height="4.86cm"/>
          <chart:axis chart:dimension="x" chart:name="primary-x" chart:style-name="ch6">
            <chart:title svg:x="2.182cm" svg:y="8.024cm" chart:style-name="ch7">
              <text:p>Nombre de points (1000; 32768; 65536; 100000)</text:p>
            </chart:title>
          </chart:axis>
          <chart:axis chart:dimension="y" chart:name="primary-y" chart:style-name="ch8">
            <chart:title svg:x="0.451cm" svg:y="6.411cm" chart:style-name="ch9">
              <text:p>Temps (secondes)</text:p>
            </chart:title>
            <chart:grid chart:style-name="ch10" chart:class="major"/>
          </chart:axis>
          <chart:series chart:style-name="ch11" chart:values-cell-range-address="CUDA.Y10:CUDA.Y13" chart:label-cell-address="CUDA.Y7:CUDA.Y7" chart:class="chart:bar">
            <chart:data-point chart:repeated="4"/>
          </chart:series>
          <chart:series chart:style-name="ch12" chart:values-cell-range-address="CUDA.Z10:CUDA.Z13" chart:label-cell-address="CUDA.Z7:CUDA.Z7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 amélioré CUDA</text:p>
                <draw:g>
                  <svg:desc>CUDA.Y7:CUDA.Y7</svg:desc>
                </draw:g>
              </table:table-cell>
              <table:table-cell office:value-type="string">
                <text:p>Algo amélioré CUDA avec max locaux</text:p>
                <draw:g>
                  <svg:desc>CUDA.Z7:CUDA.Z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87946">
                <text:p>0.015987946</text:p>
                <draw:g>
                  <svg:desc>CUDA.Y10:CUDA.Y13</svg:desc>
                </draw:g>
              </table:table-cell>
              <table:table-cell office:value-type="float" office:value="0.015986151">
                <text:p>0.015986151</text:p>
                <draw:g>
                  <svg:desc>CUDA.Z10:CUDA.Z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236801">
                <text:p>0.12236801</text:p>
              </table:table-cell>
              <table:table-cell office:value-type="float" office:value="0.1218037">
                <text:p>0.1218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007536">
                <text:p>0.43007536</text:p>
              </table:table-cell>
              <table:table-cell office:value-type="float" office:value="0.42888938">
                <text:p>0.42888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727123">
                <text:p>0.94727123</text:p>
              </table:table-cell>
              <table:table-cell office:value-type="float" office:value="0.94573554">
                <text:p>0.945735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